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7335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88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IL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Adj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</table:table-row>
        <table:table-row table:style-name="ro1">
          <table:table-cell office:value-type="string">
            <text:p>2018-12-21</text:p>
          </table:table-cell>
          <table:table-cell office:value-type="float" office:value="47.279999">
            <text:p>47.279999</text:p>
          </table:table-cell>
          <table:table-cell office:value-type="float" office:value="47.93">
            <text:p>47.93</text:p>
          </table:table-cell>
          <table:table-cell office:value-type="float" office:value="46.860001">
            <text:p>46.860001</text:p>
          </table:table-cell>
          <table:table-cell table:number-columns-repeated="2" office:value-type="float" office:value="46.999001">
            <text:p>46.999001</text:p>
          </table:table-cell>
          <table:table-cell office:value-type="float" office:value="77800">
            <text:p>77800</text:p>
          </table:table-cell>
          <table:table-cell/>
        </table:table-row>
        <table:table-row table:style-name="ro1">
          <table:table-cell office:value-type="string">
            <text:p>2018-12-24</text:p>
          </table:table-cell>
          <table:table-cell table:number-columns-repeated="2" office:value-type="float" office:value="47">
            <text:p>47</text:p>
          </table:table-cell>
          <table:table-cell table:number-columns-repeated="3" office:value-type="float" office:value="45.575001">
            <text:p>45.575001</text:p>
          </table:table-cell>
          <table:table-cell office:value-type="float" office:value="21800">
            <text:p>21800</text:p>
          </table:table-cell>
          <table:table-cell/>
        </table:table-row>
        <table:table-row table:style-name="ro1">
          <table:table-cell office:value-type="string">
            <text:p>2018-12-26</text:p>
          </table:table-cell>
          <table:table-cell office:value-type="float" office:value="45.279999">
            <text:p>45.279999</text:p>
          </table:table-cell>
          <table:table-cell office:value-type="float" office:value="48.630001">
            <text:p>48.630001</text:p>
          </table:table-cell>
          <table:table-cell office:value-type="float" office:value="45.279999">
            <text:p>45.279999</text:p>
          </table:table-cell>
          <table:table-cell table:number-columns-repeated="2" office:value-type="float" office:value="48.630001">
            <text:p>48.630001</text:p>
          </table:table-cell>
          <table:table-cell office:value-type="float" office:value="101000">
            <text:p>101000</text:p>
          </table:table-cell>
          <table:table-cell/>
        </table:table-row>
        <table:table-row table:style-name="ro1">
          <table:table-cell office:value-type="string">
            <text:p>2018-12-27</text:p>
          </table:table-cell>
          <table:table-cell office:value-type="float" office:value="47.009998">
            <text:p>47.009998</text:p>
          </table:table-cell>
          <table:table-cell office:value-type="float" office:value="47.360001">
            <text:p>47.360001</text:p>
          </table:table-cell>
          <table:table-cell office:value-type="float" office:value="46.110001">
            <text:p>46.110001</text:p>
          </table:table-cell>
          <table:table-cell table:number-columns-repeated="2" office:value-type="float" office:value="47.150002">
            <text:p>47.150002</text:p>
          </table:table-cell>
          <table:table-cell office:value-type="float" office:value="48300">
            <text:p>48300</text:p>
          </table:table-cell>
          <table:table-cell/>
        </table:table-row>
        <table:table-row table:style-name="ro1">
          <table:table-cell office:value-type="string">
            <text:p>2018-12-28</text:p>
          </table:table-cell>
          <table:table-cell office:value-type="float" office:value="46.799999">
            <text:p>46.799999</text:p>
          </table:table-cell>
          <table:table-cell office:value-type="float" office:value="47.07">
            <text:p>47.07</text:p>
          </table:table-cell>
          <table:table-cell office:value-type="float" office:value="46.029999">
            <text:p>46.029999</text:p>
          </table:table-cell>
          <table:table-cell table:number-columns-repeated="2" office:value-type="float" office:value="46.689999">
            <text:p>46.689999</text:p>
          </table:table-cell>
          <table:table-cell office:value-type="float" office:value="52200">
            <text:p>52200</text:p>
          </table:table-cell>
          <table:table-cell/>
        </table:table-row>
        <table:table-row table:style-name="ro1">
          <table:table-cell office:value-type="string">
            <text:p>2018-12-31</text:p>
          </table:table-cell>
          <table:table-cell office:value-type="float" office:value="47.220001">
            <text:p>47.220001</text:p>
          </table:table-cell>
          <table:table-cell office:value-type="float" office:value="47.529999">
            <text:p>47.529999</text:p>
          </table:table-cell>
          <table:table-cell office:value-type="float" office:value="46.5">
            <text:p>46.5</text:p>
          </table:table-cell>
          <table:table-cell table:number-columns-repeated="2" office:value-type="float" office:value="47.457001">
            <text:p>47.457001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">
          <table:table-cell office:value-type="string">
            <text:p>2019-01-02</text:p>
          </table:table-cell>
          <table:table-cell office:value-type="float" office:value="46.189999">
            <text:p>46.189999</text:p>
          </table:table-cell>
          <table:table-cell office:value-type="float" office:value="49.43">
            <text:p>49.43</text:p>
          </table:table-cell>
          <table:table-cell office:value-type="float" office:value="45.990002">
            <text:p>45.990002</text:p>
          </table:table-cell>
          <table:table-cell table:number-columns-repeated="2" office:value-type="float" office:value="48.276001">
            <text:p>48.276001</text:p>
          </table:table-cell>
          <table:table-cell office:value-type="float" office:value="25300">
            <text:p>25300</text:p>
          </table:table-cell>
          <table:table-cell/>
        </table:table-row>
        <table:table-row table:style-name="ro1">
          <table:table-cell office:value-type="string">
            <text:p>2019-01-03</text:p>
          </table:table-cell>
          <table:table-cell office:value-type="float" office:value="49">
            <text:p>49</text:p>
          </table:table-cell>
          <table:table-cell office:value-type="float" office:value="49.02">
            <text:p>49.02</text:p>
          </table:table-cell>
          <table:table-cell office:value-type="float" office:value="47.459999">
            <text:p>47.459999</text:p>
          </table:table-cell>
          <table:table-cell table:number-columns-repeated="2" office:value-type="float" office:value="48.801998">
            <text:p>48.801998</text:p>
          </table:table-cell>
          <table:table-cell office:value-type="float" office:value="29300">
            <text:p>29300</text:p>
          </table:table-cell>
          <table:table-cell/>
        </table:table-row>
        <table:table-row table:style-name="ro1">
          <table:table-cell office:value-type="string">
            <text:p>2019-01-04</text:p>
          </table:table-cell>
          <table:table-cell office:value-type="float" office:value="49.900002">
            <text:p>49.900002</text:p>
          </table:table-cell>
          <table:table-cell office:value-type="float" office:value="50.959999">
            <text:p>50.959999</text:p>
          </table:table-cell>
          <table:table-cell office:value-type="float" office:value="49.349998">
            <text:p>49.349998</text:p>
          </table:table-cell>
          <table:table-cell table:number-columns-repeated="2" office:value-type="float" office:value="49.971001">
            <text:p>49.971001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">
          <table:table-cell office:value-type="string">
            <text:p>2019-01-07</text:p>
          </table:table-cell>
          <table:table-cell office:value-type="float" office:value="50.34">
            <text:p>50.34</text:p>
          </table:table-cell>
          <table:table-cell office:value-type="float" office:value="51.43">
            <text:p>51.43</text:p>
          </table:table-cell>
          <table:table-cell office:value-type="float" office:value="50.200001">
            <text:p>50.200001</text:p>
          </table:table-cell>
          <table:table-cell table:number-columns-repeated="2" office:value-type="float" office:value="50.438">
            <text:p>50.438</text:p>
          </table:table-cell>
          <table:table-cell office:value-type="float" office:value="26500">
            <text:p>26500</text:p>
          </table:table-cell>
          <table:table-cell/>
        </table:table-row>
        <table:table-row table:style-name="ro1">
          <table:table-cell office:value-type="string">
            <text:p>2019-01-08</text:p>
          </table:table-cell>
          <table:table-cell office:value-type="float" office:value="51.139999">
            <text:p>51.139999</text:p>
          </table:table-cell>
          <table:table-cell office:value-type="float" office:value="51.535999">
            <text:p>51.535999</text:p>
          </table:table-cell>
          <table:table-cell office:value-type="float" office:value="50.880001">
            <text:p>50.880001</text:p>
          </table:table-cell>
          <table:table-cell table:number-columns-repeated="2" office:value-type="float" office:value="51.473999">
            <text:p>51.473999</text:p>
          </table:table-cell>
          <table:table-cell office:value-type="float" office:value="9500">
            <text:p>9500</text:p>
          </table:table-cell>
          <table:table-cell/>
        </table:table-row>
        <table:table-row table:style-name="ro1">
          <table:table-cell office:value-type="string">
            <text:p>2019-01-09</text:p>
          </table:table-cell>
          <table:table-cell office:value-type="float" office:value="52.98">
            <text:p>52.98</text:p>
          </table:table-cell>
          <table:table-cell office:value-type="float" office:value="54.380001">
            <text:p>54.380001</text:p>
          </table:table-cell>
          <table:table-cell office:value-type="float" office:value="52.580002">
            <text:p>52.580002</text:p>
          </table:table-cell>
          <table:table-cell table:number-columns-repeated="2" office:value-type="float" office:value="54.09">
            <text:p>54.09</text:p>
          </table:table-cell>
          <table:table-cell office:value-type="float" office:value="59100">
            <text:p>59100</text:p>
          </table:table-cell>
          <table:table-cell/>
        </table:table-row>
        <table:table-row table:style-name="ro1">
          <table:table-cell office:value-type="string">
            <text:p>2019-01-10</text:p>
          </table:table-cell>
          <table:table-cell office:value-type="float" office:value="53.470001">
            <text:p>53.470001</text:p>
          </table:table-cell>
          <table:table-cell office:value-type="float" office:value="54.580002">
            <text:p>54.580002</text:p>
          </table:table-cell>
          <table:table-cell office:value-type="float" office:value="53.369999">
            <text:p>53.369999</text:p>
          </table:table-cell>
          <table:table-cell table:number-columns-repeated="2" office:value-type="float" office:value="54.48">
            <text:p>54.48</text:p>
          </table:table-cell>
          <table:table-cell office:value-type="float" office:value="27400">
            <text:p>27400</text:p>
          </table:table-cell>
          <table:table-cell/>
        </table:table-row>
        <table:table-row table:style-name="ro1">
          <table:table-cell office:value-type="string">
            <text:p>2019-01-11</text:p>
          </table:table-cell>
          <table:table-cell office:value-type="float" office:value="53.849998">
            <text:p>53.849998</text:p>
          </table:table-cell>
          <table:table-cell office:value-type="float" office:value="53.889999">
            <text:p>53.889999</text:p>
          </table:table-cell>
          <table:table-cell office:value-type="float" office:value="53.261002">
            <text:p>53.261002</text:p>
          </table:table-cell>
          <table:table-cell table:number-columns-repeated="2" office:value-type="float" office:value="53.490002">
            <text:p>53.490002</text:p>
          </table:table-cell>
          <table:table-cell office:value-type="float" office:value="78800">
            <text:p>78800</text:p>
          </table:table-cell>
          <table:table-cell/>
        </table:table-row>
        <table:table-row table:style-name="ro1">
          <table:table-cell office:value-type="string">
            <text:p>2019-01-14</text:p>
          </table:table-cell>
          <table:table-cell office:value-type="float" office:value="53.060001">
            <text:p>53.060001</text:p>
          </table:table-cell>
          <table:table-cell office:value-type="float" office:value="53.557999">
            <text:p>53.557999</text:p>
          </table:table-cell>
          <table:table-cell table:number-columns-repeated="3" office:value-type="float" office:value="52.380001">
            <text:p>52.380001</text:p>
          </table:table-cell>
          <table:table-cell office:value-type="float" office:value="23900">
            <text:p>23900</text:p>
          </table:table-cell>
          <table:table-cell/>
        </table:table-row>
        <table:table-row table:style-name="ro1">
          <table:table-cell office:value-type="string">
            <text:p>2019-01-15</text:p>
          </table:table-cell>
          <table:table-cell office:value-type="float" office:value="53.25">
            <text:p>53.25</text:p>
          </table:table-cell>
          <table:table-cell office:value-type="float" office:value="54.049999">
            <text:p>54.049999</text:p>
          </table:table-cell>
          <table:table-cell office:value-type="float" office:value="53.25">
            <text:p>53.25</text:p>
          </table:table-cell>
          <table:table-cell table:number-columns-repeated="2" office:value-type="float" office:value="54.049999">
            <text:p>54.049999</text:p>
          </table:table-cell>
          <table:table-cell office:value-type="float" office:value="12600">
            <text:p>12600</text:p>
          </table:table-cell>
          <table:table-cell/>
        </table:table-row>
        <table:table-row table:style-name="ro1">
          <table:table-cell office:value-type="string">
            <text:p>2019-01-16</text:p>
          </table:table-cell>
          <table:table-cell office:value-type="float" office:value="53.75">
            <text:p>53.75</text:p>
          </table:table-cell>
          <table:table-cell office:value-type="float" office:value="54.32">
            <text:p>54.32</text:p>
          </table:table-cell>
          <table:table-cell office:value-type="float" office:value="53.709999">
            <text:p>53.709999</text:p>
          </table:table-cell>
          <table:table-cell table:number-columns-repeated="2" office:value-type="float" office:value="54.209999">
            <text:p>54.209999</text:p>
          </table:table-cell>
          <table:table-cell office:value-type="float" office:value="24500">
            <text:p>24500</text:p>
          </table:table-cell>
          <table:table-cell/>
        </table:table-row>
        <table:table-row table:style-name="ro1">
          <table:table-cell office:value-type="string">
            <text:p>2019-01-17</text:p>
          </table:table-cell>
          <table:table-cell office:value-type="float" office:value="53.389999">
            <text:p>53.389999</text:p>
          </table:table-cell>
          <table:table-cell office:value-type="float" office:value="54.380001">
            <text:p>54.380001</text:p>
          </table:table-cell>
          <table:table-cell office:value-type="float" office:value="52.970001">
            <text:p>52.970001</text:p>
          </table:table-cell>
          <table:table-cell table:number-columns-repeated="2" office:value-type="float" office:value="54.240002">
            <text:p>54.240002</text:p>
          </table:table-cell>
          <table:table-cell office:value-type="float" office:value="25100">
            <text:p>25100</text:p>
          </table:table-cell>
          <table:table-cell/>
        </table:table-row>
        <table:table-row table:style-name="ro1">
          <table:table-cell office:value-type="string">
            <text:p>2019-01-18</text:p>
          </table:table-cell>
          <table:table-cell office:value-type="float" office:value="54.560001">
            <text:p>54.560001</text:p>
          </table:table-cell>
          <table:table-cell office:value-type="float" office:value="55.759998">
            <text:p>55.759998</text:p>
          </table:table-cell>
          <table:table-cell office:value-type="float" office:value="54.34">
            <text:p>54.34</text:p>
          </table:table-cell>
          <table:table-cell table:number-columns-repeated="2" office:value-type="float" office:value="55.509998">
            <text:p>55.509998</text:p>
          </table:table-cell>
          <table:table-cell office:value-type="float" office:value="60700">
            <text:p>60700</text:p>
          </table:table-cell>
          <table:table-cell/>
        </table:table-row>
        <table:table-row table:style-name="ro1">
          <table:table-cell office:value-type="string">
            <text:p>2019-01-22</text:p>
          </table:table-cell>
          <table:table-cell office:value-type="float" office:value="54.43">
            <text:p>54.43</text:p>
          </table:table-cell>
          <table:table-cell office:value-type="float" office:value="54.650002">
            <text:p>54.650002</text:p>
          </table:table-cell>
          <table:table-cell office:value-type="float" office:value="53.674999">
            <text:p>53.674999</text:p>
          </table:table-cell>
          <table:table-cell table:number-columns-repeated="2" office:value-type="float" office:value="54.650002">
            <text:p>54.650002</text:p>
          </table:table-cell>
          <table:table-cell office:value-type="float" office:value="40800">
            <text:p>40800</text:p>
          </table:table-cell>
          <table:table-cell/>
        </table:table-row>
        <table:table-row table:style-name="ro1">
          <table:table-cell office:value-type="string">
            <text:p>2019-01-23</text:p>
          </table:table-cell>
          <table:table-cell office:value-type="float" office:value="54.779999">
            <text:p>54.779999</text:p>
          </table:table-cell>
          <table:table-cell office:value-type="float" office:value="54.869999">
            <text:p>54.869999</text:p>
          </table:table-cell>
          <table:table-cell office:value-type="float" office:value="53.599998">
            <text:p>53.599998</text:p>
          </table:table-cell>
          <table:table-cell table:number-columns-repeated="2" office:value-type="float" office:value="54.192001">
            <text:p>54.192001</text:p>
          </table:table-cell>
          <table:table-cell office:value-type="float" office:value="20400">
            <text:p>20400</text:p>
          </table:table-cell>
          <table:table-cell/>
        </table:table-row>
        <table:table-row table:style-name="ro1">
          <table:table-cell office:value-type="string">
            <text:p>2019-01-24</text:p>
          </table:table-cell>
          <table:table-cell office:value-type="float" office:value="54.5">
            <text:p>54.5</text:p>
          </table:table-cell>
          <table:table-cell office:value-type="float" office:value="55.02">
            <text:p>55.02</text:p>
          </table:table-cell>
          <table:table-cell office:value-type="float" office:value="54.259998">
            <text:p>54.259998</text:p>
          </table:table-cell>
          <table:table-cell table:number-columns-repeated="2" office:value-type="float" office:value="54.807999">
            <text:p>54.807999</text:p>
          </table:table-cell>
          <table:table-cell office:value-type="float" office:value="6200">
            <text:p>6200</text:p>
          </table:table-cell>
          <table:table-cell/>
        </table:table-row>
        <table:table-row table:style-name="ro1">
          <table:table-cell office:value-type="string">
            <text:p>2019-01-25</text:p>
          </table:table-cell>
          <table:table-cell office:value-type="float" office:value="54.98">
            <text:p>54.98</text:p>
          </table:table-cell>
          <table:table-cell office:value-type="float" office:value="55.450001">
            <text:p>55.450001</text:p>
          </table:table-cell>
          <table:table-cell office:value-type="float" office:value="54.799999">
            <text:p>54.799999</text:p>
          </table:table-cell>
          <table:table-cell table:number-columns-repeated="2" office:value-type="float" office:value="55.169998">
            <text:p>55.169998</text:p>
          </table:table-cell>
          <table:table-cell office:value-type="float" office:value="13500">
            <text:p>13500</text:p>
          </table:table-cell>
          <table:table-cell/>
        </table:table-row>
        <table:table-row table:style-name="ro1">
          <table:table-cell office:value-type="string">
            <text:p>2019-01-28</text:p>
          </table:table-cell>
          <table:table-cell office:value-type="float" office:value="53.619999">
            <text:p>53.619999</text:p>
          </table:table-cell>
          <table:table-cell office:value-type="float" office:value="53.789001">
            <text:p>53.789001</text:p>
          </table:table-cell>
          <table:table-cell office:value-type="float" office:value="52.900002">
            <text:p>52.900002</text:p>
          </table:table-cell>
          <table:table-cell table:number-columns-repeated="2" office:value-type="float" office:value="53.720001">
            <text:p>53.720001</text:p>
          </table:table-cell>
          <table:table-cell office:value-type="float" office:value="56900">
            <text:p>56900</text:p>
          </table:table-cell>
          <table:table-cell/>
        </table:table-row>
        <table:table-row table:style-name="ro1">
          <table:table-cell office:value-type="string">
            <text:p>2019-01-29</text:p>
          </table:table-cell>
          <table:table-cell office:value-type="float" office:value="54.540001">
            <text:p>54.540001</text:p>
          </table:table-cell>
          <table:table-cell office:value-type="float" office:value="55.5">
            <text:p>55.5</text:p>
          </table:table-cell>
          <table:table-cell office:value-type="float" office:value="54.540001">
            <text:p>54.540001</text:p>
          </table:table-cell>
          <table:table-cell table:number-columns-repeated="2" office:value-type="float" office:value="54.939999">
            <text:p>54.939999</text:p>
          </table:table-cell>
          <table:table-cell office:value-type="float" office:value="16600">
            <text:p>16600</text:p>
          </table:table-cell>
          <table:table-cell/>
        </table:table-row>
        <table:table-row table:style-name="ro1">
          <table:table-cell office:value-type="string">
            <text:p>2019-01-30</text:p>
          </table:table-cell>
          <table:table-cell office:value-type="float" office:value="55.68">
            <text:p>55.68</text:p>
          </table:table-cell>
          <table:table-cell office:value-type="float" office:value="56.549999">
            <text:p>56.549999</text:p>
          </table:table-cell>
          <table:table-cell office:value-type="float" office:value="55.490002">
            <text:p>55.490002</text:p>
          </table:table-cell>
          <table:table-cell table:number-columns-repeated="2" office:value-type="float" office:value="55.950001">
            <text:p>55.950001</text:p>
          </table:table-cell>
          <table:table-cell office:value-type="float" office:value="25200">
            <text:p>25200</text:p>
          </table:table-cell>
          <table:table-cell/>
        </table:table-row>
        <table:table-row table:style-name="ro1">
          <table:table-cell office:value-type="string">
            <text:p>2019-01-31</text:p>
          </table:table-cell>
          <table:table-cell office:value-type="float" office:value="56.43">
            <text:p>56.43</text:p>
          </table:table-cell>
          <table:table-cell office:value-type="float" office:value="56.990002">
            <text:p>56.990002</text:p>
          </table:table-cell>
          <table:table-cell office:value-type="float" office:value="55.369999">
            <text:p>55.369999</text:p>
          </table:table-cell>
          <table:table-cell table:number-columns-repeated="2" office:value-type="float" office:value="55.59">
            <text:p>55.59</text:p>
          </table:table-cell>
          <table:table-cell office:value-type="float" office:value="17900">
            <text:p>17900</text:p>
          </table:table-cell>
          <table:table-cell/>
        </table:table-row>
        <table:table-row table:style-name="ro1">
          <table:table-cell office:value-type="string">
            <text:p>2019-02-01</text:p>
          </table:table-cell>
          <table:table-cell office:value-type="float" office:value="56.02">
            <text:p>56.02</text:p>
          </table:table-cell>
          <table:table-cell office:value-type="float" office:value="57.360001">
            <text:p>57.360001</text:p>
          </table:table-cell>
          <table:table-cell office:value-type="float" office:value="56.02">
            <text:p>56.02</text:p>
          </table:table-cell>
          <table:table-cell table:number-columns-repeated="2" office:value-type="float" office:value="57.099998">
            <text:p>57.099998</text:p>
          </table:table-cell>
          <table:table-cell office:value-type="float" office:value="21400">
            <text:p>21400</text:p>
          </table:table-cell>
          <table:table-cell/>
        </table:table-row>
        <table:table-row table:style-name="ro1">
          <table:table-cell office:value-type="string">
            <text:p>2019-02-04</text:p>
          </table:table-cell>
          <table:table-cell office:value-type="float" office:value="55.959999">
            <text:p>55.959999</text:p>
          </table:table-cell>
          <table:table-cell office:value-type="float" office:value="56.5">
            <text:p>56.5</text:p>
          </table:table-cell>
          <table:table-cell office:value-type="float" office:value="55.009998">
            <text:p>55.009998</text:p>
          </table:table-cell>
          <table:table-cell table:number-columns-repeated="2" office:value-type="float" office:value="56.389999">
            <text:p>56.389999</text:p>
          </table:table-cell>
          <table:table-cell office:value-type="float" office:value="17100">
            <text:p>17100</text:p>
          </table:table-cell>
          <table:table-cell/>
        </table:table-row>
        <table:table-row table:style-name="ro1">
          <table:table-cell office:value-type="string">
            <text:p>2019-02-05</text:p>
          </table:table-cell>
          <table:table-cell office:value-type="float" office:value="55.41">
            <text:p>55.41</text:p>
          </table:table-cell>
          <table:table-cell office:value-type="float" office:value="56.16">
            <text:p>56.16</text:p>
          </table:table-cell>
          <table:table-cell office:value-type="float" office:value="55.200001">
            <text:p>55.200001</text:p>
          </table:table-cell>
          <table:table-cell table:number-columns-repeated="2" office:value-type="float" office:value="55.380001">
            <text:p>55.380001</text:p>
          </table:table-cell>
          <table:table-cell office:value-type="float" office:value="12500">
            <text:p>12500</text:p>
          </table:table-cell>
          <table:table-cell/>
        </table:table-row>
        <table:table-row table:style-name="ro1">
          <table:table-cell office:value-type="string">
            <text:p>2019-02-06</text:p>
          </table:table-cell>
          <table:table-cell office:value-type="float" office:value="54.98">
            <text:p>54.98</text:p>
          </table:table-cell>
          <table:table-cell office:value-type="float" office:value="55.900002">
            <text:p>55.900002</text:p>
          </table:table-cell>
          <table:table-cell office:value-type="float" office:value="54.669998">
            <text:p>54.669998</text:p>
          </table:table-cell>
          <table:table-cell table:number-columns-repeated="2" office:value-type="float" office:value="55.650002">
            <text:p>55.650002</text:p>
          </table:table-cell>
          <table:table-cell office:value-type="float" office:value="20100">
            <text:p>20100</text:p>
          </table:table-cell>
          <table:table-cell/>
        </table:table-row>
        <table:table-row table:style-name="ro1">
          <table:table-cell office:value-type="string">
            <text:p>2019-02-07</text:p>
          </table:table-cell>
          <table:table-cell office:value-type="float" office:value="55.209999">
            <text:p>55.209999</text:p>
          </table:table-cell>
          <table:table-cell office:value-type="float" office:value="55.32">
            <text:p>55.32</text:p>
          </table:table-cell>
          <table:table-cell office:value-type="float" office:value="53.5">
            <text:p>53.5</text:p>
          </table:table-cell>
          <table:table-cell table:number-columns-repeated="2" office:value-type="float" office:value="54.25">
            <text:p>54.25</text:p>
          </table:table-cell>
          <table:table-cell office:value-type="float" office:value="19400">
            <text:p>19400</text:p>
          </table:table-cell>
          <table:table-cell/>
        </table:table-row>
        <table:table-row table:style-name="ro1">
          <table:table-cell office:value-type="string">
            <text:p>2019-02-08</text:p>
          </table:table-cell>
          <table:table-cell office:value-type="float" office:value="54.419998">
            <text:p>54.419998</text:p>
          </table:table-cell>
          <table:table-cell office:value-type="float" office:value="54.48">
            <text:p>54.48</text:p>
          </table:table-cell>
          <table:table-cell office:value-type="float" office:value="54.099998">
            <text:p>54.099998</text:p>
          </table:table-cell>
          <table:table-cell table:number-columns-repeated="2" office:value-type="float" office:value="54.299999">
            <text:p>54.299999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">
          <table:table-cell office:value-type="string">
            <text:p>2019-02-11</text:p>
          </table:table-cell>
          <table:table-cell office:value-type="float" office:value="53.27">
            <text:p>53.27</text:p>
          </table:table-cell>
          <table:table-cell office:value-type="float" office:value="54.049999">
            <text:p>54.049999</text:p>
          </table:table-cell>
          <table:table-cell office:value-type="float" office:value="52.939999">
            <text:p>52.939999</text:p>
          </table:table-cell>
          <table:table-cell table:number-columns-repeated="2" office:value-type="float" office:value="53.970001">
            <text:p>53.970001</text:p>
          </table:table-cell>
          <table:table-cell office:value-type="float" office:value="14100">
            <text:p>14100</text:p>
          </table:table-cell>
          <table:table-cell/>
        </table:table-row>
        <table:table-row table:style-name="ro1">
          <table:table-cell office:value-type="string">
            <text:p>2019-02-12</text:p>
          </table:table-cell>
          <table:table-cell office:value-type="float" office:value="55.52">
            <text:p>55.52</text:p>
          </table:table-cell>
          <table:table-cell office:value-type="float" office:value="55.59">
            <text:p>55.59</text:p>
          </table:table-cell>
          <table:table-cell table:number-columns-repeated="3" office:value-type="float" office:value="54.768002">
            <text:p>54.768002</text:p>
          </table:table-cell>
          <table:table-cell office:value-type="float" office:value="11500">
            <text:p>11500</text:p>
          </table:table-cell>
          <table:table-cell/>
        </table:table-row>
        <table:table-row table:style-name="ro1">
          <table:table-cell office:value-type="string">
            <text:p>2019-02-13</text:p>
          </table:table-cell>
          <table:table-cell office:value-type="float" office:value="55.5">
            <text:p>55.5</text:p>
          </table:table-cell>
          <table:table-cell office:value-type="float" office:value="56.254002">
            <text:p>56.254002</text:p>
          </table:table-cell>
          <table:table-cell office:value-type="float" office:value="55.5">
            <text:p>55.5</text:p>
          </table:table-cell>
          <table:table-cell table:number-columns-repeated="2" office:value-type="float" office:value="55.681999">
            <text:p>55.681999</text:p>
          </table:table-cell>
          <table:table-cell office:value-type="float" office:value="29200">
            <text:p>29200</text:p>
          </table:table-cell>
          <table:table-cell/>
        </table:table-row>
        <table:table-row table:style-name="ro1">
          <table:table-cell office:value-type="string">
            <text:p>2019-02-14</text:p>
          </table:table-cell>
          <table:table-cell office:value-type="float" office:value="55.27">
            <text:p>55.27</text:p>
          </table:table-cell>
          <table:table-cell office:value-type="float" office:value="56.279999">
            <text:p>56.279999</text:p>
          </table:table-cell>
          <table:table-cell office:value-type="float" office:value="54.93">
            <text:p>54.93</text:p>
          </table:table-cell>
          <table:table-cell table:number-columns-repeated="2" office:value-type="float" office:value="56.202999">
            <text:p>56.202999</text:p>
          </table:table-cell>
          <table:table-cell office:value-type="float" office:value="6100">
            <text:p>6100</text:p>
          </table:table-cell>
          <table:table-cell/>
        </table:table-row>
        <table:table-row table:style-name="ro1">
          <table:table-cell office:value-type="string">
            <text:p>2019-02-15</text:p>
          </table:table-cell>
          <table:table-cell office:value-type="float" office:value="57.049999">
            <text:p>57.049999</text:p>
          </table:table-cell>
          <table:table-cell office:value-type="float" office:value="57.528999">
            <text:p>57.528999</text:p>
          </table:table-cell>
          <table:table-cell office:value-type="float" office:value="56.779999">
            <text:p>56.779999</text:p>
          </table:table-cell>
          <table:table-cell table:number-columns-repeated="2" office:value-type="float" office:value="57.493999">
            <text:p>57.493999</text:p>
          </table:table-cell>
          <table:table-cell office:value-type="float" office:value="14400">
            <text:p>14400</text:p>
          </table:table-cell>
          <table:table-cell/>
        </table:table-row>
        <table:table-row table:style-name="ro1">
          <table:table-cell office:value-type="string">
            <text:p>2019-02-19</text:p>
          </table:table-cell>
          <table:table-cell office:value-type="float" office:value="57.139999">
            <text:p>57.139999</text:p>
          </table:table-cell>
          <table:table-cell office:value-type="float" office:value="57.919998">
            <text:p>57.919998</text:p>
          </table:table-cell>
          <table:table-cell office:value-type="float" office:value="57.139999">
            <text:p>57.139999</text:p>
          </table:table-cell>
          <table:table-cell table:number-columns-repeated="2" office:value-type="float" office:value="57.919998">
            <text:p>57.919998</text:p>
          </table:table-cell>
          <table:table-cell office:value-type="float" office:value="22700">
            <text:p>22700</text:p>
          </table:table-cell>
          <table:table-cell/>
        </table:table-row>
        <table:table-row table:style-name="ro1">
          <table:table-cell office:value-type="string">
            <text:p>2019-02-20</text:p>
          </table:table-cell>
          <table:table-cell office:value-type="float" office:value="57.84">
            <text:p>57.84</text:p>
          </table:table-cell>
          <table:table-cell office:value-type="float" office:value="58.91">
            <text:p>58.91</text:p>
          </table:table-cell>
          <table:table-cell office:value-type="float" office:value="57.830002">
            <text:p>57.830002</text:p>
          </table:table-cell>
          <table:table-cell table:number-columns-repeated="2" office:value-type="float" office:value="58.548">
            <text:p>58.548</text:p>
          </table:table-cell>
          <table:table-cell office:value-type="float" office:value="14100">
            <text:p>14100</text:p>
          </table:table-cell>
          <table:table-cell/>
        </table:table-row>
        <table:table-row table:style-name="ro1">
          <table:table-cell office:value-type="string">
            <text:p>2019-02-21</text:p>
          </table:table-cell>
          <table:table-cell office:value-type="float" office:value="58.369999">
            <text:p>58.369999</text:p>
          </table:table-cell>
          <table:table-cell office:value-type="float" office:value="58.398998">
            <text:p>58.398998</text:p>
          </table:table-cell>
          <table:table-cell office:value-type="float" office:value="58.09">
            <text:p>58.09</text:p>
          </table:table-cell>
          <table:table-cell table:number-columns-repeated="2" office:value-type="float" office:value="58.209999">
            <text:p>58.209999</text:p>
          </table:table-cell>
          <table:table-cell office:value-type="float" office:value="7400">
            <text:p>7400</text:p>
          </table:table-cell>
          <table:table-cell/>
        </table:table-row>
        <table:table-row table:style-name="ro1">
          <table:table-cell office:value-type="string">
            <text:p>2019-02-22</text:p>
          </table:table-cell>
          <table:table-cell office:value-type="float" office:value="58.889999">
            <text:p>58.889999</text:p>
          </table:table-cell>
          <table:table-cell office:value-type="float" office:value="59.111">
            <text:p>59.111</text:p>
          </table:table-cell>
          <table:table-cell office:value-type="float" office:value="58.582001">
            <text:p>58.582001</text:p>
          </table:table-cell>
          <table:table-cell table:number-columns-repeated="2" office:value-type="float" office:value="58.650002">
            <text:p>58.650002</text:p>
          </table:table-cell>
          <table:table-cell office:value-type="float" office:value="54800">
            <text:p>54800</text:p>
          </table:table-cell>
          <table:table-cell/>
        </table:table-row>
        <table:table-row table:style-name="ro1">
          <table:table-cell office:value-type="string">
            <text:p>2019-02-25</text:p>
          </table:table-cell>
          <table:table-cell office:value-type="float" office:value="57.549999">
            <text:p>57.549999</text:p>
          </table:table-cell>
          <table:table-cell office:value-type="float" office:value="57.647999">
            <text:p>57.647999</text:p>
          </table:table-cell>
          <table:table-cell office:value-type="float" office:value="56.479">
            <text:p>56.479</text:p>
          </table:table-cell>
          <table:table-cell table:number-columns-repeated="2" office:value-type="float" office:value="56.799999">
            <text:p>56.799999</text:p>
          </table:table-cell>
          <table:table-cell office:value-type="float" office:value="28800">
            <text:p>28800</text:p>
          </table:table-cell>
          <table:table-cell/>
        </table:table-row>
        <table:table-row table:style-name="ro1">
          <table:table-cell office:value-type="string">
            <text:p>2019-02-26</text:p>
          </table:table-cell>
          <table:table-cell office:value-type="float" office:value="56.869999">
            <text:p>56.869999</text:p>
          </table:table-cell>
          <table:table-cell office:value-type="float" office:value="57.203999">
            <text:p>57.203999</text:p>
          </table:table-cell>
          <table:table-cell office:value-type="float" office:value="56.700001">
            <text:p>56.700001</text:p>
          </table:table-cell>
          <table:table-cell table:number-columns-repeated="2" office:value-type="float" office:value="57.040001">
            <text:p>57.040001</text:p>
          </table:table-cell>
          <table:table-cell office:value-type="float" office:value="14900">
            <text:p>14900</text:p>
          </table:table-cell>
          <table:table-cell/>
        </table:table-row>
        <table:table-row table:style-name="ro1">
          <table:table-cell office:value-type="string">
            <text:p>2019-02-27</text:p>
          </table:table-cell>
          <table:table-cell office:value-type="float" office:value="58.110001">
            <text:p>58.110001</text:p>
          </table:table-cell>
          <table:table-cell office:value-type="float" office:value="58.765999">
            <text:p>58.765999</text:p>
          </table:table-cell>
          <table:table-cell office:value-type="float" office:value="57.82">
            <text:p>57.82</text:p>
          </table:table-cell>
          <table:table-cell table:number-columns-repeated="2" office:value-type="float" office:value="58.425999">
            <text:p>58.425999</text:p>
          </table:table-cell>
          <table:table-cell office:value-type="float" office:value="11500">
            <text:p>11500</text:p>
          </table:table-cell>
          <table:table-cell/>
        </table:table-row>
        <table:table-row table:style-name="ro1">
          <table:table-cell office:value-type="string">
            <text:p>2019-02-28</text:p>
          </table:table-cell>
          <table:table-cell office:value-type="float" office:value="58.450001">
            <text:p>58.450001</text:p>
          </table:table-cell>
          <table:table-cell office:value-type="float" office:value="58.740002">
            <text:p>58.740002</text:p>
          </table:table-cell>
          <table:table-cell office:value-type="float" office:value="58.34">
            <text:p>58.34</text:p>
          </table:table-cell>
          <table:table-cell table:number-columns-repeated="2" office:value-type="float" office:value="58.633999">
            <text:p>58.633999</text:p>
          </table:table-cell>
          <table:table-cell office:value-type="float" office:value="47000">
            <text:p>47000</text:p>
          </table:table-cell>
          <table:table-cell/>
        </table:table-row>
        <table:table-row table:style-name="ro1">
          <table:table-cell office:value-type="string">
            <text:p>2019-03-01</text:p>
          </table:table-cell>
          <table:table-cell office:value-type="float" office:value="58.890999">
            <text:p>58.890999</text:p>
          </table:table-cell>
          <table:table-cell office:value-type="float" office:value="59">
            <text:p>59</text:p>
          </table:table-cell>
          <table:table-cell office:value-type="float" office:value="56.959999">
            <text:p>56.959999</text:p>
          </table:table-cell>
          <table:table-cell table:number-columns-repeated="2" office:value-type="float" office:value="57.195">
            <text:p>57.195</text:p>
          </table:table-cell>
          <table:table-cell office:value-type="float" office:value="8100">
            <text:p>8100</text:p>
          </table:table-cell>
          <table:table-cell/>
        </table:table-row>
        <table:table-row table:style-name="ro1">
          <table:table-cell office:value-type="string">
            <text:p>2019-03-04</text:p>
          </table:table-cell>
          <table:table-cell office:value-type="float" office:value="58.23">
            <text:p>58.23</text:p>
          </table:table-cell>
          <table:table-cell office:value-type="float" office:value="58.299999">
            <text:p>58.299999</text:p>
          </table:table-cell>
          <table:table-cell office:value-type="float" office:value="57.591999">
            <text:p>57.591999</text:p>
          </table:table-cell>
          <table:table-cell table:number-columns-repeated="2" office:value-type="float" office:value="57.98">
            <text:p>57.98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1">
          <table:table-cell office:value-type="string">
            <text:p>2019-03-05</text:p>
          </table:table-cell>
          <table:table-cell table:number-columns-repeated="2" office:value-type="float" office:value="58.41">
            <text:p>58.41</text:p>
          </table:table-cell>
          <table:table-cell office:value-type="float" office:value="57.82">
            <text:p>57.82</text:p>
          </table:table-cell>
          <table:table-cell table:number-columns-repeated="2" office:value-type="float" office:value="57.939999">
            <text:p>57.939999</text:p>
          </table:table-cell>
          <table:table-cell office:value-type="float" office:value="3900">
            <text:p>3900</text:p>
          </table:table-cell>
          <table:table-cell/>
        </table:table-row>
        <table:table-row table:style-name="ro1">
          <table:table-cell office:value-type="string">
            <text:p>2019-03-06</text:p>
          </table:table-cell>
          <table:table-cell office:value-type="float" office:value="57.41">
            <text:p>57.41</text:p>
          </table:table-cell>
          <table:table-cell office:value-type="float" office:value="57.700001">
            <text:p>57.700001</text:p>
          </table:table-cell>
          <table:table-cell office:value-type="float" office:value="57">
            <text:p>57</text:p>
          </table:table-cell>
          <table:table-cell table:number-columns-repeated="2" office:value-type="float" office:value="57.610001">
            <text:p>57.610001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string">
            <text:p>2019-03-07</text:p>
          </table:table-cell>
          <table:table-cell office:value-type="float" office:value="57.779999">
            <text:p>57.779999</text:p>
          </table:table-cell>
          <table:table-cell office:value-type="float" office:value="58.150002">
            <text:p>58.150002</text:p>
          </table:table-cell>
          <table:table-cell office:value-type="float" office:value="57.700001">
            <text:p>57.700001</text:p>
          </table:table-cell>
          <table:table-cell table:number-columns-repeated="2" office:value-type="float" office:value="57.987">
            <text:p>57.987</text:p>
          </table:table-cell>
          <table:table-cell office:value-type="float" office:value="8700">
            <text:p>8700</text:p>
          </table:table-cell>
          <table:table-cell/>
        </table:table-row>
        <table:table-row table:style-name="ro1">
          <table:table-cell office:value-type="string">
            <text:p>2019-03-08</text:p>
          </table:table-cell>
          <table:table-cell office:value-type="float" office:value="56.369999">
            <text:p>56.369999</text:p>
          </table:table-cell>
          <table:table-cell office:value-type="float" office:value="57.553001">
            <text:p>57.553001</text:p>
          </table:table-cell>
          <table:table-cell office:value-type="float" office:value="56.009998">
            <text:p>56.009998</text:p>
          </table:table-cell>
          <table:table-cell table:number-columns-repeated="2" office:value-type="float" office:value="57.553001">
            <text:p>57.553001</text:p>
          </table:table-cell>
          <table:table-cell office:value-type="float" office:value="11700">
            <text:p>11700</text:p>
          </table:table-cell>
          <table:table-cell/>
        </table:table-row>
        <table:table-row table:style-name="ro1">
          <table:table-cell office:value-type="string">
            <text:p>2019-03-11</text:p>
          </table:table-cell>
          <table:table-cell office:value-type="float" office:value="58.23">
            <text:p>58.23</text:p>
          </table:table-cell>
          <table:table-cell office:value-type="float" office:value="58.400002">
            <text:p>58.400002</text:p>
          </table:table-cell>
          <table:table-cell office:value-type="float" office:value="57.950001">
            <text:p>57.950001</text:p>
          </table:table-cell>
          <table:table-cell table:number-columns-repeated="2" office:value-type="float" office:value="58.220001">
            <text:p>58.220001</text:p>
          </table:table-cell>
          <table:table-cell office:value-type="float" office:value="19800">
            <text:p>19800</text:p>
          </table:table-cell>
          <table:table-cell/>
        </table:table-row>
        <table:table-row table:style-name="ro1">
          <table:table-cell office:value-type="string">
            <text:p>2019-03-12</text:p>
          </table:table-cell>
          <table:table-cell office:value-type="float" office:value="58.669998">
            <text:p>58.669998</text:p>
          </table:table-cell>
          <table:table-cell office:value-type="float" office:value="58.939999">
            <text:p>58.939999</text:p>
          </table:table-cell>
          <table:table-cell office:value-type="float" office:value="58.27">
            <text:p>58.27</text:p>
          </table:table-cell>
          <table:table-cell table:number-columns-repeated="2" office:value-type="float" office:value="58.328999">
            <text:p>58.328999</text:p>
          </table:table-cell>
          <table:table-cell office:value-type="float" office:value="31900">
            <text:p>31900</text:p>
          </table:table-cell>
          <table:table-cell/>
        </table:table-row>
        <table:table-row table:style-name="ro1">
          <table:table-cell office:value-type="string">
            <text:p>2019-03-13</text:p>
          </table:table-cell>
          <table:table-cell office:value-type="float" office:value="59.110001">
            <text:p>59.110001</text:p>
          </table:table-cell>
          <table:table-cell office:value-type="float" office:value="59.866001">
            <text:p>59.866001</text:p>
          </table:table-cell>
          <table:table-cell office:value-type="float" office:value="59.080002">
            <text:p>59.080002</text:p>
          </table:table-cell>
          <table:table-cell table:number-columns-repeated="2" office:value-type="float" office:value="59.826">
            <text:p>59.826</text:p>
          </table:table-cell>
          <table:table-cell office:value-type="float" office:value="19900">
            <text:p>19900</text:p>
          </table:table-cell>
          <table:table-cell/>
        </table:table-row>
        <table:table-row table:style-name="ro1">
          <table:table-cell office:value-type="string">
            <text:p>2019-03-14</text:p>
          </table:table-cell>
          <table:table-cell office:value-type="float" office:value="60">
            <text:p>60</text:p>
          </table:table-cell>
          <table:table-cell office:value-type="float" office:value="60.16">
            <text:p>60.16</text:p>
          </table:table-cell>
          <table:table-cell office:value-type="float" office:value="59.900002">
            <text:p>59.900002</text:p>
          </table:table-cell>
          <table:table-cell table:number-columns-repeated="2" office:value-type="float" office:value="60">
            <text:p>60</text:p>
          </table:table-cell>
          <table:table-cell office:value-type="float" office:value="8200">
            <text:p>8200</text:p>
          </table:table-cell>
          <table:table-cell/>
        </table:table-row>
        <table:table-row table:style-name="ro1">
          <table:table-cell office:value-type="string">
            <text:p>2019-03-15</text:p>
          </table:table-cell>
          <table:table-cell office:value-type="float" office:value="59.43">
            <text:p>59.43</text:p>
          </table:table-cell>
          <table:table-cell office:value-type="float" office:value="60">
            <text:p>60</text:p>
          </table:table-cell>
          <table:table-cell office:value-type="float" office:value="59.380001">
            <text:p>59.380001</text:p>
          </table:table-cell>
          <table:table-cell table:number-columns-repeated="2" office:value-type="float" office:value="59.849998">
            <text:p>59.849998</text:p>
          </table:table-cell>
          <table:table-cell office:value-type="float" office:value="72300">
            <text:p>72300</text:p>
          </table:table-cell>
          <table:table-cell/>
        </table:table-row>
        <table:table-row table:style-name="ro1">
          <table:table-cell office:value-type="string">
            <text:p>2019-03-18</text:p>
          </table:table-cell>
          <table:table-cell office:value-type="float" office:value="59.950001">
            <text:p>59.950001</text:p>
          </table:table-cell>
          <table:table-cell office:value-type="float" office:value="60.619999">
            <text:p>60.619999</text:p>
          </table:table-cell>
          <table:table-cell office:value-type="float" office:value="59.950001">
            <text:p>59.950001</text:p>
          </table:table-cell>
          <table:table-cell table:number-columns-repeated="2" office:value-type="float" office:value="60.419998">
            <text:p>60.419998</text:p>
          </table:table-cell>
          <table:table-cell office:value-type="float" office:value="14300">
            <text:p>14300</text:p>
          </table:table-cell>
          <table:table-cell/>
        </table:table-row>
        <table:table-row table:style-name="ro1">
          <table:table-cell office:value-type="string">
            <text:p>2019-03-19</text:p>
          </table:table-cell>
          <table:table-cell office:value-type="float" office:value="60.830002">
            <text:p>60.830002</text:p>
          </table:table-cell>
          <table:table-cell office:value-type="float" office:value="60.939999">
            <text:p>60.939999</text:p>
          </table:table-cell>
          <table:table-cell office:value-type="float" office:value="60.25">
            <text:p>60.25</text:p>
          </table:table-cell>
          <table:table-cell table:number-columns-repeated="2" office:value-type="float" office:value="60.273998">
            <text:p>60.273998</text:p>
          </table:table-cell>
          <table:table-cell office:value-type="float" office:value="9000">
            <text:p>9000</text:p>
          </table:table-cell>
          <table:table-cell/>
        </table:table-row>
        <table:table-row table:style-name="ro1">
          <table:table-cell office:value-type="string">
            <text:p>2019-03-20</text:p>
          </table:table-cell>
          <table:table-cell office:value-type="float" office:value="60.209999">
            <text:p>60.209999</text:p>
          </table:table-cell>
          <table:table-cell office:value-type="float" office:value="61.432999">
            <text:p>61.432999</text:p>
          </table:table-cell>
          <table:table-cell office:value-type="float" office:value="60.16">
            <text:p>60.16</text:p>
          </table:table-cell>
          <table:table-cell table:number-columns-repeated="2" office:value-type="float" office:value="61.299">
            <text:p>61.299</text:p>
          </table:table-cell>
          <table:table-cell office:value-type="float" office:value="12300">
            <text:p>12300</text:p>
          </table:table-cell>
          <table:table-cell/>
        </table:table-row>
        <table:table-row table:style-name="ro1">
          <table:table-cell office:value-type="string">
            <text:p>2019-03-21</text:p>
          </table:table-cell>
          <table:table-cell office:value-type="float" office:value="61.32">
            <text:p>61.32</text:p>
          </table:table-cell>
          <table:table-cell office:value-type="float" office:value="61.349998">
            <text:p>61.349998</text:p>
          </table:table-cell>
          <table:table-cell office:value-type="float" office:value="60.995998">
            <text:p>60.995998</text:p>
          </table:table-cell>
          <table:table-cell table:number-columns-repeated="2" office:value-type="float" office:value="61.016998">
            <text:p>61.016998</text:p>
          </table:table-cell>
          <table:table-cell office:value-type="float" office:value="11500">
            <text:p>11500</text:p>
          </table:table-cell>
          <table:table-cell/>
        </table:table-row>
        <table:table-row table:style-name="ro1">
          <table:table-cell office:value-type="string">
            <text:p>2019-03-22</text:p>
          </table:table-cell>
          <table:table-cell table:number-columns-repeated="2" office:value-type="float" office:value="60.41">
            <text:p>60.41</text:p>
          </table:table-cell>
          <table:table-cell office:value-type="float" office:value="59.615002">
            <text:p>59.615002</text:p>
          </table:table-cell>
          <table:table-cell table:number-columns-repeated="2" office:value-type="float" office:value="60.075001">
            <text:p>60.075001</text:p>
          </table:table-cell>
          <table:table-cell office:value-type="float" office:value="8700">
            <text:p>8700</text:p>
          </table:table-cell>
          <table:table-cell/>
        </table:table-row>
        <table:table-row table:style-name="ro1">
          <table:table-cell office:value-type="string">
            <text:p>2019-03-25</text:p>
          </table:table-cell>
          <table:table-cell office:value-type="float" office:value="59.869999">
            <text:p>59.869999</text:p>
          </table:table-cell>
          <table:table-cell office:value-type="float" office:value="60.23">
            <text:p>60.23</text:p>
          </table:table-cell>
          <table:table-cell office:value-type="float" office:value="59.450001">
            <text:p>59.450001</text:p>
          </table:table-cell>
          <table:table-cell table:number-columns-repeated="2" office:value-type="float" office:value="60.132">
            <text:p>60.132</text:p>
          </table:table-cell>
          <table:table-cell office:value-type="float" office:value="10200">
            <text:p>10200</text:p>
          </table:table-cell>
          <table:table-cell/>
        </table:table-row>
        <table:table-row table:style-name="ro1">
          <table:table-cell office:value-type="string">
            <text:p>2019-03-26</text:p>
          </table:table-cell>
          <table:table-cell office:value-type="float" office:value="61.400002">
            <text:p>61.400002</text:p>
          </table:table-cell>
          <table:table-cell office:value-type="float" office:value="61.439999">
            <text:p>61.439999</text:p>
          </table:table-cell>
          <table:table-cell office:value-type="float" office:value="61.060001">
            <text:p>61.060001</text:p>
          </table:table-cell>
          <table:table-cell table:number-columns-repeated="2" office:value-type="float" office:value="61.223999">
            <text:p>61.223999</text:p>
          </table:table-cell>
          <table:table-cell office:value-type="float" office:value="14200">
            <text:p>14200</text:p>
          </table:table-cell>
          <table:table-cell/>
        </table:table-row>
        <table:table-row table:style-name="ro1">
          <table:table-cell office:value-type="string">
            <text:p>2019-03-27</text:p>
          </table:table-cell>
          <table:table-cell table:number-columns-repeated="2" office:value-type="float" office:value="61.285">
            <text:p>61.285</text:p>
          </table:table-cell>
          <table:table-cell table:number-columns-repeated="3" office:value-type="float" office:value="60.567001">
            <text:p>60.567001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1">
          <table:table-cell office:value-type="string">
            <text:p>2019-03-28</text:p>
          </table:table-cell>
          <table:table-cell office:value-type="float" office:value="59.77">
            <text:p>59.77</text:p>
          </table:table-cell>
          <table:table-cell office:value-type="float" office:value="60.589001">
            <text:p>60.589001</text:p>
          </table:table-cell>
          <table:table-cell office:value-type="float" office:value="59.77">
            <text:p>59.77</text:p>
          </table:table-cell>
          <table:table-cell table:number-columns-repeated="2" office:value-type="float" office:value="60.589001">
            <text:p>60.589001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2019-03-29</text:p>
          </table:table-cell>
          <table:table-cell table:number-columns-repeated="2" office:value-type="float" office:value="61.630001">
            <text:p>61.630001</text:p>
          </table:table-cell>
          <table:table-cell office:value-type="float" office:value="61.18">
            <text:p>61.18</text:p>
          </table:table-cell>
          <table:table-cell table:number-columns-repeated="2" office:value-type="float" office:value="61.310001">
            <text:p>61.310001</text:p>
          </table:table-cell>
          <table:table-cell office:value-type="float" office:value="12600">
            <text:p>12600</text:p>
          </table:table-cell>
          <table:table-cell/>
        </table:table-row>
        <table:table-row table:style-name="ro1">
          <table:table-cell office:value-type="string">
            <text:p>2019-04-01</text:p>
          </table:table-cell>
          <table:table-cell office:value-type="float" office:value="61.950001">
            <text:p>61.950001</text:p>
          </table:table-cell>
          <table:table-cell office:value-type="float" office:value="62.98">
            <text:p>62.98</text:p>
          </table:table-cell>
          <table:table-cell office:value-type="float" office:value="61.779999">
            <text:p>61.779999</text:p>
          </table:table-cell>
          <table:table-cell table:number-columns-repeated="2" office:value-type="float" office:value="62.860001">
            <text:p>62.860001</text:p>
          </table:table-cell>
          <table:table-cell office:value-type="float" office:value="8300">
            <text:p>8300</text:p>
          </table:table-cell>
          <table:table-cell/>
        </table:table-row>
        <table:table-row table:style-name="ro1">
          <table:table-cell office:value-type="string">
            <text:p>2019-04-02</text:p>
          </table:table-cell>
          <table:table-cell office:value-type="float" office:value="63.310001">
            <text:p>63.310001</text:p>
          </table:table-cell>
          <table:table-cell office:value-type="float" office:value="64">
            <text:p>64</text:p>
          </table:table-cell>
          <table:table-cell office:value-type="float" office:value="63.299999">
            <text:p>63.299999</text:p>
          </table:table-cell>
          <table:table-cell table:number-columns-repeated="2" office:value-type="float" office:value="63.919998">
            <text:p>63.919998</text:p>
          </table:table-cell>
          <table:table-cell office:value-type="float" office:value="54900">
            <text:p>54900</text:p>
          </table:table-cell>
          <table:table-cell/>
        </table:table-row>
        <table:table-row table:style-name="ro1">
          <table:table-cell office:value-type="string">
            <text:p>2019-04-03</text:p>
          </table:table-cell>
          <table:table-cell office:value-type="float" office:value="63.830002">
            <text:p>63.830002</text:p>
          </table:table-cell>
          <table:table-cell office:value-type="float" office:value="64.099998">
            <text:p>64.099998</text:p>
          </table:table-cell>
          <table:table-cell office:value-type="float" office:value="63.419998">
            <text:p>63.419998</text:p>
          </table:table-cell>
          <table:table-cell table:number-columns-repeated="2" office:value-type="float" office:value="63.75">
            <text:p>63.75</text:p>
          </table:table-cell>
          <table:table-cell office:value-type="float" office:value="15200">
            <text:p>15200</text:p>
          </table:table-cell>
          <table:table-cell/>
        </table:table-row>
        <table:table-row table:style-name="ro1">
          <table:table-cell office:value-type="string">
            <text:p>2019-04-04</text:p>
          </table:table-cell>
          <table:table-cell office:value-type="float" office:value="63.669998">
            <text:p>63.669998</text:p>
          </table:table-cell>
          <table:table-cell office:value-type="float" office:value="63.830002">
            <text:p>63.830002</text:p>
          </table:table-cell>
          <table:table-cell office:value-type="float" office:value="63.400002">
            <text:p>63.400002</text:p>
          </table:table-cell>
          <table:table-cell table:number-columns-repeated="2" office:value-type="float" office:value="63.415001">
            <text:p>63.415001</text:p>
          </table:table-cell>
          <table:table-cell office:value-type="float" office:value="11800">
            <text:p>11800</text:p>
          </table:table-cell>
          <table:table-cell/>
        </table:table-row>
        <table:table-row table:style-name="ro1">
          <table:table-cell office:value-type="string">
            <text:p>2019-04-05</text:p>
          </table:table-cell>
          <table:table-cell office:value-type="float" office:value="63.790001">
            <text:p>63.790001</text:p>
          </table:table-cell>
          <table:table-cell office:value-type="float" office:value="64.639999">
            <text:p>64.639999</text:p>
          </table:table-cell>
          <table:table-cell office:value-type="float" office:value="63.740002">
            <text:p>63.740002</text:p>
          </table:table-cell>
          <table:table-cell table:number-columns-repeated="2" office:value-type="float" office:value="64.580002">
            <text:p>64.580002</text:p>
          </table:table-cell>
          <table:table-cell office:value-type="float" office:value="184000">
            <text:p>184000</text:p>
          </table:table-cell>
          <table:table-cell/>
        </table:table-row>
        <table:table-row table:style-name="ro1">
          <table:table-cell office:value-type="string">
            <text:p>2019-04-08</text:p>
          </table:table-cell>
          <table:table-cell office:value-type="float" office:value="65">
            <text:p>65</text:p>
          </table:table-cell>
          <table:table-cell office:value-type="float" office:value="65.830002">
            <text:p>65.830002</text:p>
          </table:table-cell>
          <table:table-cell office:value-type="float" office:value="65">
            <text:p>65</text:p>
          </table:table-cell>
          <table:table-cell table:number-columns-repeated="2" office:value-type="float" office:value="65.75">
            <text:p>65.75</text:p>
          </table:table-cell>
          <table:table-cell office:value-type="float" office:value="22300">
            <text:p>22300</text:p>
          </table:table-cell>
          <table:table-cell/>
        </table:table-row>
        <table:table-row table:style-name="ro1">
          <table:table-cell office:value-type="string">
            <text:p>2019-04-09</text:p>
          </table:table-cell>
          <table:table-cell office:value-type="float" office:value="65.510002">
            <text:p>65.510002</text:p>
          </table:table-cell>
          <table:table-cell office:value-type="float" office:value="65.519997">
            <text:p>65.519997</text:p>
          </table:table-cell>
          <table:table-cell office:value-type="float" office:value="65.099998">
            <text:p>65.099998</text:p>
          </table:table-cell>
          <table:table-cell table:number-columns-repeated="2" office:value-type="float" office:value="65.400002">
            <text:p>65.400002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string">
            <text:p>2019-04-10</text:p>
          </table:table-cell>
          <table:table-cell office:value-type="float" office:value="65.639999">
            <text:p>65.639999</text:p>
          </table:table-cell>
          <table:table-cell office:value-type="float" office:value="66.209999">
            <text:p>66.209999</text:p>
          </table:table-cell>
          <table:table-cell office:value-type="float" office:value="65.559998">
            <text:p>65.559998</text:p>
          </table:table-cell>
          <table:table-cell table:number-columns-repeated="2" office:value-type="float" office:value="65.809998">
            <text:p>65.809998</text:p>
          </table:table-cell>
          <table:table-cell office:value-type="float" office:value="7200">
            <text:p>7200</text:p>
          </table:table-cell>
          <table:table-cell/>
        </table:table-row>
        <table:table-row table:style-name="ro1">
          <table:table-cell office:value-type="string">
            <text:p>2019-04-11</text:p>
          </table:table-cell>
          <table:table-cell office:value-type="float" office:value="65.459999">
            <text:p>65.459999</text:p>
          </table:table-cell>
          <table:table-cell office:value-type="float" office:value="65.471001">
            <text:p>65.471001</text:p>
          </table:table-cell>
          <table:table-cell office:value-type="float" office:value="64.856003">
            <text:p>64.856003</text:p>
          </table:table-cell>
          <table:table-cell table:number-columns-repeated="2" office:value-type="float" office:value="65.089996">
            <text:p>65.089996</text:p>
          </table:table-cell>
          <table:table-cell office:value-type="float" office:value="6300">
            <text:p>6300</text:p>
          </table:table-cell>
          <table:table-cell/>
        </table:table-row>
        <table:table-row table:style-name="ro1">
          <table:table-cell office:value-type="string">
            <text:p>2019-04-12</text:p>
          </table:table-cell>
          <table:table-cell office:value-type="float" office:value="65.610001">
            <text:p>65.610001</text:p>
          </table:table-cell>
          <table:table-cell office:value-type="float" office:value="65.699997">
            <text:p>65.699997</text:p>
          </table:table-cell>
          <table:table-cell table:number-columns-repeated="3" office:value-type="float" office:value="65.257004">
            <text:p>65.257004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">
          <table:table-cell office:value-type="string">
            <text:p>2019-04-15</text:p>
          </table:table-cell>
          <table:table-cell office:value-type="float" office:value="64.949997">
            <text:p>64.949997</text:p>
          </table:table-cell>
          <table:table-cell office:value-type="float" office:value="65.169998">
            <text:p>65.169998</text:p>
          </table:table-cell>
          <table:table-cell office:value-type="float" office:value="64.610001">
            <text:p>64.610001</text:p>
          </table:table-cell>
          <table:table-cell table:number-columns-repeated="2" office:value-type="float" office:value="64.989998">
            <text:p>64.989998</text:p>
          </table:table-cell>
          <table:table-cell office:value-type="float" office:value="31900">
            <text:p>31900</text:p>
          </table:table-cell>
          <table:table-cell/>
        </table:table-row>
        <table:table-row table:style-name="ro1">
          <table:table-cell office:value-type="string">
            <text:p>2019-04-16</text:p>
          </table:table-cell>
          <table:table-cell office:value-type="float" office:value="64.959999">
            <text:p>64.959999</text:p>
          </table:table-cell>
          <table:table-cell office:value-type="float" office:value="65.657997">
            <text:p>65.657997</text:p>
          </table:table-cell>
          <table:table-cell office:value-type="float" office:value="64.635002">
            <text:p>64.635002</text:p>
          </table:table-cell>
          <table:table-cell table:number-columns-repeated="2" office:value-type="float" office:value="65.657997">
            <text:p>65.657997</text:p>
          </table:table-cell>
          <table:table-cell office:value-type="float" office:value="9200">
            <text:p>9200</text:p>
          </table:table-cell>
          <table:table-cell/>
        </table:table-row>
        <table:table-row table:style-name="ro1">
          <table:table-cell office:value-type="string">
            <text:p>2019-04-17</text:p>
          </table:table-cell>
          <table:table-cell office:value-type="float" office:value="65.57">
            <text:p>65.57</text:p>
          </table:table-cell>
          <table:table-cell office:value-type="float" office:value="66.059998">
            <text:p>66.059998</text:p>
          </table:table-cell>
          <table:table-cell office:value-type="float" office:value="65.166">
            <text:p>65.166</text:p>
          </table:table-cell>
          <table:table-cell table:number-columns-repeated="2" office:value-type="float" office:value="65.188004">
            <text:p>65.188004</text:p>
          </table:table-cell>
          <table:table-cell office:value-type="float" office:value="3400">
            <text:p>3400</text:p>
          </table:table-cell>
          <table:table-cell/>
        </table:table-row>
        <table:table-row table:style-name="ro1">
          <table:table-cell office:value-type="string">
            <text:p>2019-04-18</text:p>
          </table:table-cell>
          <table:table-cell office:value-type="float" office:value="64.419998">
            <text:p>64.419998</text:p>
          </table:table-cell>
          <table:table-cell office:value-type="float" office:value="65.424004">
            <text:p>65.424004</text:p>
          </table:table-cell>
          <table:table-cell office:value-type="float" office:value="64.419998">
            <text:p>64.419998</text:p>
          </table:table-cell>
          <table:table-cell table:number-columns-repeated="2" office:value-type="float" office:value="65.424004">
            <text:p>65.424004</text:p>
          </table:table-cell>
          <table:table-cell office:value-type="float" office:value="6900">
            <text:p>6900</text:p>
          </table:table-cell>
          <table:table-cell/>
        </table:table-row>
        <table:table-row table:style-name="ro1">
          <table:table-cell office:value-type="string">
            <text:p>2019-04-22</text:p>
          </table:table-cell>
          <table:table-cell office:value-type="float" office:value="66.870003">
            <text:p>66.870003</text:p>
          </table:table-cell>
          <table:table-cell office:value-type="float" office:value="67.349998">
            <text:p>67.349998</text:p>
          </table:table-cell>
          <table:table-cell office:value-type="float" office:value="66.839996">
            <text:p>66.839996</text:p>
          </table:table-cell>
          <table:table-cell table:number-columns-repeated="2" office:value-type="float" office:value="67.150002">
            <text:p>67.150002</text:p>
          </table:table-cell>
          <table:table-cell office:value-type="float" office:value="30600">
            <text:p>30600</text:p>
          </table:table-cell>
          <table:table-cell/>
        </table:table-row>
        <table:table-row table:style-name="ro1">
          <table:table-cell office:value-type="string">
            <text:p>2019-04-23</text:p>
          </table:table-cell>
          <table:table-cell office:value-type="float" office:value="67.440002">
            <text:p>67.440002</text:p>
          </table:table-cell>
          <table:table-cell office:value-type="float" office:value="67.93">
            <text:p>67.93</text:p>
          </table:table-cell>
          <table:table-cell office:value-type="float" office:value="67.309998">
            <text:p>67.309998</text:p>
          </table:table-cell>
          <table:table-cell table:number-columns-repeated="2" office:value-type="float" office:value="67.724998">
            <text:p>67.724998</text:p>
          </table:table-cell>
          <table:table-cell office:value-type="float" office:value="20800">
            <text:p>20800</text:p>
          </table:table-cell>
          <table:table-cell/>
        </table:table-row>
        <table:table-row table:style-name="ro1">
          <table:table-cell office:value-type="string">
            <text:p>2019-04-24</text:p>
          </table:table-cell>
          <table:table-cell office:value-type="float" office:value="67.800003">
            <text:p>67.800003</text:p>
          </table:table-cell>
          <table:table-cell office:value-type="float" office:value="67.870003">
            <text:p>67.870003</text:p>
          </table:table-cell>
          <table:table-cell office:value-type="float" office:value="67.120003">
            <text:p>67.120003</text:p>
          </table:table-cell>
          <table:table-cell table:number-columns-repeated="2" office:value-type="float" office:value="67.139999">
            <text:p>67.139999</text:p>
          </table:table-cell>
          <table:table-cell office:value-type="float" office:value="19500">
            <text:p>19500</text:p>
          </table:table-cell>
          <table:table-cell/>
        </table:table-row>
        <table:table-row table:style-name="ro1">
          <table:table-cell office:value-type="string">
            <text:p>2019-04-25</text:p>
          </table:table-cell>
          <table:table-cell table:number-columns-repeated="2" office:value-type="float" office:value="67.199997">
            <text:p>67.199997</text:p>
          </table:table-cell>
          <table:table-cell table:number-columns-repeated="3" office:value-type="float" office:value="66.369003">
            <text:p>66.369003</text:p>
          </table:table-cell>
          <table:table-cell office:value-type="float" office:value="4500">
            <text:p>4500</text:p>
          </table:table-cell>
          <table:table-cell/>
        </table:table-row>
        <table:table-row table:style-name="ro1">
          <table:table-cell office:value-type="string">
            <text:p>2019-04-26</text:p>
          </table:table-cell>
          <table:table-cell table:number-columns-repeated="2" office:value-type="float" office:value="65.720001">
            <text:p>65.720001</text:p>
          </table:table-cell>
          <table:table-cell office:value-type="float" office:value="63.599998">
            <text:p>63.599998</text:p>
          </table:table-cell>
          <table:table-cell table:number-columns-repeated="2" office:value-type="float" office:value="64.269997">
            <text:p>64.269997</text:p>
          </table:table-cell>
          <table:table-cell office:value-type="float" office:value="22100">
            <text:p>22100</text:p>
          </table:table-cell>
          <table:table-cell/>
        </table:table-row>
        <table:table-row table:style-name="ro1">
          <table:table-cell office:value-type="string">
            <text:p>2019-04-29</text:p>
          </table:table-cell>
          <table:table-cell office:value-type="float" office:value="64.599998">
            <text:p>64.599998</text:p>
          </table:table-cell>
          <table:table-cell office:value-type="float" office:value="65.010002">
            <text:p>65.010002</text:p>
          </table:table-cell>
          <table:table-cell office:value-type="float" office:value="64.239998">
            <text:p>64.239998</text:p>
          </table:table-cell>
          <table:table-cell table:number-columns-repeated="2" office:value-type="float" office:value="64.940002">
            <text:p>64.940002</text:p>
          </table:table-cell>
          <table:table-cell office:value-type="float" office:value="11500">
            <text:p>11500</text:p>
          </table:table-cell>
          <table:table-cell/>
        </table:table-row>
        <table:table-row table:style-name="ro1">
          <table:table-cell office:value-type="string">
            <text:p>2019-04-30</text:p>
          </table:table-cell>
          <table:table-cell table:number-columns-repeated="2" office:value-type="float" office:value="65.559998">
            <text:p>65.559998</text:p>
          </table:table-cell>
          <table:table-cell office:value-type="float" office:value="64.766998">
            <text:p>64.766998</text:p>
          </table:table-cell>
          <table:table-cell table:number-columns-repeated="2" office:value-type="float" office:value="65.266998">
            <text:p>65.266998</text:p>
          </table:table-cell>
          <table:table-cell office:value-type="float" office:value="15500">
            <text:p>15500</text:p>
          </table:table-cell>
          <table:table-cell/>
        </table:table-row>
        <table:table-row table:style-name="ro1">
          <table:table-cell office:value-type="string">
            <text:p>2019-05-01</text:p>
          </table:table-cell>
          <table:table-cell office:value-type="float" office:value="65.18">
            <text:p>65.18</text:p>
          </table:table-cell>
          <table:table-cell office:value-type="float" office:value="65.25">
            <text:p>65.25</text:p>
          </table:table-cell>
          <table:table-cell office:value-type="float" office:value="64.260002">
            <text:p>64.260002</text:p>
          </table:table-cell>
          <table:table-cell table:number-columns-repeated="2" office:value-type="float" office:value="64.955002">
            <text:p>64.955002</text:p>
          </table:table-cell>
          <table:table-cell office:value-type="float" office:value="7200">
            <text:p>7200</text:p>
          </table:table-cell>
          <table:table-cell/>
        </table:table-row>
        <table:table-row table:style-name="ro1">
          <table:table-cell office:value-type="string">
            <text:p>2019-05-02</text:p>
          </table:table-cell>
          <table:table-cell table:number-columns-repeated="2" office:value-type="float" office:value="63.380001">
            <text:p>63.380001</text:p>
          </table:table-cell>
          <table:table-cell office:value-type="float" office:value="62.310001">
            <text:p>62.310001</text:p>
          </table:table-cell>
          <table:table-cell table:number-columns-repeated="2" office:value-type="float" office:value="62.93">
            <text:p>62.93</text:p>
          </table:table-cell>
          <table:table-cell office:value-type="float" office:value="12400">
            <text:p>12400</text:p>
          </table:table-cell>
          <table:table-cell/>
        </table:table-row>
        <table:table-row table:style-name="ro1">
          <table:table-cell office:value-type="string">
            <text:p>2019-05-03</text:p>
          </table:table-cell>
          <table:table-cell office:value-type="float" office:value="63.27">
            <text:p>63.27</text:p>
          </table:table-cell>
          <table:table-cell office:value-type="float" office:value="63.639999">
            <text:p>63.639999</text:p>
          </table:table-cell>
          <table:table-cell table:number-columns-repeated="3" office:value-type="float" office:value="63.169998">
            <text:p>63.169998</text:p>
          </table:table-cell>
          <table:table-cell office:value-type="float" office:value="4700">
            <text:p>4700</text:p>
          </table:table-cell>
          <table:table-cell/>
        </table:table-row>
        <table:table-row table:style-name="ro1">
          <table:table-cell office:value-type="string">
            <text:p>2019-05-06</text:p>
          </table:table-cell>
          <table:table-cell office:value-type="float" office:value="62.830002">
            <text:p>62.830002</text:p>
          </table:table-cell>
          <table:table-cell office:value-type="float" office:value="64.230003">
            <text:p>64.230003</text:p>
          </table:table-cell>
          <table:table-cell office:value-type="float" office:value="62.830002">
            <text:p>62.830002</text:p>
          </table:table-cell>
          <table:table-cell table:number-columns-repeated="2" office:value-type="float" office:value="64.169998">
            <text:p>64.169998</text:p>
          </table:table-cell>
          <table:table-cell office:value-type="float" office:value="13300">
            <text:p>13300</text:p>
          </table:table-cell>
          <table:table-cell/>
        </table:table-row>
        <table:table-row table:style-name="ro1">
          <table:table-cell office:value-type="string">
            <text:p>2019-05-07</text:p>
          </table:table-cell>
          <table:table-cell office:value-type="float" office:value="62.799999">
            <text:p>62.799999</text:p>
          </table:table-cell>
          <table:table-cell office:value-type="float" office:value="62.939999">
            <text:p>62.939999</text:p>
          </table:table-cell>
          <table:table-cell office:value-type="float" office:value="62.040001">
            <text:p>62.040001</text:p>
          </table:table-cell>
          <table:table-cell table:number-columns-repeated="2" office:value-type="float" office:value="62.560001">
            <text:p>62.560001</text:p>
          </table:table-cell>
          <table:table-cell office:value-type="float" office:value="31400">
            <text:p>31400</text:p>
          </table:table-cell>
          <table:table-cell/>
        </table:table-row>
        <table:table-row table:style-name="ro1">
          <table:table-cell office:value-type="string">
            <text:p>2019-05-08</text:p>
          </table:table-cell>
          <table:table-cell office:value-type="float" office:value="62.701">
            <text:p>62.701</text:p>
          </table:table-cell>
          <table:table-cell office:value-type="float" office:value="63.48">
            <text:p>63.48</text:p>
          </table:table-cell>
          <table:table-cell office:value-type="float" office:value="62.701">
            <text:p>62.701</text:p>
          </table:table-cell>
          <table:table-cell table:number-columns-repeated="2" office:value-type="float" office:value="63.27">
            <text:p>63.27</text:p>
          </table:table-cell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string">
            <text:p>2019-05-09</text:p>
          </table:table-cell>
          <table:table-cell office:value-type="float" office:value="62.889999">
            <text:p>62.889999</text:p>
          </table:table-cell>
          <table:table-cell office:value-type="float" office:value="62.950001">
            <text:p>62.950001</text:p>
          </table:table-cell>
          <table:table-cell office:value-type="float" office:value="62.498001">
            <text:p>62.498001</text:p>
          </table:table-cell>
          <table:table-cell table:number-columns-repeated="2" office:value-type="float" office:value="62.893002">
            <text:p>62.893002</text:p>
          </table:table-cell>
          <table:table-cell office:value-type="float" office:value="107300">
            <text:p>107300</text:p>
          </table:table-cell>
          <table:table-cell/>
        </table:table-row>
        <table:table-row table:style-name="ro1">
          <table:table-cell office:value-type="string">
            <text:p>2019-05-10</text:p>
          </table:table-cell>
          <table:table-cell office:value-type="float" office:value="63">
            <text:p>63</text:p>
          </table:table-cell>
          <table:table-cell office:value-type="float" office:value="63.335999">
            <text:p>63.335999</text:p>
          </table:table-cell>
          <table:table-cell office:value-type="float" office:value="62.900002">
            <text:p>62.900002</text:p>
          </table:table-cell>
          <table:table-cell table:number-columns-repeated="2" office:value-type="float" office:value="62.939999">
            <text:p>62.939999</text:p>
          </table:table-cell>
          <table:table-cell office:value-type="float" office:value="4900">
            <text:p>4900</text:p>
          </table:table-cell>
          <table:table-cell/>
        </table:table-row>
        <table:table-row table:style-name="ro1">
          <table:table-cell office:value-type="string">
            <text:p>2019-05-13</text:p>
          </table:table-cell>
          <table:table-cell office:value-type="float" office:value="64.389999">
            <text:p>64.389999</text:p>
          </table:table-cell>
          <table:table-cell office:value-type="float" office:value="64.620003">
            <text:p>64.620003</text:p>
          </table:table-cell>
          <table:table-cell office:value-type="float" office:value="62.104">
            <text:p>62.104</text:p>
          </table:table-cell>
          <table:table-cell table:number-columns-repeated="2" office:value-type="float" office:value="62.178001">
            <text:p>62.178001</text:p>
          </table:table-cell>
          <table:table-cell office:value-type="float" office:value="14300">
            <text:p>14300</text:p>
          </table:table-cell>
          <table:table-cell/>
        </table:table-row>
        <table:table-row table:style-name="ro1">
          <table:table-cell office:value-type="string">
            <text:p>2019-05-14</text:p>
          </table:table-cell>
          <table:table-cell office:value-type="float" office:value="63.07">
            <text:p>63.07</text:p>
          </table:table-cell>
          <table:table-cell office:value-type="float" office:value="63.41">
            <text:p>63.41</text:p>
          </table:table-cell>
          <table:table-cell office:value-type="float" office:value="62.939999">
            <text:p>62.939999</text:p>
          </table:table-cell>
          <table:table-cell table:number-columns-repeated="2" office:value-type="float" office:value="63.134998">
            <text:p>63.134998</text:p>
          </table:table-cell>
          <table:table-cell office:value-type="float" office:value="29100">
            <text:p>29100</text:p>
          </table:table-cell>
          <table:table-cell/>
        </table:table-row>
        <table:table-row table:style-name="ro1">
          <table:table-cell office:value-type="string">
            <text:p>2019-05-15</text:p>
          </table:table-cell>
          <table:table-cell office:value-type="float" office:value="62.689999">
            <text:p>62.689999</text:p>
          </table:table-cell>
          <table:table-cell office:value-type="float" office:value="63.75">
            <text:p>63.75</text:p>
          </table:table-cell>
          <table:table-cell office:value-type="float" office:value="62.689999">
            <text:p>62.689999</text:p>
          </table:table-cell>
          <table:table-cell table:number-columns-repeated="2" office:value-type="float" office:value="63.709999">
            <text:p>63.709999</text:p>
          </table:table-cell>
          <table:table-cell office:value-type="float" office:value="7600">
            <text:p>7600</text:p>
          </table:table-cell>
          <table:table-cell/>
        </table:table-row>
        <table:table-row table:style-name="ro1">
          <table:table-cell office:value-type="string">
            <text:p>2019-05-16</text:p>
          </table:table-cell>
          <table:table-cell office:value-type="float" office:value="64.300003">
            <text:p>64.300003</text:p>
          </table:table-cell>
          <table:table-cell office:value-type="float" office:value="64.959999">
            <text:p>64.959999</text:p>
          </table:table-cell>
          <table:table-cell office:value-type="float" office:value="64.300003">
            <text:p>64.300003</text:p>
          </table:table-cell>
          <table:table-cell table:number-columns-repeated="2" office:value-type="float" office:value="64.531998">
            <text:p>64.531998</text:p>
          </table:table-cell>
          <table:table-cell office:value-type="float" office:value="7200">
            <text:p>7200</text:p>
          </table:table-cell>
          <table:table-cell/>
        </table:table-row>
        <table:table-row table:style-name="ro1">
          <table:table-cell office:value-type="string">
            <text:p>2019-05-17</text:p>
          </table:table-cell>
          <table:table-cell office:value-type="float" office:value="64.559998">
            <text:p>64.559998</text:p>
          </table:table-cell>
          <table:table-cell office:value-type="float" office:value="65.07">
            <text:p>65.07</text:p>
          </table:table-cell>
          <table:table-cell office:value-type="float" office:value="64.099998">
            <text:p>64.099998</text:p>
          </table:table-cell>
          <table:table-cell table:number-columns-repeated="2" office:value-type="float" office:value="64.178001">
            <text:p>64.178001</text:p>
          </table:table-cell>
          <table:table-cell office:value-type="float" office:value="11600">
            <text:p>11600</text:p>
          </table:table-cell>
          <table:table-cell/>
        </table:table-row>
        <table:table-row table:style-name="ro1">
          <table:table-cell office:value-type="string">
            <text:p>2019-05-20</text:p>
          </table:table-cell>
          <table:table-cell office:value-type="float" office:value="64.459999">
            <text:p>64.459999</text:p>
          </table:table-cell>
          <table:table-cell office:value-type="float" office:value="64.869003">
            <text:p>64.869003</text:p>
          </table:table-cell>
          <table:table-cell office:value-type="float" office:value="64.150002">
            <text:p>64.150002</text:p>
          </table:table-cell>
          <table:table-cell table:number-columns-repeated="2" office:value-type="float" office:value="64.559998">
            <text:p>64.559998</text:p>
          </table:table-cell>
          <table:table-cell office:value-type="float" office:value="10500">
            <text:p>10500</text:p>
          </table:table-cell>
          <table:table-cell/>
        </table:table-row>
        <table:table-row table:style-name="ro1">
          <table:table-cell office:value-type="string">
            <text:p>2019-05-21</text:p>
          </table:table-cell>
          <table:table-cell office:value-type="float" office:value="64.339996">
            <text:p>64.339996</text:p>
          </table:table-cell>
          <table:table-cell office:value-type="float" office:value="64.584999">
            <text:p>64.584999</text:p>
          </table:table-cell>
          <table:table-cell office:value-type="float" office:value="64.339996">
            <text:p>64.339996</text:p>
          </table:table-cell>
          <table:table-cell table:number-columns-repeated="2" office:value-type="float" office:value="64.419998">
            <text:p>64.419998</text:p>
          </table:table-cell>
          <table:table-cell office:value-type="float" office:value="1400">
            <text:p>1400</text:p>
          </table:table-cell>
          <table:table-cell/>
        </table:table-row>
        <table:table-row table:style-name="ro1">
          <table:table-cell office:value-type="string">
            <text:p>2019-05-22</text:p>
          </table:table-cell>
          <table:table-cell office:value-type="float" office:value="63.720001">
            <text:p>63.720001</text:p>
          </table:table-cell>
          <table:table-cell office:value-type="float" office:value="63.84">
            <text:p>63.84</text:p>
          </table:table-cell>
          <table:table-cell office:value-type="float" office:value="62.325001">
            <text:p>62.325001</text:p>
          </table:table-cell>
          <table:table-cell table:number-columns-repeated="2" office:value-type="float" office:value="62.516998">
            <text:p>62.516998</text:p>
          </table:table-cell>
          <table:table-cell office:value-type="float" office:value="17600">
            <text:p>17600</text:p>
          </table:table-cell>
          <table:table-cell/>
        </table:table-row>
        <table:table-row table:style-name="ro1">
          <table:table-cell office:value-type="string">
            <text:p>2019-05-23</text:p>
          </table:table-cell>
          <table:table-cell office:value-type="float" office:value="60.59">
            <text:p>60.59</text:p>
          </table:table-cell>
          <table:table-cell office:value-type="float" office:value="60.720001">
            <text:p>60.720001</text:p>
          </table:table-cell>
          <table:table-cell office:value-type="float" office:value="58.59">
            <text:p>58.59</text:p>
          </table:table-cell>
          <table:table-cell table:number-columns-repeated="2" office:value-type="float" office:value="59.316002">
            <text:p>59.316002</text:p>
          </table:table-cell>
          <table:table-cell office:value-type="float" office:value="51400">
            <text:p>51400</text:p>
          </table:table-cell>
          <table:table-cell/>
        </table:table-row>
        <table:table-row table:style-name="ro1">
          <table:table-cell office:value-type="string">
            <text:p>2019-05-24</text:p>
          </table:table-cell>
          <table:table-cell table:number-columns-repeated="2" office:value-type="float" office:value="60.200001">
            <text:p>60.200001</text:p>
          </table:table-cell>
          <table:table-cell office:value-type="float" office:value="58.745998">
            <text:p>58.745998</text:p>
          </table:table-cell>
          <table:table-cell table:number-columns-repeated="2" office:value-type="float" office:value="60.09">
            <text:p>60.09</text:p>
          </table:table-cell>
          <table:table-cell office:value-type="float" office:value="27600">
            <text:p>27600</text:p>
          </table:table-cell>
          <table:table-cell/>
        </table:table-row>
        <table:table-row table:style-name="ro1">
          <table:table-cell office:value-type="string">
            <text:p>2019-05-28</text:p>
          </table:table-cell>
          <table:table-cell table:number-columns-repeated="2" office:value-type="float" office:value="60.720001">
            <text:p>60.720001</text:p>
          </table:table-cell>
          <table:table-cell table:number-columns-repeated="3" office:value-type="float" office:value="60.040001">
            <text:p>60.040001</text:p>
          </table:table-cell>
          <table:table-cell office:value-type="float" office:value="11300">
            <text:p>11300</text:p>
          </table:table-cell>
          <table:table-cell/>
        </table:table-row>
        <table:table-row table:style-name="ro1">
          <table:table-cell office:value-type="string">
            <text:p>2019-05-29</text:p>
          </table:table-cell>
          <table:table-cell office:value-type="float" office:value="58.810001">
            <text:p>58.810001</text:p>
          </table:table-cell>
          <table:table-cell office:value-type="float" office:value="60.139999">
            <text:p>60.139999</text:p>
          </table:table-cell>
          <table:table-cell office:value-type="float" office:value="58.150002">
            <text:p>58.150002</text:p>
          </table:table-cell>
          <table:table-cell table:number-columns-repeated="2" office:value-type="float" office:value="60.122002">
            <text:p>60.122002</text:p>
          </table:table-cell>
          <table:table-cell office:value-type="float" office:value="18700">
            <text:p>18700</text:p>
          </table:table-cell>
          <table:table-cell/>
        </table:table-row>
        <table:table-row table:style-name="ro1">
          <table:table-cell office:value-type="string">
            <text:p>2019-05-30</text:p>
          </table:table-cell>
          <table:table-cell table:number-columns-repeated="2" office:value-type="float" office:value="60.330002">
            <text:p>60.330002</text:p>
          </table:table-cell>
          <table:table-cell office:value-type="float" office:value="57.52">
            <text:p>57.52</text:p>
          </table:table-cell>
          <table:table-cell table:number-columns-repeated="2" office:value-type="float" office:value="57.709999">
            <text:p>57.709999</text:p>
          </table:table-cell>
          <table:table-cell office:value-type="float" office:value="24700">
            <text:p>24700</text:p>
          </table:table-cell>
          <table:table-cell/>
        </table:table-row>
        <table:table-row table:style-name="ro1">
          <table:table-cell office:value-type="string">
            <text:p>2019-05-31</text:p>
          </table:table-cell>
          <table:table-cell office:value-type="float" office:value="56.23">
            <text:p>56.23</text:p>
          </table:table-cell>
          <table:table-cell office:value-type="float" office:value="56.330002">
            <text:p>56.330002</text:p>
          </table:table-cell>
          <table:table-cell office:value-type="float" office:value="54.220001">
            <text:p>54.220001</text:p>
          </table:table-cell>
          <table:table-cell table:number-columns-repeated="2" office:value-type="float" office:value="54.382">
            <text:p>54.382</text:p>
          </table:table-cell>
          <table:table-cell office:value-type="float" office:value="22500">
            <text:p>22500</text:p>
          </table:table-cell>
          <table:table-cell/>
        </table:table-row>
        <table:table-row table:style-name="ro1">
          <table:table-cell office:value-type="string">
            <text:p>2019-06-03</text:p>
          </table:table-cell>
          <table:table-cell office:value-type="float" office:value="55.529999">
            <text:p>55.529999</text:p>
          </table:table-cell>
          <table:table-cell office:value-type="float" office:value="55.530998">
            <text:p>55.530998</text:p>
          </table:table-cell>
          <table:table-cell office:value-type="float" office:value="53.880001">
            <text:p>53.880001</text:p>
          </table:table-cell>
          <table:table-cell table:number-columns-repeated="2" office:value-type="float" office:value="53.965">
            <text:p>53.965</text:p>
          </table:table-cell>
          <table:table-cell office:value-type="float" office:value="26100">
            <text:p>26100</text:p>
          </table:table-cell>
          <table:table-cell/>
        </table:table-row>
        <table:table-row table:style-name="ro1">
          <table:table-cell office:value-type="string">
            <text:p>2019-06-04</text:p>
          </table:table-cell>
          <table:table-cell office:value-type="float" office:value="54.310001">
            <text:p>54.310001</text:p>
          </table:table-cell>
          <table:table-cell office:value-type="float" office:value="54.830002">
            <text:p>54.830002</text:p>
          </table:table-cell>
          <table:table-cell office:value-type="float" office:value="53.84">
            <text:p>53.84</text:p>
          </table:table-cell>
          <table:table-cell table:number-columns-repeated="2" office:value-type="float" office:value="54.689999">
            <text:p>54.689999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">
          <table:table-cell office:value-type="string">
            <text:p>2019-06-05</text:p>
          </table:table-cell>
          <table:table-cell office:value-type="float" office:value="53.360001">
            <text:p>53.360001</text:p>
          </table:table-cell>
          <table:table-cell office:value-type="float" office:value="53.994999">
            <text:p>53.994999</text:p>
          </table:table-cell>
          <table:table-cell office:value-type="float" office:value="52">
            <text:p>52</text:p>
          </table:table-cell>
          <table:table-cell table:number-columns-repeated="2" office:value-type="float" office:value="52.849998">
            <text:p>52.849998</text:p>
          </table:table-cell>
          <table:table-cell office:value-type="float" office:value="30500">
            <text:p>30500</text:p>
          </table:table-cell>
          <table:table-cell/>
        </table:table-row>
        <table:table-row table:style-name="ro1">
          <table:table-cell office:value-type="string">
            <text:p>2019-06-06</text:p>
          </table:table-cell>
          <table:table-cell office:value-type="float" office:value="52.740002">
            <text:p>52.740002</text:p>
          </table:table-cell>
          <table:table-cell office:value-type="float" office:value="54.459999">
            <text:p>54.459999</text:p>
          </table:table-cell>
          <table:table-cell office:value-type="float" office:value="52.299999">
            <text:p>52.299999</text:p>
          </table:table-cell>
          <table:table-cell table:number-columns-repeated="2" office:value-type="float" office:value="54.334">
            <text:p>54.334</text:p>
          </table:table-cell>
          <table:table-cell office:value-type="float" office:value="34600">
            <text:p>34600</text:p>
          </table:table-cell>
          <table:table-cell/>
        </table:table-row>
        <table:table-row table:style-name="ro1">
          <table:table-cell office:value-type="string">
            <text:p>2019-06-07</text:p>
          </table:table-cell>
          <table:table-cell office:value-type="float" office:value="53.790001">
            <text:p>53.790001</text:p>
          </table:table-cell>
          <table:table-cell office:value-type="float" office:value="55.339001">
            <text:p>55.339001</text:p>
          </table:table-cell>
          <table:table-cell office:value-type="float" office:value="53.790001">
            <text:p>53.790001</text:p>
          </table:table-cell>
          <table:table-cell table:number-columns-repeated="2" office:value-type="float" office:value="55.189999">
            <text:p>55.189999</text:p>
          </table:table-cell>
          <table:table-cell office:value-type="float" office:value="21200">
            <text:p>21200</text:p>
          </table:table-cell>
          <table:table-cell/>
        </table:table-row>
        <table:table-row table:style-name="ro1">
          <table:table-cell office:value-type="string">
            <text:p>2019-06-10</text:p>
          </table:table-cell>
          <table:table-cell office:value-type="float" office:value="55.16">
            <text:p>55.16</text:p>
          </table:table-cell>
          <table:table-cell office:value-type="float" office:value="55.580002">
            <text:p>55.580002</text:p>
          </table:table-cell>
          <table:table-cell office:value-type="float" office:value="54.227001">
            <text:p>54.227001</text:p>
          </table:table-cell>
          <table:table-cell table:number-columns-repeated="2" office:value-type="float" office:value="54.472">
            <text:p>54.472</text:p>
          </table:table-cell>
          <table:table-cell office:value-type="float" office:value="13700">
            <text:p>13700</text:p>
          </table:table-cell>
          <table:table-cell/>
        </table:table-row>
        <table:table-row table:style-name="ro1">
          <table:table-cell office:value-type="string">
            <text:p>2019-06-11</text:p>
          </table:table-cell>
          <table:table-cell table:number-columns-repeated="2" office:value-type="float" office:value="55.130001">
            <text:p>55.130001</text:p>
          </table:table-cell>
          <table:table-cell office:value-type="float" office:value="54.400002">
            <text:p>54.400002</text:p>
          </table:table-cell>
          <table:table-cell table:number-columns-repeated="2" office:value-type="float" office:value="54.491001">
            <text:p>54.491001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string">
            <text:p>2019-06-12</text:p>
          </table:table-cell>
          <table:table-cell table:number-columns-repeated="2" office:value-type="float" office:value="53.470001">
            <text:p>53.470001</text:p>
          </table:table-cell>
          <table:table-cell office:value-type="float" office:value="52">
            <text:p>52</text:p>
          </table:table-cell>
          <table:table-cell table:number-columns-repeated="2" office:value-type="float" office:value="52.146999">
            <text:p>52.146999</text:p>
          </table:table-cell>
          <table:table-cell office:value-type="float" office:value="23900">
            <text:p>23900</text:p>
          </table:table-cell>
          <table:table-cell/>
        </table:table-row>
        <table:table-row table:style-name="ro1">
          <table:table-cell office:value-type="string">
            <text:p>2019-06-13</text:p>
          </table:table-cell>
          <table:table-cell table:number-columns-repeated="2" office:value-type="float" office:value="54.369999">
            <text:p>54.369999</text:p>
          </table:table-cell>
          <table:table-cell office:value-type="float" office:value="53.290001">
            <text:p>53.290001</text:p>
          </table:table-cell>
          <table:table-cell table:number-columns-repeated="2" office:value-type="float" office:value="53.342999">
            <text:p>53.342999</text:p>
          </table:table-cell>
          <table:table-cell office:value-type="float" office:value="34000">
            <text:p>34000</text:p>
          </table:table-cell>
          <table:table-cell/>
        </table:table-row>
        <table:table-row table:style-name="ro1">
          <table:table-cell office:value-type="string">
            <text:p>2019-06-14</text:p>
          </table:table-cell>
          <table:table-cell office:value-type="float" office:value="53.720001">
            <text:p>53.720001</text:p>
          </table:table-cell>
          <table:table-cell office:value-type="float" office:value="54.07">
            <text:p>54.07</text:p>
          </table:table-cell>
          <table:table-cell office:value-type="float" office:value="53.419998">
            <text:p>53.419998</text:p>
          </table:table-cell>
          <table:table-cell table:number-columns-repeated="2" office:value-type="float" office:value="53.75">
            <text:p>53.75</text:p>
          </table:table-cell>
          <table:table-cell office:value-type="float" office:value="20900">
            <text:p>20900</text:p>
          </table:table-cell>
          <table:table-cell/>
        </table:table-row>
        <table:table-row table:style-name="ro1">
          <table:table-cell office:value-type="string">
            <text:p>2019-06-17</text:p>
          </table:table-cell>
          <table:table-cell office:value-type="float" office:value="53.27">
            <text:p>53.27</text:p>
          </table:table-cell>
          <table:table-cell office:value-type="float" office:value="53.66">
            <text:p>53.66</text:p>
          </table:table-cell>
          <table:table-cell office:value-type="float" office:value="52.790001">
            <text:p>52.790001</text:p>
          </table:table-cell>
          <table:table-cell table:number-columns-repeated="2" office:value-type="float" office:value="53.088001">
            <text:p>53.088001</text:p>
          </table:table-cell>
          <table:table-cell office:value-type="float" office:value="12900">
            <text:p>12900</text:p>
          </table:table-cell>
          <table:table-cell/>
        </table:table-row>
        <table:table-row table:style-name="ro1">
          <table:table-cell office:value-type="string">
            <text:p>2019-06-18</text:p>
          </table:table-cell>
          <table:table-cell office:value-type="float" office:value="53.919998">
            <text:p>53.919998</text:p>
          </table:table-cell>
          <table:table-cell office:value-type="float" office:value="55.360001">
            <text:p>55.360001</text:p>
          </table:table-cell>
          <table:table-cell office:value-type="float" office:value="53.919998">
            <text:p>53.919998</text:p>
          </table:table-cell>
          <table:table-cell table:number-columns-repeated="2" office:value-type="float" office:value="55.247002">
            <text:p>55.247002</text:p>
          </table:table-cell>
          <table:table-cell office:value-type="float" office:value="33300">
            <text:p>33300</text:p>
          </table:table-cell>
          <table:table-cell/>
        </table:table-row>
        <table:table-row table:style-name="ro1">
          <table:table-cell office:value-type="string">
            <text:p>2019-06-19</text:p>
          </table:table-cell>
          <table:table-cell office:value-type="float" office:value="54.82">
            <text:p>54.82</text:p>
          </table:table-cell>
          <table:table-cell office:value-type="float" office:value="55.573002">
            <text:p>55.573002</text:p>
          </table:table-cell>
          <table:table-cell office:value-type="float" office:value="54.599998">
            <text:p>54.599998</text:p>
          </table:table-cell>
          <table:table-cell table:number-columns-repeated="2" office:value-type="float" office:value="55.573002">
            <text:p>55.573002</text:p>
          </table:table-cell>
          <table:table-cell office:value-type="float" office:value="8700">
            <text:p>8700</text:p>
          </table:table-cell>
          <table:table-cell/>
        </table:table-row>
        <table:table-row table:style-name="ro1">
          <table:table-cell office:value-type="string">
            <text:p>2019-06-20</text:p>
          </table:table-cell>
          <table:table-cell office:value-type="float" office:value="57.41">
            <text:p>57.41</text:p>
          </table:table-cell>
          <table:table-cell office:value-type="float" office:value="58.314999">
            <text:p>58.314999</text:p>
          </table:table-cell>
          <table:table-cell office:value-type="float" office:value="57.055">
            <text:p>57.055</text:p>
          </table:table-cell>
          <table:table-cell table:number-columns-repeated="2" office:value-type="float" office:value="58.18">
            <text:p>58.18</text:p>
          </table:table-cell>
          <table:table-cell office:value-type="float" office:value="41400">
            <text:p>41400</text:p>
          </table:table-cell>
          <table:table-cell/>
        </table:table-row>
        <table:table-row table:style-name="ro1">
          <table:table-cell office:value-type="string">
            <text:p>2019-06-21</text:p>
          </table:table-cell>
          <table:table-cell office:value-type="float" office:value="58.220001">
            <text:p>58.220001</text:p>
          </table:table-cell>
          <table:table-cell office:value-type="float" office:value="58.681999">
            <text:p>58.681999</text:p>
          </table:table-cell>
          <table:table-cell office:value-type="float" office:value="58.169998">
            <text:p>58.169998</text:p>
          </table:table-cell>
          <table:table-cell table:number-columns-repeated="2" office:value-type="float" office:value="58.660999">
            <text:p>58.660999</text:p>
          </table:table-cell>
          <table:table-cell office:value-type="float" office:value="16200">
            <text:p>16200</text:p>
          </table:table-cell>
          <table:table-cell/>
        </table:table-row>
      </table:table>
      <table:table table:name="GOLD" table:style-name="ta1" table:print="false">
        <table:table-column table:style-name="co1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Adj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</table:table-row>
        <table:table-row table:style-name="ro1">
          <table:table-cell office:value-type="string">
            <text:p>2018-12-21</text:p>
          </table:table-cell>
          <table:table-cell office:value-type="float" office:value="13.25">
            <text:p>13.25</text:p>
          </table:table-cell>
          <table:table-cell office:value-type="float" office:value="13.43">
            <text:p>13.43</text:p>
          </table:table-cell>
          <table:table-cell office:value-type="float" office:value="13.07">
            <text:p>13.07</text:p>
          </table:table-cell>
          <table:table-cell office:value-type="float" office:value="13.12">
            <text:p>13.12</text:p>
          </table:table-cell>
          <table:table-cell office:value-type="float" office:value="10.423919">
            <text:p>10.423919</text:p>
          </table:table-cell>
          <table:table-cell office:value-type="float" office:value="33503900">
            <text:p>33503900</text:p>
          </table:table-cell>
          <table:table-cell/>
        </table:table-row>
        <table:table-row table:style-name="ro1">
          <table:table-cell office:value-type="string">
            <text:p>2018-12-24</text:p>
          </table:table-cell>
          <table:table-cell office:value-type="float" office:value="13.25">
            <text:p>13.25</text:p>
          </table:table-cell>
          <table:table-cell office:value-type="float" office:value="13.7">
            <text:p>13.7</text:p>
          </table:table-cell>
          <table:table-cell office:value-type="float" office:value="13.21">
            <text:p>13.21</text:p>
          </table:table-cell>
          <table:table-cell office:value-type="float" office:value="13.64">
            <text:p>13.64</text:p>
          </table:table-cell>
          <table:table-cell office:value-type="float" office:value="10.837063">
            <text:p>10.837063</text:p>
          </table:table-cell>
          <table:table-cell office:value-type="float" office:value="9647000">
            <text:p>9647000</text:p>
          </table:table-cell>
          <table:table-cell/>
        </table:table-row>
        <table:table-row table:style-name="ro1">
          <table:table-cell office:value-type="string">
            <text:p>2018-12-26</text:p>
          </table:table-cell>
          <table:table-cell office:value-type="float" office:value="13.74">
            <text:p>13.74</text:p>
          </table:table-cell>
          <table:table-cell office:value-type="float" office:value="13.87">
            <text:p>13.87</text:p>
          </table:table-cell>
          <table:table-cell office:value-type="float" office:value="13.43">
            <text:p>13.43</text:p>
          </table:table-cell>
          <table:table-cell office:value-type="float" office:value="13.65">
            <text:p>13.65</text:p>
          </table:table-cell>
          <table:table-cell office:value-type="float" office:value="10.845007">
            <text:p>10.845007</text:p>
          </table:table-cell>
          <table:table-cell office:value-type="float" office:value="13399200">
            <text:p>13399200</text:p>
          </table:table-cell>
          <table:table-cell/>
        </table:table-row>
        <table:table-row table:style-name="ro1">
          <table:table-cell office:value-type="string">
            <text:p>2018-12-27</text:p>
          </table:table-cell>
          <table:table-cell office:value-type="float" office:value="13.37">
            <text:p>13.37</text:p>
          </table:table-cell>
          <table:table-cell office:value-type="float" office:value="13.72">
            <text:p>13.72</text:p>
          </table:table-cell>
          <table:table-cell office:value-type="float" office:value="13.34">
            <text:p>13.34</text:p>
          </table:table-cell>
          <table:table-cell office:value-type="float" office:value="13.71">
            <text:p>13.71</text:p>
          </table:table-cell>
          <table:table-cell office:value-type="float" office:value="10.948826">
            <text:p>10.948826</text:p>
          </table:table-cell>
          <table:table-cell office:value-type="float" office:value="22747400">
            <text:p>22747400</text:p>
          </table:table-cell>
          <table:table-cell/>
        </table:table-row>
        <table:table-row table:style-name="ro1">
          <table:table-cell office:value-type="string">
            <text:p>2018-12-28</text:p>
          </table:table-cell>
          <table:table-cell office:value-type="float" office:value="13.54">
            <text:p>13.54</text:p>
          </table:table-cell>
          <table:table-cell office:value-type="float" office:value="13.62">
            <text:p>13.62</text:p>
          </table:table-cell>
          <table:table-cell office:value-type="float" office:value="13.06">
            <text:p>13.06</text:p>
          </table:table-cell>
          <table:table-cell office:value-type="float" office:value="13.12">
            <text:p>13.12</text:p>
          </table:table-cell>
          <table:table-cell office:value-type="float" office:value="10.477651">
            <text:p>10.477651</text:p>
          </table:table-cell>
          <table:table-cell office:value-type="float" office:value="38261600">
            <text:p>38261600</text:p>
          </table:table-cell>
          <table:table-cell/>
        </table:table-row>
        <table:table-row table:style-name="ro1">
          <table:table-cell office:value-type="string">
            <text:p>2018-12-31</text:p>
          </table:table-cell>
          <table:table-cell office:value-type="float" office:value="13">
            <text:p>13</text:p>
          </table:table-cell>
          <table:table-cell office:value-type="float" office:value="13.59">
            <text:p>13.59</text:p>
          </table:table-cell>
          <table:table-cell office:value-type="float" office:value="12.69">
            <text:p>12.69</text:p>
          </table:table-cell>
          <table:table-cell office:value-type="float" office:value="13.54">
            <text:p>13.54</text:p>
          </table:table-cell>
          <table:table-cell office:value-type="float" office:value="10.813064">
            <text:p>10.813064</text:p>
          </table:table-cell>
          <table:table-cell office:value-type="float" office:value="22695500">
            <text:p>22695500</text:p>
          </table:table-cell>
          <table:table-cell/>
        </table:table-row>
        <table:table-row table:style-name="ro1">
          <table:table-cell office:value-type="string">
            <text:p>2019-01-02</text:p>
          </table:table-cell>
          <table:table-cell office:value-type="float" office:value="13.64">
            <text:p>13.64</text:p>
          </table:table-cell>
          <table:table-cell office:value-type="float" office:value="13.69">
            <text:p>13.69</text:p>
          </table:table-cell>
          <table:table-cell office:value-type="float" office:value="13.05">
            <text:p>13.05</text:p>
          </table:table-cell>
          <table:table-cell office:value-type="float" office:value="13.1">
            <text:p>13.1</text:p>
          </table:table-cell>
          <table:table-cell office:value-type="float" office:value="13.055405">
            <text:p>13.055405</text:p>
          </table:table-cell>
          <table:table-cell office:value-type="float" office:value="16483400">
            <text:p>16483400</text:p>
          </table:table-cell>
          <table:table-cell/>
        </table:table-row>
        <table:table-row table:style-name="ro1">
          <table:table-cell office:value-type="string">
            <text:p>2019-01-03</text:p>
          </table:table-cell>
          <table:table-cell office:value-type="float" office:value="13.3">
            <text:p>13.3</text:p>
          </table:table-cell>
          <table:table-cell office:value-type="float" office:value="13.34">
            <text:p>13.34</text:p>
          </table:table-cell>
          <table:table-cell office:value-type="float" office:value="12.81">
            <text:p>12.81</text:p>
          </table:table-cell>
          <table:table-cell office:value-type="float" office:value="13">
            <text:p>13</text:p>
          </table:table-cell>
          <table:table-cell office:value-type="float" office:value="12.955745">
            <text:p>12.955745</text:p>
          </table:table-cell>
          <table:table-cell office:value-type="float" office:value="19126100">
            <text:p>19126100</text:p>
          </table:table-cell>
          <table:table-cell/>
        </table:table-row>
        <table:table-row table:style-name="ro1">
          <table:table-cell office:value-type="string">
            <text:p>2019-01-04</text:p>
          </table:table-cell>
          <table:table-cell office:value-type="float" office:value="12.89">
            <text:p>12.89</text:p>
          </table:table-cell>
          <table:table-cell office:value-type="float" office:value="13.17">
            <text:p>13.17</text:p>
          </table:table-cell>
          <table:table-cell office:value-type="float" office:value="12.66">
            <text:p>12.66</text:p>
          </table:table-cell>
          <table:table-cell office:value-type="float" office:value="13.09">
            <text:p>13.09</text:p>
          </table:table-cell>
          <table:table-cell office:value-type="float" office:value="13.045439">
            <text:p>13.045439</text:p>
          </table:table-cell>
          <table:table-cell office:value-type="float" office:value="17190100">
            <text:p>17190100</text:p>
          </table:table-cell>
          <table:table-cell/>
        </table:table-row>
        <table:table-row table:style-name="ro1">
          <table:table-cell office:value-type="string">
            <text:p>2019-01-07</text:p>
          </table:table-cell>
          <table:table-cell office:value-type="float" office:value="13.26">
            <text:p>13.26</text:p>
          </table:table-cell>
          <table:table-cell office:value-type="float" office:value="13.29">
            <text:p>13.29</text:p>
          </table:table-cell>
          <table:table-cell office:value-type="float" office:value="12.89">
            <text:p>12.89</text:p>
          </table:table-cell>
          <table:table-cell office:value-type="float" office:value="12.92">
            <text:p>12.92</text:p>
          </table:table-cell>
          <table:table-cell office:value-type="float" office:value="12.876017">
            <text:p>12.876017</text:p>
          </table:table-cell>
          <table:table-cell office:value-type="float" office:value="12280400">
            <text:p>12280400</text:p>
          </table:table-cell>
          <table:table-cell/>
        </table:table-row>
        <table:table-row table:style-name="ro1">
          <table:table-cell office:value-type="string">
            <text:p>2019-01-08</text:p>
          </table:table-cell>
          <table:table-cell office:value-type="float" office:value="12.77">
            <text:p>12.77</text:p>
          </table:table-cell>
          <table:table-cell office:value-type="float" office:value="12.81">
            <text:p>12.81</text:p>
          </table:table-cell>
          <table:table-cell office:value-type="float" office:value="12.2">
            <text:p>12.2</text:p>
          </table:table-cell>
          <table:table-cell office:value-type="float" office:value="12.34">
            <text:p>12.34</text:p>
          </table:table-cell>
          <table:table-cell office:value-type="float" office:value="12.297992">
            <text:p>12.297992</text:p>
          </table:table-cell>
          <table:table-cell office:value-type="float" office:value="26759600">
            <text:p>26759600</text:p>
          </table:table-cell>
          <table:table-cell/>
        </table:table-row>
        <table:table-row table:style-name="ro1">
          <table:table-cell office:value-type="string">
            <text:p>2019-01-09</text:p>
          </table:table-cell>
          <table:table-cell office:value-type="float" office:value="12.46">
            <text:p>12.46</text:p>
          </table:table-cell>
          <table:table-cell office:value-type="float" office:value="12.6">
            <text:p>12.6</text:p>
          </table:table-cell>
          <table:table-cell office:value-type="float" office:value="12.33">
            <text:p>12.33</text:p>
          </table:table-cell>
          <table:table-cell office:value-type="float" office:value="12.45">
            <text:p>12.45</text:p>
          </table:table-cell>
          <table:table-cell office:value-type="float" office:value="12.407617">
            <text:p>12.407617</text:p>
          </table:table-cell>
          <table:table-cell office:value-type="float" office:value="15226500">
            <text:p>15226500</text:p>
          </table:table-cell>
          <table:table-cell/>
        </table:table-row>
        <table:table-row table:style-name="ro1">
          <table:table-cell office:value-type="string">
            <text:p>2019-01-10</text:p>
          </table:table-cell>
          <table:table-cell office:value-type="float" office:value="12.48">
            <text:p>12.48</text:p>
          </table:table-cell>
          <table:table-cell office:value-type="float" office:value="12.54">
            <text:p>12.54</text:p>
          </table:table-cell>
          <table:table-cell office:value-type="float" office:value="12.3">
            <text:p>12.3</text:p>
          </table:table-cell>
          <table:table-cell office:value-type="float" office:value="12.36">
            <text:p>12.36</text:p>
          </table:table-cell>
          <table:table-cell office:value-type="float" office:value="12.317923">
            <text:p>12.317923</text:p>
          </table:table-cell>
          <table:table-cell office:value-type="float" office:value="12478800">
            <text:p>12478800</text:p>
          </table:table-cell>
          <table:table-cell/>
        </table:table-row>
        <table:table-row table:style-name="ro1">
          <table:table-cell office:value-type="string">
            <text:p>2019-01-11</text:p>
          </table:table-cell>
          <table:table-cell office:value-type="float" office:value="12.44">
            <text:p>12.44</text:p>
          </table:table-cell>
          <table:table-cell office:value-type="float" office:value="12.68">
            <text:p>12.68</text:p>
          </table:table-cell>
          <table:table-cell office:value-type="float" office:value="12.35">
            <text:p>12.35</text:p>
          </table:table-cell>
          <table:table-cell office:value-type="float" office:value="12.44">
            <text:p>12.44</text:p>
          </table:table-cell>
          <table:table-cell office:value-type="float" office:value="12.397651">
            <text:p>12.397651</text:p>
          </table:table-cell>
          <table:table-cell office:value-type="float" office:value="14400600">
            <text:p>14400600</text:p>
          </table:table-cell>
          <table:table-cell/>
        </table:table-row>
        <table:table-row table:style-name="ro1">
          <table:table-cell office:value-type="string">
            <text:p>2019-01-14</text:p>
          </table:table-cell>
          <table:table-cell office:value-type="float" office:value="12.58">
            <text:p>12.58</text:p>
          </table:table-cell>
          <table:table-cell office:value-type="float" office:value="12.63">
            <text:p>12.63</text:p>
          </table:table-cell>
          <table:table-cell office:value-type="float" office:value="12.26">
            <text:p>12.26</text:p>
          </table:table-cell>
          <table:table-cell office:value-type="float" office:value="12.3">
            <text:p>12.3</text:p>
          </table:table-cell>
          <table:table-cell office:value-type="float" office:value="12.258128">
            <text:p>12.258128</text:p>
          </table:table-cell>
          <table:table-cell office:value-type="float" office:value="16571500">
            <text:p>16571500</text:p>
          </table:table-cell>
          <table:table-cell/>
        </table:table-row>
        <table:table-row table:style-name="ro1">
          <table:table-cell office:value-type="string">
            <text:p>2019-01-15</text:p>
          </table:table-cell>
          <table:table-cell office:value-type="float" office:value="12.25">
            <text:p>12.25</text:p>
          </table:table-cell>
          <table:table-cell office:value-type="float" office:value="12.33">
            <text:p>12.33</text:p>
          </table:table-cell>
          <table:table-cell office:value-type="float" office:value="11.76">
            <text:p>11.76</text:p>
          </table:table-cell>
          <table:table-cell office:value-type="float" office:value="11.86">
            <text:p>11.86</text:p>
          </table:table-cell>
          <table:table-cell office:value-type="float" office:value="11.819625">
            <text:p>11.819625</text:p>
          </table:table-cell>
          <table:table-cell office:value-type="float" office:value="15370200">
            <text:p>15370200</text:p>
          </table:table-cell>
          <table:table-cell/>
        </table:table-row>
        <table:table-row table:style-name="ro1">
          <table:table-cell office:value-type="string">
            <text:p>2019-01-16</text:p>
          </table:table-cell>
          <table:table-cell office:value-type="float" office:value="11.8">
            <text:p>11.8</text:p>
          </table:table-cell>
          <table:table-cell office:value-type="float" office:value="11.93">
            <text:p>11.93</text:p>
          </table:table-cell>
          <table:table-cell office:value-type="float" office:value="11.7">
            <text:p>11.7</text:p>
          </table:table-cell>
          <table:table-cell office:value-type="float" office:value="11.85">
            <text:p>11.85</text:p>
          </table:table-cell>
          <table:table-cell office:value-type="float" office:value="11.80966">
            <text:p>11.80966</text:p>
          </table:table-cell>
          <table:table-cell office:value-type="float" office:value="10685000">
            <text:p>10685000</text:p>
          </table:table-cell>
          <table:table-cell/>
        </table:table-row>
        <table:table-row table:style-name="ro1">
          <table:table-cell office:value-type="string">
            <text:p>2019-01-17</text:p>
          </table:table-cell>
          <table:table-cell office:value-type="float" office:value="11.86">
            <text:p>11.86</text:p>
          </table:table-cell>
          <table:table-cell office:value-type="float" office:value="11.99">
            <text:p>11.99</text:p>
          </table:table-cell>
          <table:table-cell office:value-type="float" office:value="11.77">
            <text:p>11.77</text:p>
          </table:table-cell>
          <table:table-cell office:value-type="float" office:value="11.9">
            <text:p>11.9</text:p>
          </table:table-cell>
          <table:table-cell office:value-type="float" office:value="11.859488">
            <text:p>11.859488</text:p>
          </table:table-cell>
          <table:table-cell office:value-type="float" office:value="8604500">
            <text:p>8604500</text:p>
          </table:table-cell>
          <table:table-cell/>
        </table:table-row>
        <table:table-row table:style-name="ro1">
          <table:table-cell office:value-type="string">
            <text:p>2019-01-18</text:p>
          </table:table-cell>
          <table:table-cell office:value-type="float" office:value="11.77">
            <text:p>11.77</text:p>
          </table:table-cell>
          <table:table-cell office:value-type="float" office:value="11.92">
            <text:p>11.92</text:p>
          </table:table-cell>
          <table:table-cell office:value-type="float" office:value="11.65">
            <text:p>11.65</text:p>
          </table:table-cell>
          <table:table-cell office:value-type="float" office:value="11.79">
            <text:p>11.79</text:p>
          </table:table-cell>
          <table:table-cell office:value-type="float" office:value="11.749864">
            <text:p>11.749864</text:p>
          </table:table-cell>
          <table:table-cell office:value-type="float" office:value="13766700">
            <text:p>13766700</text:p>
          </table:table-cell>
          <table:table-cell/>
        </table:table-row>
        <table:table-row table:style-name="ro1">
          <table:table-cell office:value-type="string">
            <text:p>2019-01-22</text:p>
          </table:table-cell>
          <table:table-cell office:value-type="float" office:value="11.94">
            <text:p>11.94</text:p>
          </table:table-cell>
          <table:table-cell office:value-type="float" office:value="11.98">
            <text:p>11.98</text:p>
          </table:table-cell>
          <table:table-cell office:value-type="float" office:value="11.52">
            <text:p>11.52</text:p>
          </table:table-cell>
          <table:table-cell office:value-type="float" office:value="11.78">
            <text:p>11.78</text:p>
          </table:table-cell>
          <table:table-cell office:value-type="float" office:value="11.739898">
            <text:p>11.739898</text:p>
          </table:table-cell>
          <table:table-cell office:value-type="float" office:value="15022400">
            <text:p>15022400</text:p>
          </table:table-cell>
          <table:table-cell/>
        </table:table-row>
        <table:table-row table:style-name="ro1">
          <table:table-cell office:value-type="string">
            <text:p>2019-01-23</text:p>
          </table:table-cell>
          <table:table-cell office:value-type="float" office:value="11.76">
            <text:p>11.76</text:p>
          </table:table-cell>
          <table:table-cell office:value-type="float" office:value="11.88">
            <text:p>11.88</text:p>
          </table:table-cell>
          <table:table-cell office:value-type="float" office:value="11.58">
            <text:p>11.58</text:p>
          </table:table-cell>
          <table:table-cell office:value-type="float" office:value="11.77">
            <text:p>11.77</text:p>
          </table:table-cell>
          <table:table-cell office:value-type="float" office:value="11.729933">
            <text:p>11.729933</text:p>
          </table:table-cell>
          <table:table-cell office:value-type="float" office:value="9707400">
            <text:p>9707400</text:p>
          </table:table-cell>
          <table:table-cell/>
        </table:table-row>
        <table:table-row table:style-name="ro1">
          <table:table-cell office:value-type="string">
            <text:p>2019-01-24</text:p>
          </table:table-cell>
          <table:table-cell office:value-type="float" office:value="11.73">
            <text:p>11.73</text:p>
          </table:table-cell>
          <table:table-cell office:value-type="float" office:value="11.9">
            <text:p>11.9</text:p>
          </table:table-cell>
          <table:table-cell office:value-type="float" office:value="11.71">
            <text:p>11.71</text:p>
          </table:table-cell>
          <table:table-cell office:value-type="float" office:value="11.85">
            <text:p>11.85</text:p>
          </table:table-cell>
          <table:table-cell office:value-type="float" office:value="11.80966">
            <text:p>11.80966</text:p>
          </table:table-cell>
          <table:table-cell office:value-type="float" office:value="11714800">
            <text:p>11714800</text:p>
          </table:table-cell>
          <table:table-cell/>
        </table:table-row>
        <table:table-row table:style-name="ro1">
          <table:table-cell office:value-type="string">
            <text:p>2019-01-25</text:p>
          </table:table-cell>
          <table:table-cell office:value-type="float" office:value="12.04">
            <text:p>12.04</text:p>
          </table:table-cell>
          <table:table-cell office:value-type="float" office:value="12.29">
            <text:p>12.29</text:p>
          </table:table-cell>
          <table:table-cell office:value-type="float" office:value="12.04">
            <text:p>12.04</text:p>
          </table:table-cell>
          <table:table-cell office:value-type="float" office:value="12.25">
            <text:p>12.25</text:p>
          </table:table-cell>
          <table:table-cell office:value-type="float" office:value="12.208298">
            <text:p>12.208298</text:p>
          </table:table-cell>
          <table:table-cell office:value-type="float" office:value="13463800">
            <text:p>13463800</text:p>
          </table:table-cell>
          <table:table-cell/>
        </table:table-row>
        <table:table-row table:style-name="ro1">
          <table:table-cell office:value-type="string">
            <text:p>2019-01-28</text:p>
          </table:table-cell>
          <table:table-cell office:value-type="float" office:value="12.39">
            <text:p>12.39</text:p>
          </table:table-cell>
          <table:table-cell office:value-type="float" office:value="12.56">
            <text:p>12.56</text:p>
          </table:table-cell>
          <table:table-cell office:value-type="float" office:value="12.3">
            <text:p>12.3</text:p>
          </table:table-cell>
          <table:table-cell office:value-type="float" office:value="12.34">
            <text:p>12.34</text:p>
          </table:table-cell>
          <table:table-cell office:value-type="float" office:value="12.297992">
            <text:p>12.297992</text:p>
          </table:table-cell>
          <table:table-cell office:value-type="float" office:value="12814500">
            <text:p>12814500</text:p>
          </table:table-cell>
          <table:table-cell/>
        </table:table-row>
        <table:table-row table:style-name="ro1">
          <table:table-cell office:value-type="string">
            <text:p>2019-01-29</text:p>
          </table:table-cell>
          <table:table-cell office:value-type="float" office:value="12.49">
            <text:p>12.49</text:p>
          </table:table-cell>
          <table:table-cell office:value-type="float" office:value="13">
            <text:p>13</text:p>
          </table:table-cell>
          <table:table-cell office:value-type="float" office:value="12.44">
            <text:p>12.44</text:p>
          </table:table-cell>
          <table:table-cell office:value-type="float" office:value="12.93">
            <text:p>12.93</text:p>
          </table:table-cell>
          <table:table-cell office:value-type="float" office:value="12.885983">
            <text:p>12.885983</text:p>
          </table:table-cell>
          <table:table-cell office:value-type="float" office:value="18753300">
            <text:p>18753300</text:p>
          </table:table-cell>
          <table:table-cell/>
        </table:table-row>
        <table:table-row table:style-name="ro1">
          <table:table-cell office:value-type="string">
            <text:p>2019-01-30</text:p>
          </table:table-cell>
          <table:table-cell office:value-type="float" office:value="12.89">
            <text:p>12.89</text:p>
          </table:table-cell>
          <table:table-cell office:value-type="float" office:value="13.29">
            <text:p>13.29</text:p>
          </table:table-cell>
          <table:table-cell office:value-type="float" office:value="12.76">
            <text:p>12.76</text:p>
          </table:table-cell>
          <table:table-cell office:value-type="float" office:value="13.05">
            <text:p>13.05</text:p>
          </table:table-cell>
          <table:table-cell office:value-type="float" office:value="13.005574">
            <text:p>13.005574</text:p>
          </table:table-cell>
          <table:table-cell office:value-type="float" office:value="17994100">
            <text:p>17994100</text:p>
          </table:table-cell>
          <table:table-cell/>
        </table:table-row>
        <table:table-row table:style-name="ro1">
          <table:table-cell office:value-type="string">
            <text:p>2019-01-31</text:p>
          </table:table-cell>
          <table:table-cell office:value-type="float" office:value="13.18">
            <text:p>13.18</text:p>
          </table:table-cell>
          <table:table-cell office:value-type="float" office:value="13.4">
            <text:p>13.4</text:p>
          </table:table-cell>
          <table:table-cell office:value-type="float" office:value="13.05">
            <text:p>13.05</text:p>
          </table:table-cell>
          <table:table-cell office:value-type="float" office:value="13.39">
            <text:p>13.39</text:p>
          </table:table-cell>
          <table:table-cell office:value-type="float" office:value="13.344418">
            <text:p>13.344418</text:p>
          </table:table-cell>
          <table:table-cell office:value-type="float" office:value="20388900">
            <text:p>20388900</text:p>
          </table:table-cell>
          <table:table-cell/>
        </table:table-row>
        <table:table-row table:style-name="ro1">
          <table:table-cell office:value-type="string">
            <text:p>2019-02-01</text:p>
          </table:table-cell>
          <table:table-cell office:value-type="float" office:value="13.36">
            <text:p>13.36</text:p>
          </table:table-cell>
          <table:table-cell office:value-type="float" office:value="13.4">
            <text:p>13.4</text:p>
          </table:table-cell>
          <table:table-cell office:value-type="float" office:value="13.01">
            <text:p>13.01</text:p>
          </table:table-cell>
          <table:table-cell office:value-type="float" office:value="13.25">
            <text:p>13.25</text:p>
          </table:table-cell>
          <table:table-cell office:value-type="float" office:value="13.204893">
            <text:p>13.204893</text:p>
          </table:table-cell>
          <table:table-cell office:value-type="float" office:value="12580200">
            <text:p>12580200</text:p>
          </table:table-cell>
          <table:table-cell/>
        </table:table-row>
        <table:table-row table:style-name="ro1">
          <table:table-cell office:value-type="string">
            <text:p>2019-02-04</text:p>
          </table:table-cell>
          <table:table-cell office:value-type="float" office:value="13.04">
            <text:p>13.04</text:p>
          </table:table-cell>
          <table:table-cell office:value-type="float" office:value="13.38">
            <text:p>13.38</text:p>
          </table:table-cell>
          <table:table-cell office:value-type="float" office:value="13.02">
            <text:p>13.02</text:p>
          </table:table-cell>
          <table:table-cell office:value-type="float" office:value="13.35">
            <text:p>13.35</text:p>
          </table:table-cell>
          <table:table-cell office:value-type="float" office:value="13.304554">
            <text:p>13.304554</text:p>
          </table:table-cell>
          <table:table-cell office:value-type="float" office:value="11307900">
            <text:p>11307900</text:p>
          </table:table-cell>
          <table:table-cell/>
        </table:table-row>
        <table:table-row table:style-name="ro1">
          <table:table-cell office:value-type="string">
            <text:p>2019-02-05</text:p>
          </table:table-cell>
          <table:table-cell office:value-type="float" office:value="13.37">
            <text:p>13.37</text:p>
          </table:table-cell>
          <table:table-cell office:value-type="float" office:value="13.4">
            <text:p>13.4</text:p>
          </table:table-cell>
          <table:table-cell office:value-type="float" office:value="13.12">
            <text:p>13.12</text:p>
          </table:table-cell>
          <table:table-cell office:value-type="float" office:value="13.36">
            <text:p>13.36</text:p>
          </table:table-cell>
          <table:table-cell office:value-type="float" office:value="13.314519">
            <text:p>13.314519</text:p>
          </table:table-cell>
          <table:table-cell office:value-type="float" office:value="8722300">
            <text:p>8722300</text:p>
          </table:table-cell>
          <table:table-cell/>
        </table:table-row>
        <table:table-row table:style-name="ro1">
          <table:table-cell office:value-type="string">
            <text:p>2019-02-06</text:p>
          </table:table-cell>
          <table:table-cell office:value-type="float" office:value="13.15">
            <text:p>13.15</text:p>
          </table:table-cell>
          <table:table-cell office:value-type="float" office:value="13.39">
            <text:p>13.39</text:p>
          </table:table-cell>
          <table:table-cell office:value-type="float" office:value="13.15">
            <text:p>13.15</text:p>
          </table:table-cell>
          <table:table-cell office:value-type="float" office:value="13.24">
            <text:p>13.24</text:p>
          </table:table-cell>
          <table:table-cell office:value-type="float" office:value="13.194927">
            <text:p>13.194927</text:p>
          </table:table-cell>
          <table:table-cell office:value-type="float" office:value="11835200">
            <text:p>11835200</text:p>
          </table:table-cell>
          <table:table-cell/>
        </table:table-row>
        <table:table-row table:style-name="ro1">
          <table:table-cell office:value-type="string">
            <text:p>2019-02-07</text:p>
          </table:table-cell>
          <table:table-cell office:value-type="float" office:value="13.18">
            <text:p>13.18</text:p>
          </table:table-cell>
          <table:table-cell office:value-type="float" office:value="13.43">
            <text:p>13.43</text:p>
          </table:table-cell>
          <table:table-cell office:value-type="float" office:value="13.17">
            <text:p>13.17</text:p>
          </table:table-cell>
          <table:table-cell office:value-type="float" office:value="13.34">
            <text:p>13.34</text:p>
          </table:table-cell>
          <table:table-cell office:value-type="float" office:value="13.294587">
            <text:p>13.294587</text:p>
          </table:table-cell>
          <table:table-cell office:value-type="float" office:value="14888700">
            <text:p>14888700</text:p>
          </table:table-cell>
          <table:table-cell/>
        </table:table-row>
        <table:table-row table:style-name="ro1">
          <table:table-cell office:value-type="string">
            <text:p>2019-02-08</text:p>
          </table:table-cell>
          <table:table-cell office:value-type="float" office:value="13.41">
            <text:p>13.41</text:p>
          </table:table-cell>
          <table:table-cell office:value-type="float" office:value="13.73">
            <text:p>13.73</text:p>
          </table:table-cell>
          <table:table-cell office:value-type="float" office:value="13.4">
            <text:p>13.4</text:p>
          </table:table-cell>
          <table:table-cell office:value-type="float" office:value="13.62">
            <text:p>13.62</text:p>
          </table:table-cell>
          <table:table-cell office:value-type="float" office:value="13.573634">
            <text:p>13.573634</text:p>
          </table:table-cell>
          <table:table-cell office:value-type="float" office:value="14309700">
            <text:p>14309700</text:p>
          </table:table-cell>
          <table:table-cell/>
        </table:table-row>
        <table:table-row table:style-name="ro1">
          <table:table-cell office:value-type="string">
            <text:p>2019-02-11</text:p>
          </table:table-cell>
          <table:table-cell office:value-type="float" office:value="13.51">
            <text:p>13.51</text:p>
          </table:table-cell>
          <table:table-cell office:value-type="float" office:value="13.61">
            <text:p>13.61</text:p>
          </table:table-cell>
          <table:table-cell table:number-columns-repeated="2" office:value-type="float" office:value="13.43">
            <text:p>13.43</text:p>
          </table:table-cell>
          <table:table-cell office:value-type="float" office:value="13.384281">
            <text:p>13.384281</text:p>
          </table:table-cell>
          <table:table-cell office:value-type="float" office:value="11737300">
            <text:p>11737300</text:p>
          </table:table-cell>
          <table:table-cell/>
        </table:table-row>
        <table:table-row table:style-name="ro1">
          <table:table-cell office:value-type="string">
            <text:p>2019-02-12</text:p>
          </table:table-cell>
          <table:table-cell office:value-type="float" office:value="13.58">
            <text:p>13.58</text:p>
          </table:table-cell>
          <table:table-cell office:value-type="float" office:value="13.72">
            <text:p>13.72</text:p>
          </table:table-cell>
          <table:table-cell office:value-type="float" office:value="13.33">
            <text:p>13.33</text:p>
          </table:table-cell>
          <table:table-cell office:value-type="float" office:value="13.37">
            <text:p>13.37</text:p>
          </table:table-cell>
          <table:table-cell office:value-type="float" office:value="13.324485">
            <text:p>13.324485</text:p>
          </table:table-cell>
          <table:table-cell office:value-type="float" office:value="12337100">
            <text:p>12337100</text:p>
          </table:table-cell>
          <table:table-cell/>
        </table:table-row>
        <table:table-row table:style-name="ro1">
          <table:table-cell office:value-type="string">
            <text:p>2019-02-13</text:p>
          </table:table-cell>
          <table:table-cell office:value-type="float" office:value="13">
            <text:p>13</text:p>
          </table:table-cell>
          <table:table-cell office:value-type="float" office:value="13.17">
            <text:p>13.17</text:p>
          </table:table-cell>
          <table:table-cell office:value-type="float" office:value="12.63">
            <text:p>12.63</text:p>
          </table:table-cell>
          <table:table-cell office:value-type="float" office:value="12.82">
            <text:p>12.82</text:p>
          </table:table-cell>
          <table:table-cell office:value-type="float" office:value="12.776357">
            <text:p>12.776357</text:p>
          </table:table-cell>
          <table:table-cell office:value-type="float" office:value="24615400">
            <text:p>24615400</text:p>
          </table:table-cell>
          <table:table-cell/>
        </table:table-row>
        <table:table-row table:style-name="ro1">
          <table:table-cell office:value-type="string">
            <text:p>2019-02-14</text:p>
          </table:table-cell>
          <table:table-cell office:value-type="float" office:value="12.8">
            <text:p>12.8</text:p>
          </table:table-cell>
          <table:table-cell office:value-type="float" office:value="13.06">
            <text:p>13.06</text:p>
          </table:table-cell>
          <table:table-cell office:value-type="float" office:value="12.72">
            <text:p>12.72</text:p>
          </table:table-cell>
          <table:table-cell office:value-type="float" office:value="12.91">
            <text:p>12.91</text:p>
          </table:table-cell>
          <table:table-cell office:value-type="float" office:value="12.866051">
            <text:p>12.866051</text:p>
          </table:table-cell>
          <table:table-cell office:value-type="float" office:value="14555300">
            <text:p>14555300</text:p>
          </table:table-cell>
          <table:table-cell/>
        </table:table-row>
        <table:table-row table:style-name="ro1">
          <table:table-cell office:value-type="string">
            <text:p>2019-02-15</text:p>
          </table:table-cell>
          <table:table-cell office:value-type="float" office:value="12.85">
            <text:p>12.85</text:p>
          </table:table-cell>
          <table:table-cell office:value-type="float" office:value="13">
            <text:p>13</text:p>
          </table:table-cell>
          <table:table-cell office:value-type="float" office:value="12.7">
            <text:p>12.7</text:p>
          </table:table-cell>
          <table:table-cell office:value-type="float" office:value="12.95">
            <text:p>12.95</text:p>
          </table:table-cell>
          <table:table-cell office:value-type="float" office:value="12.905914">
            <text:p>12.905914</text:p>
          </table:table-cell>
          <table:table-cell office:value-type="float" office:value="12375800">
            <text:p>12375800</text:p>
          </table:table-cell>
          <table:table-cell/>
        </table:table-row>
        <table:table-row table:style-name="ro1">
          <table:table-cell office:value-type="string">
            <text:p>2019-02-19</text:p>
          </table:table-cell>
          <table:table-cell office:value-type="float" office:value="13.09">
            <text:p>13.09</text:p>
          </table:table-cell>
          <table:table-cell office:value-type="float" office:value="13.69">
            <text:p>13.69</text:p>
          </table:table-cell>
          <table:table-cell office:value-type="float" office:value="13.03">
            <text:p>13.03</text:p>
          </table:table-cell>
          <table:table-cell office:value-type="float" office:value="13.55">
            <text:p>13.55</text:p>
          </table:table-cell>
          <table:table-cell office:value-type="float" office:value="13.503873">
            <text:p>13.503873</text:p>
          </table:table-cell>
          <table:table-cell office:value-type="float" office:value="22809000">
            <text:p>22809000</text:p>
          </table:table-cell>
          <table:table-cell/>
        </table:table-row>
        <table:table-row table:style-name="ro1">
          <table:table-cell office:value-type="string">
            <text:p>2019-02-20</text:p>
          </table:table-cell>
          <table:table-cell office:value-type="float" office:value="13.68">
            <text:p>13.68</text:p>
          </table:table-cell>
          <table:table-cell office:value-type="float" office:value="14.04">
            <text:p>14.04</text:p>
          </table:table-cell>
          <table:table-cell office:value-type="float" office:value="13.62">
            <text:p>13.62</text:p>
          </table:table-cell>
          <table:table-cell office:value-type="float" office:value="13.76">
            <text:p>13.76</text:p>
          </table:table-cell>
          <table:table-cell office:value-type="float" office:value="13.713158">
            <text:p>13.713158</text:p>
          </table:table-cell>
          <table:table-cell office:value-type="float" office:value="28876700">
            <text:p>28876700</text:p>
          </table:table-cell>
          <table:table-cell/>
        </table:table-row>
        <table:table-row table:style-name="ro1">
          <table:table-cell office:value-type="string">
            <text:p>2019-02-21</text:p>
          </table:table-cell>
          <table:table-cell table:number-columns-repeated="2" office:value-type="float" office:value="13.64">
            <text:p>13.64</text:p>
          </table:table-cell>
          <table:table-cell office:value-type="float" office:value="13.21">
            <text:p>13.21</text:p>
          </table:table-cell>
          <table:table-cell office:value-type="float" office:value="13.32">
            <text:p>13.32</text:p>
          </table:table-cell>
          <table:table-cell office:value-type="float" office:value="13.274655">
            <text:p>13.274655</text:p>
          </table:table-cell>
          <table:table-cell office:value-type="float" office:value="22343000">
            <text:p>22343000</text:p>
          </table:table-cell>
          <table:table-cell/>
        </table:table-row>
        <table:table-row table:style-name="ro1">
          <table:table-cell office:value-type="string">
            <text:p>2019-02-22</text:p>
          </table:table-cell>
          <table:table-cell office:value-type="float" office:value="13.25">
            <text:p>13.25</text:p>
          </table:table-cell>
          <table:table-cell office:value-type="float" office:value="13.31">
            <text:p>13.31</text:p>
          </table:table-cell>
          <table:table-cell office:value-type="float" office:value="12.92">
            <text:p>12.92</text:p>
          </table:table-cell>
          <table:table-cell office:value-type="float" office:value="13.04">
            <text:p>13.04</text:p>
          </table:table-cell>
          <table:table-cell office:value-type="float" office:value="12.995608">
            <text:p>12.995608</text:p>
          </table:table-cell>
          <table:table-cell office:value-type="float" office:value="19355600">
            <text:p>19355600</text:p>
          </table:table-cell>
          <table:table-cell/>
        </table:table-row>
        <table:table-row table:style-name="ro1">
          <table:table-cell office:value-type="string">
            <text:p>2019-02-25</text:p>
          </table:table-cell>
          <table:table-cell office:value-type="float" office:value="13.07">
            <text:p>13.07</text:p>
          </table:table-cell>
          <table:table-cell office:value-type="float" office:value="13.12">
            <text:p>13.12</text:p>
          </table:table-cell>
          <table:table-cell office:value-type="float" office:value="12.57">
            <text:p>12.57</text:p>
          </table:table-cell>
          <table:table-cell office:value-type="float" office:value="12.61">
            <text:p>12.61</text:p>
          </table:table-cell>
          <table:table-cell office:value-type="float" office:value="12.567072">
            <text:p>12.567072</text:p>
          </table:table-cell>
          <table:table-cell office:value-type="float" office:value="24918500">
            <text:p>24918500</text:p>
          </table:table-cell>
          <table:table-cell/>
        </table:table-row>
        <table:table-row table:style-name="ro1">
          <table:table-cell office:value-type="string">
            <text:p>2019-02-26</text:p>
          </table:table-cell>
          <table:table-cell office:value-type="float" office:value="12.58">
            <text:p>12.58</text:p>
          </table:table-cell>
          <table:table-cell office:value-type="float" office:value="12.64">
            <text:p>12.64</text:p>
          </table:table-cell>
          <table:table-cell office:value-type="float" office:value="12.22">
            <text:p>12.22</text:p>
          </table:table-cell>
          <table:table-cell office:value-type="float" office:value="12.59">
            <text:p>12.59</text:p>
          </table:table-cell>
          <table:table-cell office:value-type="float" office:value="12.54714">
            <text:p>12.54714</text:p>
          </table:table-cell>
          <table:table-cell office:value-type="float" office:value="23533900">
            <text:p>23533900</text:p>
          </table:table-cell>
          <table:table-cell/>
        </table:table-row>
        <table:table-row table:style-name="ro1">
          <table:table-cell office:value-type="string">
            <text:p>2019-02-27</text:p>
          </table:table-cell>
          <table:table-cell table:number-columns-repeated="2" office:value-type="float" office:value="12.65">
            <text:p>12.65</text:p>
          </table:table-cell>
          <table:table-cell office:value-type="float" office:value="12.31">
            <text:p>12.31</text:p>
          </table:table-cell>
          <table:table-cell office:value-type="float" office:value="12.5">
            <text:p>12.5</text:p>
          </table:table-cell>
          <table:table-cell office:value-type="float" office:value="12.457447">
            <text:p>12.457447</text:p>
          </table:table-cell>
          <table:table-cell office:value-type="float" office:value="20619200">
            <text:p>20619200</text:p>
          </table:table-cell>
          <table:table-cell/>
        </table:table-row>
        <table:table-row table:style-name="ro1">
          <table:table-cell office:value-type="string">
            <text:p>2019-02-28</text:p>
          </table:table-cell>
          <table:table-cell office:value-type="float" office:value="12.52">
            <text:p>12.52</text:p>
          </table:table-cell>
          <table:table-cell office:value-type="float" office:value="12.66">
            <text:p>12.66</text:p>
          </table:table-cell>
          <table:table-cell office:value-type="float" office:value="12.44">
            <text:p>12.44</text:p>
          </table:table-cell>
          <table:table-cell office:value-type="float" office:value="12.64">
            <text:p>12.64</text:p>
          </table:table-cell>
          <table:table-cell office:value-type="float" office:value="12.596971">
            <text:p>12.596971</text:p>
          </table:table-cell>
          <table:table-cell office:value-type="float" office:value="11025400">
            <text:p>11025400</text:p>
          </table:table-cell>
          <table:table-cell/>
        </table:table-row>
        <table:table-row table:style-name="ro1">
          <table:table-cell office:value-type="string">
            <text:p>2019-03-01</text:p>
          </table:table-cell>
          <table:table-cell office:value-type="float" office:value="12.44">
            <text:p>12.44</text:p>
          </table:table-cell>
          <table:table-cell office:value-type="float" office:value="12.65">
            <text:p>12.65</text:p>
          </table:table-cell>
          <table:table-cell office:value-type="float" office:value="12.23">
            <text:p>12.23</text:p>
          </table:table-cell>
          <table:table-cell office:value-type="float" office:value="12.31">
            <text:p>12.31</text:p>
          </table:table-cell>
          <table:table-cell office:value-type="float" office:value="12.268094">
            <text:p>12.268094</text:p>
          </table:table-cell>
          <table:table-cell office:value-type="float" office:value="14306900">
            <text:p>14306900</text:p>
          </table:table-cell>
          <table:table-cell/>
        </table:table-row>
        <table:table-row table:style-name="ro1">
          <table:table-cell office:value-type="string">
            <text:p>2019-03-04</text:p>
          </table:table-cell>
          <table:table-cell office:value-type="float" office:value="12.27">
            <text:p>12.27</text:p>
          </table:table-cell>
          <table:table-cell office:value-type="float" office:value="12.55">
            <text:p>12.55</text:p>
          </table:table-cell>
          <table:table-cell office:value-type="float" office:value="12.18">
            <text:p>12.18</text:p>
          </table:table-cell>
          <table:table-cell office:value-type="float" office:value="12.51">
            <text:p>12.51</text:p>
          </table:table-cell>
          <table:table-cell office:value-type="float" office:value="12.467413">
            <text:p>12.467413</text:p>
          </table:table-cell>
          <table:table-cell office:value-type="float" office:value="13053000">
            <text:p>13053000</text:p>
          </table:table-cell>
          <table:table-cell/>
        </table:table-row>
        <table:table-row table:style-name="ro1">
          <table:table-cell office:value-type="string">
            <text:p>2019-03-05</text:p>
          </table:table-cell>
          <table:table-cell office:value-type="float" office:value="12.41">
            <text:p>12.41</text:p>
          </table:table-cell>
          <table:table-cell office:value-type="float" office:value="12.71">
            <text:p>12.71</text:p>
          </table:table-cell>
          <table:table-cell office:value-type="float" office:value="12.4">
            <text:p>12.4</text:p>
          </table:table-cell>
          <table:table-cell office:value-type="float" office:value="12.7">
            <text:p>12.7</text:p>
          </table:table-cell>
          <table:table-cell office:value-type="float" office:value="12.656766">
            <text:p>12.656766</text:p>
          </table:table-cell>
          <table:table-cell office:value-type="float" office:value="11031600">
            <text:p>11031600</text:p>
          </table:table-cell>
          <table:table-cell/>
        </table:table-row>
        <table:table-row table:style-name="ro1">
          <table:table-cell office:value-type="string">
            <text:p>2019-03-06</text:p>
          </table:table-cell>
          <table:table-cell table:number-columns-repeated="2" office:value-type="float" office:value="12.68">
            <text:p>12.68</text:p>
          </table:table-cell>
          <table:table-cell office:value-type="float" office:value="12.36">
            <text:p>12.36</text:p>
          </table:table-cell>
          <table:table-cell office:value-type="float" office:value="12.4">
            <text:p>12.4</text:p>
          </table:table-cell>
          <table:table-cell office:value-type="float" office:value="12.357787">
            <text:p>12.357787</text:p>
          </table:table-cell>
          <table:table-cell office:value-type="float" office:value="13306100">
            <text:p>13306100</text:p>
          </table:table-cell>
          <table:table-cell/>
        </table:table-row>
        <table:table-row table:style-name="ro1">
          <table:table-cell office:value-type="string">
            <text:p>2019-03-07</text:p>
          </table:table-cell>
          <table:table-cell office:value-type="float" office:value="12.35">
            <text:p>12.35</text:p>
          </table:table-cell>
          <table:table-cell office:value-type="float" office:value="12.66">
            <text:p>12.66</text:p>
          </table:table-cell>
          <table:table-cell office:value-type="float" office:value="12.34">
            <text:p>12.34</text:p>
          </table:table-cell>
          <table:table-cell office:value-type="float" office:value="12.63">
            <text:p>12.63</text:p>
          </table:table-cell>
          <table:table-cell office:value-type="float" office:value="12.587005">
            <text:p>12.587005</text:p>
          </table:table-cell>
          <table:table-cell office:value-type="float" office:value="12490100">
            <text:p>12490100</text:p>
          </table:table-cell>
          <table:table-cell/>
        </table:table-row>
        <table:table-row table:style-name="ro1">
          <table:table-cell office:value-type="string">
            <text:p>2019-03-08</text:p>
          </table:table-cell>
          <table:table-cell office:value-type="float" office:value="12.86">
            <text:p>12.86</text:p>
          </table:table-cell>
          <table:table-cell office:value-type="float" office:value="13">
            <text:p>13</text:p>
          </table:table-cell>
          <table:table-cell office:value-type="float" office:value="12.68">
            <text:p>12.68</text:p>
          </table:table-cell>
          <table:table-cell office:value-type="float" office:value="12.93">
            <text:p>12.93</text:p>
          </table:table-cell>
          <table:table-cell office:value-type="float" office:value="12.885983">
            <text:p>12.885983</text:p>
          </table:table-cell>
          <table:table-cell office:value-type="float" office:value="17763700">
            <text:p>17763700</text:p>
          </table:table-cell>
          <table:table-cell/>
        </table:table-row>
        <table:table-row table:style-name="ro1">
          <table:table-cell office:value-type="string">
            <text:p>2019-03-11</text:p>
          </table:table-cell>
          <table:table-cell office:value-type="float" office:value="13.26">
            <text:p>13.26</text:p>
          </table:table-cell>
          <table:table-cell office:value-type="float" office:value="13.49">
            <text:p>13.49</text:p>
          </table:table-cell>
          <table:table-cell office:value-type="float" office:value="13.01">
            <text:p>13.01</text:p>
          </table:table-cell>
          <table:table-cell office:value-type="float" office:value="13.18">
            <text:p>13.18</text:p>
          </table:table-cell>
          <table:table-cell office:value-type="float" office:value="13.135132">
            <text:p>13.135132</text:p>
          </table:table-cell>
          <table:table-cell office:value-type="float" office:value="25710900">
            <text:p>25710900</text:p>
          </table:table-cell>
          <table:table-cell/>
        </table:table-row>
        <table:table-row table:style-name="ro1">
          <table:table-cell office:value-type="string">
            <text:p>2019-03-12</text:p>
          </table:table-cell>
          <table:table-cell office:value-type="float" office:value="13.17">
            <text:p>13.17</text:p>
          </table:table-cell>
          <table:table-cell office:value-type="float" office:value="13.26">
            <text:p>13.26</text:p>
          </table:table-cell>
          <table:table-cell office:value-type="float" office:value="13.07">
            <text:p>13.07</text:p>
          </table:table-cell>
          <table:table-cell office:value-type="float" office:value="13.23">
            <text:p>13.23</text:p>
          </table:table-cell>
          <table:table-cell office:value-type="float" office:value="13.184961">
            <text:p>13.184961</text:p>
          </table:table-cell>
          <table:table-cell office:value-type="float" office:value="13550500">
            <text:p>13550500</text:p>
          </table:table-cell>
          <table:table-cell/>
        </table:table-row>
        <table:table-row table:style-name="ro1">
          <table:table-cell office:value-type="string">
            <text:p>2019-03-13</text:p>
          </table:table-cell>
          <table:table-cell office:value-type="float" office:value="13.37">
            <text:p>13.37</text:p>
          </table:table-cell>
          <table:table-cell office:value-type="float" office:value="13.4">
            <text:p>13.4</text:p>
          </table:table-cell>
          <table:table-cell office:value-type="float" office:value="13.21">
            <text:p>13.21</text:p>
          </table:table-cell>
          <table:table-cell office:value-type="float" office:value="13.35">
            <text:p>13.35</text:p>
          </table:table-cell>
          <table:table-cell office:value-type="float" office:value="13.304554">
            <text:p>13.304554</text:p>
          </table:table-cell>
          <table:table-cell office:value-type="float" office:value="13638400">
            <text:p>13638400</text:p>
          </table:table-cell>
          <table:table-cell/>
        </table:table-row>
        <table:table-row table:style-name="ro1">
          <table:table-cell office:value-type="string">
            <text:p>2019-03-14</text:p>
          </table:table-cell>
          <table:table-cell office:value-type="float" office:value="13.05">
            <text:p>13.05</text:p>
          </table:table-cell>
          <table:table-cell office:value-type="float" office:value="13.14">
            <text:p>13.14</text:p>
          </table:table-cell>
          <table:table-cell office:value-type="float" office:value="12.92">
            <text:p>12.92</text:p>
          </table:table-cell>
          <table:table-cell office:value-type="float" office:value="13.11">
            <text:p>13.11</text:p>
          </table:table-cell>
          <table:table-cell office:value-type="float" office:value="13.06537">
            <text:p>13.06537</text:p>
          </table:table-cell>
          <table:table-cell office:value-type="float" office:value="10409800">
            <text:p>10409800</text:p>
          </table:table-cell>
          <table:table-cell/>
        </table:table-row>
        <table:table-row table:style-name="ro1">
          <table:table-cell office:value-type="string">
            <text:p>2019-03-15</text:p>
          </table:table-cell>
          <table:table-cell office:value-type="float" office:value="13.23">
            <text:p>13.23</text:p>
          </table:table-cell>
          <table:table-cell office:value-type="float" office:value="13.25">
            <text:p>13.25</text:p>
          </table:table-cell>
          <table:table-cell office:value-type="float" office:value="12.97">
            <text:p>12.97</text:p>
          </table:table-cell>
          <table:table-cell office:value-type="float" office:value="13">
            <text:p>13</text:p>
          </table:table-cell>
          <table:table-cell office:value-type="float" office:value="12.955745">
            <text:p>12.955745</text:p>
          </table:table-cell>
          <table:table-cell office:value-type="float" office:value="25960200">
            <text:p>25960200</text:p>
          </table:table-cell>
          <table:table-cell/>
        </table:table-row>
        <table:table-row table:style-name="ro1">
          <table:table-cell office:value-type="string">
            <text:p>2019-03-18</text:p>
          </table:table-cell>
          <table:table-cell office:value-type="float" office:value="12.99">
            <text:p>12.99</text:p>
          </table:table-cell>
          <table:table-cell office:value-type="float" office:value="13.21">
            <text:p>13.21</text:p>
          </table:table-cell>
          <table:table-cell office:value-type="float" office:value="12.9">
            <text:p>12.9</text:p>
          </table:table-cell>
          <table:table-cell office:value-type="float" office:value="12.95">
            <text:p>12.95</text:p>
          </table:table-cell>
          <table:table-cell office:value-type="float" office:value="12.905914">
            <text:p>12.905914</text:p>
          </table:table-cell>
          <table:table-cell office:value-type="float" office:value="12457600">
            <text:p>12457600</text:p>
          </table:table-cell>
          <table:table-cell/>
        </table:table-row>
        <table:table-row table:style-name="ro1">
          <table:table-cell office:value-type="string">
            <text:p>2019-03-19</text:p>
          </table:table-cell>
          <table:table-cell office:value-type="float" office:value="13.06">
            <text:p>13.06</text:p>
          </table:table-cell>
          <table:table-cell office:value-type="float" office:value="13.09">
            <text:p>13.09</text:p>
          </table:table-cell>
          <table:table-cell office:value-type="float" office:value="12.8">
            <text:p>12.8</text:p>
          </table:table-cell>
          <table:table-cell office:value-type="float" office:value="12.84">
            <text:p>12.84</text:p>
          </table:table-cell>
          <table:table-cell office:value-type="float" office:value="12.796289">
            <text:p>12.796289</text:p>
          </table:table-cell>
          <table:table-cell office:value-type="float" office:value="9858800">
            <text:p>9858800</text:p>
          </table:table-cell>
          <table:table-cell/>
        </table:table-row>
        <table:table-row table:style-name="ro1">
          <table:table-cell office:value-type="string">
            <text:p>2019-03-20</text:p>
          </table:table-cell>
          <table:table-cell office:value-type="float" office:value="12.79">
            <text:p>12.79</text:p>
          </table:table-cell>
          <table:table-cell office:value-type="float" office:value="13.22">
            <text:p>13.22</text:p>
          </table:table-cell>
          <table:table-cell office:value-type="float" office:value="12.64">
            <text:p>12.64</text:p>
          </table:table-cell>
          <table:table-cell office:value-type="float" office:value="13.11">
            <text:p>13.11</text:p>
          </table:table-cell>
          <table:table-cell office:value-type="float" office:value="13.06537">
            <text:p>13.06537</text:p>
          </table:table-cell>
          <table:table-cell office:value-type="float" office:value="15814900">
            <text:p>15814900</text:p>
          </table:table-cell>
          <table:table-cell/>
        </table:table-row>
        <table:table-row table:style-name="ro1">
          <table:table-cell office:value-type="string">
            <text:p>2019-03-21</text:p>
          </table:table-cell>
          <table:table-cell office:value-type="float" office:value="13.13">
            <text:p>13.13</text:p>
          </table:table-cell>
          <table:table-cell office:value-type="float" office:value="13.3">
            <text:p>13.3</text:p>
          </table:table-cell>
          <table:table-cell office:value-type="float" office:value="13">
            <text:p>13</text:p>
          </table:table-cell>
          <table:table-cell office:value-type="float" office:value="13.28">
            <text:p>13.28</text:p>
          </table:table-cell>
          <table:table-cell office:value-type="float" office:value="13.234791">
            <text:p>13.234791</text:p>
          </table:table-cell>
          <table:table-cell office:value-type="float" office:value="17031300">
            <text:p>17031300</text:p>
          </table:table-cell>
          <table:table-cell/>
        </table:table-row>
        <table:table-row table:style-name="ro1">
          <table:table-cell office:value-type="string">
            <text:p>2019-03-22</text:p>
          </table:table-cell>
          <table:table-cell office:value-type="float" office:value="13.22">
            <text:p>13.22</text:p>
          </table:table-cell>
          <table:table-cell office:value-type="float" office:value="13.7">
            <text:p>13.7</text:p>
          </table:table-cell>
          <table:table-cell office:value-type="float" office:value="13.18">
            <text:p>13.18</text:p>
          </table:table-cell>
          <table:table-cell office:value-type="float" office:value="13.67">
            <text:p>13.67</text:p>
          </table:table-cell>
          <table:table-cell office:value-type="float" office:value="13.623464">
            <text:p>13.623464</text:p>
          </table:table-cell>
          <table:table-cell office:value-type="float" office:value="22320100">
            <text:p>22320100</text:p>
          </table:table-cell>
          <table:table-cell/>
        </table:table-row>
        <table:table-row table:style-name="ro1">
          <table:table-cell office:value-type="string">
            <text:p>2019-03-25</text:p>
          </table:table-cell>
          <table:table-cell office:value-type="float" office:value="13.75">
            <text:p>13.75</text:p>
          </table:table-cell>
          <table:table-cell office:value-type="float" office:value="14.31">
            <text:p>14.31</text:p>
          </table:table-cell>
          <table:table-cell office:value-type="float" office:value="13.69">
            <text:p>13.69</text:p>
          </table:table-cell>
          <table:table-cell office:value-type="float" office:value="14.27">
            <text:p>14.27</text:p>
          </table:table-cell>
          <table:table-cell office:value-type="float" office:value="14.221421">
            <text:p>14.221421</text:p>
          </table:table-cell>
          <table:table-cell office:value-type="float" office:value="28809200">
            <text:p>28809200</text:p>
          </table:table-cell>
          <table:table-cell/>
        </table:table-row>
        <table:table-row table:style-name="ro1">
          <table:table-cell office:value-type="string">
            <text:p>2019-03-26</text:p>
          </table:table-cell>
          <table:table-cell office:value-type="float" office:value="14.09">
            <text:p>14.09</text:p>
          </table:table-cell>
          <table:table-cell office:value-type="float" office:value="14.52">
            <text:p>14.52</text:p>
          </table:table-cell>
          <table:table-cell office:value-type="float" office:value="14.02">
            <text:p>14.02</text:p>
          </table:table-cell>
          <table:table-cell office:value-type="float" office:value="14.5">
            <text:p>14.5</text:p>
          </table:table-cell>
          <table:table-cell office:value-type="float" office:value="14.450638">
            <text:p>14.450638</text:p>
          </table:table-cell>
          <table:table-cell office:value-type="float" office:value="21072500">
            <text:p>21072500</text:p>
          </table:table-cell>
          <table:table-cell/>
        </table:table-row>
        <table:table-row table:style-name="ro1">
          <table:table-cell office:value-type="string">
            <text:p>2019-03-27</text:p>
          </table:table-cell>
          <table:table-cell office:value-type="float" office:value="14.52">
            <text:p>14.52</text:p>
          </table:table-cell>
          <table:table-cell office:value-type="float" office:value="14.54">
            <text:p>14.54</text:p>
          </table:table-cell>
          <table:table-cell office:value-type="float" office:value="14.2">
            <text:p>14.2</text:p>
          </table:table-cell>
          <table:table-cell office:value-type="float" office:value="14.25">
            <text:p>14.25</text:p>
          </table:table-cell>
          <table:table-cell office:value-type="float" office:value="14.201489">
            <text:p>14.201489</text:p>
          </table:table-cell>
          <table:table-cell office:value-type="float" office:value="13092900">
            <text:p>13092900</text:p>
          </table:table-cell>
          <table:table-cell/>
        </table:table-row>
        <table:table-row table:style-name="ro1">
          <table:table-cell office:value-type="string">
            <text:p>2019-03-28</text:p>
          </table:table-cell>
          <table:table-cell office:value-type="float" office:value="13.95">
            <text:p>13.95</text:p>
          </table:table-cell>
          <table:table-cell office:value-type="float" office:value="14.1">
            <text:p>14.1</text:p>
          </table:table-cell>
          <table:table-cell office:value-type="float" office:value="13.73">
            <text:p>13.73</text:p>
          </table:table-cell>
          <table:table-cell office:value-type="float" office:value="13.88">
            <text:p>13.88</text:p>
          </table:table-cell>
          <table:table-cell office:value-type="float" office:value="13.832749">
            <text:p>13.832749</text:p>
          </table:table-cell>
          <table:table-cell office:value-type="float" office:value="15918100">
            <text:p>15918100</text:p>
          </table:table-cell>
          <table:table-cell/>
        </table:table-row>
        <table:table-row table:style-name="ro1">
          <table:table-cell office:value-type="string">
            <text:p>2019-03-29</text:p>
          </table:table-cell>
          <table:table-cell table:number-columns-repeated="2" office:value-type="float" office:value="14.08">
            <text:p>14.08</text:p>
          </table:table-cell>
          <table:table-cell office:value-type="float" office:value="13.7">
            <text:p>13.7</text:p>
          </table:table-cell>
          <table:table-cell office:value-type="float" office:value="13.71">
            <text:p>13.71</text:p>
          </table:table-cell>
          <table:table-cell office:value-type="float" office:value="13.663327">
            <text:p>13.663327</text:p>
          </table:table-cell>
          <table:table-cell office:value-type="float" office:value="11198100">
            <text:p>11198100</text:p>
          </table:table-cell>
          <table:table-cell/>
        </table:table-row>
        <table:table-row table:style-name="ro1">
          <table:table-cell office:value-type="string">
            <text:p>2019-04-01</text:p>
          </table:table-cell>
          <table:table-cell office:value-type="float" office:value="13.71">
            <text:p>13.71</text:p>
          </table:table-cell>
          <table:table-cell office:value-type="float" office:value="13.77">
            <text:p>13.77</text:p>
          </table:table-cell>
          <table:table-cell office:value-type="float" office:value="13.3">
            <text:p>13.3</text:p>
          </table:table-cell>
          <table:table-cell office:value-type="float" office:value="13.44">
            <text:p>13.44</text:p>
          </table:table-cell>
          <table:table-cell office:value-type="float" office:value="13.394246">
            <text:p>13.394246</text:p>
          </table:table-cell>
          <table:table-cell office:value-type="float" office:value="16590400">
            <text:p>16590400</text:p>
          </table:table-cell>
          <table:table-cell/>
        </table:table-row>
        <table:table-row table:style-name="ro1">
          <table:table-cell office:value-type="string">
            <text:p>2019-04-02</text:p>
          </table:table-cell>
          <table:table-cell office:value-type="float" office:value="13.41">
            <text:p>13.41</text:p>
          </table:table-cell>
          <table:table-cell office:value-type="float" office:value="13.56">
            <text:p>13.56</text:p>
          </table:table-cell>
          <table:table-cell office:value-type="float" office:value="13.38">
            <text:p>13.38</text:p>
          </table:table-cell>
          <table:table-cell office:value-type="float" office:value="13.46">
            <text:p>13.46</text:p>
          </table:table-cell>
          <table:table-cell office:value-type="float" office:value="13.414179">
            <text:p>13.414179</text:p>
          </table:table-cell>
          <table:table-cell office:value-type="float" office:value="14418600">
            <text:p>14418600</text:p>
          </table:table-cell>
          <table:table-cell/>
        </table:table-row>
        <table:table-row table:style-name="ro1">
          <table:table-cell office:value-type="string">
            <text:p>2019-04-03</text:p>
          </table:table-cell>
          <table:table-cell table:number-columns-repeated="2" office:value-type="float" office:value="13.56">
            <text:p>13.56</text:p>
          </table:table-cell>
          <table:table-cell office:value-type="float" office:value="13.25">
            <text:p>13.25</text:p>
          </table:table-cell>
          <table:table-cell office:value-type="float" office:value="13.3">
            <text:p>13.3</text:p>
          </table:table-cell>
          <table:table-cell office:value-type="float" office:value="13.254724">
            <text:p>13.254724</text:p>
          </table:table-cell>
          <table:table-cell office:value-type="float" office:value="11674900">
            <text:p>11674900</text:p>
          </table:table-cell>
          <table:table-cell/>
        </table:table-row>
        <table:table-row table:style-name="ro1">
          <table:table-cell office:value-type="string">
            <text:p>2019-04-04</text:p>
          </table:table-cell>
          <table:table-cell office:value-type="float" office:value="13.18">
            <text:p>13.18</text:p>
          </table:table-cell>
          <table:table-cell office:value-type="float" office:value="13.57">
            <text:p>13.57</text:p>
          </table:table-cell>
          <table:table-cell office:value-type="float" office:value="13.06">
            <text:p>13.06</text:p>
          </table:table-cell>
          <table:table-cell office:value-type="float" office:value="13.56">
            <text:p>13.56</text:p>
          </table:table-cell>
          <table:table-cell office:value-type="float" office:value="13.513839">
            <text:p>13.513839</text:p>
          </table:table-cell>
          <table:table-cell office:value-type="float" office:value="9906700">
            <text:p>9906700</text:p>
          </table:table-cell>
          <table:table-cell/>
        </table:table-row>
        <table:table-row table:style-name="ro1">
          <table:table-cell office:value-type="string">
            <text:p>2019-04-05</text:p>
          </table:table-cell>
          <table:table-cell office:value-type="float" office:value="13.54">
            <text:p>13.54</text:p>
          </table:table-cell>
          <table:table-cell office:value-type="float" office:value="13.56">
            <text:p>13.56</text:p>
          </table:table-cell>
          <table:table-cell office:value-type="float" office:value="13.4">
            <text:p>13.4</text:p>
          </table:table-cell>
          <table:table-cell office:value-type="float" office:value="13.49">
            <text:p>13.49</text:p>
          </table:table-cell>
          <table:table-cell office:value-type="float" office:value="13.444077">
            <text:p>13.444077</text:p>
          </table:table-cell>
          <table:table-cell office:value-type="float" office:value="7054000">
            <text:p>7054000</text:p>
          </table:table-cell>
          <table:table-cell/>
        </table:table-row>
        <table:table-row table:style-name="ro1">
          <table:table-cell office:value-type="string">
            <text:p>2019-04-08</text:p>
          </table:table-cell>
          <table:table-cell table:number-columns-repeated="2" office:value-type="float" office:value="13.72">
            <text:p>13.72</text:p>
          </table:table-cell>
          <table:table-cell office:value-type="float" office:value="13.47">
            <text:p>13.47</text:p>
          </table:table-cell>
          <table:table-cell office:value-type="float" office:value="13.52">
            <text:p>13.52</text:p>
          </table:table-cell>
          <table:table-cell office:value-type="float" office:value="13.473975">
            <text:p>13.473975</text:p>
          </table:table-cell>
          <table:table-cell office:value-type="float" office:value="7690800">
            <text:p>7690800</text:p>
          </table:table-cell>
          <table:table-cell/>
        </table:table-row>
        <table:table-row table:style-name="ro1">
          <table:table-cell office:value-type="string">
            <text:p>2019-04-09</text:p>
          </table:table-cell>
          <table:table-cell office:value-type="float" office:value="13.61">
            <text:p>13.61</text:p>
          </table:table-cell>
          <table:table-cell office:value-type="float" office:value="13.73">
            <text:p>13.73</text:p>
          </table:table-cell>
          <table:table-cell office:value-type="float" office:value="13.53">
            <text:p>13.53</text:p>
          </table:table-cell>
          <table:table-cell office:value-type="float" office:value="13.72">
            <text:p>13.72</text:p>
          </table:table-cell>
          <table:table-cell office:value-type="float" office:value="13.673294">
            <text:p>13.673294</text:p>
          </table:table-cell>
          <table:table-cell office:value-type="float" office:value="9464400">
            <text:p>9464400</text:p>
          </table:table-cell>
          <table:table-cell/>
        </table:table-row>
        <table:table-row table:style-name="ro1">
          <table:table-cell office:value-type="string">
            <text:p>2019-04-10</text:p>
          </table:table-cell>
          <table:table-cell office:value-type="float" office:value="13.84">
            <text:p>13.84</text:p>
          </table:table-cell>
          <table:table-cell office:value-type="float" office:value="13.96">
            <text:p>13.96</text:p>
          </table:table-cell>
          <table:table-cell office:value-type="float" office:value="13.54">
            <text:p>13.54</text:p>
          </table:table-cell>
          <table:table-cell office:value-type="float" office:value="13.59">
            <text:p>13.59</text:p>
          </table:table-cell>
          <table:table-cell office:value-type="float" office:value="13.543736">
            <text:p>13.543736</text:p>
          </table:table-cell>
          <table:table-cell office:value-type="float" office:value="10914600">
            <text:p>10914600</text:p>
          </table:table-cell>
          <table:table-cell/>
        </table:table-row>
        <table:table-row table:style-name="ro1">
          <table:table-cell office:value-type="string">
            <text:p>2019-04-11</text:p>
          </table:table-cell>
          <table:table-cell office:value-type="float" office:value="13.46">
            <text:p>13.46</text:p>
          </table:table-cell>
          <table:table-cell office:value-type="float" office:value="13.59">
            <text:p>13.59</text:p>
          </table:table-cell>
          <table:table-cell office:value-type="float" office:value="13.32">
            <text:p>13.32</text:p>
          </table:table-cell>
          <table:table-cell office:value-type="float" office:value="13.45">
            <text:p>13.45</text:p>
          </table:table-cell>
          <table:table-cell office:value-type="float" office:value="13.404213">
            <text:p>13.404213</text:p>
          </table:table-cell>
          <table:table-cell office:value-type="float" office:value="11055400">
            <text:p>11055400</text:p>
          </table:table-cell>
          <table:table-cell/>
        </table:table-row>
        <table:table-row table:style-name="ro1">
          <table:table-cell office:value-type="string">
            <text:p>2019-04-12</text:p>
          </table:table-cell>
          <table:table-cell office:value-type="float" office:value="13.49">
            <text:p>13.49</text:p>
          </table:table-cell>
          <table:table-cell office:value-type="float" office:value="13.59">
            <text:p>13.59</text:p>
          </table:table-cell>
          <table:table-cell office:value-type="float" office:value="13.35">
            <text:p>13.35</text:p>
          </table:table-cell>
          <table:table-cell office:value-type="float" office:value="13.42">
            <text:p>13.42</text:p>
          </table:table-cell>
          <table:table-cell office:value-type="float" office:value="13.374315">
            <text:p>13.374315</text:p>
          </table:table-cell>
          <table:table-cell office:value-type="float" office:value="11987200">
            <text:p>11987200</text:p>
          </table:table-cell>
          <table:table-cell/>
        </table:table-row>
        <table:table-row table:style-name="ro1">
          <table:table-cell office:value-type="string">
            <text:p>2019-04-15</text:p>
          </table:table-cell>
          <table:table-cell office:value-type="float" office:value="13.33">
            <text:p>13.33</text:p>
          </table:table-cell>
          <table:table-cell office:value-type="float" office:value="13.68">
            <text:p>13.68</text:p>
          </table:table-cell>
          <table:table-cell office:value-type="float" office:value="13.31">
            <text:p>13.31</text:p>
          </table:table-cell>
          <table:table-cell office:value-type="float" office:value="13.63">
            <text:p>13.63</text:p>
          </table:table-cell>
          <table:table-cell office:value-type="float" office:value="13.5836">
            <text:p>13.5836</text:p>
          </table:table-cell>
          <table:table-cell office:value-type="float" office:value="12427600">
            <text:p>12427600</text:p>
          </table:table-cell>
          <table:table-cell/>
        </table:table-row>
        <table:table-row table:style-name="ro1">
          <table:table-cell office:value-type="string">
            <text:p>2019-04-16</text:p>
          </table:table-cell>
          <table:table-cell office:value-type="float" office:value="13.51">
            <text:p>13.51</text:p>
          </table:table-cell>
          <table:table-cell office:value-type="float" office:value="13.55">
            <text:p>13.55</text:p>
          </table:table-cell>
          <table:table-cell office:value-type="float" office:value="13.2">
            <text:p>13.2</text:p>
          </table:table-cell>
          <table:table-cell office:value-type="float" office:value="13.29">
            <text:p>13.29</text:p>
          </table:table-cell>
          <table:table-cell office:value-type="float" office:value="13.244758">
            <text:p>13.244758</text:p>
          </table:table-cell>
          <table:table-cell office:value-type="float" office:value="11554700">
            <text:p>11554700</text:p>
          </table:table-cell>
          <table:table-cell/>
        </table:table-row>
        <table:table-row table:style-name="ro1">
          <table:table-cell office:value-type="string">
            <text:p>2019-04-17</text:p>
          </table:table-cell>
          <table:table-cell office:value-type="float" office:value="13.36">
            <text:p>13.36</text:p>
          </table:table-cell>
          <table:table-cell office:value-type="float" office:value="13.38">
            <text:p>13.38</text:p>
          </table:table-cell>
          <table:table-cell office:value-type="float" office:value="13.1">
            <text:p>13.1</text:p>
          </table:table-cell>
          <table:table-cell office:value-type="float" office:value="13.2">
            <text:p>13.2</text:p>
          </table:table-cell>
          <table:table-cell office:value-type="float" office:value="13.155064">
            <text:p>13.155064</text:p>
          </table:table-cell>
          <table:table-cell office:value-type="float" office:value="13455900">
            <text:p>13455900</text:p>
          </table:table-cell>
          <table:table-cell/>
        </table:table-row>
        <table:table-row table:style-name="ro1">
          <table:table-cell office:value-type="string">
            <text:p>2019-04-18</text:p>
          </table:table-cell>
          <table:table-cell office:value-type="float" office:value="13.2">
            <text:p>13.2</text:p>
          </table:table-cell>
          <table:table-cell office:value-type="float" office:value="13.47">
            <text:p>13.47</text:p>
          </table:table-cell>
          <table:table-cell office:value-type="float" office:value="13.11">
            <text:p>13.11</text:p>
          </table:table-cell>
          <table:table-cell office:value-type="float" office:value="13.22">
            <text:p>13.22</text:p>
          </table:table-cell>
          <table:table-cell office:value-type="float" office:value="13.174996">
            <text:p>13.174996</text:p>
          </table:table-cell>
          <table:table-cell office:value-type="float" office:value="8834600">
            <text:p>8834600</text:p>
          </table:table-cell>
          <table:table-cell/>
        </table:table-row>
        <table:table-row table:style-name="ro1">
          <table:table-cell office:value-type="string">
            <text:p>2019-04-22</text:p>
          </table:table-cell>
          <table:table-cell table:number-columns-repeated="2" office:value-type="float" office:value="13.28">
            <text:p>13.28</text:p>
          </table:table-cell>
          <table:table-cell office:value-type="float" office:value="12.94">
            <text:p>12.94</text:p>
          </table:table-cell>
          <table:table-cell office:value-type="float" office:value="12.97">
            <text:p>12.97</text:p>
          </table:table-cell>
          <table:table-cell office:value-type="float" office:value="12.925847">
            <text:p>12.925847</text:p>
          </table:table-cell>
          <table:table-cell office:value-type="float" office:value="7143700">
            <text:p>7143700</text:p>
          </table:table-cell>
          <table:table-cell/>
        </table:table-row>
        <table:table-row table:style-name="ro1">
          <table:table-cell office:value-type="string">
            <text:p>2019-04-23</text:p>
          </table:table-cell>
          <table:table-cell office:value-type="float" office:value="12.86">
            <text:p>12.86</text:p>
          </table:table-cell>
          <table:table-cell office:value-type="float" office:value="12.96">
            <text:p>12.96</text:p>
          </table:table-cell>
          <table:table-cell office:value-type="float" office:value="12.75">
            <text:p>12.75</text:p>
          </table:table-cell>
          <table:table-cell office:value-type="float" office:value="12.81">
            <text:p>12.81</text:p>
          </table:table-cell>
          <table:table-cell office:value-type="float" office:value="12.766392">
            <text:p>12.766392</text:p>
          </table:table-cell>
          <table:table-cell office:value-type="float" office:value="10054800">
            <text:p>10054800</text:p>
          </table:table-cell>
          <table:table-cell/>
        </table:table-row>
        <table:table-row table:style-name="ro1">
          <table:table-cell office:value-type="string">
            <text:p>2019-04-24</text:p>
          </table:table-cell>
          <table:table-cell office:value-type="float" office:value="12.78">
            <text:p>12.78</text:p>
          </table:table-cell>
          <table:table-cell office:value-type="float" office:value="12.99">
            <text:p>12.99</text:p>
          </table:table-cell>
          <table:table-cell office:value-type="float" office:value="12.62">
            <text:p>12.62</text:p>
          </table:table-cell>
          <table:table-cell office:value-type="float" office:value="12.83">
            <text:p>12.83</text:p>
          </table:table-cell>
          <table:table-cell office:value-type="float" office:value="12.786324">
            <text:p>12.786324</text:p>
          </table:table-cell>
          <table:table-cell office:value-type="float" office:value="8761800">
            <text:p>8761800</text:p>
          </table:table-cell>
          <table:table-cell/>
        </table:table-row>
        <table:table-row table:style-name="ro1">
          <table:table-cell office:value-type="string">
            <text:p>2019-04-25</text:p>
          </table:table-cell>
          <table:table-cell office:value-type="float" office:value="12.85">
            <text:p>12.85</text:p>
          </table:table-cell>
          <table:table-cell office:value-type="float" office:value="13.06">
            <text:p>13.06</text:p>
          </table:table-cell>
          <table:table-cell office:value-type="float" office:value="12.73">
            <text:p>12.73</text:p>
          </table:table-cell>
          <table:table-cell office:value-type="float" office:value="12.84">
            <text:p>12.84</text:p>
          </table:table-cell>
          <table:table-cell office:value-type="float" office:value="12.796289">
            <text:p>12.796289</text:p>
          </table:table-cell>
          <table:table-cell office:value-type="float" office:value="14148800">
            <text:p>14148800</text:p>
          </table:table-cell>
          <table:table-cell/>
        </table:table-row>
        <table:table-row table:style-name="ro1">
          <table:table-cell office:value-type="string">
            <text:p>2019-04-26</text:p>
          </table:table-cell>
          <table:table-cell office:value-type="float" office:value="12.95">
            <text:p>12.95</text:p>
          </table:table-cell>
          <table:table-cell office:value-type="float" office:value="13.07">
            <text:p>13.07</text:p>
          </table:table-cell>
          <table:table-cell office:value-type="float" office:value="12.9">
            <text:p>12.9</text:p>
          </table:table-cell>
          <table:table-cell office:value-type="float" office:value="13">
            <text:p>13</text:p>
          </table:table-cell>
          <table:table-cell office:value-type="float" office:value="12.955745">
            <text:p>12.955745</text:p>
          </table:table-cell>
          <table:table-cell office:value-type="float" office:value="6745900">
            <text:p>6745900</text:p>
          </table:table-cell>
          <table:table-cell/>
        </table:table-row>
        <table:table-row table:style-name="ro1">
          <table:table-cell office:value-type="string">
            <text:p>2019-04-29</text:p>
          </table:table-cell>
          <table:table-cell office:value-type="float" office:value="12.96">
            <text:p>12.96</text:p>
          </table:table-cell>
          <table:table-cell office:value-type="float" office:value="12.98">
            <text:p>12.98</text:p>
          </table:table-cell>
          <table:table-cell office:value-type="float" office:value="12.63">
            <text:p>12.63</text:p>
          </table:table-cell>
          <table:table-cell office:value-type="float" office:value="12.66">
            <text:p>12.66</text:p>
          </table:table-cell>
          <table:table-cell office:value-type="float" office:value="12.616902">
            <text:p>12.616902</text:p>
          </table:table-cell>
          <table:table-cell office:value-type="float" office:value="9051700">
            <text:p>9051700</text:p>
          </table:table-cell>
          <table:table-cell/>
        </table:table-row>
        <table:table-row table:style-name="ro1">
          <table:table-cell office:value-type="string">
            <text:p>2019-04-30</text:p>
          </table:table-cell>
          <table:table-cell office:value-type="float" office:value="12.66">
            <text:p>12.66</text:p>
          </table:table-cell>
          <table:table-cell office:value-type="float" office:value="12.85">
            <text:p>12.85</text:p>
          </table:table-cell>
          <table:table-cell office:value-type="float" office:value="12.64">
            <text:p>12.64</text:p>
          </table:table-cell>
          <table:table-cell office:value-type="float" office:value="12.72">
            <text:p>12.72</text:p>
          </table:table-cell>
          <table:table-cell office:value-type="float" office:value="12.676698">
            <text:p>12.676698</text:p>
          </table:table-cell>
          <table:table-cell office:value-type="float" office:value="13161400">
            <text:p>13161400</text:p>
          </table:table-cell>
          <table:table-cell/>
        </table:table-row>
        <table:table-row table:style-name="ro1">
          <table:table-cell office:value-type="string">
            <text:p>2019-05-01</text:p>
          </table:table-cell>
          <table:table-cell office:value-type="float" office:value="12.7">
            <text:p>12.7</text:p>
          </table:table-cell>
          <table:table-cell office:value-type="float" office:value="12.86">
            <text:p>12.86</text:p>
          </table:table-cell>
          <table:table-cell office:value-type="float" office:value="12.35">
            <text:p>12.35</text:p>
          </table:table-cell>
          <table:table-cell office:value-type="float" office:value="12.59">
            <text:p>12.59</text:p>
          </table:table-cell>
          <table:table-cell office:value-type="float" office:value="12.54714">
            <text:p>12.54714</text:p>
          </table:table-cell>
          <table:table-cell office:value-type="float" office:value="22019400">
            <text:p>22019400</text:p>
          </table:table-cell>
          <table:table-cell/>
        </table:table-row>
        <table:table-row table:style-name="ro1">
          <table:table-cell office:value-type="string">
            <text:p>2019-05-02</text:p>
          </table:table-cell>
          <table:table-cell office:value-type="float" office:value="12.49">
            <text:p>12.49</text:p>
          </table:table-cell>
          <table:table-cell office:value-type="float" office:value="12.77">
            <text:p>12.77</text:p>
          </table:table-cell>
          <table:table-cell office:value-type="float" office:value="12.41">
            <text:p>12.41</text:p>
          </table:table-cell>
          <table:table-cell office:value-type="float" office:value="12.51">
            <text:p>12.51</text:p>
          </table:table-cell>
          <table:table-cell office:value-type="float" office:value="12.467413">
            <text:p>12.467413</text:p>
          </table:table-cell>
          <table:table-cell office:value-type="float" office:value="13998700">
            <text:p>13998700</text:p>
          </table:table-cell>
          <table:table-cell/>
        </table:table-row>
        <table:table-row table:style-name="ro1">
          <table:table-cell office:value-type="string">
            <text:p>2019-05-03</text:p>
          </table:table-cell>
          <table:table-cell office:value-type="float" office:value="12.66">
            <text:p>12.66</text:p>
          </table:table-cell>
          <table:table-cell office:value-type="float" office:value="12.72">
            <text:p>12.72</text:p>
          </table:table-cell>
          <table:table-cell office:value-type="float" office:value="12.5">
            <text:p>12.5</text:p>
          </table:table-cell>
          <table:table-cell office:value-type="float" office:value="12.59">
            <text:p>12.59</text:p>
          </table:table-cell>
          <table:table-cell office:value-type="float" office:value="12.54714">
            <text:p>12.54714</text:p>
          </table:table-cell>
          <table:table-cell office:value-type="float" office:value="11576700">
            <text:p>11576700</text:p>
          </table:table-cell>
          <table:table-cell/>
        </table:table-row>
        <table:table-row table:style-name="ro1">
          <table:table-cell office:value-type="string">
            <text:p>2019-05-06</text:p>
          </table:table-cell>
          <table:table-cell office:value-type="float" office:value="12.63">
            <text:p>12.63</text:p>
          </table:table-cell>
          <table:table-cell office:value-type="float" office:value="12.64">
            <text:p>12.64</text:p>
          </table:table-cell>
          <table:table-cell office:value-type="float" office:value="12.52">
            <text:p>12.52</text:p>
          </table:table-cell>
          <table:table-cell office:value-type="float" office:value="12.6">
            <text:p>12.6</text:p>
          </table:table-cell>
          <table:table-cell office:value-type="float" office:value="12.557107">
            <text:p>12.557107</text:p>
          </table:table-cell>
          <table:table-cell office:value-type="float" office:value="6686200">
            <text:p>6686200</text:p>
          </table:table-cell>
          <table:table-cell/>
        </table:table-row>
        <table:table-row table:style-name="ro1">
          <table:table-cell office:value-type="string">
            <text:p>2019-05-07</text:p>
          </table:table-cell>
          <table:table-cell office:value-type="float" office:value="12.61">
            <text:p>12.61</text:p>
          </table:table-cell>
          <table:table-cell office:value-type="float" office:value="12.8">
            <text:p>12.8</text:p>
          </table:table-cell>
          <table:table-cell office:value-type="float" office:value="12.52">
            <text:p>12.52</text:p>
          </table:table-cell>
          <table:table-cell office:value-type="float" office:value="12.72">
            <text:p>12.72</text:p>
          </table:table-cell>
          <table:table-cell office:value-type="float" office:value="12.676698">
            <text:p>12.676698</text:p>
          </table:table-cell>
          <table:table-cell office:value-type="float" office:value="12885400">
            <text:p>12885400</text:p>
          </table:table-cell>
          <table:table-cell/>
        </table:table-row>
        <table:table-row table:style-name="ro1">
          <table:table-cell office:value-type="string">
            <text:p>2019-05-08</text:p>
          </table:table-cell>
          <table:table-cell office:value-type="float" office:value="12.8">
            <text:p>12.8</text:p>
          </table:table-cell>
          <table:table-cell office:value-type="float" office:value="13.01">
            <text:p>13.01</text:p>
          </table:table-cell>
          <table:table-cell office:value-type="float" office:value="12.44">
            <text:p>12.44</text:p>
          </table:table-cell>
          <table:table-cell office:value-type="float" office:value="12.57">
            <text:p>12.57</text:p>
          </table:table-cell>
          <table:table-cell office:value-type="float" office:value="12.527208">
            <text:p>12.527208</text:p>
          </table:table-cell>
          <table:table-cell office:value-type="float" office:value="14912200">
            <text:p>14912200</text:p>
          </table:table-cell>
          <table:table-cell/>
        </table:table-row>
        <table:table-row table:style-name="ro1">
          <table:table-cell office:value-type="string">
            <text:p>2019-05-09</text:p>
          </table:table-cell>
          <table:table-cell office:value-type="float" office:value="12.6">
            <text:p>12.6</text:p>
          </table:table-cell>
          <table:table-cell office:value-type="float" office:value="12.71">
            <text:p>12.71</text:p>
          </table:table-cell>
          <table:table-cell office:value-type="float" office:value="12.36">
            <text:p>12.36</text:p>
          </table:table-cell>
          <table:table-cell office:value-type="float" office:value="12.37">
            <text:p>12.37</text:p>
          </table:table-cell>
          <table:table-cell office:value-type="float" office:value="12.327889">
            <text:p>12.327889</text:p>
          </table:table-cell>
          <table:table-cell office:value-type="float" office:value="10320100">
            <text:p>10320100</text:p>
          </table:table-cell>
          <table:table-cell/>
        </table:table-row>
        <table:table-row table:style-name="ro1">
          <table:table-cell office:value-type="string">
            <text:p>2019-05-10</text:p>
          </table:table-cell>
          <table:table-cell office:value-type="float" office:value="12.41">
            <text:p>12.41</text:p>
          </table:table-cell>
          <table:table-cell office:value-type="float" office:value="12.46">
            <text:p>12.46</text:p>
          </table:table-cell>
          <table:table-cell table:number-columns-repeated="2" office:value-type="float" office:value="12">
            <text:p>12</text:p>
          </table:table-cell>
          <table:table-cell office:value-type="float" office:value="11.959148">
            <text:p>11.959148</text:p>
          </table:table-cell>
          <table:table-cell office:value-type="float" office:value="14267000">
            <text:p>14267000</text:p>
          </table:table-cell>
          <table:table-cell/>
        </table:table-row>
        <table:table-row table:style-name="ro1">
          <table:table-cell office:value-type="string">
            <text:p>2019-05-13</text:p>
          </table:table-cell>
          <table:table-cell office:value-type="float" office:value="12.12">
            <text:p>12.12</text:p>
          </table:table-cell>
          <table:table-cell office:value-type="float" office:value="12.34">
            <text:p>12.34</text:p>
          </table:table-cell>
          <table:table-cell office:value-type="float" office:value="12.02">
            <text:p>12.02</text:p>
          </table:table-cell>
          <table:table-cell office:value-type="float" office:value="12.31">
            <text:p>12.31</text:p>
          </table:table-cell>
          <table:table-cell office:value-type="float" office:value="12.268094">
            <text:p>12.268094</text:p>
          </table:table-cell>
          <table:table-cell office:value-type="float" office:value="14893700">
            <text:p>14893700</text:p>
          </table:table-cell>
          <table:table-cell/>
        </table:table-row>
        <table:table-row table:style-name="ro1">
          <table:table-cell office:value-type="string">
            <text:p>2019-05-14</text:p>
          </table:table-cell>
          <table:table-cell office:value-type="float" office:value="12.27">
            <text:p>12.27</text:p>
          </table:table-cell>
          <table:table-cell office:value-type="float" office:value="12.53">
            <text:p>12.53</text:p>
          </table:table-cell>
          <table:table-cell office:value-type="float" office:value="12.19">
            <text:p>12.19</text:p>
          </table:table-cell>
          <table:table-cell office:value-type="float" office:value="12.46">
            <text:p>12.46</text:p>
          </table:table-cell>
          <table:table-cell office:value-type="float" office:value="12.417583">
            <text:p>12.417583</text:p>
          </table:table-cell>
          <table:table-cell office:value-type="float" office:value="12208100">
            <text:p>12208100</text:p>
          </table:table-cell>
          <table:table-cell/>
        </table:table-row>
        <table:table-row table:style-name="ro1">
          <table:table-cell office:value-type="string">
            <text:p>2019-05-15</text:p>
          </table:table-cell>
          <table:table-cell office:value-type="float" office:value="12.56">
            <text:p>12.56</text:p>
          </table:table-cell>
          <table:table-cell office:value-type="float" office:value="12.62">
            <text:p>12.62</text:p>
          </table:table-cell>
          <table:table-cell office:value-type="float" office:value="12.4">
            <text:p>12.4</text:p>
          </table:table-cell>
          <table:table-cell office:value-type="float" office:value="12.5">
            <text:p>12.5</text:p>
          </table:table-cell>
          <table:table-cell office:value-type="float" office:value="12.457447">
            <text:p>12.457447</text:p>
          </table:table-cell>
          <table:table-cell office:value-type="float" office:value="11132600">
            <text:p>11132600</text:p>
          </table:table-cell>
          <table:table-cell/>
        </table:table-row>
        <table:table-row table:style-name="ro1">
          <table:table-cell office:value-type="string">
            <text:p>2019-05-16</text:p>
          </table:table-cell>
          <table:table-cell office:value-type="float" office:value="12.42">
            <text:p>12.42</text:p>
          </table:table-cell>
          <table:table-cell office:value-type="float" office:value="12.43">
            <text:p>12.43</text:p>
          </table:table-cell>
          <table:table-cell office:value-type="float" office:value="12.11">
            <text:p>12.11</text:p>
          </table:table-cell>
          <table:table-cell office:value-type="float" office:value="12.18">
            <text:p>12.18</text:p>
          </table:table-cell>
          <table:table-cell office:value-type="float" office:value="12.138536">
            <text:p>12.138536</text:p>
          </table:table-cell>
          <table:table-cell office:value-type="float" office:value="13565900">
            <text:p>13565900</text:p>
          </table:table-cell>
          <table:table-cell/>
        </table:table-row>
        <table:table-row table:style-name="ro1">
          <table:table-cell office:value-type="string">
            <text:p>2019-05-17</text:p>
          </table:table-cell>
          <table:table-cell office:value-type="float" office:value="12.1">
            <text:p>12.1</text:p>
          </table:table-cell>
          <table:table-cell office:value-type="float" office:value="12.27">
            <text:p>12.27</text:p>
          </table:table-cell>
          <table:table-cell office:value-type="float" office:value="12.01">
            <text:p>12.01</text:p>
          </table:table-cell>
          <table:table-cell office:value-type="float" office:value="12.22">
            <text:p>12.22</text:p>
          </table:table-cell>
          <table:table-cell office:value-type="float" office:value="12.1784">
            <text:p>12.1784</text:p>
          </table:table-cell>
          <table:table-cell office:value-type="float" office:value="11471500">
            <text:p>11471500</text:p>
          </table:table-cell>
          <table:table-cell/>
        </table:table-row>
        <table:table-row table:style-name="ro1">
          <table:table-cell office:value-type="string">
            <text:p>2019-05-20</text:p>
          </table:table-cell>
          <table:table-cell office:value-type="float" office:value="12.2">
            <text:p>12.2</text:p>
          </table:table-cell>
          <table:table-cell office:value-type="float" office:value="12.36">
            <text:p>12.36</text:p>
          </table:table-cell>
          <table:table-cell office:value-type="float" office:value="12.15">
            <text:p>12.15</text:p>
          </table:table-cell>
          <table:table-cell office:value-type="float" office:value="12.2">
            <text:p>12.2</text:p>
          </table:table-cell>
          <table:table-cell office:value-type="float" office:value="12.158468">
            <text:p>12.158468</text:p>
          </table:table-cell>
          <table:table-cell office:value-type="float" office:value="6608300">
            <text:p>6608300</text:p>
          </table:table-cell>
          <table:table-cell/>
        </table:table-row>
        <table:table-row table:style-name="ro1">
          <table:table-cell office:value-type="string">
            <text:p>2019-05-21</text:p>
          </table:table-cell>
          <table:table-cell office:value-type="float" office:value="12.13">
            <text:p>12.13</text:p>
          </table:table-cell>
          <table:table-cell office:value-type="float" office:value="12.17">
            <text:p>12.17</text:p>
          </table:table-cell>
          <table:table-cell office:value-type="float" office:value="11.92">
            <text:p>11.92</text:p>
          </table:table-cell>
          <table:table-cell office:value-type="float" office:value="12.12">
            <text:p>12.12</text:p>
          </table:table-cell>
          <table:table-cell office:value-type="float" office:value="12.07874">
            <text:p>12.07874</text:p>
          </table:table-cell>
          <table:table-cell office:value-type="float" office:value="11404500">
            <text:p>11404500</text:p>
          </table:table-cell>
          <table:table-cell/>
        </table:table-row>
        <table:table-row table:style-name="ro1">
          <table:table-cell office:value-type="string">
            <text:p>2019-05-22</text:p>
          </table:table-cell>
          <table:table-cell office:value-type="float" office:value="12.16">
            <text:p>12.16</text:p>
          </table:table-cell>
          <table:table-cell office:value-type="float" office:value="12.17">
            <text:p>12.17</text:p>
          </table:table-cell>
          <table:table-cell office:value-type="float" office:value="11.82">
            <text:p>11.82</text:p>
          </table:table-cell>
          <table:table-cell office:value-type="float" office:value="11.94">
            <text:p>11.94</text:p>
          </table:table-cell>
          <table:table-cell office:value-type="float" office:value="11.899353">
            <text:p>11.899353</text:p>
          </table:table-cell>
          <table:table-cell office:value-type="float" office:value="12847100">
            <text:p>12847100</text:p>
          </table:table-cell>
          <table:table-cell/>
        </table:table-row>
        <table:table-row table:style-name="ro1">
          <table:table-cell office:value-type="string">
            <text:p>2019-05-23</text:p>
          </table:table-cell>
          <table:table-cell office:value-type="float" office:value="12.02">
            <text:p>12.02</text:p>
          </table:table-cell>
          <table:table-cell office:value-type="float" office:value="12.24">
            <text:p>12.24</text:p>
          </table:table-cell>
          <table:table-cell table:number-columns-repeated="2" office:value-type="float" office:value="11.96">
            <text:p>11.96</text:p>
          </table:table-cell>
          <table:table-cell office:value-type="float" office:value="11.919285">
            <text:p>11.919285</text:p>
          </table:table-cell>
          <table:table-cell office:value-type="float" office:value="13787100">
            <text:p>13787100</text:p>
          </table:table-cell>
          <table:table-cell/>
        </table:table-row>
        <table:table-row table:style-name="ro1">
          <table:table-cell office:value-type="string">
            <text:p>2019-05-24</text:p>
          </table:table-cell>
          <table:table-cell table:number-columns-repeated="2" office:value-type="float" office:value="12">
            <text:p>12</text:p>
          </table:table-cell>
          <table:table-cell office:value-type="float" office:value="11.75">
            <text:p>11.75</text:p>
          </table:table-cell>
          <table:table-cell office:value-type="float" office:value="11.95">
            <text:p>11.95</text:p>
          </table:table-cell>
          <table:table-cell office:value-type="float" office:value="11.909319">
            <text:p>11.909319</text:p>
          </table:table-cell>
          <table:table-cell office:value-type="float" office:value="11025500">
            <text:p>11025500</text:p>
          </table:table-cell>
          <table:table-cell/>
        </table:table-row>
        <table:table-row table:style-name="ro1">
          <table:table-cell office:value-type="string">
            <text:p>2019-05-28</text:p>
          </table:table-cell>
          <table:table-cell office:value-type="float" office:value="11.7">
            <text:p>11.7</text:p>
          </table:table-cell>
          <table:table-cell office:value-type="float" office:value="11.85">
            <text:p>11.85</text:p>
          </table:table-cell>
          <table:table-cell office:value-type="float" office:value="11.65">
            <text:p>11.65</text:p>
          </table:table-cell>
          <table:table-cell office:value-type="float" office:value="11.74">
            <text:p>11.74</text:p>
          </table:table-cell>
          <table:table-cell office:value-type="float" office:value="11.700034">
            <text:p>11.700034</text:p>
          </table:table-cell>
          <table:table-cell office:value-type="float" office:value="10656200">
            <text:p>10656200</text:p>
          </table:table-cell>
          <table:table-cell/>
        </table:table-row>
        <table:table-row table:style-name="ro1">
          <table:table-cell office:value-type="string">
            <text:p>2019-05-29</text:p>
          </table:table-cell>
          <table:table-cell office:value-type="float" office:value="11.73">
            <text:p>11.73</text:p>
          </table:table-cell>
          <table:table-cell office:value-type="float" office:value="11.97">
            <text:p>11.97</text:p>
          </table:table-cell>
          <table:table-cell office:value-type="float" office:value="11.73">
            <text:p>11.73</text:p>
          </table:table-cell>
          <table:table-cell office:value-type="float" office:value="11.75">
            <text:p>11.75</text:p>
          </table:table-cell>
          <table:table-cell office:value-type="float" office:value="11.71">
            <text:p>11.71</text:p>
          </table:table-cell>
          <table:table-cell office:value-type="float" office:value="11073100">
            <text:p>11073100</text:p>
          </table:table-cell>
          <table:table-cell/>
        </table:table-row>
        <table:table-row table:style-name="ro1">
          <table:table-cell office:value-type="string">
            <text:p>2019-05-30</text:p>
          </table:table-cell>
          <table:table-cell office:value-type="float" office:value="11.76">
            <text:p>11.76</text:p>
          </table:table-cell>
          <table:table-cell office:value-type="float" office:value="11.87">
            <text:p>11.87</text:p>
          </table:table-cell>
          <table:table-cell office:value-type="float" office:value="11.66">
            <text:p>11.66</text:p>
          </table:table-cell>
          <table:table-cell table:number-columns-repeated="2" office:value-type="float" office:value="11.79">
            <text:p>11.79</text:p>
          </table:table-cell>
          <table:table-cell office:value-type="float" office:value="9274600">
            <text:p>9274600</text:p>
          </table:table-cell>
          <table:table-cell/>
        </table:table-row>
        <table:table-row table:style-name="ro1">
          <table:table-cell office:value-type="string">
            <text:p>2019-05-31</text:p>
          </table:table-cell>
          <table:table-cell office:value-type="float" office:value="12.01">
            <text:p>12.01</text:p>
          </table:table-cell>
          <table:table-cell office:value-type="float" office:value="12.46">
            <text:p>12.46</text:p>
          </table:table-cell>
          <table:table-cell office:value-type="float" office:value="11.99">
            <text:p>11.99</text:p>
          </table:table-cell>
          <table:table-cell table:number-columns-repeated="2" office:value-type="float" office:value="12.42">
            <text:p>12.42</text:p>
          </table:table-cell>
          <table:table-cell office:value-type="float" office:value="18191900">
            <text:p>18191900</text:p>
          </table:table-cell>
          <table:table-cell/>
        </table:table-row>
        <table:table-row table:style-name="ro1">
          <table:table-cell office:value-type="string">
            <text:p>2019-06-03</text:p>
          </table:table-cell>
          <table:table-cell office:value-type="float" office:value="12.59">
            <text:p>12.59</text:p>
          </table:table-cell>
          <table:table-cell office:value-type="float" office:value="13.17">
            <text:p>13.17</text:p>
          </table:table-cell>
          <table:table-cell office:value-type="float" office:value="12.57">
            <text:p>12.57</text:p>
          </table:table-cell>
          <table:table-cell table:number-columns-repeated="2" office:value-type="float" office:value="13.09">
            <text:p>13.09</text:p>
          </table:table-cell>
          <table:table-cell office:value-type="float" office:value="25227100">
            <text:p>25227100</text:p>
          </table:table-cell>
          <table:table-cell/>
        </table:table-row>
        <table:table-row table:style-name="ro1">
          <table:table-cell office:value-type="string">
            <text:p>2019-06-04</text:p>
          </table:table-cell>
          <table:table-cell office:value-type="float" office:value="12.98">
            <text:p>12.98</text:p>
          </table:table-cell>
          <table:table-cell office:value-type="float" office:value="13.23">
            <text:p>13.23</text:p>
          </table:table-cell>
          <table:table-cell office:value-type="float" office:value="12.9">
            <text:p>12.9</text:p>
          </table:table-cell>
          <table:table-cell table:number-columns-repeated="2" office:value-type="float" office:value="13.21">
            <text:p>13.21</text:p>
          </table:table-cell>
          <table:table-cell office:value-type="float" office:value="14788000">
            <text:p>14788000</text:p>
          </table:table-cell>
          <table:table-cell/>
        </table:table-row>
        <table:table-row table:style-name="ro1">
          <table:table-cell office:value-type="string">
            <text:p>2019-06-05</text:p>
          </table:table-cell>
          <table:table-cell office:value-type="float" office:value="13.45">
            <text:p>13.45</text:p>
          </table:table-cell>
          <table:table-cell office:value-type="float" office:value="13.54">
            <text:p>13.54</text:p>
          </table:table-cell>
          <table:table-cell office:value-type="float" office:value="12.94">
            <text:p>12.94</text:p>
          </table:table-cell>
          <table:table-cell table:number-columns-repeated="2" office:value-type="float" office:value="13.23">
            <text:p>13.23</text:p>
          </table:table-cell>
          <table:table-cell office:value-type="float" office:value="18005200">
            <text:p>18005200</text:p>
          </table:table-cell>
          <table:table-cell/>
        </table:table-row>
        <table:table-row table:style-name="ro1">
          <table:table-cell office:value-type="string">
            <text:p>2019-06-06</text:p>
          </table:table-cell>
          <table:table-cell office:value-type="float" office:value="13.21">
            <text:p>13.21</text:p>
          </table:table-cell>
          <table:table-cell office:value-type="float" office:value="13.67">
            <text:p>13.67</text:p>
          </table:table-cell>
          <table:table-cell office:value-type="float" office:value="13.13">
            <text:p>13.13</text:p>
          </table:table-cell>
          <table:table-cell table:number-columns-repeated="2" office:value-type="float" office:value="13.51">
            <text:p>13.51</text:p>
          </table:table-cell>
          <table:table-cell office:value-type="float" office:value="20800800">
            <text:p>20800800</text:p>
          </table:table-cell>
          <table:table-cell/>
        </table:table-row>
        <table:table-row table:style-name="ro1">
          <table:table-cell office:value-type="string">
            <text:p>2019-06-07</text:p>
          </table:table-cell>
          <table:table-cell office:value-type="float" office:value="13.59">
            <text:p>13.59</text:p>
          </table:table-cell>
          <table:table-cell office:value-type="float" office:value="13.7">
            <text:p>13.7</text:p>
          </table:table-cell>
          <table:table-cell office:value-type="float" office:value="13.46">
            <text:p>13.46</text:p>
          </table:table-cell>
          <table:table-cell table:number-columns-repeated="2" office:value-type="float" office:value="13.54">
            <text:p>13.54</text:p>
          </table:table-cell>
          <table:table-cell office:value-type="float" office:value="16418200">
            <text:p>16418200</text:p>
          </table:table-cell>
          <table:table-cell/>
        </table:table-row>
        <table:table-row table:style-name="ro1">
          <table:table-cell office:value-type="string">
            <text:p>2019-06-10</text:p>
          </table:table-cell>
          <table:table-cell office:value-type="float" office:value="13.25">
            <text:p>13.25</text:p>
          </table:table-cell>
          <table:table-cell office:value-type="float" office:value="13.48">
            <text:p>13.48</text:p>
          </table:table-cell>
          <table:table-cell office:value-type="float" office:value="13.2">
            <text:p>13.2</text:p>
          </table:table-cell>
          <table:table-cell table:number-columns-repeated="2" office:value-type="float" office:value="13.45">
            <text:p>13.45</text:p>
          </table:table-cell>
          <table:table-cell office:value-type="float" office:value="9088700">
            <text:p>9088700</text:p>
          </table:table-cell>
          <table:table-cell/>
        </table:table-row>
        <table:table-row table:style-name="ro1">
          <table:table-cell office:value-type="string">
            <text:p>2019-06-11</text:p>
          </table:table-cell>
          <table:table-cell office:value-type="float" office:value="13.37">
            <text:p>13.37</text:p>
          </table:table-cell>
          <table:table-cell office:value-type="float" office:value="13.65">
            <text:p>13.65</text:p>
          </table:table-cell>
          <table:table-cell office:value-type="float" office:value="13.34">
            <text:p>13.34</text:p>
          </table:table-cell>
          <table:table-cell table:number-columns-repeated="2" office:value-type="float" office:value="13.55">
            <text:p>13.55</text:p>
          </table:table-cell>
          <table:table-cell office:value-type="float" office:value="10275100">
            <text:p>10275100</text:p>
          </table:table-cell>
          <table:table-cell/>
        </table:table-row>
        <table:table-row table:style-name="ro1">
          <table:table-cell office:value-type="string">
            <text:p>2019-06-12</text:p>
          </table:table-cell>
          <table:table-cell office:value-type="float" office:value="13.63">
            <text:p>13.63</text:p>
          </table:table-cell>
          <table:table-cell office:value-type="float" office:value="13.79">
            <text:p>13.79</text:p>
          </table:table-cell>
          <table:table-cell office:value-type="float" office:value="13.6">
            <text:p>13.6</text:p>
          </table:table-cell>
          <table:table-cell table:number-columns-repeated="2" office:value-type="float" office:value="13.73">
            <text:p>13.73</text:p>
          </table:table-cell>
          <table:table-cell office:value-type="float" office:value="16699700">
            <text:p>16699700</text:p>
          </table:table-cell>
          <table:table-cell/>
        </table:table-row>
        <table:table-row table:style-name="ro1">
          <table:table-cell office:value-type="string">
            <text:p>2019-06-13</text:p>
          </table:table-cell>
          <table:table-cell office:value-type="float" office:value="13.73">
            <text:p>13.73</text:p>
          </table:table-cell>
          <table:table-cell office:value-type="float" office:value="13.88">
            <text:p>13.88</text:p>
          </table:table-cell>
          <table:table-cell office:value-type="float" office:value="13.57">
            <text:p>13.57</text:p>
          </table:table-cell>
          <table:table-cell table:number-columns-repeated="2" office:value-type="float" office:value="13.86">
            <text:p>13.86</text:p>
          </table:table-cell>
          <table:table-cell office:value-type="float" office:value="11794400">
            <text:p>11794400</text:p>
          </table:table-cell>
          <table:table-cell/>
        </table:table-row>
        <table:table-row table:style-name="ro1">
          <table:table-cell office:value-type="string">
            <text:p>2019-06-14</text:p>
          </table:table-cell>
          <table:table-cell office:value-type="float" office:value="14.01">
            <text:p>14.01</text:p>
          </table:table-cell>
          <table:table-cell office:value-type="float" office:value="14.07">
            <text:p>14.07</text:p>
          </table:table-cell>
          <table:table-cell office:value-type="float" office:value="13.75">
            <text:p>13.75</text:p>
          </table:table-cell>
          <table:table-cell table:number-columns-repeated="2" office:value-type="float" office:value="13.9">
            <text:p>13.9</text:p>
          </table:table-cell>
          <table:table-cell office:value-type="float" office:value="14865000">
            <text:p>14865000</text:p>
          </table:table-cell>
          <table:table-cell/>
        </table:table-row>
        <table:table-row table:style-name="ro1">
          <table:table-cell office:value-type="string">
            <text:p>2019-06-17</text:p>
          </table:table-cell>
          <table:table-cell office:value-type="float" office:value="13.89">
            <text:p>13.89</text:p>
          </table:table-cell>
          <table:table-cell office:value-type="float" office:value="14.18">
            <text:p>14.18</text:p>
          </table:table-cell>
          <table:table-cell office:value-type="float" office:value="13.81">
            <text:p>13.81</text:p>
          </table:table-cell>
          <table:table-cell table:number-columns-repeated="2" office:value-type="float" office:value="14.15">
            <text:p>14.15</text:p>
          </table:table-cell>
          <table:table-cell office:value-type="float" office:value="12948800">
            <text:p>12948800</text:p>
          </table:table-cell>
          <table:table-cell/>
        </table:table-row>
        <table:table-row table:style-name="ro1">
          <table:table-cell office:value-type="string">
            <text:p>2019-06-18</text:p>
          </table:table-cell>
          <table:table-cell office:value-type="float" office:value="14.31">
            <text:p>14.31</text:p>
          </table:table-cell>
          <table:table-cell office:value-type="float" office:value="14.44">
            <text:p>14.44</text:p>
          </table:table-cell>
          <table:table-cell office:value-type="float" office:value="14.06">
            <text:p>14.06</text:p>
          </table:table-cell>
          <table:table-cell table:number-columns-repeated="2" office:value-type="float" office:value="14.37">
            <text:p>14.37</text:p>
          </table:table-cell>
          <table:table-cell office:value-type="float" office:value="19722100">
            <text:p>19722100</text:p>
          </table:table-cell>
          <table:table-cell/>
        </table:table-row>
        <table:table-row table:style-name="ro1">
          <table:table-cell office:value-type="string">
            <text:p>2019-06-19</text:p>
          </table:table-cell>
          <table:table-cell office:value-type="float" office:value="14.11">
            <text:p>14.11</text:p>
          </table:table-cell>
          <table:table-cell office:value-type="float" office:value="14.54">
            <text:p>14.54</text:p>
          </table:table-cell>
          <table:table-cell office:value-type="float" office:value="13.98">
            <text:p>13.98</text:p>
          </table:table-cell>
          <table:table-cell table:number-columns-repeated="2" office:value-type="float" office:value="14.48">
            <text:p>14.48</text:p>
          </table:table-cell>
          <table:table-cell office:value-type="float" office:value="22488300">
            <text:p>22488300</text:p>
          </table:table-cell>
          <table:table-cell/>
        </table:table-row>
        <table:table-row table:style-name="ro1">
          <table:table-cell office:value-type="string">
            <text:p>2019-06-20</text:p>
          </table:table-cell>
          <table:table-cell office:value-type="float" office:value="14.93">
            <text:p>14.93</text:p>
          </table:table-cell>
          <table:table-cell office:value-type="float" office:value="15.58">
            <text:p>15.58</text:p>
          </table:table-cell>
          <table:table-cell office:value-type="float" office:value="14.92">
            <text:p>14.92</text:p>
          </table:table-cell>
          <table:table-cell table:number-columns-repeated="2" office:value-type="float" office:value="15.3">
            <text:p>15.3</text:p>
          </table:table-cell>
          <table:table-cell office:value-type="float" office:value="31598900">
            <text:p>31598900</text:p>
          </table:table-cell>
          <table:table-cell/>
        </table:table-row>
        <table:table-row table:style-name="ro1">
          <table:table-cell office:value-type="string">
            <text:p>2019-06-21</text:p>
          </table:table-cell>
          <table:table-cell office:value-type="float" office:value="15.3">
            <text:p>15.3</text:p>
          </table:table-cell>
          <table:table-cell office:value-type="float" office:value="15.71">
            <text:p>15.71</text:p>
          </table:table-cell>
          <table:table-cell office:value-type="float" office:value="15.19">
            <text:p>15.19</text:p>
          </table:table-cell>
          <table:table-cell table:number-columns-repeated="2" office:value-type="float" office:value="15.6">
            <text:p>15.6</text:p>
          </table:table-cell>
          <table:table-cell office:value-type="float" office:value="26987500">
            <text:p>26987500</text:p>
          </table:table-cell>
          <table:table-cell/>
        </table:table-row>
      </table:table>
      <table:table table:name="NGE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Adj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</table:table-row>
        <table:table-row table:style-name="ro1">
          <table:table-cell office:value-type="string">
            <text:p>2018-06-21</text:p>
          </table:table-cell>
          <table:table-cell office:value-type="float" office:value="21.309999">
            <text:p>21.309999</text:p>
          </table:table-cell>
          <table:table-cell office:value-type="float" office:value="21.6">
            <text:p>21.6</text:p>
          </table:table-cell>
          <table:table-cell office:value-type="float" office:value="21.030001">
            <text:p>21.030001</text:p>
          </table:table-cell>
          <table:table-cell office:value-type="float" office:value="21.049999">
            <text:p>21.049999</text:p>
          </table:table-cell>
          <table:table-cell office:value-type="float" office:value="19.934126">
            <text:p>19.934126</text:p>
          </table:table-cell>
          <table:table-cell office:value-type="float" office:value="39700">
            <text:p>39700</text:p>
          </table:table-cell>
          <table:table-cell/>
        </table:table-row>
        <table:table-row table:style-name="ro1">
          <table:table-cell office:value-type="string">
            <text:p>2018-06-22</text:p>
          </table:table-cell>
          <table:table-cell office:value-type="float" office:value="21.15">
            <text:p>21.15</text:p>
          </table:table-cell>
          <table:table-cell office:value-type="float" office:value="21.190001">
            <text:p>21.190001</text:p>
          </table:table-cell>
          <table:table-cell office:value-type="float" office:value="20.93">
            <text:p>20.93</text:p>
          </table:table-cell>
          <table:table-cell office:value-type="float" office:value="21.059999">
            <text:p>21.059999</text:p>
          </table:table-cell>
          <table:table-cell office:value-type="float" office:value="19.943596">
            <text:p>19.943596</text:p>
          </table:table-cell>
          <table:table-cell office:value-type="float" office:value="136400">
            <text:p>136400</text:p>
          </table:table-cell>
          <table:table-cell/>
        </table:table-row>
        <table:table-row table:style-name="ro1">
          <table:table-cell office:value-type="string">
            <text:p>2018-06-25</text:p>
          </table:table-cell>
          <table:table-cell office:value-type="float" office:value="21.08">
            <text:p>21.08</text:p>
          </table:table-cell>
          <table:table-cell office:value-type="float" office:value="21.74">
            <text:p>21.74</text:p>
          </table:table-cell>
          <table:table-cell office:value-type="float" office:value="20.98">
            <text:p>20.98</text:p>
          </table:table-cell>
          <table:table-cell office:value-type="float" office:value="21.219999">
            <text:p>21.219999</text:p>
          </table:table-cell>
          <table:table-cell office:value-type="float" office:value="20.095114">
            <text:p>20.095114</text:p>
          </table:table-cell>
          <table:table-cell office:value-type="float" office:value="7700">
            <text:p>7700</text:p>
          </table:table-cell>
          <table:table-cell/>
        </table:table-row>
        <table:table-row table:style-name="ro1">
          <table:table-cell office:value-type="string">
            <text:p>2018-06-26</text:p>
          </table:table-cell>
          <table:table-cell office:value-type="float" office:value="21.139999">
            <text:p>21.139999</text:p>
          </table:table-cell>
          <table:table-cell office:value-type="float" office:value="21.24">
            <text:p>21.24</text:p>
          </table:table-cell>
          <table:table-cell office:value-type="float" office:value="21.139999">
            <text:p>21.139999</text:p>
          </table:table-cell>
          <table:table-cell office:value-type="float" office:value="21.23">
            <text:p>21.23</text:p>
          </table:table-cell>
          <table:table-cell office:value-type="float" office:value="20.104584">
            <text:p>20.104584</text:p>
          </table:table-cell>
          <table:table-cell office:value-type="float" office:value="2600">
            <text:p>2600</text:p>
          </table:table-cell>
          <table:table-cell/>
        </table:table-row>
        <table:table-row table:style-name="ro1">
          <table:table-cell office:value-type="string">
            <text:p>2018-06-27</text:p>
          </table:table-cell>
          <table:table-cell office:value-type="float" office:value="21.370001">
            <text:p>21.370001</text:p>
          </table:table-cell>
          <table:table-cell office:value-type="float" office:value="21.65">
            <text:p>21.65</text:p>
          </table:table-cell>
          <table:table-cell office:value-type="float" office:value="21.059999">
            <text:p>21.059999</text:p>
          </table:table-cell>
          <table:table-cell office:value-type="float" office:value="21.120001">
            <text:p>21.120001</text:p>
          </table:table-cell>
          <table:table-cell office:value-type="float" office:value="20.000416">
            <text:p>20.000416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string">
            <text:p>2018-06-28</text:p>
          </table:table-cell>
          <table:table-cell office:value-type="float" office:value="21.139999">
            <text:p>21.139999</text:p>
          </table:table-cell>
          <table:table-cell office:value-type="float" office:value="21.690001">
            <text:p>21.690001</text:p>
          </table:table-cell>
          <table:table-cell office:value-type="float" office:value="21.07">
            <text:p>21.07</text:p>
          </table:table-cell>
          <table:table-cell office:value-type="float" office:value="21.690001">
            <text:p>21.690001</text:p>
          </table:table-cell>
          <table:table-cell office:value-type="float" office:value="20.540199">
            <text:p>20.540199</text:p>
          </table:table-cell>
          <table:table-cell office:value-type="float" office:value="20400">
            <text:p>20400</text:p>
          </table:table-cell>
          <table:table-cell/>
        </table:table-row>
        <table:table-row table:style-name="ro1">
          <table:table-cell office:value-type="string">
            <text:p>2018-06-29</text:p>
          </table:table-cell>
          <table:table-cell office:value-type="float" office:value="21.5">
            <text:p>21.5</text:p>
          </table:table-cell>
          <table:table-cell office:value-type="float" office:value="21.639999">
            <text:p>21.639999</text:p>
          </table:table-cell>
          <table:table-cell office:value-type="float" office:value="21.34">
            <text:p>21.34</text:p>
          </table:table-cell>
          <table:table-cell office:value-type="float" office:value="21.6">
            <text:p>21.6</text:p>
          </table:table-cell>
          <table:table-cell office:value-type="float" office:value="20.454971">
            <text:p>20.454971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">
          <table:table-cell office:value-type="string">
            <text:p>2018-07-02</text:p>
          </table:table-cell>
          <table:table-cell office:value-type="float" office:value="21.209999">
            <text:p>21.209999</text:p>
          </table:table-cell>
          <table:table-cell office:value-type="float" office:value="21.559999">
            <text:p>21.559999</text:p>
          </table:table-cell>
          <table:table-cell office:value-type="float" office:value="21.209999">
            <text:p>21.209999</text:p>
          </table:table-cell>
          <table:table-cell office:value-type="float" office:value="21.299999">
            <text:p>21.299999</text:p>
          </table:table-cell>
          <table:table-cell office:value-type="float" office:value="20.170872">
            <text:p>20.170872</text:p>
          </table:table-cell>
          <table:table-cell office:value-type="float" office:value="34600">
            <text:p>34600</text:p>
          </table:table-cell>
          <table:table-cell/>
        </table:table-row>
        <table:table-row table:style-name="ro1">
          <table:table-cell office:value-type="string">
            <text:p>2018-07-03</text:p>
          </table:table-cell>
          <table:table-cell office:value-type="float" office:value="20.799999">
            <text:p>20.799999</text:p>
          </table:table-cell>
          <table:table-cell office:value-type="float" office:value="21.1">
            <text:p>21.1</text:p>
          </table:table-cell>
          <table:table-cell office:value-type="float" office:value="20.700001">
            <text:p>20.700001</text:p>
          </table:table-cell>
          <table:table-cell office:value-type="float" office:value="21.1">
            <text:p>21.1</text:p>
          </table:table-cell>
          <table:table-cell office:value-type="float" office:value="19.981476">
            <text:p>19.981476</text:p>
          </table:table-cell>
          <table:table-cell office:value-type="float" office:value="38500">
            <text:p>38500</text:p>
          </table:table-cell>
          <table:table-cell/>
        </table:table-row>
        <table:table-row table:style-name="ro1">
          <table:table-cell office:value-type="string">
            <text:p>2018-07-05</text:p>
          </table:table-cell>
          <table:table-cell office:value-type="float" office:value="21.190001">
            <text:p>21.190001</text:p>
          </table:table-cell>
          <table:table-cell office:value-type="float" office:value="21.51">
            <text:p>21.51</text:p>
          </table:table-cell>
          <table:table-cell office:value-type="float" office:value="20.969999">
            <text:p>20.969999</text:p>
          </table:table-cell>
          <table:table-cell office:value-type="float" office:value="21.25">
            <text:p>21.25</text:p>
          </table:table-cell>
          <table:table-cell office:value-type="float" office:value="20.123524">
            <text:p>20.123524</text:p>
          </table:table-cell>
          <table:table-cell office:value-type="float" office:value="12900">
            <text:p>12900</text:p>
          </table:table-cell>
          <table:table-cell/>
        </table:table-row>
        <table:table-row table:style-name="ro1">
          <table:table-cell office:value-type="string">
            <text:p>2018-07-06</text:p>
          </table:table-cell>
          <table:table-cell table:number-columns-repeated="2" office:value-type="float" office:value="21.200001">
            <text:p>21.200001</text:p>
          </table:table-cell>
          <table:table-cell office:value-type="float" office:value="20.34">
            <text:p>20.34</text:p>
          </table:table-cell>
          <table:table-cell office:value-type="float" office:value="21.139999">
            <text:p>21.139999</text:p>
          </table:table-cell>
          <table:table-cell office:value-type="float" office:value="20.019354">
            <text:p>20.019354</text:p>
          </table:table-cell>
          <table:table-cell office:value-type="float" office:value="17700">
            <text:p>17700</text:p>
          </table:table-cell>
          <table:table-cell/>
        </table:table-row>
        <table:table-row table:style-name="ro1">
          <table:table-cell office:value-type="string">
            <text:p>2018-07-09</text:p>
          </table:table-cell>
          <table:table-cell office:value-type="float" office:value="21.139999">
            <text:p>21.139999</text:p>
          </table:table-cell>
          <table:table-cell office:value-type="float" office:value="21.450001">
            <text:p>21.450001</text:p>
          </table:table-cell>
          <table:table-cell office:value-type="float" office:value="21.139999">
            <text:p>21.139999</text:p>
          </table:table-cell>
          <table:table-cell office:value-type="float" office:value="21.4">
            <text:p>21.4</text:p>
          </table:table-cell>
          <table:table-cell office:value-type="float" office:value="20.265572">
            <text:p>20.265572</text:p>
          </table:table-cell>
          <table:table-cell office:value-type="float" office:value="7300">
            <text:p>7300</text:p>
          </table:table-cell>
          <table:table-cell/>
        </table:table-row>
        <table:table-row table:style-name="ro1">
          <table:table-cell office:value-type="string">
            <text:p>2018-07-10</text:p>
          </table:table-cell>
          <table:table-cell table:number-columns-repeated="2" office:value-type="float" office:value="21.26">
            <text:p>21.26</text:p>
          </table:table-cell>
          <table:table-cell office:value-type="float" office:value="20.83">
            <text:p>20.83</text:p>
          </table:table-cell>
          <table:table-cell office:value-type="float" office:value="20.889999">
            <text:p>20.889999</text:p>
          </table:table-cell>
          <table:table-cell office:value-type="float" office:value="19.782608">
            <text:p>19.782608</text:p>
          </table:table-cell>
          <table:table-cell office:value-type="float" office:value="9700">
            <text:p>9700</text:p>
          </table:table-cell>
          <table:table-cell/>
        </table:table-row>
        <table:table-row table:style-name="ro1">
          <table:table-cell office:value-type="string">
            <text:p>2018-07-11</text:p>
          </table:table-cell>
          <table:table-cell office:value-type="float" office:value="20.709999">
            <text:p>20.709999</text:p>
          </table:table-cell>
          <table:table-cell office:value-type="float" office:value="20.860001">
            <text:p>20.860001</text:p>
          </table:table-cell>
          <table:table-cell office:value-type="float" office:value="20.709999">
            <text:p>20.709999</text:p>
          </table:table-cell>
          <table:table-cell office:value-type="float" office:value="20.860001">
            <text:p>20.860001</text:p>
          </table:table-cell>
          <table:table-cell office:value-type="float" office:value="19.754198">
            <text:p>19.754198</text:p>
          </table:table-cell>
          <table:table-cell office:value-type="float" office:value="1300">
            <text:p>1300</text:p>
          </table:table-cell>
          <table:table-cell/>
        </table:table-row>
        <table:table-row table:style-name="ro1">
          <table:table-cell office:value-type="string">
            <text:p>2018-07-12</text:p>
          </table:table-cell>
          <table:table-cell office:value-type="float" office:value="20.6">
            <text:p>20.6</text:p>
          </table:table-cell>
          <table:table-cell office:value-type="float" office:value="20.950001">
            <text:p>20.950001</text:p>
          </table:table-cell>
          <table:table-cell office:value-type="float" office:value="20.559999">
            <text:p>20.559999</text:p>
          </table:table-cell>
          <table:table-cell office:value-type="float" office:value="20.950001">
            <text:p>20.950001</text:p>
          </table:table-cell>
          <table:table-cell office:value-type="float" office:value="19.839428">
            <text:p>19.839428</text:p>
          </table:table-cell>
          <table:table-cell office:value-type="float" office:value="4400">
            <text:p>4400</text:p>
          </table:table-cell>
          <table:table-cell/>
        </table:table-row>
        <table:table-row table:style-name="ro1">
          <table:table-cell office:value-type="string">
            <text:p>2018-07-13</text:p>
          </table:table-cell>
          <table:table-cell office:value-type="float" office:value="20.620001">
            <text:p>20.620001</text:p>
          </table:table-cell>
          <table:table-cell office:value-type="float" office:value="20.860001">
            <text:p>20.860001</text:p>
          </table:table-cell>
          <table:table-cell office:value-type="float" office:value="20.6">
            <text:p>20.6</text:p>
          </table:table-cell>
          <table:table-cell office:value-type="float" office:value="20.860001">
            <text:p>20.860001</text:p>
          </table:table-cell>
          <table:table-cell office:value-type="float" office:value="19.754198">
            <text:p>19.754198</text:p>
          </table:table-cell>
          <table:table-cell office:value-type="float" office:value="7600">
            <text:p>7600</text:p>
          </table:table-cell>
          <table:table-cell/>
        </table:table-row>
        <table:table-row table:style-name="ro1">
          <table:table-cell office:value-type="string">
            <text:p>2018-07-16</text:p>
          </table:table-cell>
          <table:table-cell table:number-columns-repeated="2" office:value-type="float" office:value="21.08">
            <text:p>21.08</text:p>
          </table:table-cell>
          <table:table-cell office:value-type="float" office:value="20.57">
            <text:p>20.57</text:p>
          </table:table-cell>
          <table:table-cell office:value-type="float" office:value="20.66">
            <text:p>20.66</text:p>
          </table:table-cell>
          <table:table-cell office:value-type="float" office:value="19.5648">
            <text:p>19.5648</text:p>
          </table:table-cell>
          <table:table-cell office:value-type="float" office:value="8100">
            <text:p>8100</text:p>
          </table:table-cell>
          <table:table-cell/>
        </table:table-row>
        <table:table-row table:style-name="ro1">
          <table:table-cell office:value-type="string">
            <text:p>2018-07-17</text:p>
          </table:table-cell>
          <table:table-cell office:value-type="float" office:value="20.6">
            <text:p>20.6</text:p>
          </table:table-cell>
          <table:table-cell office:value-type="float" office:value="20.620001">
            <text:p>20.620001</text:p>
          </table:table-cell>
          <table:table-cell office:value-type="float" office:value="20.48">
            <text:p>20.48</text:p>
          </table:table-cell>
          <table:table-cell office:value-type="float" office:value="20.540001">
            <text:p>20.540001</text:p>
          </table:table-cell>
          <table:table-cell office:value-type="float" office:value="19.451162">
            <text:p>19.451162</text:p>
          </table:table-cell>
          <table:table-cell office:value-type="float" office:value="3300">
            <text:p>3300</text:p>
          </table:table-cell>
          <table:table-cell/>
        </table:table-row>
        <table:table-row table:style-name="ro1">
          <table:table-cell office:value-type="string">
            <text:p>2018-07-18</text:p>
          </table:table-cell>
          <table:table-cell office:value-type="float" office:value="20.35">
            <text:p>20.35</text:p>
          </table:table-cell>
          <table:table-cell office:value-type="float" office:value="20.389999">
            <text:p>20.389999</text:p>
          </table:table-cell>
          <table:table-cell office:value-type="float" office:value="20.110001">
            <text:p>20.110001</text:p>
          </table:table-cell>
          <table:table-cell office:value-type="float" office:value="20.190001">
            <text:p>20.190001</text:p>
          </table:table-cell>
          <table:table-cell office:value-type="float" office:value="19.119715">
            <text:p>19.119715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">
          <table:table-cell office:value-type="string">
            <text:p>2018-07-19</text:p>
          </table:table-cell>
          <table:table-cell office:value-type="float" office:value="20.01">
            <text:p>20.01</text:p>
          </table:table-cell>
          <table:table-cell office:value-type="float" office:value="20.940001">
            <text:p>20.940001</text:p>
          </table:table-cell>
          <table:table-cell office:value-type="float" office:value="19.6">
            <text:p>19.6</text:p>
          </table:table-cell>
          <table:table-cell office:value-type="float" office:value="20.940001">
            <text:p>20.940001</text:p>
          </table:table-cell>
          <table:table-cell office:value-type="float" office:value="19.829958">
            <text:p>19.829958</text:p>
          </table:table-cell>
          <table:table-cell office:value-type="float" office:value="111000">
            <text:p>111000</text:p>
          </table:table-cell>
          <table:table-cell/>
        </table:table-row>
        <table:table-row table:style-name="ro1">
          <table:table-cell office:value-type="string">
            <text:p>2018-07-20</text:p>
          </table:table-cell>
          <table:table-cell office:value-type="float" office:value="19.75">
            <text:p>19.75</text:p>
          </table:table-cell>
          <table:table-cell office:value-type="float" office:value="20.84">
            <text:p>20.84</text:p>
          </table:table-cell>
          <table:table-cell office:value-type="float" office:value="19.66">
            <text:p>19.66</text:p>
          </table:table-cell>
          <table:table-cell office:value-type="float" office:value="20.049999">
            <text:p>20.049999</text:p>
          </table:table-cell>
          <table:table-cell office:value-type="float" office:value="18.987137">
            <text:p>18.987137</text:p>
          </table:table-cell>
          <table:table-cell office:value-type="float" office:value="53100">
            <text:p>53100</text:p>
          </table:table-cell>
          <table:table-cell/>
        </table:table-row>
        <table:table-row table:style-name="ro1">
          <table:table-cell office:value-type="string">
            <text:p>2018-07-23</text:p>
          </table:table-cell>
          <table:table-cell office:value-type="float" office:value="20.049999">
            <text:p>20.049999</text:p>
          </table:table-cell>
          <table:table-cell office:value-type="float" office:value="20.1">
            <text:p>20.1</text:p>
          </table:table-cell>
          <table:table-cell office:value-type="float" office:value="19.82">
            <text:p>19.82</text:p>
          </table:table-cell>
          <table:table-cell office:value-type="float" office:value="19.99">
            <text:p>19.99</text:p>
          </table:table-cell>
          <table:table-cell office:value-type="float" office:value="18.930317">
            <text:p>18.930317</text:p>
          </table:table-cell>
          <table:table-cell office:value-type="float" office:value="81900">
            <text:p>81900</text:p>
          </table:table-cell>
          <table:table-cell/>
        </table:table-row>
        <table:table-row table:style-name="ro1">
          <table:table-cell office:value-type="string">
            <text:p>2018-07-24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860001">
            <text:p>19.860001</text:p>
          </table:table-cell>
          <table:table-cell office:value-type="float" office:value="19.99">
            <text:p>19.99</text:p>
          </table:table-cell>
          <table:table-cell office:value-type="float" office:value="18.930317">
            <text:p>18.930317</text:p>
          </table:table-cell>
          <table:table-cell office:value-type="float" office:value="25400">
            <text:p>25400</text:p>
          </table:table-cell>
          <table:table-cell/>
        </table:table-row>
        <table:table-row table:style-name="ro1">
          <table:table-cell office:value-type="string">
            <text:p>2018-07-25</text:p>
          </table:table-cell>
          <table:table-cell office:value-type="float" office:value="19.98">
            <text:p>19.98</text:p>
          </table:table-cell>
          <table:table-cell office:value-type="float" office:value="20.49">
            <text:p>20.49</text:p>
          </table:table-cell>
          <table:table-cell table:number-columns-repeated="2" office:value-type="float" office:value="19.98">
            <text:p>19.98</text:p>
          </table:table-cell>
          <table:table-cell office:value-type="float" office:value="18.920847">
            <text:p>18.920847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">
          <table:table-cell office:value-type="string">
            <text:p>2018-07-26</text:p>
          </table:table-cell>
          <table:table-cell table:number-columns-repeated="2" office:value-type="float" office:value="19.98">
            <text:p>19.98</text:p>
          </table:table-cell>
          <table:table-cell office:value-type="float" office:value="19.879999">
            <text:p>19.879999</text:p>
          </table:table-cell>
          <table:table-cell office:value-type="float" office:value="19.9">
            <text:p>19.9</text:p>
          </table:table-cell>
          <table:table-cell office:value-type="float" office:value="18.845087">
            <text:p>18.845087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string">
            <text:p>2018-07-27</text:p>
          </table:table-cell>
          <table:table-cell office:value-type="float" office:value="19.85">
            <text:p>19.85</text:p>
          </table:table-cell>
          <table:table-cell office:value-type="float" office:value="20.1">
            <text:p>20.1</text:p>
          </table:table-cell>
          <table:table-cell office:value-type="float" office:value="19.85">
            <text:p>19.85</text:p>
          </table:table-cell>
          <table:table-cell office:value-type="float" office:value="20.1">
            <text:p>20.1</text:p>
          </table:table-cell>
          <table:table-cell office:value-type="float" office:value="19.034487">
            <text:p>19.034487</text:p>
          </table:table-cell>
          <table:table-cell office:value-type="float" office:value="4400">
            <text:p>4400</text:p>
          </table:table-cell>
          <table:table-cell/>
        </table:table-row>
        <table:table-row table:style-name="ro1">
          <table:table-cell office:value-type="string">
            <text:p>2018-07-30</text:p>
          </table:table-cell>
          <table:table-cell office:value-type="float" office:value="20.15">
            <text:p>20.15</text:p>
          </table:table-cell>
          <table:table-cell office:value-type="float" office:value="20.299999">
            <text:p>20.299999</text:p>
          </table:table-cell>
          <table:table-cell office:value-type="float" office:value="20.049999">
            <text:p>20.049999</text:p>
          </table:table-cell>
          <table:table-cell office:value-type="float" office:value="20.299999">
            <text:p>20.299999</text:p>
          </table:table-cell>
          <table:table-cell office:value-type="float" office:value="19.223883">
            <text:p>19.223883</text:p>
          </table:table-cell>
          <table:table-cell office:value-type="float" office:value="20100">
            <text:p>20100</text:p>
          </table:table-cell>
          <table:table-cell/>
        </table:table-row>
        <table:table-row table:style-name="ro1">
          <table:table-cell office:value-type="string">
            <text:p>2018-07-31</text:p>
          </table:table-cell>
          <table:table-cell table:number-columns-repeated="2" office:value-type="float" office:value="20.58">
            <text:p>20.58</text:p>
          </table:table-cell>
          <table:table-cell office:value-type="float" office:value="20.24">
            <text:p>20.24</text:p>
          </table:table-cell>
          <table:table-cell office:value-type="float" office:value="20.379999">
            <text:p>20.379999</text:p>
          </table:table-cell>
          <table:table-cell office:value-type="float" office:value="19.299643">
            <text:p>19.299643</text:p>
          </table:table-cell>
          <table:table-cell office:value-type="float" office:value="2600">
            <text:p>2600</text:p>
          </table:table-cell>
          <table:table-cell/>
        </table:table-row>
        <table:table-row table:style-name="ro1">
          <table:table-cell office:value-type="string">
            <text:p>2018-08-01</text:p>
          </table:table-cell>
          <table:table-cell office:value-type="float" office:value="19.969999">
            <text:p>19.969999</text:p>
          </table:table-cell>
          <table:table-cell office:value-type="float" office:value="20.24">
            <text:p>20.24</text:p>
          </table:table-cell>
          <table:table-cell office:value-type="float" office:value="19.969999">
            <text:p>19.969999</text:p>
          </table:table-cell>
          <table:table-cell office:value-type="float" office:value="20.24">
            <text:p>20.24</text:p>
          </table:table-cell>
          <table:table-cell office:value-type="float" office:value="19.167065">
            <text:p>19.167065</text:p>
          </table:table-cell>
          <table:table-cell office:value-type="float" office:value="4700">
            <text:p>4700</text:p>
          </table:table-cell>
          <table:table-cell/>
        </table:table-row>
        <table:table-row table:style-name="ro1">
          <table:table-cell office:value-type="string">
            <text:p>2018-08-02</text:p>
          </table:table-cell>
          <table:table-cell office:value-type="float" office:value="20.02">
            <text:p>20.02</text:p>
          </table:table-cell>
          <table:table-cell office:value-type="float" office:value="20.360001">
            <text:p>20.360001</text:p>
          </table:table-cell>
          <table:table-cell office:value-type="float" office:value="20">
            <text:p>20</text:p>
          </table:table-cell>
          <table:table-cell office:value-type="float" office:value="20.129999">
            <text:p>20.129999</text:p>
          </table:table-cell>
          <table:table-cell office:value-type="float" office:value="19.062895">
            <text:p>19.062895</text:p>
          </table:table-cell>
          <table:table-cell office:value-type="float" office:value="79100">
            <text:p>79100</text:p>
          </table:table-cell>
          <table:table-cell/>
        </table:table-row>
        <table:table-row table:style-name="ro1">
          <table:table-cell office:value-type="string">
            <text:p>2018-08-03</text:p>
          </table:table-cell>
          <table:table-cell office:value-type="float" office:value="20.02">
            <text:p>20.02</text:p>
          </table:table-cell>
          <table:table-cell office:value-type="float" office:value="20.129999">
            <text:p>20.129999</text:p>
          </table:table-cell>
          <table:table-cell office:value-type="float" office:value="20">
            <text:p>20</text:p>
          </table:table-cell>
          <table:table-cell office:value-type="float" office:value="20.129999">
            <text:p>20.129999</text:p>
          </table:table-cell>
          <table:table-cell office:value-type="float" office:value="19.062895">
            <text:p>19.062895</text:p>
          </table:table-cell>
          <table:table-cell office:value-type="float" office:value="1700">
            <text:p>1700</text:p>
          </table:table-cell>
          <table:table-cell/>
        </table:table-row>
        <table:table-row table:style-name="ro1">
          <table:table-cell office:value-type="string">
            <text:p>2018-08-06</text:p>
          </table:table-cell>
          <table:table-cell office:value-type="float" office:value="20.1">
            <text:p>20.1</text:p>
          </table:table-cell>
          <table:table-cell office:value-type="float" office:value="20.43">
            <text:p>20.43</text:p>
          </table:table-cell>
          <table:table-cell office:value-type="float" office:value="20.040001">
            <text:p>20.040001</text:p>
          </table:table-cell>
          <table:table-cell office:value-type="float" office:value="20.32">
            <text:p>20.32</text:p>
          </table:table-cell>
          <table:table-cell office:value-type="float" office:value="19.242823">
            <text:p>19.242823</text:p>
          </table:table-cell>
          <table:table-cell office:value-type="float" office:value="4200">
            <text:p>4200</text:p>
          </table:table-cell>
          <table:table-cell/>
        </table:table-row>
        <table:table-row table:style-name="ro1">
          <table:table-cell office:value-type="string">
            <text:p>2018-08-07</text:p>
          </table:table-cell>
          <table:table-cell office:value-type="float" office:value="19.99">
            <text:p>19.99</text:p>
          </table:table-cell>
          <table:table-cell office:value-type="float" office:value="20.15">
            <text:p>20.15</text:p>
          </table:table-cell>
          <table:table-cell office:value-type="float" office:value="19.92">
            <text:p>19.92</text:p>
          </table:table-cell>
          <table:table-cell office:value-type="float" office:value="20.15">
            <text:p>20.15</text:p>
          </table:table-cell>
          <table:table-cell office:value-type="float" office:value="19.081835">
            <text:p>19.081835</text:p>
          </table:table-cell>
          <table:table-cell office:value-type="float" office:value="15400">
            <text:p>15400</text:p>
          </table:table-cell>
          <table:table-cell/>
        </table:table-row>
        <table:table-row table:style-name="ro1">
          <table:table-cell office:value-type="string">
            <text:p>2018-08-08</text:p>
          </table:table-cell>
          <table:table-cell office:value-type="float" office:value="19.99">
            <text:p>19.99</text:p>
          </table:table-cell>
          <table:table-cell office:value-type="float" office:value="20.549999">
            <text:p>20.549999</text:p>
          </table:table-cell>
          <table:table-cell office:value-type="float" office:value="19.959999">
            <text:p>19.959999</text:p>
          </table:table-cell>
          <table:table-cell office:value-type="float" office:value="20.08">
            <text:p>20.08</text:p>
          </table:table-cell>
          <table:table-cell office:value-type="float" office:value="19.015547">
            <text:p>19.015547</text:p>
          </table:table-cell>
          <table:table-cell office:value-type="float" office:value="9400">
            <text:p>9400</text:p>
          </table:table-cell>
          <table:table-cell/>
        </table:table-row>
        <table:table-row table:style-name="ro1">
          <table:table-cell office:value-type="string">
            <text:p>2018-08-09</text:p>
          </table:table-cell>
          <table:table-cell table:number-columns-repeated="2" office:value-type="float" office:value="20.27">
            <text:p>20.27</text:p>
          </table:table-cell>
          <table:table-cell office:value-type="float" office:value="20.02">
            <text:p>20.02</text:p>
          </table:table-cell>
          <table:table-cell office:value-type="float" office:value="20.120001">
            <text:p>20.120001</text:p>
          </table:table-cell>
          <table:table-cell office:value-type="float" office:value="19.053427">
            <text:p>19.053427</text:p>
          </table:table-cell>
          <table:table-cell office:value-type="float" office:value="3900">
            <text:p>3900</text:p>
          </table:table-cell>
          <table:table-cell/>
        </table:table-row>
        <table:table-row table:style-name="ro1">
          <table:table-cell office:value-type="string">
            <text:p>2018-08-10</text:p>
          </table:table-cell>
          <table:table-cell table:number-columns-repeated="2" office:value-type="float" office:value="19.99">
            <text:p>19.99</text:p>
          </table:table-cell>
          <table:table-cell office:value-type="float" office:value="19.559999">
            <text:p>19.559999</text:p>
          </table:table-cell>
          <table:table-cell office:value-type="float" office:value="19.85">
            <text:p>19.85</text:p>
          </table:table-cell>
          <table:table-cell office:value-type="float" office:value="18.797739">
            <text:p>18.797739</text:p>
          </table:table-cell>
          <table:table-cell office:value-type="float" office:value="20700">
            <text:p>20700</text:p>
          </table:table-cell>
          <table:table-cell/>
        </table:table-row>
        <table:table-row table:style-name="ro1">
          <table:table-cell office:value-type="string">
            <text:p>2018-08-13</text:p>
          </table:table-cell>
          <table:table-cell table:number-columns-repeated="2" office:value-type="float" office:value="19.799999">
            <text:p>19.799999</text:p>
          </table:table-cell>
          <table:table-cell office:value-type="float" office:value="19.4">
            <text:p>19.4</text:p>
          </table:table-cell>
          <table:table-cell office:value-type="float" office:value="19.41">
            <text:p>19.41</text:p>
          </table:table-cell>
          <table:table-cell office:value-type="float" office:value="18.381063">
            <text:p>18.381063</text:p>
          </table:table-cell>
          <table:table-cell office:value-type="float" office:value="24400">
            <text:p>24400</text:p>
          </table:table-cell>
          <table:table-cell/>
        </table:table-row>
        <table:table-row table:style-name="ro1">
          <table:table-cell office:value-type="string">
            <text:p>2018-08-14</text:p>
          </table:table-cell>
          <table:table-cell table:number-columns-repeated="2" office:value-type="float" office:value="19.5">
            <text:p>19.5</text:p>
          </table:table-cell>
          <table:table-cell office:value-type="float" office:value="19.33">
            <text:p>19.33</text:p>
          </table:table-cell>
          <table:table-cell office:value-type="float" office:value="19.34">
            <text:p>19.34</text:p>
          </table:table-cell>
          <table:table-cell office:value-type="float" office:value="18.314774">
            <text:p>18.314774</text:p>
          </table:table-cell>
          <table:table-cell office:value-type="float" office:value="3900">
            <text:p>3900</text:p>
          </table:table-cell>
          <table:table-cell/>
        </table:table-row>
        <table:table-row table:style-name="ro1">
          <table:table-cell office:value-type="string">
            <text:p>2018-08-15</text:p>
          </table:table-cell>
          <table:table-cell office:value-type="float" office:value="19.34">
            <text:p>19.34</text:p>
          </table:table-cell>
          <table:table-cell office:value-type="float" office:value="19.5">
            <text:p>19.5</text:p>
          </table:table-cell>
          <table:table-cell table:number-columns-repeated="2" office:value-type="float" office:value="19.26">
            <text:p>19.26</text:p>
          </table:table-cell>
          <table:table-cell office:value-type="float" office:value="18.239016">
            <text:p>18.239016</text:p>
          </table:table-cell>
          <table:table-cell office:value-type="float" office:value="12600">
            <text:p>12600</text:p>
          </table:table-cell>
          <table:table-cell/>
        </table:table-row>
        <table:table-row table:style-name="ro1">
          <table:table-cell office:value-type="string">
            <text:p>2018-08-16</text:p>
          </table:table-cell>
          <table:table-cell table:number-columns-repeated="2" office:value-type="float" office:value="19.4">
            <text:p>19.4</text:p>
          </table:table-cell>
          <table:table-cell table:number-columns-repeated="2" office:value-type="float" office:value="19.26">
            <text:p>19.26</text:p>
          </table:table-cell>
          <table:table-cell office:value-type="float" office:value="18.239016">
            <text:p>18.239016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string">
            <text:p>2018-08-17</text:p>
          </table:table-cell>
          <table:table-cell table:number-columns-repeated="2" office:value-type="float" office:value="19.370001">
            <text:p>19.370001</text:p>
          </table:table-cell>
          <table:table-cell office:value-type="float" office:value="18.99">
            <text:p>18.99</text:p>
          </table:table-cell>
          <table:table-cell office:value-type="float" office:value="19.25">
            <text:p>19.25</text:p>
          </table:table-cell>
          <table:table-cell office:value-type="float" office:value="18.229546">
            <text:p>18.229546</text:p>
          </table:table-cell>
          <table:table-cell office:value-type="float" office:value="5200">
            <text:p>5200</text:p>
          </table:table-cell>
          <table:table-cell/>
        </table:table-row>
        <table:table-row table:style-name="ro1">
          <table:table-cell office:value-type="string">
            <text:p>2018-08-20</text:p>
          </table:table-cell>
          <table:table-cell office:value-type="float" office:value="19.26">
            <text:p>19.26</text:p>
          </table:table-cell>
          <table:table-cell office:value-type="float" office:value="19.33">
            <text:p>19.33</text:p>
          </table:table-cell>
          <table:table-cell table:number-columns-repeated="2" office:value-type="float" office:value="19.030001">
            <text:p>19.030001</text:p>
          </table:table-cell>
          <table:table-cell office:value-type="float" office:value="18.021208">
            <text:p>18.021208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1">
          <table:table-cell office:value-type="string">
            <text:p>2018-08-21</text:p>
          </table:table-cell>
          <table:table-cell table:number-columns-repeated="2" office:value-type="float" office:value="19.200001">
            <text:p>19.200001</text:p>
          </table:table-cell>
          <table:table-cell office:value-type="float" office:value="18.77">
            <text:p>18.77</text:p>
          </table:table-cell>
          <table:table-cell office:value-type="float" office:value="18.9">
            <text:p>18.9</text:p>
          </table:table-cell>
          <table:table-cell office:value-type="float" office:value="17.898098">
            <text:p>17.898098</text:p>
          </table:table-cell>
          <table:table-cell office:value-type="float" office:value="11800">
            <text:p>11800</text:p>
          </table:table-cell>
          <table:table-cell/>
        </table:table-row>
        <table:table-row table:style-name="ro1">
          <table:table-cell office:value-type="string">
            <text:p>2018-08-22</text:p>
          </table:table-cell>
          <table:table-cell table:number-columns-repeated="2" office:value-type="float" office:value="18.9">
            <text:p>18.9</text:p>
          </table:table-cell>
          <table:table-cell office:value-type="float" office:value="18.559999">
            <text:p>18.559999</text:p>
          </table:table-cell>
          <table:table-cell office:value-type="float" office:value="18.9">
            <text:p>18.9</text:p>
          </table:table-cell>
          <table:table-cell office:value-type="float" office:value="17.898098">
            <text:p>17.898098</text:p>
          </table:table-cell>
          <table:table-cell office:value-type="float" office:value="5100">
            <text:p>5100</text:p>
          </table:table-cell>
          <table:table-cell/>
        </table:table-row>
        <table:table-row table:style-name="ro1">
          <table:table-cell office:value-type="string">
            <text:p>2018-08-23</text:p>
          </table:table-cell>
          <table:table-cell office:value-type="float" office:value="18.620001">
            <text:p>18.620001</text:p>
          </table:table-cell>
          <table:table-cell office:value-type="float" office:value="18.9">
            <text:p>18.9</text:p>
          </table:table-cell>
          <table:table-cell office:value-type="float" office:value="18.620001">
            <text:p>18.620001</text:p>
          </table:table-cell>
          <table:table-cell office:value-type="float" office:value="18.799999">
            <text:p>18.799999</text:p>
          </table:table-cell>
          <table:table-cell office:value-type="float" office:value="17.8034">
            <text:p>17.8034</text:p>
          </table:table-cell>
          <table:table-cell office:value-type="float" office:value="11000">
            <text:p>11000</text:p>
          </table:table-cell>
          <table:table-cell/>
        </table:table-row>
        <table:table-row table:style-name="ro1">
          <table:table-cell office:value-type="string">
            <text:p>2018-08-24</text:p>
          </table:table-cell>
          <table:table-cell office:value-type="float" office:value="18.790001">
            <text:p>18.790001</text:p>
          </table:table-cell>
          <table:table-cell office:value-type="float" office:value="18.9">
            <text:p>18.9</text:p>
          </table:table-cell>
          <table:table-cell office:value-type="float" office:value="18.65">
            <text:p>18.65</text:p>
          </table:table-cell>
          <table:table-cell office:value-type="float" office:value="18.9">
            <text:p>18.9</text:p>
          </table:table-cell>
          <table:table-cell office:value-type="float" office:value="17.898098">
            <text:p>17.898098</text:p>
          </table:table-cell>
          <table:table-cell office:value-type="float" office:value="5200">
            <text:p>5200</text:p>
          </table:table-cell>
          <table:table-cell/>
        </table:table-row>
        <table:table-row table:style-name="ro1">
          <table:table-cell office:value-type="string">
            <text:p>2018-08-27</text:p>
          </table:table-cell>
          <table:table-cell office:value-type="float" office:value="19">
            <text:p>19</text:p>
          </table:table-cell>
          <table:table-cell office:value-type="float" office:value="19.26">
            <text:p>19.26</text:p>
          </table:table-cell>
          <table:table-cell office:value-type="float" office:value="18.9">
            <text:p>18.9</text:p>
          </table:table-cell>
          <table:table-cell office:value-type="float" office:value="19.15">
            <text:p>19.15</text:p>
          </table:table-cell>
          <table:table-cell office:value-type="float" office:value="18.134846">
            <text:p>18.134846</text:p>
          </table:table-cell>
          <table:table-cell office:value-type="float" office:value="71900">
            <text:p>71900</text:p>
          </table:table-cell>
          <table:table-cell/>
        </table:table-row>
        <table:table-row table:style-name="ro1">
          <table:table-cell office:value-type="string">
            <text:p>2018-08-28</text:p>
          </table:table-cell>
          <table:table-cell office:value-type="float" office:value="18.959999">
            <text:p>18.959999</text:p>
          </table:table-cell>
          <table:table-cell office:value-type="float" office:value="19.23">
            <text:p>19.23</text:p>
          </table:table-cell>
          <table:table-cell office:value-type="float" office:value="18.9">
            <text:p>18.9</text:p>
          </table:table-cell>
          <table:table-cell office:value-type="float" office:value="19.23">
            <text:p>19.23</text:p>
          </table:table-cell>
          <table:table-cell office:value-type="float" office:value="18.210606">
            <text:p>18.210606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string">
            <text:p>2018-08-29</text:p>
          </table:table-cell>
          <table:table-cell office:value-type="float" office:value="19.23">
            <text:p>19.23</text:p>
          </table:table-cell>
          <table:table-cell office:value-type="float" office:value="19.370001">
            <text:p>19.370001</text:p>
          </table:table-cell>
          <table:table-cell office:value-type="float" office:value="19.23">
            <text:p>19.23</text:p>
          </table:table-cell>
          <table:table-cell office:value-type="float" office:value="19.299999">
            <text:p>19.299999</text:p>
          </table:table-cell>
          <table:table-cell office:value-type="float" office:value="18.276894">
            <text:p>18.276894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">
          <table:table-cell office:value-type="string">
            <text:p>2018-08-30</text:p>
          </table:table-cell>
          <table:table-cell office:value-type="float" office:value="19.23">
            <text:p>19.23</text:p>
          </table:table-cell>
          <table:table-cell office:value-type="float" office:value="19.33">
            <text:p>19.33</text:p>
          </table:table-cell>
          <table:table-cell office:value-type="float" office:value="18.610001">
            <text:p>18.610001</text:p>
          </table:table-cell>
          <table:table-cell office:value-type="float" office:value="19.33">
            <text:p>19.33</text:p>
          </table:table-cell>
          <table:table-cell office:value-type="float" office:value="18.305304">
            <text:p>18.305304</text:p>
          </table:table-cell>
          <table:table-cell office:value-type="float" office:value="18900">
            <text:p>18900</text:p>
          </table:table-cell>
          <table:table-cell/>
        </table:table-row>
        <table:table-row table:style-name="ro1">
          <table:table-cell office:value-type="string">
            <text:p>2018-08-31</text:p>
          </table:table-cell>
          <table:table-cell office:value-type="float" office:value="18.690001">
            <text:p>18.690001</text:p>
          </table:table-cell>
          <table:table-cell office:value-type="float" office:value="19.35">
            <text:p>19.35</text:p>
          </table:table-cell>
          <table:table-cell office:value-type="float" office:value="18.690001">
            <text:p>18.690001</text:p>
          </table:table-cell>
          <table:table-cell office:value-type="float" office:value="18.860001">
            <text:p>18.860001</text:p>
          </table:table-cell>
          <table:table-cell office:value-type="float" office:value="17.86022">
            <text:p>17.86022</text:p>
          </table:table-cell>
          <table:table-cell office:value-type="float" office:value="10500">
            <text:p>10500</text:p>
          </table:table-cell>
          <table:table-cell/>
        </table:table-row>
        <table:table-row table:style-name="ro1">
          <table:table-cell office:value-type="string">
            <text:p>2018-09-04</text:p>
          </table:table-cell>
          <table:table-cell office:value-type="float" office:value="18.799999">
            <text:p>18.799999</text:p>
          </table:table-cell>
          <table:table-cell office:value-type="float" office:value="18.870001">
            <text:p>18.870001</text:p>
          </table:table-cell>
          <table:table-cell office:value-type="float" office:value="18.559999">
            <text:p>18.559999</text:p>
          </table:table-cell>
          <table:table-cell office:value-type="float" office:value="18.57">
            <text:p>18.57</text:p>
          </table:table-cell>
          <table:table-cell office:value-type="float" office:value="17.585592">
            <text:p>17.585592</text:p>
          </table:table-cell>
          <table:table-cell office:value-type="float" office:value="7500">
            <text:p>7500</text:p>
          </table:table-cell>
          <table:table-cell/>
        </table:table-row>
        <table:table-row table:style-name="ro1">
          <table:table-cell office:value-type="string">
            <text:p>2018-09-05</text:p>
          </table:table-cell>
          <table:table-cell office:value-type="float" office:value="18.57">
            <text:p>18.57</text:p>
          </table:table-cell>
          <table:table-cell office:value-type="float" office:value="18.9">
            <text:p>18.9</text:p>
          </table:table-cell>
          <table:table-cell office:value-type="float" office:value="18.5">
            <text:p>18.5</text:p>
          </table:table-cell>
          <table:table-cell office:value-type="float" office:value="18.52">
            <text:p>18.52</text:p>
          </table:table-cell>
          <table:table-cell office:value-type="float" office:value="17.538244">
            <text:p>17.538244</text:p>
          </table:table-cell>
          <table:table-cell office:value-type="float" office:value="6800">
            <text:p>6800</text:p>
          </table:table-cell>
          <table:table-cell/>
        </table:table-row>
        <table:table-row table:style-name="ro1">
          <table:table-cell office:value-type="string">
            <text:p>2018-09-06</text:p>
          </table:table-cell>
          <table:table-cell office:value-type="float" office:value="18.51">
            <text:p>18.51</text:p>
          </table:table-cell>
          <table:table-cell office:value-type="float" office:value="18.790001">
            <text:p>18.790001</text:p>
          </table:table-cell>
          <table:table-cell table:number-columns-repeated="2" office:value-type="float" office:value="18.309999">
            <text:p>18.309999</text:p>
          </table:table-cell>
          <table:table-cell office:value-type="float" office:value="17.339375">
            <text:p>17.339375</text:p>
          </table:table-cell>
          <table:table-cell office:value-type="float" office:value="31800">
            <text:p>31800</text:p>
          </table:table-cell>
          <table:table-cell/>
        </table:table-row>
        <table:table-row table:style-name="ro1">
          <table:table-cell office:value-type="string">
            <text:p>2018-09-07</text:p>
          </table:table-cell>
          <table:table-cell office:value-type="float" office:value="18.43">
            <text:p>18.43</text:p>
          </table:table-cell>
          <table:table-cell office:value-type="float" office:value="18.75">
            <text:p>18.75</text:p>
          </table:table-cell>
          <table:table-cell table:number-columns-repeated="2" office:value-type="float" office:value="18.23">
            <text:p>18.23</text:p>
          </table:table-cell>
          <table:table-cell office:value-type="float" office:value="17.263615">
            <text:p>17.263615</text:p>
          </table:table-cell>
          <table:table-cell office:value-type="float" office:value="8700">
            <text:p>8700</text:p>
          </table:table-cell>
          <table:table-cell/>
        </table:table-row>
        <table:table-row table:style-name="ro1">
          <table:table-cell office:value-type="string">
            <text:p>2018-09-10</text:p>
          </table:table-cell>
          <table:table-cell table:number-columns-repeated="2" office:value-type="float" office:value="18.299999">
            <text:p>18.299999</text:p>
          </table:table-cell>
          <table:table-cell office:value-type="float" office:value="17.75">
            <text:p>17.75</text:p>
          </table:table-cell>
          <table:table-cell office:value-type="float" office:value="17.85">
            <text:p>17.85</text:p>
          </table:table-cell>
          <table:table-cell office:value-type="float" office:value="16.903761">
            <text:p>16.903761</text:p>
          </table:table-cell>
          <table:table-cell office:value-type="float" office:value="88300">
            <text:p>88300</text:p>
          </table:table-cell>
          <table:table-cell/>
        </table:table-row>
        <table:table-row table:style-name="ro1">
          <table:table-cell office:value-type="string">
            <text:p>2018-09-11</text:p>
          </table:table-cell>
          <table:table-cell office:value-type="float" office:value="17.700001">
            <text:p>17.700001</text:p>
          </table:table-cell>
          <table:table-cell office:value-type="float" office:value="18.27">
            <text:p>18.27</text:p>
          </table:table-cell>
          <table:table-cell office:value-type="float" office:value="17.58">
            <text:p>17.58</text:p>
          </table:table-cell>
          <table:table-cell office:value-type="float" office:value="17.6">
            <text:p>17.6</text:p>
          </table:table-cell>
          <table:table-cell office:value-type="float" office:value="16.667013">
            <text:p>16.667013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">
          <table:table-cell office:value-type="string">
            <text:p>2018-09-12</text:p>
          </table:table-cell>
          <table:table-cell office:value-type="float" office:value="17.290001">
            <text:p>17.290001</text:p>
          </table:table-cell>
          <table:table-cell office:value-type="float" office:value="17.4">
            <text:p>17.4</text:p>
          </table:table-cell>
          <table:table-cell table:number-columns-repeated="2" office:value-type="float" office:value="16.83">
            <text:p>16.83</text:p>
          </table:table-cell>
          <table:table-cell office:value-type="float" office:value="15.937831">
            <text:p>15.937831</text:p>
          </table:table-cell>
          <table:table-cell office:value-type="float" office:value="4300">
            <text:p>4300</text:p>
          </table:table-cell>
          <table:table-cell/>
        </table:table-row>
        <table:table-row table:style-name="ro1">
          <table:table-cell office:value-type="string">
            <text:p>2018-09-13</text:p>
          </table:table-cell>
          <table:table-cell office:value-type="float" office:value="16.65">
            <text:p>16.65</text:p>
          </table:table-cell>
          <table:table-cell office:value-type="float" office:value="17.639999">
            <text:p>17.639999</text:p>
          </table:table-cell>
          <table:table-cell office:value-type="float" office:value="16.6">
            <text:p>16.6</text:p>
          </table:table-cell>
          <table:table-cell office:value-type="float" office:value="16.700001">
            <text:p>16.700001</text:p>
          </table:table-cell>
          <table:table-cell office:value-type="float" office:value="15.814723">
            <text:p>15.814723</text:p>
          </table:table-cell>
          <table:table-cell office:value-type="float" office:value="8500">
            <text:p>8500</text:p>
          </table:table-cell>
          <table:table-cell/>
        </table:table-row>
        <table:table-row table:style-name="ro1">
          <table:table-cell office:value-type="string">
            <text:p>2018-09-14</text:p>
          </table:table-cell>
          <table:table-cell office:value-type="float" office:value="17.129999">
            <text:p>17.129999</text:p>
          </table:table-cell>
          <table:table-cell office:value-type="float" office:value="17.610001">
            <text:p>17.610001</text:p>
          </table:table-cell>
          <table:table-cell table:number-columns-repeated="2" office:value-type="float" office:value="17.129999">
            <text:p>17.129999</text:p>
          </table:table-cell>
          <table:table-cell office:value-type="float" office:value="16.221928">
            <text:p>16.221928</text:p>
          </table:table-cell>
          <table:table-cell office:value-type="float" office:value="5100">
            <text:p>5100</text:p>
          </table:table-cell>
          <table:table-cell/>
        </table:table-row>
        <table:table-row table:style-name="ro1">
          <table:table-cell office:value-type="string">
            <text:p>2018-09-17</text:p>
          </table:table-cell>
          <table:table-cell office:value-type="float" office:value="17.139999">
            <text:p>17.139999</text:p>
          </table:table-cell>
          <table:table-cell office:value-type="float" office:value="17.33">
            <text:p>17.33</text:p>
          </table:table-cell>
          <table:table-cell table:number-columns-repeated="2" office:value-type="float" office:value="17.129999">
            <text:p>17.129999</text:p>
          </table:table-cell>
          <table:table-cell office:value-type="float" office:value="16.221928">
            <text:p>16.221928</text:p>
          </table:table-cell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string">
            <text:p>2018-09-18</text:p>
          </table:table-cell>
          <table:table-cell office:value-type="float" office:value="17.33">
            <text:p>17.33</text:p>
          </table:table-cell>
          <table:table-cell office:value-type="float" office:value="17.959999">
            <text:p>17.959999</text:p>
          </table:table-cell>
          <table:table-cell office:value-type="float" office:value="17.129999">
            <text:p>17.129999</text:p>
          </table:table-cell>
          <table:table-cell office:value-type="float" office:value="17.5">
            <text:p>17.5</text:p>
          </table:table-cell>
          <table:table-cell office:value-type="float" office:value="16.572313">
            <text:p>16.572313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">
          <table:table-cell office:value-type="string">
            <text:p>2018-09-19</text:p>
          </table:table-cell>
          <table:table-cell office:value-type="float" office:value="17.48">
            <text:p>17.48</text:p>
          </table:table-cell>
          <table:table-cell office:value-type="float" office:value="17.83">
            <text:p>17.83</text:p>
          </table:table-cell>
          <table:table-cell office:value-type="float" office:value="17.299999">
            <text:p>17.299999</text:p>
          </table:table-cell>
          <table:table-cell office:value-type="float" office:value="17.5">
            <text:p>17.5</text:p>
          </table:table-cell>
          <table:table-cell office:value-type="float" office:value="16.572313">
            <text:p>16.572313</text:p>
          </table:table-cell>
          <table:table-cell office:value-type="float" office:value="7100">
            <text:p>7100</text:p>
          </table:table-cell>
          <table:table-cell/>
        </table:table-row>
        <table:table-row table:style-name="ro1">
          <table:table-cell office:value-type="string">
            <text:p>2018-09-20</text:p>
          </table:table-cell>
          <table:table-cell office:value-type="float" office:value="17.950001">
            <text:p>17.950001</text:p>
          </table:table-cell>
          <table:table-cell office:value-type="float" office:value="17.99">
            <text:p>17.99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6.572313">
            <text:p>16.572313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string">
            <text:p>2018-09-21</text:p>
          </table:table-cell>
          <table:table-cell table:number-columns-repeated="4" office:value-type="float" office:value="17.959999">
            <text:p>17.959999</text:p>
          </table:table-cell>
          <table:table-cell office:value-type="float" office:value="17.007929">
            <text:p>17.007929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string">
            <text:p>2018-09-24</text:p>
          </table:table-cell>
          <table:table-cell office:value-type="float" office:value="17.83">
            <text:p>17.83</text:p>
          </table:table-cell>
          <table:table-cell office:value-type="float" office:value="17.860001">
            <text:p>17.860001</text:p>
          </table:table-cell>
          <table:table-cell office:value-type="float" office:value="17.51">
            <text:p>17.51</text:p>
          </table:table-cell>
          <table:table-cell office:value-type="float" office:value="17.58">
            <text:p>17.58</text:p>
          </table:table-cell>
          <table:table-cell office:value-type="float" office:value="16.648073">
            <text:p>16.648073</text:p>
          </table:table-cell>
          <table:table-cell office:value-type="float" office:value="4200">
            <text:p>4200</text:p>
          </table:table-cell>
          <table:table-cell/>
        </table:table-row>
        <table:table-row table:style-name="ro1">
          <table:table-cell office:value-type="string">
            <text:p>2018-09-25</text:p>
          </table:table-cell>
          <table:table-cell office:value-type="float" office:value="17.98">
            <text:p>17.98</text:p>
          </table:table-cell>
          <table:table-cell office:value-type="float" office:value="18.309999">
            <text:p>18.309999</text:p>
          </table:table-cell>
          <table:table-cell office:value-type="float" office:value="17.66">
            <text:p>17.66</text:p>
          </table:table-cell>
          <table:table-cell office:value-type="float" office:value="18.049999">
            <text:p>18.049999</text:p>
          </table:table-cell>
          <table:table-cell office:value-type="float" office:value="17.093157">
            <text:p>17.093157</text:p>
          </table:table-cell>
          <table:table-cell office:value-type="float" office:value="11200">
            <text:p>11200</text:p>
          </table:table-cell>
          <table:table-cell/>
        </table:table-row>
        <table:table-row table:style-name="ro1">
          <table:table-cell office:value-type="string">
            <text:p>2018-09-26</text:p>
          </table:table-cell>
          <table:table-cell office:value-type="float" office:value="18">
            <text:p>18</text:p>
          </table:table-cell>
          <table:table-cell office:value-type="float" office:value="18.219999">
            <text:p>18.219999</text:p>
          </table:table-cell>
          <table:table-cell office:value-type="float" office:value="17.98">
            <text:p>17.98</text:p>
          </table:table-cell>
          <table:table-cell office:value-type="float" office:value="18.200001">
            <text:p>18.200001</text:p>
          </table:table-cell>
          <table:table-cell office:value-type="float" office:value="17.235207">
            <text:p>17.235207</text:p>
          </table:table-cell>
          <table:table-cell office:value-type="float" office:value="3200">
            <text:p>3200</text:p>
          </table:table-cell>
          <table:table-cell/>
        </table:table-row>
        <table:table-row table:style-name="ro1">
          <table:table-cell office:value-type="string">
            <text:p>2018-09-27</text:p>
          </table:table-cell>
          <table:table-cell table:number-columns-repeated="2" office:value-type="float" office:value="18.309999">
            <text:p>18.309999</text:p>
          </table:table-cell>
          <table:table-cell table:number-columns-repeated="2" office:value-type="float" office:value="18.1">
            <text:p>18.1</text:p>
          </table:table-cell>
          <table:table-cell office:value-type="float" office:value="17.140509">
            <text:p>17.140509</text:p>
          </table:table-cell>
          <table:table-cell office:value-type="float" office:value="8100">
            <text:p>8100</text:p>
          </table:table-cell>
          <table:table-cell/>
        </table:table-row>
        <table:table-row table:style-name="ro1">
          <table:table-cell office:value-type="string">
            <text:p>2018-09-28</text:p>
          </table:table-cell>
          <table:table-cell table:number-columns-repeated="2" office:value-type="float" office:value="18.18">
            <text:p>18.18</text:p>
          </table:table-cell>
          <table:table-cell office:value-type="float" office:value="18">
            <text:p>18</text:p>
          </table:table-cell>
          <table:table-cell office:value-type="float" office:value="18.049999">
            <text:p>18.049999</text:p>
          </table:table-cell>
          <table:table-cell office:value-type="float" office:value="17.093157">
            <text:p>17.093157</text:p>
          </table:table-cell>
          <table:table-cell office:value-type="float" office:value="11300">
            <text:p>11300</text:p>
          </table:table-cell>
          <table:table-cell/>
        </table:table-row>
        <table:table-row table:style-name="ro1">
          <table:table-cell office:value-type="string">
            <text:p>2018-10-01</text:p>
          </table:table-cell>
          <table:table-cell office:value-type="float" office:value="18.1">
            <text:p>18.1</text:p>
          </table:table-cell>
          <table:table-cell office:value-type="float" office:value="18.280001">
            <text:p>18.280001</text:p>
          </table:table-cell>
          <table:table-cell office:value-type="float" office:value="17.940001">
            <text:p>17.940001</text:p>
          </table:table-cell>
          <table:table-cell office:value-type="float" office:value="18.049999">
            <text:p>18.049999</text:p>
          </table:table-cell>
          <table:table-cell office:value-type="float" office:value="17.093157">
            <text:p>17.093157</text:p>
          </table:table-cell>
          <table:table-cell office:value-type="float" office:value="71400">
            <text:p>71400</text:p>
          </table:table-cell>
          <table:table-cell/>
        </table:table-row>
        <table:table-row table:style-name="ro1">
          <table:table-cell office:value-type="string">
            <text:p>2018-10-02</text:p>
          </table:table-cell>
          <table:table-cell office:value-type="float" office:value="18.059999">
            <text:p>18.059999</text:p>
          </table:table-cell>
          <table:table-cell office:value-type="float" office:value="18.299999">
            <text:p>18.299999</text:p>
          </table:table-cell>
          <table:table-cell table:number-columns-repeated="2" office:value-type="float" office:value="18.059999">
            <text:p>18.059999</text:p>
          </table:table-cell>
          <table:table-cell office:value-type="float" office:value="17.102627">
            <text:p>17.102627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">
          <table:table-cell office:value-type="string">
            <text:p>2018-10-03</text:p>
          </table:table-cell>
          <table:table-cell office:value-type="float" office:value="18.01">
            <text:p>18.01</text:p>
          </table:table-cell>
          <table:table-cell office:value-type="float" office:value="18.26">
            <text:p>18.26</text:p>
          </table:table-cell>
          <table:table-cell office:value-type="float" office:value="18">
            <text:p>18</text:p>
          </table:table-cell>
          <table:table-cell office:value-type="float" office:value="18.049999">
            <text:p>18.049999</text:p>
          </table:table-cell>
          <table:table-cell office:value-type="float" office:value="17.093157">
            <text:p>17.093157</text:p>
          </table:table-cell>
          <table:table-cell office:value-type="float" office:value="2600">
            <text:p>2600</text:p>
          </table:table-cell>
          <table:table-cell/>
        </table:table-row>
        <table:table-row table:style-name="ro1">
          <table:table-cell office:value-type="string">
            <text:p>2018-10-04</text:p>
          </table:table-cell>
          <table:table-cell table:number-columns-repeated="2" office:value-type="float" office:value="18.16">
            <text:p>18.16</text:p>
          </table:table-cell>
          <table:table-cell table:number-columns-repeated="2" office:value-type="float" office:value="18.049999">
            <text:p>18.049999</text:p>
          </table:table-cell>
          <table:table-cell office:value-type="float" office:value="17.093157">
            <text:p>17.093157</text:p>
          </table:table-cell>
          <table:table-cell office:value-type="float" office:value="12700">
            <text:p>12700</text:p>
          </table:table-cell>
          <table:table-cell/>
        </table:table-row>
        <table:table-row table:style-name="ro1">
          <table:table-cell office:value-type="string">
            <text:p>2018-10-05</text:p>
          </table:table-cell>
          <table:table-cell office:value-type="float" office:value="18.049999">
            <text:p>18.049999</text:p>
          </table:table-cell>
          <table:table-cell office:value-type="float" office:value="18.290001">
            <text:p>18.290001</text:p>
          </table:table-cell>
          <table:table-cell office:value-type="float" office:value="18.049999">
            <text:p>18.049999</text:p>
          </table:table-cell>
          <table:table-cell office:value-type="float" office:value="18.18">
            <text:p>18.18</text:p>
          </table:table-cell>
          <table:table-cell office:value-type="float" office:value="17.216267">
            <text:p>17.216267</text:p>
          </table:table-cell>
          <table:table-cell office:value-type="float" office:value="6500">
            <text:p>6500</text:p>
          </table:table-cell>
          <table:table-cell/>
        </table:table-row>
        <table:table-row table:style-name="ro1">
          <table:table-cell office:value-type="string">
            <text:p>2018-10-08</text:p>
          </table:table-cell>
          <table:table-cell office:value-type="float" office:value="18">
            <text:p>18</text:p>
          </table:table-cell>
          <table:table-cell office:value-type="float" office:value="18.1">
            <text:p>18.1</text:p>
          </table:table-cell>
          <table:table-cell office:value-type="float" office:value="18">
            <text:p>18</text:p>
          </table:table-cell>
          <table:table-cell office:value-type="float" office:value="18.1">
            <text:p>18.1</text:p>
          </table:table-cell>
          <table:table-cell office:value-type="float" office:value="17.140509">
            <text:p>17.140509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">
          <table:table-cell office:value-type="string">
            <text:p>2018-10-09</text:p>
          </table:table-cell>
          <table:table-cell table:number-columns-repeated="2" office:value-type="float" office:value="18.25">
            <text:p>18.25</text:p>
          </table:table-cell>
          <table:table-cell table:number-columns-repeated="2" office:value-type="float" office:value="18.1">
            <text:p>18.1</text:p>
          </table:table-cell>
          <table:table-cell office:value-type="float" office:value="17.140509">
            <text:p>17.140509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1">
          <table:table-cell office:value-type="string">
            <text:p>2018-10-10</text:p>
          </table:table-cell>
          <table:table-cell table:number-columns-repeated="2" office:value-type="float" office:value="18.309999">
            <text:p>18.309999</text:p>
          </table:table-cell>
          <table:table-cell table:number-columns-repeated="2" office:value-type="float" office:value="18">
            <text:p>18</text:p>
          </table:table-cell>
          <table:table-cell office:value-type="float" office:value="17.045809">
            <text:p>17.045809</text:p>
          </table:table-cell>
          <table:table-cell office:value-type="float" office:value="9900">
            <text:p>9900</text:p>
          </table:table-cell>
          <table:table-cell/>
        </table:table-row>
        <table:table-row table:style-name="ro1">
          <table:table-cell office:value-type="string">
            <text:p>2018-10-11</text:p>
          </table:table-cell>
          <table:table-cell office:value-type="float" office:value="18">
            <text:p>18</text:p>
          </table:table-cell>
          <table:table-cell office:value-type="float" office:value="18.1">
            <text:p>18.1</text:p>
          </table:table-cell>
          <table:table-cell office:value-type="float" office:value="17.6">
            <text:p>17.6</text:p>
          </table:table-cell>
          <table:table-cell office:value-type="float" office:value="18">
            <text:p>18</text:p>
          </table:table-cell>
          <table:table-cell office:value-type="float" office:value="17.045809">
            <text:p>17.045809</text:p>
          </table:table-cell>
          <table:table-cell office:value-type="float" office:value="7600">
            <text:p>7600</text:p>
          </table:table-cell>
          <table:table-cell/>
        </table:table-row>
        <table:table-row table:style-name="ro1">
          <table:table-cell office:value-type="string">
            <text:p>2018-10-12</text:p>
          </table:table-cell>
          <table:table-cell office:value-type="float" office:value="18.110001">
            <text:p>18.110001</text:p>
          </table:table-cell>
          <table:table-cell office:value-type="float" office:value="18.5">
            <text:p>18.5</text:p>
          </table:table-cell>
          <table:table-cell office:value-type="float" office:value="18.110001">
            <text:p>18.110001</text:p>
          </table:table-cell>
          <table:table-cell office:value-type="float" office:value="18.360001">
            <text:p>18.360001</text:p>
          </table:table-cell>
          <table:table-cell office:value-type="float" office:value="17.386724">
            <text:p>17.386724</text:p>
          </table:table-cell>
          <table:table-cell office:value-type="float" office:value="9800">
            <text:p>9800</text:p>
          </table:table-cell>
          <table:table-cell/>
        </table:table-row>
        <table:table-row table:style-name="ro1">
          <table:table-cell office:value-type="string">
            <text:p>2018-10-15</text:p>
          </table:table-cell>
          <table:table-cell table:number-columns-repeated="2" office:value-type="float" office:value="18.41">
            <text:p>18.41</text:p>
          </table:table-cell>
          <table:table-cell office:value-type="float" office:value="18.25">
            <text:p>18.25</text:p>
          </table:table-cell>
          <table:table-cell office:value-type="float" office:value="18.34">
            <text:p>18.34</text:p>
          </table:table-cell>
          <table:table-cell office:value-type="float" office:value="17.367785">
            <text:p>17.367785</text:p>
          </table:table-cell>
          <table:table-cell office:value-type="float" office:value="6500">
            <text:p>6500</text:p>
          </table:table-cell>
          <table:table-cell/>
        </table:table-row>
        <table:table-row table:style-name="ro1">
          <table:table-cell office:value-type="string">
            <text:p>2018-10-16</text:p>
          </table:table-cell>
          <table:table-cell office:value-type="float" office:value="18.139999">
            <text:p>18.139999</text:p>
          </table:table-cell>
          <table:table-cell office:value-type="float" office:value="18.49">
            <text:p>18.49</text:p>
          </table:table-cell>
          <table:table-cell office:value-type="float" office:value="18.139999">
            <text:p>18.139999</text:p>
          </table:table-cell>
          <table:table-cell office:value-type="float" office:value="18.459999">
            <text:p>18.459999</text:p>
          </table:table-cell>
          <table:table-cell office:value-type="float" office:value="17.481422">
            <text:p>17.481422</text:p>
          </table:table-cell>
          <table:table-cell office:value-type="float" office:value="4700">
            <text:p>4700</text:p>
          </table:table-cell>
          <table:table-cell/>
        </table:table-row>
        <table:table-row table:style-name="ro1">
          <table:table-cell office:value-type="string">
            <text:p>2018-10-17</text:p>
          </table:table-cell>
          <table:table-cell table:number-columns-repeated="2" office:value-type="float" office:value="18.4">
            <text:p>18.4</text:p>
          </table:table-cell>
          <table:table-cell office:value-type="float" office:value="18.09">
            <text:p>18.09</text:p>
          </table:table-cell>
          <table:table-cell office:value-type="float" office:value="18.200001">
            <text:p>18.200001</text:p>
          </table:table-cell>
          <table:table-cell office:value-type="float" office:value="17.235207">
            <text:p>17.235207</text:p>
          </table:table-cell>
          <table:table-cell office:value-type="float" office:value="1300">
            <text:p>1300</text:p>
          </table:table-cell>
          <table:table-cell/>
        </table:table-row>
        <table:table-row table:style-name="ro1">
          <table:table-cell office:value-type="string">
            <text:p>2018-10-18</text:p>
          </table:table-cell>
          <table:table-cell office:value-type="float" office:value="18.1">
            <text:p>18.1</text:p>
          </table:table-cell>
          <table:table-cell office:value-type="float" office:value="18.16">
            <text:p>18.16</text:p>
          </table:table-cell>
          <table:table-cell office:value-type="float" office:value="18.1">
            <text:p>18.1</text:p>
          </table:table-cell>
          <table:table-cell office:value-type="float" office:value="18.16">
            <text:p>18.16</text:p>
          </table:table-cell>
          <table:table-cell office:value-type="float" office:value="17.197327">
            <text:p>17.197327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1">
          <table:table-cell office:value-type="string">
            <text:p>2018-10-19</text:p>
          </table:table-cell>
          <table:table-cell table:number-columns-repeated="2" office:value-type="float" office:value="18.08">
            <text:p>18.08</text:p>
          </table:table-cell>
          <table:table-cell office:value-type="float" office:value="18">
            <text:p>18</text:p>
          </table:table-cell>
          <table:table-cell office:value-type="float" office:value="18.07">
            <text:p>18.07</text:p>
          </table:table-cell>
          <table:table-cell office:value-type="float" office:value="17.112097">
            <text:p>17.112097</text:p>
          </table:table-cell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string">
            <text:p>2018-10-22</text:p>
          </table:table-cell>
          <table:table-cell office:value-type="float" office:value="18.18">
            <text:p>18.18</text:p>
          </table:table-cell>
          <table:table-cell office:value-type="float" office:value="18.200001">
            <text:p>18.200001</text:p>
          </table:table-cell>
          <table:table-cell office:value-type="float" office:value="18.049999">
            <text:p>18.049999</text:p>
          </table:table-cell>
          <table:table-cell office:value-type="float" office:value="18.200001">
            <text:p>18.200001</text:p>
          </table:table-cell>
          <table:table-cell office:value-type="float" office:value="17.235207">
            <text:p>17.235207</text:p>
          </table:table-cell>
          <table:table-cell office:value-type="float" office:value="5600">
            <text:p>5600</text:p>
          </table:table-cell>
          <table:table-cell/>
        </table:table-row>
        <table:table-row table:style-name="ro1">
          <table:table-cell office:value-type="string">
            <text:p>2018-10-23</text:p>
          </table:table-cell>
          <table:table-cell table:number-columns-repeated="2" office:value-type="float" office:value="18.200001">
            <text:p>18.200001</text:p>
          </table:table-cell>
          <table:table-cell office:value-type="float" office:value="18.059999">
            <text:p>18.059999</text:p>
          </table:table-cell>
          <table:table-cell office:value-type="float" office:value="18.129999">
            <text:p>18.129999</text:p>
          </table:table-cell>
          <table:table-cell office:value-type="float" office:value="17.168917">
            <text:p>17.168917</text:p>
          </table:table-cell>
          <table:table-cell office:value-type="float" office:value="4400">
            <text:p>4400</text:p>
          </table:table-cell>
          <table:table-cell/>
        </table:table-row>
        <table:table-row table:style-name="ro1">
          <table:table-cell office:value-type="string">
            <text:p>2018-10-24</text:p>
          </table:table-cell>
          <table:table-cell office:value-type="float" office:value="18.129999">
            <text:p>18.129999</text:p>
          </table:table-cell>
          <table:table-cell office:value-type="float" office:value="18.219999">
            <text:p>18.219999</text:p>
          </table:table-cell>
          <table:table-cell table:number-columns-repeated="2" office:value-type="float" office:value="18.049999">
            <text:p>18.049999</text:p>
          </table:table-cell>
          <table:table-cell office:value-type="float" office:value="17.093157">
            <text:p>17.093157</text:p>
          </table:table-cell>
          <table:table-cell office:value-type="float" office:value="18100">
            <text:p>18100</text:p>
          </table:table-cell>
          <table:table-cell/>
        </table:table-row>
        <table:table-row table:style-name="ro1">
          <table:table-cell office:value-type="string">
            <text:p>2018-10-25</text:p>
          </table:table-cell>
          <table:table-cell office:value-type="float" office:value="18.200001">
            <text:p>18.200001</text:p>
          </table:table-cell>
          <table:table-cell office:value-type="float" office:value="18.34">
            <text:p>18.34</text:p>
          </table:table-cell>
          <table:table-cell office:value-type="float" office:value="18.17">
            <text:p>18.17</text:p>
          </table:table-cell>
          <table:table-cell office:value-type="float" office:value="18.290001">
            <text:p>18.290001</text:p>
          </table:table-cell>
          <table:table-cell office:value-type="float" office:value="17.320436">
            <text:p>17.320436</text:p>
          </table:table-cell>
          <table:table-cell office:value-type="float" office:value="4300">
            <text:p>4300</text:p>
          </table:table-cell>
          <table:table-cell/>
        </table:table-row>
        <table:table-row table:style-name="ro1">
          <table:table-cell office:value-type="string">
            <text:p>2018-10-26</text:p>
          </table:table-cell>
          <table:table-cell office:value-type="float" office:value="18.17">
            <text:p>18.17</text:p>
          </table:table-cell>
          <table:table-cell office:value-type="float" office:value="18.209999">
            <text:p>18.209999</text:p>
          </table:table-cell>
          <table:table-cell office:value-type="float" office:value="18.049999">
            <text:p>18.049999</text:p>
          </table:table-cell>
          <table:table-cell office:value-type="float" office:value="18.209999">
            <text:p>18.209999</text:p>
          </table:table-cell>
          <table:table-cell office:value-type="float" office:value="17.244675">
            <text:p>17.244675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1">
          <table:table-cell office:value-type="string">
            <text:p>2018-10-29</text:p>
          </table:table-cell>
          <table:table-cell office:value-type="float" office:value="18.200001">
            <text:p>18.200001</text:p>
          </table:table-cell>
          <table:table-cell office:value-type="float" office:value="18.219999">
            <text:p>18.219999</text:p>
          </table:table-cell>
          <table:table-cell table:number-columns-repeated="2" office:value-type="float" office:value="17.959999">
            <text:p>17.959999</text:p>
          </table:table-cell>
          <table:table-cell office:value-type="float" office:value="17.007929">
            <text:p>17.007929</text:p>
          </table:table-cell>
          <table:table-cell office:value-type="float" office:value="5100">
            <text:p>5100</text:p>
          </table:table-cell>
          <table:table-cell/>
        </table:table-row>
        <table:table-row table:style-name="ro1">
          <table:table-cell office:value-type="string">
            <text:p>2018-10-30</text:p>
          </table:table-cell>
          <table:table-cell office:value-type="float" office:value="18.01">
            <text:p>18.01</text:p>
          </table:table-cell>
          <table:table-cell office:value-type="float" office:value="18.15">
            <text:p>18.15</text:p>
          </table:table-cell>
          <table:table-cell office:value-type="float" office:value="18">
            <text:p>18</text:p>
          </table:table-cell>
          <table:table-cell office:value-type="float" office:value="18.059999">
            <text:p>18.059999</text:p>
          </table:table-cell>
          <table:table-cell office:value-type="float" office:value="17.102627">
            <text:p>17.102627</text:p>
          </table:table-cell>
          <table:table-cell office:value-type="float" office:value="7200">
            <text:p>7200</text:p>
          </table:table-cell>
          <table:table-cell/>
        </table:table-row>
        <table:table-row table:style-name="ro1">
          <table:table-cell office:value-type="string">
            <text:p>2018-10-31</text:p>
          </table:table-cell>
          <table:table-cell office:value-type="float" office:value="17.99">
            <text:p>17.99</text:p>
          </table:table-cell>
          <table:table-cell office:value-type="float" office:value="18.08">
            <text:p>18.08</text:p>
          </table:table-cell>
          <table:table-cell office:value-type="float" office:value="17.959999">
            <text:p>17.959999</text:p>
          </table:table-cell>
          <table:table-cell office:value-type="float" office:value="18.059999">
            <text:p>18.059999</text:p>
          </table:table-cell>
          <table:table-cell office:value-type="float" office:value="17.102627">
            <text:p>17.102627</text:p>
          </table:table-cell>
          <table:table-cell office:value-type="float" office:value="9000">
            <text:p>9000</text:p>
          </table:table-cell>
          <table:table-cell/>
        </table:table-row>
        <table:table-row table:style-name="ro1">
          <table:table-cell office:value-type="string">
            <text:p>2018-11-01</text:p>
          </table:table-cell>
          <table:table-cell office:value-type="float" office:value="17.93">
            <text:p>17.93</text:p>
          </table:table-cell>
          <table:table-cell office:value-type="float" office:value="18.5">
            <text:p>18.5</text:p>
          </table:table-cell>
          <table:table-cell office:value-type="float" office:value="17.84">
            <text:p>17.84</text:p>
          </table:table-cell>
          <table:table-cell office:value-type="float" office:value="18.34">
            <text:p>18.34</text:p>
          </table:table-cell>
          <table:table-cell office:value-type="float" office:value="17.367785">
            <text:p>17.367785</text:p>
          </table:table-cell>
          <table:table-cell office:value-type="float" office:value="14900">
            <text:p>14900</text:p>
          </table:table-cell>
          <table:table-cell/>
        </table:table-row>
        <table:table-row table:style-name="ro1">
          <table:table-cell office:value-type="string">
            <text:p>2018-11-02</text:p>
          </table:table-cell>
          <table:table-cell table:number-columns-repeated="2" office:value-type="float" office:value="18.200001">
            <text:p>18.200001</text:p>
          </table:table-cell>
          <table:table-cell office:value-type="float" office:value="17.799999">
            <text:p>17.799999</text:p>
          </table:table-cell>
          <table:table-cell office:value-type="float" office:value="18.030001">
            <text:p>18.030001</text:p>
          </table:table-cell>
          <table:table-cell office:value-type="float" office:value="17.074219">
            <text:p>17.074219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">
          <table:table-cell office:value-type="string">
            <text:p>2018-11-05</text:p>
          </table:table-cell>
          <table:table-cell table:number-columns-repeated="2" office:value-type="float" office:value="18.190001">
            <text:p>18.190001</text:p>
          </table:table-cell>
          <table:table-cell table:number-columns-repeated="2" office:value-type="float" office:value="18.030001">
            <text:p>18.030001</text:p>
          </table:table-cell>
          <table:table-cell office:value-type="float" office:value="17.074219">
            <text:p>17.074219</text:p>
          </table:table-cell>
          <table:table-cell office:value-type="float" office:value="1100">
            <text:p>1100</text:p>
          </table:table-cell>
          <table:table-cell/>
        </table:table-row>
        <table:table-row table:style-name="ro1">
          <table:table-cell office:value-type="string">
            <text:p>2018-11-06</text:p>
          </table:table-cell>
          <table:table-cell office:value-type="float" office:value="18.030001">
            <text:p>18.030001</text:p>
          </table:table-cell>
          <table:table-cell office:value-type="float" office:value="18.23">
            <text:p>18.23</text:p>
          </table:table-cell>
          <table:table-cell office:value-type="float" office:value="18.030001">
            <text:p>18.030001</text:p>
          </table:table-cell>
          <table:table-cell office:value-type="float" office:value="18.18">
            <text:p>18.18</text:p>
          </table:table-cell>
          <table:table-cell office:value-type="float" office:value="17.216267">
            <text:p>17.216267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2018-11-07</text:p>
          </table:table-cell>
          <table:table-cell office:value-type="float" office:value="18.15">
            <text:p>18.15</text:p>
          </table:table-cell>
          <table:table-cell office:value-type="float" office:value="18.299999">
            <text:p>18.299999</text:p>
          </table:table-cell>
          <table:table-cell table:number-columns-repeated="2" office:value-type="float" office:value="18.059999">
            <text:p>18.059999</text:p>
          </table:table-cell>
          <table:table-cell office:value-type="float" office:value="17.102627">
            <text:p>17.102627</text:p>
          </table:table-cell>
          <table:table-cell office:value-type="float" office:value="21900">
            <text:p>21900</text:p>
          </table:table-cell>
          <table:table-cell/>
        </table:table-row>
        <table:table-row table:style-name="ro1">
          <table:table-cell office:value-type="string">
            <text:p>2018-11-08</text:p>
          </table:table-cell>
          <table:table-cell office:value-type="float" office:value="18.1">
            <text:p>18.1</text:p>
          </table:table-cell>
          <table:table-cell office:value-type="float" office:value="18.209999">
            <text:p>18.209999</text:p>
          </table:table-cell>
          <table:table-cell office:value-type="float" office:value="18.08">
            <text:p>18.08</text:p>
          </table:table-cell>
          <table:table-cell office:value-type="float" office:value="18.120001">
            <text:p>18.120001</text:p>
          </table:table-cell>
          <table:table-cell office:value-type="float" office:value="17.159449">
            <text:p>17.159449</text:p>
          </table:table-cell>
          <table:table-cell office:value-type="float" office:value="5300">
            <text:p>5300</text:p>
          </table:table-cell>
          <table:table-cell/>
        </table:table-row>
        <table:table-row table:style-name="ro1">
          <table:table-cell office:value-type="string">
            <text:p>2018-11-09</text:p>
          </table:table-cell>
          <table:table-cell office:value-type="float" office:value="18.129999">
            <text:p>18.129999</text:p>
          </table:table-cell>
          <table:table-cell office:value-type="float" office:value="18.24">
            <text:p>18.24</text:p>
          </table:table-cell>
          <table:table-cell office:value-type="float" office:value="17.52">
            <text:p>17.52</text:p>
          </table:table-cell>
          <table:table-cell office:value-type="float" office:value="18">
            <text:p>18</text:p>
          </table:table-cell>
          <table:table-cell office:value-type="float" office:value="17.045809">
            <text:p>17.045809</text:p>
          </table:table-cell>
          <table:table-cell office:value-type="float" office:value="9900">
            <text:p>9900</text:p>
          </table:table-cell>
          <table:table-cell/>
        </table:table-row>
        <table:table-row table:style-name="ro1">
          <table:table-cell office:value-type="string">
            <text:p>2018-11-12</text:p>
          </table:table-cell>
          <table:table-cell table:number-columns-repeated="2" office:value-type="float" office:value="17.719999">
            <text:p>17.719999</text:p>
          </table:table-cell>
          <table:table-cell office:value-type="float" office:value="17.35">
            <text:p>17.35</text:p>
          </table:table-cell>
          <table:table-cell office:value-type="float" office:value="17.379999">
            <text:p>17.379999</text:p>
          </table:table-cell>
          <table:table-cell office:value-type="float" office:value="16.458673">
            <text:p>16.458673</text:p>
          </table:table-cell>
          <table:table-cell office:value-type="float" office:value="5800">
            <text:p>5800</text:p>
          </table:table-cell>
          <table:table-cell/>
        </table:table-row>
        <table:table-row table:style-name="ro1">
          <table:table-cell office:value-type="string">
            <text:p>2018-11-13</text:p>
          </table:table-cell>
          <table:table-cell office:value-type="float" office:value="17.58">
            <text:p>17.58</text:p>
          </table:table-cell>
          <table:table-cell office:value-type="float" office:value="17.690001">
            <text:p>17.690001</text:p>
          </table:table-cell>
          <table:table-cell office:value-type="float" office:value="17.450001">
            <text:p>17.450001</text:p>
          </table:table-cell>
          <table:table-cell office:value-type="float" office:value="17.629999">
            <text:p>17.629999</text:p>
          </table:table-cell>
          <table:table-cell office:value-type="float" office:value="16.695421">
            <text:p>16.695421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1">
          <table:table-cell office:value-type="string">
            <text:p>2018-11-14</text:p>
          </table:table-cell>
          <table:table-cell office:value-type="float" office:value="17.51">
            <text:p>17.51</text:p>
          </table:table-cell>
          <table:table-cell office:value-type="float" office:value="17.68">
            <text:p>17.68</text:p>
          </table:table-cell>
          <table:table-cell office:value-type="float" office:value="17.219999">
            <text:p>17.219999</text:p>
          </table:table-cell>
          <table:table-cell office:value-type="float" office:value="17.469999">
            <text:p>17.469999</text:p>
          </table:table-cell>
          <table:table-cell office:value-type="float" office:value="16.543903">
            <text:p>16.543903</text:p>
          </table:table-cell>
          <table:table-cell office:value-type="float" office:value="12700">
            <text:p>12700</text:p>
          </table:table-cell>
          <table:table-cell/>
        </table:table-row>
        <table:table-row table:style-name="ro1">
          <table:table-cell office:value-type="string">
            <text:p>2018-11-15</text:p>
          </table:table-cell>
          <table:table-cell office:value-type="float" office:value="17.57">
            <text:p>17.57</text:p>
          </table:table-cell>
          <table:table-cell office:value-type="float" office:value="17.59">
            <text:p>17.59</text:p>
          </table:table-cell>
          <table:table-cell office:value-type="float" office:value="17.23">
            <text:p>17.23</text:p>
          </table:table-cell>
          <table:table-cell office:value-type="float" office:value="17.59">
            <text:p>17.59</text:p>
          </table:table-cell>
          <table:table-cell office:value-type="float" office:value="16.657543">
            <text:p>16.657543</text:p>
          </table:table-cell>
          <table:table-cell office:value-type="float" office:value="1400">
            <text:p>1400</text:p>
          </table:table-cell>
          <table:table-cell/>
        </table:table-row>
        <table:table-row table:style-name="ro1">
          <table:table-cell office:value-type="string">
            <text:p>2018-11-16</text:p>
          </table:table-cell>
          <table:table-cell table:number-columns-repeated="2" office:value-type="float" office:value="17.59">
            <text:p>17.59</text:p>
          </table:table-cell>
          <table:table-cell office:value-type="float" office:value="17.370001">
            <text:p>17.370001</text:p>
          </table:table-cell>
          <table:table-cell office:value-type="float" office:value="17.59">
            <text:p>17.59</text:p>
          </table:table-cell>
          <table:table-cell office:value-type="float" office:value="16.657543">
            <text:p>16.657543</text:p>
          </table:table-cell>
          <table:table-cell office:value-type="float" office:value="5400">
            <text:p>5400</text:p>
          </table:table-cell>
          <table:table-cell/>
        </table:table-row>
        <table:table-row table:style-name="ro1">
          <table:table-cell office:value-type="string">
            <text:p>2018-11-19</text:p>
          </table:table-cell>
          <table:table-cell table:number-columns-repeated="2" office:value-type="float" office:value="17.719999">
            <text:p>17.719999</text:p>
          </table:table-cell>
          <table:table-cell office:value-type="float" office:value="17.290001">
            <text:p>17.290001</text:p>
          </table:table-cell>
          <table:table-cell office:value-type="float" office:value="17.43">
            <text:p>17.43</text:p>
          </table:table-cell>
          <table:table-cell office:value-type="float" office:value="16.506025">
            <text:p>16.506025</text:p>
          </table:table-cell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string">
            <text:p>2018-11-20</text:p>
          </table:table-cell>
          <table:table-cell table:number-columns-repeated="2" office:value-type="float" office:value="17.48">
            <text:p>17.48</text:p>
          </table:table-cell>
          <table:table-cell office:value-type="float" office:value="17.18">
            <text:p>17.18</text:p>
          </table:table-cell>
          <table:table-cell office:value-type="float" office:value="17.35">
            <text:p>17.35</text:p>
          </table:table-cell>
          <table:table-cell office:value-type="float" office:value="16.430265">
            <text:p>16.430265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1">
          <table:table-cell office:value-type="string">
            <text:p>2018-11-21</text:p>
          </table:table-cell>
          <table:table-cell office:value-type="float" office:value="17.51">
            <text:p>17.51</text:p>
          </table:table-cell>
          <table:table-cell office:value-type="float" office:value="17.629999">
            <text:p>17.629999</text:p>
          </table:table-cell>
          <table:table-cell office:value-type="float" office:value="17.51">
            <text:p>17.51</text:p>
          </table:table-cell>
          <table:table-cell office:value-type="float" office:value="17.629999">
            <text:p>17.629999</text:p>
          </table:table-cell>
          <table:table-cell office:value-type="float" office:value="16.695421">
            <text:p>16.695421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2018-11-23</text:p>
          </table:table-cell>
          <table:table-cell office:value-type="float" office:value="17.85">
            <text:p>17.85</text:p>
          </table:table-cell>
          <table:table-cell office:value-type="float" office:value="17.940001">
            <text:p>17.940001</text:p>
          </table:table-cell>
          <table:table-cell office:value-type="float" office:value="17.719999">
            <text:p>17.719999</text:p>
          </table:table-cell>
          <table:table-cell office:value-type="float" office:value="17.85">
            <text:p>17.85</text:p>
          </table:table-cell>
          <table:table-cell office:value-type="float" office:value="16.903761">
            <text:p>16.903761</text:p>
          </table:table-cell>
          <table:table-cell office:value-type="float" office:value="6900">
            <text:p>6900</text:p>
          </table:table-cell>
          <table:table-cell/>
        </table:table-row>
        <table:table-row table:style-name="ro1">
          <table:table-cell office:value-type="string">
            <text:p>2018-11-26</text:p>
          </table:table-cell>
          <table:table-cell office:value-type="float" office:value="17.780001">
            <text:p>17.780001</text:p>
          </table:table-cell>
          <table:table-cell office:value-type="float" office:value="17.809999">
            <text:p>17.809999</text:p>
          </table:table-cell>
          <table:table-cell office:value-type="float" office:value="17.43">
            <text:p>17.43</text:p>
          </table:table-cell>
          <table:table-cell office:value-type="float" office:value="17.459999">
            <text:p>17.459999</text:p>
          </table:table-cell>
          <table:table-cell office:value-type="float" office:value="16.534433">
            <text:p>16.534433</text:p>
          </table:table-cell>
          <table:table-cell office:value-type="float" office:value="17100">
            <text:p>17100</text:p>
          </table:table-cell>
          <table:table-cell/>
        </table:table-row>
        <table:table-row table:style-name="ro1">
          <table:table-cell office:value-type="string">
            <text:p>2018-11-27</text:p>
          </table:table-cell>
          <table:table-cell office:value-type="float" office:value="17.139999">
            <text:p>17.139999</text:p>
          </table:table-cell>
          <table:table-cell office:value-type="float" office:value="17.25">
            <text:p>17.25</text:p>
          </table:table-cell>
          <table:table-cell office:value-type="float" office:value="17.139999">
            <text:p>17.139999</text:p>
          </table:table-cell>
          <table:table-cell office:value-type="float" office:value="17.25">
            <text:p>17.25</text:p>
          </table:table-cell>
          <table:table-cell office:value-type="float" office:value="16.335566">
            <text:p>16.335566</text:p>
          </table:table-cell>
          <table:table-cell office:value-type="float" office:value="3300">
            <text:p>3300</text:p>
          </table:table-cell>
          <table:table-cell/>
        </table:table-row>
        <table:table-row table:style-name="ro1">
          <table:table-cell office:value-type="string">
            <text:p>2018-11-28</text:p>
          </table:table-cell>
          <table:table-cell office:value-type="float" office:value="17.129999">
            <text:p>17.129999</text:p>
          </table:table-cell>
          <table:table-cell office:value-type="float" office:value="17.27">
            <text:p>17.27</text:p>
          </table:table-cell>
          <table:table-cell office:value-type="float" office:value="17.040001">
            <text:p>17.040001</text:p>
          </table:table-cell>
          <table:table-cell office:value-type="float" office:value="17.27">
            <text:p>17.27</text:p>
          </table:table-cell>
          <table:table-cell office:value-type="float" office:value="16.354507">
            <text:p>16.354507</text:p>
          </table:table-cell>
          <table:table-cell office:value-type="float" office:value="15800">
            <text:p>15800</text:p>
          </table:table-cell>
          <table:table-cell/>
        </table:table-row>
        <table:table-row table:style-name="ro1">
          <table:table-cell office:value-type="string">
            <text:p>2018-11-29</text:p>
          </table:table-cell>
          <table:table-cell office:value-type="float" office:value="17.01">
            <text:p>17.01</text:p>
          </table:table-cell>
          <table:table-cell office:value-type="float" office:value="17.57">
            <text:p>17.57</text:p>
          </table:table-cell>
          <table:table-cell office:value-type="float" office:value="17.01">
            <text:p>17.01</text:p>
          </table:table-cell>
          <table:table-cell office:value-type="float" office:value="17.02">
            <text:p>17.02</text:p>
          </table:table-cell>
          <table:table-cell office:value-type="float" office:value="16.11776">
            <text:p>16.11776</text:p>
          </table:table-cell>
          <table:table-cell office:value-type="float" office:value="2400">
            <text:p>2400</text:p>
          </table:table-cell>
          <table:table-cell/>
        </table:table-row>
        <table:table-row table:style-name="ro1">
          <table:table-cell office:value-type="string">
            <text:p>2018-11-30</text:p>
          </table:table-cell>
          <table:table-cell office:value-type="float" office:value="17.01">
            <text:p>17.01</text:p>
          </table:table-cell>
          <table:table-cell office:value-type="float" office:value="17.049999">
            <text:p>17.049999</text:p>
          </table:table-cell>
          <table:table-cell office:value-type="float" office:value="17">
            <text:p>17</text:p>
          </table:table-cell>
          <table:table-cell office:value-type="float" office:value="17.049999">
            <text:p>17.049999</text:p>
          </table:table-cell>
          <table:table-cell office:value-type="float" office:value="16.146168">
            <text:p>16.146168</text:p>
          </table:table-cell>
          <table:table-cell office:value-type="float" office:value="7800">
            <text:p>7800</text:p>
          </table:table-cell>
          <table:table-cell/>
        </table:table-row>
        <table:table-row table:style-name="ro1">
          <table:table-cell office:value-type="string">
            <text:p>2018-12-03</text:p>
          </table:table-cell>
          <table:table-cell table:number-columns-repeated="2" office:value-type="float" office:value="17.299999">
            <text:p>17.299999</text:p>
          </table:table-cell>
          <table:table-cell table:number-columns-repeated="2" office:value-type="float" office:value="17">
            <text:p>17</text:p>
          </table:table-cell>
          <table:table-cell office:value-type="float" office:value="16.09882">
            <text:p>16.09882</text:p>
          </table:table-cell>
          <table:table-cell office:value-type="float" office:value="21400">
            <text:p>21400</text:p>
          </table:table-cell>
          <table:table-cell/>
        </table:table-row>
        <table:table-row table:style-name="ro1">
          <table:table-cell office:value-type="string">
            <text:p>2018-12-04</text:p>
          </table:table-cell>
          <table:table-cell table:number-columns-repeated="2" office:value-type="float" office:value="17.219999">
            <text:p>17.219999</text:p>
          </table:table-cell>
          <table:table-cell table:number-columns-repeated="2" office:value-type="float" office:value="17">
            <text:p>17</text:p>
          </table:table-cell>
          <table:table-cell office:value-type="float" office:value="16.09882">
            <text:p>16.09882</text:p>
          </table:table-cell>
          <table:table-cell office:value-type="float" office:value="12900">
            <text:p>12900</text:p>
          </table:table-cell>
          <table:table-cell/>
        </table:table-row>
        <table:table-row table:style-name="ro1">
          <table:table-cell office:value-type="string">
            <text:p>2018-12-06</text:p>
          </table:table-cell>
          <table:table-cell table:number-columns-repeated="2" office:value-type="float" office:value="17.15">
            <text:p>17.15</text:p>
          </table:table-cell>
          <table:table-cell office:value-type="float" office:value="17">
            <text:p>17</text:p>
          </table:table-cell>
          <table:table-cell office:value-type="float" office:value="17.1">
            <text:p>17.1</text:p>
          </table:table-cell>
          <table:table-cell office:value-type="float" office:value="16.193518">
            <text:p>16.193518</text:p>
          </table:table-cell>
          <table:table-cell office:value-type="float" office:value="6700">
            <text:p>6700</text:p>
          </table:table-cell>
          <table:table-cell/>
        </table:table-row>
        <table:table-row table:style-name="ro1">
          <table:table-cell office:value-type="string">
            <text:p>2018-12-07</text:p>
          </table:table-cell>
          <table:table-cell office:value-type="float" office:value="17.16">
            <text:p>17.16</text:p>
          </table:table-cell>
          <table:table-cell office:value-type="float" office:value="17.280001">
            <text:p>17.280001</text:p>
          </table:table-cell>
          <table:table-cell office:value-type="float" office:value="17.16">
            <text:p>17.16</text:p>
          </table:table-cell>
          <table:table-cell office:value-type="float" office:value="17.200001">
            <text:p>17.200001</text:p>
          </table:table-cell>
          <table:table-cell office:value-type="float" office:value="16.288218">
            <text:p>16.288218</text:p>
          </table:table-cell>
          <table:table-cell office:value-type="float" office:value="2900">
            <text:p>2900</text:p>
          </table:table-cell>
          <table:table-cell/>
        </table:table-row>
        <table:table-row table:style-name="ro1">
          <table:table-cell office:value-type="string">
            <text:p>2018-12-10</text:p>
          </table:table-cell>
          <table:table-cell office:value-type="float" office:value="17.01">
            <text:p>17.01</text:p>
          </table:table-cell>
          <table:table-cell office:value-type="float" office:value="17.09">
            <text:p>17.09</text:p>
          </table:table-cell>
          <table:table-cell office:value-type="float" office:value="17">
            <text:p>17</text:p>
          </table:table-cell>
          <table:table-cell office:value-type="float" office:value="17.09">
            <text:p>17.09</text:p>
          </table:table-cell>
          <table:table-cell office:value-type="float" office:value="16.184048">
            <text:p>16.184048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1">
          <table:table-cell office:value-type="string">
            <text:p>2018-12-11</text:p>
          </table:table-cell>
          <table:table-cell office:value-type="float" office:value="17">
            <text:p>17</text:p>
          </table:table-cell>
          <table:table-cell office:value-type="float" office:value="17.1">
            <text:p>17.1</text:p>
          </table:table-cell>
          <table:table-cell office:value-type="float" office:value="17">
            <text:p>17</text:p>
          </table:table-cell>
          <table:table-cell office:value-type="float" office:value="17.1">
            <text:p>17.1</text:p>
          </table:table-cell>
          <table:table-cell office:value-type="float" office:value="16.193518">
            <text:p>16.193518</text:p>
          </table:table-cell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string">
            <text:p>2018-12-12</text:p>
          </table:table-cell>
          <table:table-cell office:value-type="float" office:value="17">
            <text:p>17</text:p>
          </table:table-cell>
          <table:table-cell office:value-type="float" office:value="17.25">
            <text:p>17.25</text:p>
          </table:table-cell>
          <table:table-cell office:value-type="float" office:value="17">
            <text:p>17</text:p>
          </table:table-cell>
          <table:table-cell office:value-type="float" office:value="17.25">
            <text:p>17.25</text:p>
          </table:table-cell>
          <table:table-cell office:value-type="float" office:value="16.335566">
            <text:p>16.335566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2018-12-13</text:p>
          </table:table-cell>
          <table:table-cell table:number-columns-repeated="2" office:value-type="float" office:value="17.15">
            <text:p>17.15</text:p>
          </table:table-cell>
          <table:table-cell table:number-columns-repeated="2" office:value-type="float" office:value="17">
            <text:p>17</text:p>
          </table:table-cell>
          <table:table-cell office:value-type="float" office:value="16.09882">
            <text:p>16.09882</text:p>
          </table:table-cell>
          <table:table-cell office:value-type="float" office:value="9100">
            <text:p>9100</text:p>
          </table:table-cell>
          <table:table-cell/>
        </table:table-row>
        <table:table-row table:style-name="ro1">
          <table:table-cell office:value-type="string">
            <text:p>2018-12-14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6.620001">
            <text:p>16.620001</text:p>
          </table:table-cell>
          <table:table-cell office:value-type="float" office:value="15.738964">
            <text:p>15.738964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">
          <table:table-cell office:value-type="string">
            <text:p>2018-12-17</text:p>
          </table:table-cell>
          <table:table-cell office:value-type="float" office:value="16.799999">
            <text:p>16.799999</text:p>
          </table:table-cell>
          <table:table-cell office:value-type="float" office:value="16.82">
            <text:p>16.82</text:p>
          </table:table-cell>
          <table:table-cell office:value-type="float" office:value="16.790001">
            <text:p>16.790001</text:p>
          </table:table-cell>
          <table:table-cell office:value-type="float" office:value="16.82">
            <text:p>16.82</text:p>
          </table:table-cell>
          <table:table-cell office:value-type="float" office:value="15.928361">
            <text:p>15.928361</text:p>
          </table:table-cell>
          <table:table-cell office:value-type="float" office:value="2600">
            <text:p>2600</text:p>
          </table:table-cell>
          <table:table-cell/>
        </table:table-row>
        <table:table-row table:style-name="ro1">
          <table:table-cell office:value-type="string">
            <text:p>2018-12-18</text:p>
          </table:table-cell>
          <table:table-cell office:value-type="float" office:value="16.940001">
            <text:p>16.940001</text:p>
          </table:table-cell>
          <table:table-cell office:value-type="float" office:value="17.030001">
            <text:p>17.030001</text:p>
          </table:table-cell>
          <table:table-cell office:value-type="float" office:value="16.940001">
            <text:p>16.940001</text:p>
          </table:table-cell>
          <table:table-cell office:value-type="float" office:value="17.030001">
            <text:p>17.030001</text:p>
          </table:table-cell>
          <table:table-cell office:value-type="float" office:value="16.12723">
            <text:p>16.12723</text:p>
          </table:table-cell>
          <table:table-cell office:value-type="float" office:value="3500">
            <text:p>3500</text:p>
          </table:table-cell>
          <table:table-cell/>
        </table:table-row>
        <table:table-row table:style-name="ro1">
          <table:table-cell office:value-type="string">
            <text:p>2018-12-19</text:p>
          </table:table-cell>
          <table:table-cell office:value-type="float" office:value="17">
            <text:p>17</text:p>
          </table:table-cell>
          <table:table-cell office:value-type="float" office:value="17.49">
            <text:p>17.49</text:p>
          </table:table-cell>
          <table:table-cell office:value-type="float" office:value="16.68">
            <text:p>16.68</text:p>
          </table:table-cell>
          <table:table-cell office:value-type="float" office:value="16.809999">
            <text:p>16.809999</text:p>
          </table:table-cell>
          <table:table-cell office:value-type="float" office:value="15.918891">
            <text:p>15.918891</text:p>
          </table:table-cell>
          <table:table-cell office:value-type="float" office:value="10400">
            <text:p>10400</text:p>
          </table:table-cell>
          <table:table-cell/>
        </table:table-row>
        <table:table-row table:style-name="ro1">
          <table:table-cell office:value-type="string">
            <text:p>2018-12-20</text:p>
          </table:table-cell>
          <table:table-cell office:value-type="float" office:value="16.92">
            <text:p>16.92</text:p>
          </table:table-cell>
          <table:table-cell office:value-type="float" office:value="17.049999">
            <text:p>17.049999</text:p>
          </table:table-cell>
          <table:table-cell office:value-type="float" office:value="16.68">
            <text:p>16.68</text:p>
          </table:table-cell>
          <table:table-cell office:value-type="float" office:value="16.75">
            <text:p>16.75</text:p>
          </table:table-cell>
          <table:table-cell office:value-type="float" office:value="15.862072">
            <text:p>15.862072</text:p>
          </table:table-cell>
          <table:table-cell office:value-type="float" office:value="7900">
            <text:p>7900</text:p>
          </table:table-cell>
          <table:table-cell/>
        </table:table-row>
        <table:table-row table:style-name="ro1">
          <table:table-cell office:value-type="string">
            <text:p>2018-12-21</text:p>
          </table:table-cell>
          <table:table-cell office:value-type="float" office:value="16.75">
            <text:p>16.75</text:p>
          </table:table-cell>
          <table:table-cell office:value-type="float" office:value="16.98">
            <text:p>16.98</text:p>
          </table:table-cell>
          <table:table-cell office:value-type="float" office:value="16.559999">
            <text:p>16.559999</text:p>
          </table:table-cell>
          <table:table-cell office:value-type="float" office:value="16.9">
            <text:p>16.9</text:p>
          </table:table-cell>
          <table:table-cell office:value-type="float" office:value="16.00412">
            <text:p>16.00412</text:p>
          </table:table-cell>
          <table:table-cell office:value-type="float" office:value="10200">
            <text:p>10200</text:p>
          </table:table-cell>
          <table:table-cell/>
        </table:table-row>
        <table:table-row table:style-name="ro1">
          <table:table-cell office:value-type="string">
            <text:p>2018-12-24</text:p>
          </table:table-cell>
          <table:table-cell office:value-type="float" office:value="16.91">
            <text:p>16.91</text:p>
          </table:table-cell>
          <table:table-cell office:value-type="float" office:value="17.059999">
            <text:p>17.059999</text:p>
          </table:table-cell>
          <table:table-cell office:value-type="float" office:value="16.549999">
            <text:p>16.549999</text:p>
          </table:table-cell>
          <table:table-cell office:value-type="float" office:value="17.059999">
            <text:p>17.059999</text:p>
          </table:table-cell>
          <table:table-cell office:value-type="float" office:value="16.155638">
            <text:p>16.155638</text:p>
          </table:table-cell>
          <table:table-cell office:value-type="float" office:value="13100">
            <text:p>13100</text:p>
          </table:table-cell>
          <table:table-cell/>
        </table:table-row>
        <table:table-row table:style-name="ro1">
          <table:table-cell office:value-type="string">
            <text:p>2018-12-26</text:p>
          </table:table-cell>
          <table:table-cell office:value-type="float" office:value="17.18">
            <text:p>17.18</text:p>
          </table:table-cell>
          <table:table-cell office:value-type="float" office:value="17.41">
            <text:p>17.41</text:p>
          </table:table-cell>
          <table:table-cell office:value-type="float" office:value="16.6">
            <text:p>16.6</text:p>
          </table:table-cell>
          <table:table-cell office:value-type="float" office:value="17.01">
            <text:p>17.01</text:p>
          </table:table-cell>
          <table:table-cell office:value-type="float" office:value="16.10829">
            <text:p>16.10829</text:p>
          </table:table-cell>
          <table:table-cell office:value-type="float" office:value="3500">
            <text:p>3500</text:p>
          </table:table-cell>
          <table:table-cell/>
        </table:table-row>
        <table:table-row table:style-name="ro1">
          <table:table-cell office:value-type="string">
            <text:p>2018-12-27</text:p>
          </table:table-cell>
          <table:table-cell office:value-type="float" office:value="17.43">
            <text:p>17.43</text:p>
          </table:table-cell>
          <table:table-cell office:value-type="float" office:value="17.440001">
            <text:p>17.440001</text:p>
          </table:table-cell>
          <table:table-cell office:value-type="float" office:value="16.639999">
            <text:p>16.639999</text:p>
          </table:table-cell>
          <table:table-cell office:value-type="float" office:value="16.940001">
            <text:p>16.940001</text:p>
          </table:table-cell>
          <table:table-cell office:value-type="float" office:value="16.042">
            <text:p>16.042</text:p>
          </table:table-cell>
          <table:table-cell office:value-type="float" office:value="20200">
            <text:p>20200</text:p>
          </table:table-cell>
          <table:table-cell/>
        </table:table-row>
        <table:table-row table:style-name="ro1">
          <table:table-cell office:value-type="string">
            <text:p>2018-12-28</text:p>
          </table:table-cell>
          <table:table-cell table:number-columns-repeated="2" office:value-type="float" office:value="16.530001">
            <text:p>16.530001</text:p>
          </table:table-cell>
          <table:table-cell office:value-type="float" office:value="15.92">
            <text:p>15.92</text:p>
          </table:table-cell>
          <table:table-cell table:number-columns-repeated="2" office:value-type="float" office:value="16.4">
            <text:p>16.4</text:p>
          </table:table-cell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string">
            <text:p>2018-12-31</text:p>
          </table:table-cell>
          <table:table-cell office:value-type="float" office:value="16.309999">
            <text:p>16.309999</text:p>
          </table:table-cell>
          <table:table-cell office:value-type="float" office:value="16.5">
            <text:p>16.5</text:p>
          </table:table-cell>
          <table:table-cell office:value-type="float" office:value="16.139999">
            <text:p>16.139999</text:p>
          </table:table-cell>
          <table:table-cell table:number-columns-repeated="2" office:value-type="float" office:value="16.370001">
            <text:p>16.370001</text:p>
          </table:table-cell>
          <table:table-cell office:value-type="float" office:value="3500">
            <text:p>3500</text:p>
          </table:table-cell>
          <table:table-cell/>
        </table:table-row>
        <table:table-row table:style-name="ro1">
          <table:table-cell office:value-type="string">
            <text:p>2019-01-02</text:p>
          </table:table-cell>
          <table:table-cell office:value-type="float" office:value="16.4">
            <text:p>16.4</text:p>
          </table:table-cell>
          <table:table-cell office:value-type="float" office:value="16.5">
            <text:p>16.5</text:p>
          </table:table-cell>
          <table:table-cell office:value-type="float" office:value="16.190001">
            <text:p>16.190001</text:p>
          </table:table-cell>
          <table:table-cell table:number-columns-repeated="2" office:value-type="float" office:value="16.5">
            <text:p>16.5</text:p>
          </table:table-cell>
          <table:table-cell office:value-type="float" office:value="5100">
            <text:p>5100</text:p>
          </table:table-cell>
          <table:table-cell/>
        </table:table-row>
        <table:table-row table:style-name="ro1">
          <table:table-cell office:value-type="string">
            <text:p>2019-01-03</text:p>
          </table:table-cell>
          <table:table-cell office:value-type="float" office:value="16.23">
            <text:p>16.23</text:p>
          </table:table-cell>
          <table:table-cell office:value-type="float" office:value="16.98">
            <text:p>16.98</text:p>
          </table:table-cell>
          <table:table-cell table:number-columns-repeated="3" office:value-type="float" office:value="15.91">
            <text:p>15.91</text:p>
          </table:table-cell>
          <table:table-cell office:value-type="float" office:value="8700">
            <text:p>8700</text:p>
          </table:table-cell>
          <table:table-cell/>
        </table:table-row>
        <table:table-row table:style-name="ro1">
          <table:table-cell office:value-type="string">
            <text:p>2019-01-04</text:p>
          </table:table-cell>
          <table:table-cell office:value-type="float" office:value="15.64">
            <text:p>15.64</text:p>
          </table:table-cell>
          <table:table-cell office:value-type="float" office:value="16.98">
            <text:p>16.98</text:p>
          </table:table-cell>
          <table:table-cell office:value-type="float" office:value="15.64">
            <text:p>15.64</text:p>
          </table:table-cell>
          <table:table-cell table:number-columns-repeated="2" office:value-type="float" office:value="16.49">
            <text:p>16.49</text:p>
          </table:table-cell>
          <table:table-cell office:value-type="float" office:value="2800">
            <text:p>2800</text:p>
          </table:table-cell>
          <table:table-cell/>
        </table:table-row>
        <table:table-row table:style-name="ro1">
          <table:table-cell office:value-type="string">
            <text:p>2019-01-07</text:p>
          </table:table-cell>
          <table:table-cell office:value-type="float" office:value="15.92">
            <text:p>15.92</text:p>
          </table:table-cell>
          <table:table-cell office:value-type="float" office:value="16.200001">
            <text:p>16.200001</text:p>
          </table:table-cell>
          <table:table-cell office:value-type="float" office:value="15.92">
            <text:p>15.92</text:p>
          </table:table-cell>
          <table:table-cell table:number-columns-repeated="2" office:value-type="float" office:value="16.1">
            <text:p>16.1</text:p>
          </table:table-cell>
          <table:table-cell office:value-type="float" office:value="7200">
            <text:p>7200</text:p>
          </table:table-cell>
          <table:table-cell/>
        </table:table-row>
        <table:table-row table:style-name="ro1">
          <table:table-cell office:value-type="string">
            <text:p>2019-01-08</text:p>
          </table:table-cell>
          <table:table-cell office:value-type="float" office:value="16.48">
            <text:p>16.48</text:p>
          </table:table-cell>
          <table:table-cell office:value-type="float" office:value="17.09">
            <text:p>17.09</text:p>
          </table:table-cell>
          <table:table-cell office:value-type="float" office:value="15.4">
            <text:p>15.4</text:p>
          </table:table-cell>
          <table:table-cell table:number-columns-repeated="2" office:value-type="float" office:value="15.8">
            <text:p>15.8</text:p>
          </table:table-cell>
          <table:table-cell office:value-type="float" office:value="23200">
            <text:p>23200</text:p>
          </table:table-cell>
          <table:table-cell/>
        </table:table-row>
        <table:table-row table:style-name="ro1">
          <table:table-cell office:value-type="string">
            <text:p>2019-01-09</text:p>
          </table:table-cell>
          <table:table-cell office:value-type="float" office:value="15.92">
            <text:p>15.92</text:p>
          </table:table-cell>
          <table:table-cell office:value-type="float" office:value="16.57">
            <text:p>16.57</text:p>
          </table:table-cell>
          <table:table-cell table:number-columns-repeated="3" office:value-type="float" office:value="15.9">
            <text:p>15.9</text:p>
          </table:table-cell>
          <table:table-cell office:value-type="float" office:value="9200">
            <text:p>9200</text:p>
          </table:table-cell>
          <table:table-cell/>
        </table:table-row>
        <table:table-row table:style-name="ro1">
          <table:table-cell office:value-type="string">
            <text:p>2019-01-10</text:p>
          </table:table-cell>
          <table:table-cell office:value-type="float" office:value="15.97">
            <text:p>15.97</text:p>
          </table:table-cell>
          <table:table-cell office:value-type="float" office:value="16.25">
            <text:p>16.25</text:p>
          </table:table-cell>
          <table:table-cell office:value-type="float" office:value="15.97">
            <text:p>15.97</text:p>
          </table:table-cell>
          <table:table-cell table:number-columns-repeated="2" office:value-type="float" office:value="16.01">
            <text:p>16.01</text:p>
          </table:table-cell>
          <table:table-cell office:value-type="float" office:value="6600">
            <text:p>6600</text:p>
          </table:table-cell>
          <table:table-cell/>
        </table:table-row>
        <table:table-row table:style-name="ro1">
          <table:table-cell office:value-type="string">
            <text:p>2019-01-11</text:p>
          </table:table-cell>
          <table:table-cell office:value-type="float" office:value="16.02">
            <text:p>16.02</text:p>
          </table:table-cell>
          <table:table-cell office:value-type="float" office:value="16.309999">
            <text:p>16.309999</text:p>
          </table:table-cell>
          <table:table-cell office:value-type="float" office:value="16.02">
            <text:p>16.02</text:p>
          </table:table-cell>
          <table:table-cell table:number-columns-repeated="2" office:value-type="float" office:value="16.16">
            <text:p>16.16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string">
            <text:p>2019-01-14</text:p>
          </table:table-cell>
          <table:table-cell office:value-type="float" office:value="16.25">
            <text:p>16.25</text:p>
          </table:table-cell>
          <table:table-cell office:value-type="float" office:value="16.370001">
            <text:p>16.370001</text:p>
          </table:table-cell>
          <table:table-cell table:number-columns-repeated="3" office:value-type="float" office:value="16.200001">
            <text:p>16.200001</text:p>
          </table:table-cell>
          <table:table-cell office:value-type="float" office:value="9600">
            <text:p>9600</text:p>
          </table:table-cell>
          <table:table-cell/>
        </table:table-row>
        <table:table-row table:style-name="ro1">
          <table:table-cell office:value-type="string">
            <text:p>2019-01-15</text:p>
          </table:table-cell>
          <table:table-cell office:value-type="float" office:value="16.379999">
            <text:p>16.379999</text:p>
          </table:table-cell>
          <table:table-cell office:value-type="float" office:value="16.4">
            <text:p>16.4</text:p>
          </table:table-cell>
          <table:table-cell office:value-type="float" office:value="16.309999">
            <text:p>16.309999</text:p>
          </table:table-cell>
          <table:table-cell table:number-columns-repeated="2" office:value-type="float" office:value="16.4">
            <text:p>16.4</text:p>
          </table:table-cell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string">
            <text:p>2019-01-16</text:p>
          </table:table-cell>
          <table:table-cell office:value-type="float" office:value="16.379999">
            <text:p>16.379999</text:p>
          </table:table-cell>
          <table:table-cell office:value-type="float" office:value="16.440001">
            <text:p>16.440001</text:p>
          </table:table-cell>
          <table:table-cell office:value-type="float" office:value="16.309999">
            <text:p>16.309999</text:p>
          </table:table-cell>
          <table:table-cell table:number-columns-repeated="2" office:value-type="float" office:value="16.34">
            <text:p>16.34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1">
          <table:table-cell office:value-type="string">
            <text:p>2019-01-17</text:p>
          </table:table-cell>
          <table:table-cell office:value-type="float" office:value="16.41">
            <text:p>16.41</text:p>
          </table:table-cell>
          <table:table-cell office:value-type="float" office:value="16.49">
            <text:p>16.49</text:p>
          </table:table-cell>
          <table:table-cell office:value-type="float" office:value="16.41">
            <text:p>16.41</text:p>
          </table:table-cell>
          <table:table-cell table:number-columns-repeated="2" office:value-type="float" office:value="16.48">
            <text:p>16.48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string">
            <text:p>2019-01-18</text:p>
          </table:table-cell>
          <table:table-cell office:value-type="float" office:value="16.48">
            <text:p>16.48</text:p>
          </table:table-cell>
          <table:table-cell office:value-type="float" office:value="16.82">
            <text:p>16.82</text:p>
          </table:table-cell>
          <table:table-cell office:value-type="float" office:value="16.48">
            <text:p>16.48</text:p>
          </table:table-cell>
          <table:table-cell table:number-columns-repeated="2" office:value-type="float" office:value="16.719999">
            <text:p>16.719999</text:p>
          </table:table-cell>
          <table:table-cell office:value-type="float" office:value="11400">
            <text:p>11400</text:p>
          </table:table-cell>
          <table:table-cell/>
        </table:table-row>
        <table:table-row table:style-name="ro1">
          <table:table-cell office:value-type="string">
            <text:p>2019-01-22</text:p>
          </table:table-cell>
          <table:table-cell table:number-columns-repeated="2" office:value-type="float" office:value="16.57">
            <text:p>16.57</text:p>
          </table:table-cell>
          <table:table-cell table:number-columns-repeated="3" office:value-type="float" office:value="16.1">
            <text:p>16.1</text:p>
          </table:table-cell>
          <table:table-cell office:value-type="float" office:value="8700">
            <text:p>8700</text:p>
          </table:table-cell>
          <table:table-cell/>
        </table:table-row>
        <table:table-row table:style-name="ro1">
          <table:table-cell office:value-type="string">
            <text:p>2019-01-23</text:p>
          </table:table-cell>
          <table:table-cell office:value-type="float" office:value="16.219999">
            <text:p>16.219999</text:p>
          </table:table-cell>
          <table:table-cell office:value-type="float" office:value="16.719999">
            <text:p>16.719999</text:p>
          </table:table-cell>
          <table:table-cell office:value-type="float" office:value="16.129999">
            <text:p>16.129999</text:p>
          </table:table-cell>
          <table:table-cell table:number-columns-repeated="2" office:value-type="float" office:value="16.540001">
            <text:p>16.540001</text:p>
          </table:table-cell>
          <table:table-cell office:value-type="float" office:value="11800">
            <text:p>11800</text:p>
          </table:table-cell>
          <table:table-cell/>
        </table:table-row>
        <table:table-row table:style-name="ro1">
          <table:table-cell office:value-type="string">
            <text:p>2019-01-24</text:p>
          </table:table-cell>
          <table:table-cell office:value-type="float" office:value="16.5">
            <text:p>16.5</text:p>
          </table:table-cell>
          <table:table-cell office:value-type="float" office:value="16.549999">
            <text:p>16.549999</text:p>
          </table:table-cell>
          <table:table-cell office:value-type="float" office:value="16.24">
            <text:p>16.24</text:p>
          </table:table-cell>
          <table:table-cell table:number-columns-repeated="2" office:value-type="float" office:value="16.52">
            <text:p>16.52</text:p>
          </table:table-cell>
          <table:table-cell office:value-type="float" office:value="3600">
            <text:p>3600</text:p>
          </table:table-cell>
          <table:table-cell/>
        </table:table-row>
        <table:table-row table:style-name="ro1">
          <table:table-cell office:value-type="string">
            <text:p>2019-01-25</text:p>
          </table:table-cell>
          <table:table-cell office:value-type="float" office:value="16.780001">
            <text:p>16.780001</text:p>
          </table:table-cell>
          <table:table-cell office:value-type="float" office:value="17.15">
            <text:p>17.15</text:p>
          </table:table-cell>
          <table:table-cell office:value-type="float" office:value="16.76">
            <text:p>16.76</text:p>
          </table:table-cell>
          <table:table-cell table:number-columns-repeated="2" office:value-type="float" office:value="17.1">
            <text:p>17.1</text:p>
          </table:table-cell>
          <table:table-cell office:value-type="float" office:value="13200">
            <text:p>13200</text:p>
          </table:table-cell>
          <table:table-cell/>
        </table:table-row>
        <table:table-row table:style-name="ro1">
          <table:table-cell office:value-type="string">
            <text:p>2019-01-28</text:p>
          </table:table-cell>
          <table:table-cell office:value-type="float" office:value="17.15">
            <text:p>17.15</text:p>
          </table:table-cell>
          <table:table-cell office:value-type="float" office:value="17.58">
            <text:p>17.58</text:p>
          </table:table-cell>
          <table:table-cell table:number-columns-repeated="3" office:value-type="float" office:value="17.15">
            <text:p>17.15</text:p>
          </table:table-cell>
          <table:table-cell office:value-type="float" office:value="4800">
            <text:p>4800</text:p>
          </table:table-cell>
          <table:table-cell/>
        </table:table-row>
        <table:table-row table:style-name="ro1">
          <table:table-cell office:value-type="string">
            <text:p>2019-01-29</text:p>
          </table:table-cell>
          <table:table-cell office:value-type="float" office:value="16.99">
            <text:p>16.99</text:p>
          </table:table-cell>
          <table:table-cell office:value-type="float" office:value="17.290001">
            <text:p>17.290001</text:p>
          </table:table-cell>
          <table:table-cell office:value-type="float" office:value="16.99">
            <text:p>16.99</text:p>
          </table:table-cell>
          <table:table-cell table:number-columns-repeated="2" office:value-type="float" office:value="17.01">
            <text:p>17.01</text:p>
          </table:table-cell>
          <table:table-cell office:value-type="float" office:value="18100">
            <text:p>18100</text:p>
          </table:table-cell>
          <table:table-cell/>
        </table:table-row>
        <table:table-row table:style-name="ro1">
          <table:table-cell office:value-type="string">
            <text:p>2019-01-30</text:p>
          </table:table-cell>
          <table:table-cell office:value-type="float" office:value="16.940001">
            <text:p>16.940001</text:p>
          </table:table-cell>
          <table:table-cell office:value-type="float" office:value="17.200001">
            <text:p>17.200001</text:p>
          </table:table-cell>
          <table:table-cell office:value-type="float" office:value="16.809999">
            <text:p>16.809999</text:p>
          </table:table-cell>
          <table:table-cell table:number-columns-repeated="2" office:value-type="float" office:value="17">
            <text:p>17</text:p>
          </table:table-cell>
          <table:table-cell office:value-type="float" office:value="2800">
            <text:p>2800</text:p>
          </table:table-cell>
          <table:table-cell/>
        </table:table-row>
        <table:table-row table:style-name="ro1">
          <table:table-cell office:value-type="string">
            <text:p>2019-01-31</text:p>
          </table:table-cell>
          <table:table-cell office:value-type="float" office:value="16.6">
            <text:p>16.6</text:p>
          </table:table-cell>
          <table:table-cell office:value-type="float" office:value="16.92">
            <text:p>16.92</text:p>
          </table:table-cell>
          <table:table-cell office:value-type="float" office:value="16.57">
            <text:p>16.57</text:p>
          </table:table-cell>
          <table:table-cell table:number-columns-repeated="2" office:value-type="float" office:value="16.65">
            <text:p>16.65</text:p>
          </table:table-cell>
          <table:table-cell office:value-type="float" office:value="4800">
            <text:p>4800</text:p>
          </table:table-cell>
          <table:table-cell/>
        </table:table-row>
        <table:table-row table:style-name="ro1">
          <table:table-cell office:value-type="string">
            <text:p>2019-02-01</text:p>
          </table:table-cell>
          <table:table-cell office:value-type="float" office:value="16.65">
            <text:p>16.65</text:p>
          </table:table-cell>
          <table:table-cell office:value-type="float" office:value="16.799999">
            <text:p>16.799999</text:p>
          </table:table-cell>
          <table:table-cell table:number-columns-repeated="3" office:value-type="float" office:value="16.6">
            <text:p>16.6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1">
          <table:table-cell office:value-type="string">
            <text:p>2019-02-04</text:p>
          </table:table-cell>
          <table:table-cell office:value-type="float" office:value="16.85">
            <text:p>16.85</text:p>
          </table:table-cell>
          <table:table-cell office:value-type="float" office:value="17.059999">
            <text:p>17.059999</text:p>
          </table:table-cell>
          <table:table-cell office:value-type="float" office:value="16.85">
            <text:p>16.85</text:p>
          </table:table-cell>
          <table:table-cell table:number-columns-repeated="2" office:value-type="float" office:value="16.93">
            <text:p>16.93</text:p>
          </table:table-cell>
          <table:table-cell office:value-type="float" office:value="5300">
            <text:p>5300</text:p>
          </table:table-cell>
          <table:table-cell/>
        </table:table-row>
        <table:table-row table:style-name="ro1">
          <table:table-cell office:value-type="string">
            <text:p>2019-02-05</text:p>
          </table:table-cell>
          <table:table-cell office:value-type="float" office:value="16.799999">
            <text:p>16.799999</text:p>
          </table:table-cell>
          <table:table-cell office:value-type="float" office:value="17.07">
            <text:p>17.07</text:p>
          </table:table-cell>
          <table:table-cell table:number-columns-repeated="3" office:value-type="float" office:value="16.799999">
            <text:p>16.799999</text:p>
          </table:table-cell>
          <table:table-cell office:value-type="float" office:value="15500">
            <text:p>15500</text:p>
          </table:table-cell>
          <table:table-cell/>
        </table:table-row>
        <table:table-row table:style-name="ro1">
          <table:table-cell office:value-type="string">
            <text:p>2019-02-06</text:p>
          </table:table-cell>
          <table:table-cell office:value-type="float" office:value="16.799999">
            <text:p>16.799999</text:p>
          </table:table-cell>
          <table:table-cell office:value-type="float" office:value="17.190001">
            <text:p>17.190001</text:p>
          </table:table-cell>
          <table:table-cell office:value-type="float" office:value="16.799999">
            <text:p>16.799999</text:p>
          </table:table-cell>
          <table:table-cell table:number-columns-repeated="2" office:value-type="float" office:value="17">
            <text:p>17</text:p>
          </table:table-cell>
          <table:table-cell office:value-type="float" office:value="10600">
            <text:p>10600</text:p>
          </table:table-cell>
          <table:table-cell/>
        </table:table-row>
        <table:table-row table:style-name="ro1">
          <table:table-cell office:value-type="string">
            <text:p>2019-02-07</text:p>
          </table:table-cell>
          <table:table-cell office:value-type="float" office:value="17.43">
            <text:p>17.43</text:p>
          </table:table-cell>
          <table:table-cell office:value-type="float" office:value="17.440001">
            <text:p>17.440001</text:p>
          </table:table-cell>
          <table:table-cell office:value-type="float" office:value="17.25">
            <text:p>17.25</text:p>
          </table:table-cell>
          <table:table-cell table:number-columns-repeated="2" office:value-type="float" office:value="17.370001">
            <text:p>17.370001</text:p>
          </table:table-cell>
          <table:table-cell office:value-type="float" office:value="11900">
            <text:p>11900</text:p>
          </table:table-cell>
          <table:table-cell/>
        </table:table-row>
        <table:table-row table:style-name="ro1">
          <table:table-cell office:value-type="string">
            <text:p>2019-02-08</text:p>
          </table:table-cell>
          <table:table-cell office:value-type="float" office:value="17.65">
            <text:p>17.65</text:p>
          </table:table-cell>
          <table:table-cell office:value-type="float" office:value="17.879999">
            <text:p>17.879999</text:p>
          </table:table-cell>
          <table:table-cell office:value-type="float" office:value="17.65">
            <text:p>17.65</text:p>
          </table:table-cell>
          <table:table-cell table:number-columns-repeated="2" office:value-type="float" office:value="17.83">
            <text:p>17.83</text:p>
          </table:table-cell>
          <table:table-cell office:value-type="float" office:value="78600">
            <text:p>78600</text:p>
          </table:table-cell>
          <table:table-cell/>
        </table:table-row>
        <table:table-row table:style-name="ro1">
          <table:table-cell office:value-type="string">
            <text:p>2019-02-11</text:p>
          </table:table-cell>
          <table:table-cell office:value-type="float" office:value="17.889999">
            <text:p>17.889999</text:p>
          </table:table-cell>
          <table:table-cell office:value-type="float" office:value="18.219999">
            <text:p>18.219999</text:p>
          </table:table-cell>
          <table:table-cell office:value-type="float" office:value="17.889999">
            <text:p>17.889999</text:p>
          </table:table-cell>
          <table:table-cell table:number-columns-repeated="2" office:value-type="float" office:value="18.129999">
            <text:p>18.129999</text:p>
          </table:table-cell>
          <table:table-cell office:value-type="float" office:value="10300">
            <text:p>10300</text:p>
          </table:table-cell>
          <table:table-cell/>
        </table:table-row>
        <table:table-row table:style-name="ro1">
          <table:table-cell office:value-type="string">
            <text:p>2019-02-12</text:p>
          </table:table-cell>
          <table:table-cell office:value-type="float" office:value="18.549999">
            <text:p>18.549999</text:p>
          </table:table-cell>
          <table:table-cell office:value-type="float" office:value="19.02">
            <text:p>19.02</text:p>
          </table:table-cell>
          <table:table-cell office:value-type="float" office:value="18.5">
            <text:p>18.5</text:p>
          </table:table-cell>
          <table:table-cell table:number-columns-repeated="2" office:value-type="float" office:value="18.530001">
            <text:p>18.530001</text:p>
          </table:table-cell>
          <table:table-cell office:value-type="float" office:value="25800">
            <text:p>25800</text:p>
          </table:table-cell>
          <table:table-cell/>
        </table:table-row>
        <table:table-row table:style-name="ro1">
          <table:table-cell office:value-type="string">
            <text:p>2019-02-13</text:p>
          </table:table-cell>
          <table:table-cell office:value-type="float" office:value="18.559999">
            <text:p>18.559999</text:p>
          </table:table-cell>
          <table:table-cell office:value-type="float" office:value="18.74">
            <text:p>18.74</text:p>
          </table:table-cell>
          <table:table-cell office:value-type="float" office:value="17.959999">
            <text:p>17.959999</text:p>
          </table:table-cell>
          <table:table-cell table:number-columns-repeated="2" office:value-type="float" office:value="18.41">
            <text:p>18.41</text:p>
          </table:table-cell>
          <table:table-cell office:value-type="float" office:value="70100">
            <text:p>70100</text:p>
          </table:table-cell>
          <table:table-cell/>
        </table:table-row>
        <table:table-row table:style-name="ro1">
          <table:table-cell office:value-type="string">
            <text:p>2019-02-14</text:p>
          </table:table-cell>
          <table:table-cell office:value-type="float" office:value="18.49">
            <text:p>18.49</text:p>
          </table:table-cell>
          <table:table-cell office:value-type="float" office:value="18.52">
            <text:p>18.52</text:p>
          </table:table-cell>
          <table:table-cell office:value-type="float" office:value="18.299999">
            <text:p>18.299999</text:p>
          </table:table-cell>
          <table:table-cell table:number-columns-repeated="2" office:value-type="float" office:value="18.4">
            <text:p>18.4</text:p>
          </table:table-cell>
          <table:table-cell office:value-type="float" office:value="21200">
            <text:p>21200</text:p>
          </table:table-cell>
          <table:table-cell/>
        </table:table-row>
        <table:table-row table:style-name="ro1">
          <table:table-cell office:value-type="string">
            <text:p>2019-02-15</text:p>
          </table:table-cell>
          <table:table-cell table:number-columns-repeated="2" office:value-type="float" office:value="18.84">
            <text:p>18.84</text:p>
          </table:table-cell>
          <table:table-cell office:value-type="float" office:value="18.17">
            <text:p>18.17</text:p>
          </table:table-cell>
          <table:table-cell table:number-columns-repeated="2" office:value-type="float" office:value="18.190001">
            <text:p>18.190001</text:p>
          </table:table-cell>
          <table:table-cell office:value-type="float" office:value="31400">
            <text:p>31400</text:p>
          </table:table-cell>
          <table:table-cell/>
        </table:table-row>
        <table:table-row table:style-name="ro1">
          <table:table-cell office:value-type="string">
            <text:p>2019-02-19</text:p>
          </table:table-cell>
          <table:table-cell table:number-columns-repeated="2" office:value-type="float" office:value="18.200001">
            <text:p>18.200001</text:p>
          </table:table-cell>
          <table:table-cell office:value-type="float" office:value="17.77">
            <text:p>17.77</text:p>
          </table:table-cell>
          <table:table-cell table:number-columns-repeated="2" office:value-type="float" office:value="17.93">
            <text:p>17.93</text:p>
          </table:table-cell>
          <table:table-cell office:value-type="float" office:value="14900">
            <text:p>14900</text:p>
          </table:table-cell>
          <table:table-cell/>
        </table:table-row>
        <table:table-row table:style-name="ro1">
          <table:table-cell office:value-type="string">
            <text:p>2019-02-20</text:p>
          </table:table-cell>
          <table:table-cell office:value-type="float" office:value="17.790001">
            <text:p>17.790001</text:p>
          </table:table-cell>
          <table:table-cell office:value-type="float" office:value="18.5">
            <text:p>18.5</text:p>
          </table:table-cell>
          <table:table-cell office:value-type="float" office:value="17.790001">
            <text:p>17.790001</text:p>
          </table:table-cell>
          <table:table-cell table:number-columns-repeated="2" office:value-type="float" office:value="18.17">
            <text:p>18.17</text:p>
          </table:table-cell>
          <table:table-cell office:value-type="float" office:value="23100">
            <text:p>23100</text:p>
          </table:table-cell>
          <table:table-cell/>
        </table:table-row>
        <table:table-row table:style-name="ro1">
          <table:table-cell office:value-type="string">
            <text:p>2019-02-21</text:p>
          </table:table-cell>
          <table:table-cell table:number-columns-repeated="2" office:value-type="float" office:value="18.370001">
            <text:p>18.370001</text:p>
          </table:table-cell>
          <table:table-cell office:value-type="float" office:value="17.93">
            <text:p>17.93</text:p>
          </table:table-cell>
          <table:table-cell table:number-columns-repeated="2" office:value-type="float" office:value="18.049999">
            <text:p>18.049999</text:p>
          </table:table-cell>
          <table:table-cell office:value-type="float" office:value="14100">
            <text:p>14100</text:p>
          </table:table-cell>
          <table:table-cell/>
        </table:table-row>
        <table:table-row table:style-name="ro1">
          <table:table-cell office:value-type="string">
            <text:p>2019-02-22</text:p>
          </table:table-cell>
          <table:table-cell office:value-type="float" office:value="18.33">
            <text:p>18.33</text:p>
          </table:table-cell>
          <table:table-cell office:value-type="float" office:value="18.360001">
            <text:p>18.360001</text:p>
          </table:table-cell>
          <table:table-cell office:value-type="float" office:value="18">
            <text:p>18</text:p>
          </table:table-cell>
          <table:table-cell table:number-columns-repeated="2" office:value-type="float" office:value="18.299999">
            <text:p>18.299999</text:p>
          </table:table-cell>
          <table:table-cell office:value-type="float" office:value="10900">
            <text:p>10900</text:p>
          </table:table-cell>
          <table:table-cell/>
        </table:table-row>
        <table:table-row table:style-name="ro1">
          <table:table-cell office:value-type="string">
            <text:p>2019-02-25</text:p>
          </table:table-cell>
          <table:table-cell office:value-type="float" office:value="18.5">
            <text:p>18.5</text:p>
          </table:table-cell>
          <table:table-cell office:value-type="float" office:value="18.549999">
            <text:p>18.549999</text:p>
          </table:table-cell>
          <table:table-cell office:value-type="float" office:value="18.16">
            <text:p>18.16</text:p>
          </table:table-cell>
          <table:table-cell table:number-columns-repeated="2" office:value-type="float" office:value="18.17">
            <text:p>18.17</text:p>
          </table:table-cell>
          <table:table-cell office:value-type="float" office:value="21700">
            <text:p>21700</text:p>
          </table:table-cell>
          <table:table-cell/>
        </table:table-row>
        <table:table-row table:style-name="ro1">
          <table:table-cell office:value-type="string">
            <text:p>2019-02-26</text:p>
          </table:table-cell>
          <table:table-cell office:value-type="float" office:value="18.15">
            <text:p>18.15</text:p>
          </table:table-cell>
          <table:table-cell office:value-type="float" office:value="18.389999">
            <text:p>18.389999</text:p>
          </table:table-cell>
          <table:table-cell office:value-type="float" office:value="17.809999">
            <text:p>17.809999</text:p>
          </table:table-cell>
          <table:table-cell table:number-columns-repeated="2" office:value-type="float" office:value="18.389999">
            <text:p>18.389999</text:p>
          </table:table-cell>
          <table:table-cell office:value-type="float" office:value="16500">
            <text:p>16500</text:p>
          </table:table-cell>
          <table:table-cell/>
        </table:table-row>
        <table:table-row table:style-name="ro1">
          <table:table-cell office:value-type="string">
            <text:p>2019-02-27</text:p>
          </table:table-cell>
          <table:table-cell office:value-type="float" office:value="18.040001">
            <text:p>18.040001</text:p>
          </table:table-cell>
          <table:table-cell office:value-type="float" office:value="18.389999">
            <text:p>18.389999</text:p>
          </table:table-cell>
          <table:table-cell office:value-type="float" office:value="17.709999">
            <text:p>17.709999</text:p>
          </table:table-cell>
          <table:table-cell table:number-columns-repeated="2" office:value-type="float" office:value="17.950001">
            <text:p>17.950001</text:p>
          </table:table-cell>
          <table:table-cell office:value-type="float" office:value="10100">
            <text:p>10100</text:p>
          </table:table-cell>
          <table:table-cell/>
        </table:table-row>
        <table:table-row table:style-name="ro1">
          <table:table-cell office:value-type="string">
            <text:p>2019-02-28</text:p>
          </table:table-cell>
          <table:table-cell office:value-type="float" office:value="17.559999">
            <text:p>17.559999</text:p>
          </table:table-cell>
          <table:table-cell office:value-type="float" office:value="17.620001">
            <text:p>17.620001</text:p>
          </table:table-cell>
          <table:table-cell office:value-type="float" office:value="17.139999">
            <text:p>17.139999</text:p>
          </table:table-cell>
          <table:table-cell table:number-columns-repeated="2" office:value-type="float" office:value="17.16">
            <text:p>17.16</text:p>
          </table:table-cell>
          <table:table-cell office:value-type="float" office:value="13700">
            <text:p>13700</text:p>
          </table:table-cell>
          <table:table-cell/>
        </table:table-row>
        <table:table-row table:style-name="ro1">
          <table:table-cell office:value-type="string">
            <text:p>2019-03-01</text:p>
          </table:table-cell>
          <table:table-cell table:number-columns-repeated="2" office:value-type="float" office:value="17.52">
            <text:p>17.52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17.370001">
            <text:p>17.370001</text:p>
          </table:table-cell>
          <table:table-cell office:value-type="float" office:value="8100">
            <text:p>8100</text:p>
          </table:table-cell>
          <table:table-cell/>
        </table:table-row>
        <table:table-row table:style-name="ro1">
          <table:table-cell office:value-type="string">
            <text:p>2019-03-04</text:p>
          </table:table-cell>
          <table:table-cell office:value-type="float" office:value="17.389999">
            <text:p>17.389999</text:p>
          </table:table-cell>
          <table:table-cell office:value-type="float" office:value="18.08">
            <text:p>18.08</text:p>
          </table:table-cell>
          <table:table-cell office:value-type="float" office:value="17.25">
            <text:p>17.25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">
          <table:table-cell office:value-type="string">
            <text:p>2019-03-05</text:p>
          </table:table-cell>
          <table:table-cell office:value-type="float" office:value="17.629999">
            <text:p>17.629999</text:p>
          </table:table-cell>
          <table:table-cell office:value-type="float" office:value="18.07">
            <text:p>18.07</text:p>
          </table:table-cell>
          <table:table-cell office:value-type="float" office:value="17.530001">
            <text:p>17.530001</text:p>
          </table:table-cell>
          <table:table-cell table:number-columns-repeated="2" office:value-type="float" office:value="17.879999">
            <text:p>17.879999</text:p>
          </table:table-cell>
          <table:table-cell office:value-type="float" office:value="31500">
            <text:p>31500</text:p>
          </table:table-cell>
          <table:table-cell/>
        </table:table-row>
        <table:table-row table:style-name="ro1">
          <table:table-cell office:value-type="string">
            <text:p>2019-03-06</text:p>
          </table:table-cell>
          <table:table-cell table:number-columns-repeated="2" office:value-type="float" office:value="17.9">
            <text:p>17.9</text:p>
          </table:table-cell>
          <table:table-cell table:number-columns-repeated="3" office:value-type="float" office:value="17.74">
            <text:p>17.74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2019-03-07</text:p>
          </table:table-cell>
          <table:table-cell office:value-type="float" office:value="17.68">
            <text:p>17.68</text:p>
          </table:table-cell>
          <table:table-cell office:value-type="float" office:value="17.73">
            <text:p>17.73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17.6">
            <text:p>17.6</text:p>
          </table:table-cell>
          <table:table-cell office:value-type="float" office:value="14400">
            <text:p>14400</text:p>
          </table:table-cell>
          <table:table-cell/>
        </table:table-row>
        <table:table-row table:style-name="ro1">
          <table:table-cell office:value-type="string">
            <text:p>2019-03-08</text:p>
          </table:table-cell>
          <table:table-cell office:value-type="float" office:value="17.5">
            <text:p>17.5</text:p>
          </table:table-cell>
          <table:table-cell office:value-type="float" office:value="17.889999">
            <text:p>17.889999</text:p>
          </table:table-cell>
          <table:table-cell office:value-type="float" office:value="17.5">
            <text:p>17.5</text:p>
          </table:table-cell>
          <table:table-cell table:number-columns-repeated="2" office:value-type="float" office:value="17.52">
            <text:p>17.52</text:p>
          </table:table-cell>
          <table:table-cell office:value-type="float" office:value="6600">
            <text:p>6600</text:p>
          </table:table-cell>
          <table:table-cell/>
        </table:table-row>
        <table:table-row table:style-name="ro1">
          <table:table-cell office:value-type="string">
            <text:p>2019-03-11</text:p>
          </table:table-cell>
          <table:table-cell office:value-type="float" office:value="17.66">
            <text:p>17.66</text:p>
          </table:table-cell>
          <table:table-cell office:value-type="float" office:value="17.969999">
            <text:p>17.969999</text:p>
          </table:table-cell>
          <table:table-cell office:value-type="float" office:value="17.58">
            <text:p>17.58</text:p>
          </table:table-cell>
          <table:table-cell table:number-columns-repeated="2" office:value-type="float" office:value="17.639999">
            <text:p>17.639999</text:p>
          </table:table-cell>
          <table:table-cell office:value-type="float" office:value="7500">
            <text:p>7500</text:p>
          </table:table-cell>
          <table:table-cell/>
        </table:table-row>
        <table:table-row table:style-name="ro1">
          <table:table-cell office:value-type="string">
            <text:p>2019-03-12</text:p>
          </table:table-cell>
          <table:table-cell table:number-columns-repeated="2" office:value-type="float" office:value="17.639999">
            <text:p>17.639999</text:p>
          </table:table-cell>
          <table:table-cell office:value-type="float" office:value="17.42">
            <text:p>17.42</text:p>
          </table:table-cell>
          <table:table-cell table:number-columns-repeated="2" office:value-type="float" office:value="17.450001">
            <text:p>17.450001</text:p>
          </table:table-cell>
          <table:table-cell office:value-type="float" office:value="10400">
            <text:p>10400</text:p>
          </table:table-cell>
          <table:table-cell/>
        </table:table-row>
        <table:table-row table:style-name="ro1">
          <table:table-cell office:value-type="string">
            <text:p>2019-03-13</text:p>
          </table:table-cell>
          <table:table-cell office:value-type="float" office:value="17.49">
            <text:p>17.49</text:p>
          </table:table-cell>
          <table:table-cell office:value-type="float" office:value="17.51">
            <text:p>17.51</text:p>
          </table:table-cell>
          <table:table-cell office:value-type="float" office:value="17.42">
            <text:p>17.42</text:p>
          </table:table-cell>
          <table:table-cell table:number-columns-repeated="2" office:value-type="float" office:value="17.51">
            <text:p>17.51</text:p>
          </table:table-cell>
          <table:table-cell office:value-type="float" office:value="7800">
            <text:p>7800</text:p>
          </table:table-cell>
          <table:table-cell/>
        </table:table-row>
        <table:table-row table:style-name="ro1">
          <table:table-cell office:value-type="string">
            <text:p>2019-03-14</text:p>
          </table:table-cell>
          <table:table-cell table:number-columns-repeated="2" office:value-type="float" office:value="17.5">
            <text:p>17.5</text:p>
          </table:table-cell>
          <table:table-cell table:number-columns-repeated="3" office:value-type="float" office:value="17.25">
            <text:p>17.25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">
          <table:table-cell office:value-type="string">
            <text:p>2019-03-15</text:p>
          </table:table-cell>
          <table:table-cell office:value-type="float" office:value="17.52">
            <text:p>17.52</text:p>
          </table:table-cell>
          <table:table-cell office:value-type="float" office:value="17.549999">
            <text:p>17.549999</text:p>
          </table:table-cell>
          <table:table-cell office:value-type="float" office:value="17.16">
            <text:p>17.16</text:p>
          </table:table-cell>
          <table:table-cell table:number-columns-repeated="2" office:value-type="float" office:value="17.26">
            <text:p>17.26</text:p>
          </table:table-cell>
          <table:table-cell office:value-type="float" office:value="17800">
            <text:p>17800</text:p>
          </table:table-cell>
          <table:table-cell/>
        </table:table-row>
        <table:table-row table:style-name="ro1">
          <table:table-cell office:value-type="string">
            <text:p>2019-03-18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7.02">
            <text:p>17.02</text:p>
          </table:table-cell>
          <table:table-cell table:number-columns-repeated="2" office:value-type="float" office:value="17.360001">
            <text:p>17.360001</text:p>
          </table:table-cell>
          <table:table-cell office:value-type="float" office:value="19100">
            <text:p>19100</text:p>
          </table:table-cell>
          <table:table-cell/>
        </table:table-row>
        <table:table-row table:style-name="ro1">
          <table:table-cell office:value-type="string">
            <text:p>2019-03-19</text:p>
          </table:table-cell>
          <table:table-cell office:value-type="float" office:value="17.360001">
            <text:p>17.360001</text:p>
          </table:table-cell>
          <table:table-cell office:value-type="float" office:value="17.440001">
            <text:p>17.440001</text:p>
          </table:table-cell>
          <table:table-cell office:value-type="float" office:value="17.25">
            <text:p>17.25</text:p>
          </table:table-cell>
          <table:table-cell table:number-columns-repeated="2" office:value-type="float" office:value="17.35">
            <text:p>17.35</text:p>
          </table:table-cell>
          <table:table-cell office:value-type="float" office:value="2600">
            <text:p>2600</text:p>
          </table:table-cell>
          <table:table-cell/>
        </table:table-row>
        <table:table-row table:style-name="ro1">
          <table:table-cell office:value-type="string">
            <text:p>2019-03-20</text:p>
          </table:table-cell>
          <table:table-cell office:value-type="float" office:value="17.34">
            <text:p>17.34</text:p>
          </table:table-cell>
          <table:table-cell office:value-type="float" office:value="17.379999">
            <text:p>17.379999</text:p>
          </table:table-cell>
          <table:table-cell office:value-type="float" office:value="17.34">
            <text:p>17.34</text:p>
          </table:table-cell>
          <table:table-cell table:number-columns-repeated="2" office:value-type="float" office:value="17.379999">
            <text:p>17.379999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office:value-type="string">
            <text:p>2019-03-21</text:p>
          </table:table-cell>
          <table:table-cell office:value-type="float" office:value="17.34">
            <text:p>17.34</text:p>
          </table:table-cell>
          <table:table-cell office:value-type="float" office:value="17.379999">
            <text:p>17.379999</text:p>
          </table:table-cell>
          <table:table-cell office:value-type="float" office:value="17.24">
            <text:p>17.24</text:p>
          </table:table-cell>
          <table:table-cell table:number-columns-repeated="2" office:value-type="float" office:value="17.379999">
            <text:p>17.379999</text:p>
          </table:table-cell>
          <table:table-cell office:value-type="float" office:value="16300">
            <text:p>16300</text:p>
          </table:table-cell>
          <table:table-cell/>
        </table:table-row>
        <table:table-row table:style-name="ro1">
          <table:table-cell office:value-type="string">
            <text:p>2019-03-22</text:p>
          </table:table-cell>
          <table:table-cell table:number-columns-repeated="2" office:value-type="float" office:value="17.379999">
            <text:p>17.379999</text:p>
          </table:table-cell>
          <table:table-cell table:number-columns-repeated="3" office:value-type="float" office:value="17.32">
            <text:p>17.32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2019-03-25</text:p>
          </table:table-cell>
          <table:table-cell table:number-columns-repeated="2" office:value-type="float" office:value="17.25">
            <text:p>17.25</text:p>
          </table:table-cell>
          <table:table-cell office:value-type="float" office:value="17.110001">
            <text:p>17.110001</text:p>
          </table:table-cell>
          <table:table-cell table:number-columns-repeated="2" office:value-type="float" office:value="17.190001">
            <text:p>17.190001</text:p>
          </table:table-cell>
          <table:table-cell office:value-type="float" office:value="5300">
            <text:p>5300</text:p>
          </table:table-cell>
          <table:table-cell/>
        </table:table-row>
        <table:table-row table:style-name="ro1">
          <table:table-cell office:value-type="string">
            <text:p>2019-03-26</text:p>
          </table:table-cell>
          <table:table-cell table:number-columns-repeated="2" office:value-type="float" office:value="17.190001">
            <text:p>17.190001</text:p>
          </table:table-cell>
          <table:table-cell office:value-type="float" office:value="17.059999">
            <text:p>17.059999</text:p>
          </table:table-cell>
          <table:table-cell table:number-columns-repeated="2" office:value-type="float" office:value="17.190001">
            <text:p>17.190001</text:p>
          </table:table-cell>
          <table:table-cell office:value-type="float" office:value="7800">
            <text:p>7800</text:p>
          </table:table-cell>
          <table:table-cell/>
        </table:table-row>
        <table:table-row table:style-name="ro1">
          <table:table-cell office:value-type="string">
            <text:p>2019-03-27</text:p>
          </table:table-cell>
          <table:table-cell office:value-type="float" office:value="17.02">
            <text:p>17.02</text:p>
          </table:table-cell>
          <table:table-cell office:value-type="float" office:value="17.1">
            <text:p>17.1</text:p>
          </table:table-cell>
          <table:table-cell office:value-type="float" office:value="17">
            <text:p>17</text:p>
          </table:table-cell>
          <table:table-cell table:number-columns-repeated="2" office:value-type="float" office:value="17.08">
            <text:p>17.08</text:p>
          </table:table-cell>
          <table:table-cell office:value-type="float" office:value="6800">
            <text:p>6800</text:p>
          </table:table-cell>
          <table:table-cell/>
        </table:table-row>
        <table:table-row table:style-name="ro1">
          <table:table-cell office:value-type="string">
            <text:p>2019-03-28</text:p>
          </table:table-cell>
          <table:table-cell office:value-type="float" office:value="17">
            <text:p>17</text:p>
          </table:table-cell>
          <table:table-cell office:value-type="float" office:value="17.049999">
            <text:p>17.049999</text:p>
          </table:table-cell>
          <table:table-cell office:value-type="float" office:value="17">
            <text:p>17</text:p>
          </table:table-cell>
          <table:table-cell table:number-columns-repeated="2" office:value-type="float" office:value="17.049999">
            <text:p>17.049999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">
          <table:table-cell office:value-type="string">
            <text:p>2019-03-29</text:p>
          </table:table-cell>
          <table:table-cell office:value-type="float" office:value="17">
            <text:p>17</text:p>
          </table:table-cell>
          <table:table-cell office:value-type="float" office:value="17.01">
            <text:p>17.01</text:p>
          </table:table-cell>
          <table:table-cell office:value-type="float" office:value="16.860001">
            <text:p>16.860001</text:p>
          </table:table-cell>
          <table:table-cell table:number-columns-repeated="2" office:value-type="float" office:value="16.889999">
            <text:p>16.889999</text:p>
          </table:table-cell>
          <table:table-cell office:value-type="float" office:value="8200">
            <text:p>8200</text:p>
          </table:table-cell>
          <table:table-cell/>
        </table:table-row>
        <table:table-row table:style-name="ro1">
          <table:table-cell office:value-type="string">
            <text:p>2019-04-01</text:p>
          </table:table-cell>
          <table:table-cell office:value-type="float" office:value="16.809999">
            <text:p>16.809999</text:p>
          </table:table-cell>
          <table:table-cell office:value-type="float" office:value="17.09">
            <text:p>17.09</text:p>
          </table:table-cell>
          <table:table-cell office:value-type="float" office:value="16.809999">
            <text:p>16.809999</text:p>
          </table:table-cell>
          <table:table-cell table:number-columns-repeated="2" office:value-type="float" office:value="16.870001">
            <text:p>16.870001</text:p>
          </table:table-cell>
          <table:table-cell office:value-type="float" office:value="13700">
            <text:p>13700</text:p>
          </table:table-cell>
          <table:table-cell/>
        </table:table-row>
        <table:table-row table:style-name="ro1">
          <table:table-cell office:value-type="string">
            <text:p>2019-04-02</text:p>
          </table:table-cell>
          <table:table-cell office:value-type="float" office:value="16.620001">
            <text:p>16.620001</text:p>
          </table:table-cell>
          <table:table-cell office:value-type="float" office:value="16.799999">
            <text:p>16.799999</text:p>
          </table:table-cell>
          <table:table-cell office:value-type="float" office:value="16.620001">
            <text:p>16.620001</text:p>
          </table:table-cell>
          <table:table-cell table:number-columns-repeated="2" office:value-type="float" office:value="16.75">
            <text:p>16.75</text:p>
          </table:table-cell>
          <table:table-cell office:value-type="float" office:value="9100">
            <text:p>9100</text:p>
          </table:table-cell>
          <table:table-cell/>
        </table:table-row>
        <table:table-row table:style-name="ro1">
          <table:table-cell office:value-type="string">
            <text:p>2019-04-03</text:p>
          </table:table-cell>
          <table:table-cell office:value-type="float" office:value="16.379999">
            <text:p>16.379999</text:p>
          </table:table-cell>
          <table:table-cell office:value-type="float" office:value="16.700001">
            <text:p>16.700001</text:p>
          </table:table-cell>
          <table:table-cell office:value-type="float" office:value="16.26">
            <text:p>16.26</text:p>
          </table:table-cell>
          <table:table-cell table:number-columns-repeated="2" office:value-type="float" office:value="16.309999">
            <text:p>16.309999</text:p>
          </table:table-cell>
          <table:table-cell office:value-type="float" office:value="19100">
            <text:p>19100</text:p>
          </table:table-cell>
          <table:table-cell/>
        </table:table-row>
        <table:table-row table:style-name="ro1">
          <table:table-cell office:value-type="string">
            <text:p>2019-04-04</text:p>
          </table:table-cell>
          <table:table-cell office:value-type="float" office:value="16.25">
            <text:p>16.25</text:p>
          </table:table-cell>
          <table:table-cell office:value-type="float" office:value="16.33">
            <text:p>16.33</text:p>
          </table:table-cell>
          <table:table-cell office:value-type="float" office:value="16.25">
            <text:p>16.25</text:p>
          </table:table-cell>
          <table:table-cell table:number-columns-repeated="2" office:value-type="float" office:value="16.26">
            <text:p>16.26</text:p>
          </table:table-cell>
          <table:table-cell office:value-type="float" office:value="5800">
            <text:p>5800</text:p>
          </table:table-cell>
          <table:table-cell/>
        </table:table-row>
        <table:table-row table:style-name="ro1">
          <table:table-cell office:value-type="string">
            <text:p>2019-04-05</text:p>
          </table:table-cell>
          <table:table-cell office:value-type="float" office:value="16.219999">
            <text:p>16.219999</text:p>
          </table:table-cell>
          <table:table-cell office:value-type="float" office:value="16.26">
            <text:p>16.26</text:p>
          </table:table-cell>
          <table:table-cell office:value-type="float" office:value="16.17">
            <text:p>16.17</text:p>
          </table:table-cell>
          <table:table-cell table:number-columns-repeated="2" office:value-type="float" office:value="16.190001">
            <text:p>16.190001</text:p>
          </table:table-cell>
          <table:table-cell office:value-type="float" office:value="13400">
            <text:p>13400</text:p>
          </table:table-cell>
          <table:table-cell/>
        </table:table-row>
        <table:table-row table:style-name="ro1">
          <table:table-cell office:value-type="string">
            <text:p>2019-04-08</text:p>
          </table:table-cell>
          <table:table-cell table:number-columns-repeated="2" office:value-type="float" office:value="16.190001">
            <text:p>16.190001</text:p>
          </table:table-cell>
          <table:table-cell office:value-type="float" office:value="16.049999">
            <text:p>16.049999</text:p>
          </table:table-cell>
          <table:table-cell table:number-columns-repeated="2" office:value-type="float" office:value="16.110001">
            <text:p>16.110001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">
          <table:table-cell office:value-type="string">
            <text:p>2019-04-09</text:p>
          </table:table-cell>
          <table:table-cell office:value-type="float" office:value="16.059999">
            <text:p>16.059999</text:p>
          </table:table-cell>
          <table:table-cell office:value-type="float" office:value="16.190001">
            <text:p>16.190001</text:p>
          </table:table-cell>
          <table:table-cell office:value-type="float" office:value="16.049999">
            <text:p>16.049999</text:p>
          </table:table-cell>
          <table:table-cell table:number-columns-repeated="2" office:value-type="float" office:value="16.16">
            <text:p>16.16</text:p>
          </table:table-cell>
          <table:table-cell office:value-type="float" office:value="11100">
            <text:p>11100</text:p>
          </table:table-cell>
          <table:table-cell/>
        </table:table-row>
        <table:table-row table:style-name="ro1">
          <table:table-cell office:value-type="string">
            <text:p>2019-04-10</text:p>
          </table:table-cell>
          <table:table-cell office:value-type="float" office:value="16.110001">
            <text:p>16.110001</text:p>
          </table:table-cell>
          <table:table-cell office:value-type="float" office:value="16.450001">
            <text:p>16.450001</text:p>
          </table:table-cell>
          <table:table-cell office:value-type="float" office:value="16.110001">
            <text:p>16.110001</text:p>
          </table:table-cell>
          <table:table-cell table:number-columns-repeated="2" office:value-type="float" office:value="16.41">
            <text:p>16.41</text:p>
          </table:table-cell>
          <table:table-cell office:value-type="float" office:value="9500">
            <text:p>9500</text:p>
          </table:table-cell>
          <table:table-cell/>
        </table:table-row>
        <table:table-row table:style-name="ro1">
          <table:table-cell office:value-type="string">
            <text:p>2019-04-11</text:p>
          </table:table-cell>
          <table:table-cell table:number-columns-repeated="2" office:value-type="float" office:value="16.41">
            <text:p>16.41</text:p>
          </table:table-cell>
          <table:table-cell office:value-type="float" office:value="16.299999">
            <text:p>16.299999</text:p>
          </table:table-cell>
          <table:table-cell table:number-columns-repeated="2" office:value-type="float" office:value="16.360001">
            <text:p>16.360001</text:p>
          </table:table-cell>
          <table:table-cell office:value-type="float" office:value="4700">
            <text:p>4700</text:p>
          </table:table-cell>
          <table:table-cell/>
        </table:table-row>
        <table:table-row table:style-name="ro1">
          <table:table-cell office:value-type="string">
            <text:p>2019-04-12</text:p>
          </table:table-cell>
          <table:table-cell office:value-type="float" office:value="16.389999">
            <text:p>16.389999</text:p>
          </table:table-cell>
          <table:table-cell office:value-type="float" office:value="16.48">
            <text:p>16.48</text:p>
          </table:table-cell>
          <table:table-cell office:value-type="float" office:value="16.379999">
            <text:p>16.379999</text:p>
          </table:table-cell>
          <table:table-cell table:number-columns-repeated="2" office:value-type="float" office:value="16.389999">
            <text:p>16.389999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string">
            <text:p>2019-04-15</text:p>
          </table:table-cell>
          <table:table-cell office:value-type="float" office:value="16.370001">
            <text:p>16.370001</text:p>
          </table:table-cell>
          <table:table-cell office:value-type="float" office:value="16.52">
            <text:p>16.52</text:p>
          </table:table-cell>
          <table:table-cell office:value-type="float" office:value="16.370001">
            <text:p>16.370001</text:p>
          </table:table-cell>
          <table:table-cell table:number-columns-repeated="2" office:value-type="float" office:value="16.440001">
            <text:p>16.440001</text:p>
          </table:table-cell>
          <table:table-cell office:value-type="float" office:value="27800">
            <text:p>27800</text:p>
          </table:table-cell>
          <table:table-cell/>
        </table:table-row>
        <table:table-row table:style-name="ro1">
          <table:table-cell office:value-type="string">
            <text:p>2019-04-16</text:p>
          </table:table-cell>
          <table:table-cell office:value-type="float" office:value="16.440001">
            <text:p>16.440001</text:p>
          </table:table-cell>
          <table:table-cell office:value-type="float" office:value="16.719999">
            <text:p>16.719999</text:p>
          </table:table-cell>
          <table:table-cell office:value-type="float" office:value="16.440001">
            <text:p>16.440001</text:p>
          </table:table-cell>
          <table:table-cell table:number-columns-repeated="2" office:value-type="float" office:value="16.719999">
            <text:p>16.719999</text:p>
          </table:table-cell>
          <table:table-cell office:value-type="float" office:value="11400">
            <text:p>11400</text:p>
          </table:table-cell>
          <table:table-cell/>
        </table:table-row>
        <table:table-row table:style-name="ro1">
          <table:table-cell office:value-type="string">
            <text:p>2019-04-17</text:p>
          </table:table-cell>
          <table:table-cell office:value-type="float" office:value="16.799999">
            <text:p>16.799999</text:p>
          </table:table-cell>
          <table:table-cell office:value-type="float" office:value="16.9">
            <text:p>16.9</text:p>
          </table:table-cell>
          <table:table-cell office:value-type="float" office:value="16.799999">
            <text:p>16.799999</text:p>
          </table:table-cell>
          <table:table-cell table:number-columns-repeated="2" office:value-type="float" office:value="16.84">
            <text:p>16.84</text:p>
          </table:table-cell>
          <table:table-cell office:value-type="float" office:value="10300">
            <text:p>10300</text:p>
          </table:table-cell>
          <table:table-cell/>
        </table:table-row>
        <table:table-row table:style-name="ro1">
          <table:table-cell office:value-type="string">
            <text:p>2019-04-18</text:p>
          </table:table-cell>
          <table:table-cell office:value-type="float" office:value="16.84">
            <text:p>16.84</text:p>
          </table:table-cell>
          <table:table-cell office:value-type="float" office:value="16.969999">
            <text:p>16.969999</text:p>
          </table:table-cell>
          <table:table-cell office:value-type="float" office:value="16.690001">
            <text:p>16.690001</text:p>
          </table:table-cell>
          <table:table-cell table:number-columns-repeated="2" office:value-type="float" office:value="16.700001">
            <text:p>16.700001</text:p>
          </table:table-cell>
          <table:table-cell office:value-type="float" office:value="15400">
            <text:p>15400</text:p>
          </table:table-cell>
          <table:table-cell/>
        </table:table-row>
        <table:table-row table:style-name="ro1">
          <table:table-cell office:value-type="string">
            <text:p>2019-04-22</text:p>
          </table:table-cell>
          <table:table-cell table:number-columns-repeated="2" office:value-type="float" office:value="17">
            <text:p>17</text:p>
          </table:table-cell>
          <table:table-cell office:value-type="float" office:value="16.709999">
            <text:p>16.709999</text:p>
          </table:table-cell>
          <table:table-cell table:number-columns-repeated="2" office:value-type="float" office:value="16.85">
            <text:p>16.85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">
          <table:table-cell office:value-type="string">
            <text:p>2019-04-23</text:p>
          </table:table-cell>
          <table:table-cell office:value-type="float" office:value="17.02">
            <text:p>17.02</text:p>
          </table:table-cell>
          <table:table-cell office:value-type="float" office:value="17.1">
            <text:p>17.1</text:p>
          </table:table-cell>
          <table:table-cell table:number-columns-repeated="3" office:value-type="float" office:value="16.709999">
            <text:p>16.709999</text:p>
          </table:table-cell>
          <table:table-cell office:value-type="float" office:value="98500">
            <text:p>98500</text:p>
          </table:table-cell>
          <table:table-cell/>
        </table:table-row>
        <table:table-row table:style-name="ro1">
          <table:table-cell office:value-type="string">
            <text:p>2019-04-24</text:p>
          </table:table-cell>
          <table:table-cell office:value-type="float" office:value="16.75">
            <text:p>16.75</text:p>
          </table:table-cell>
          <table:table-cell office:value-type="float" office:value="16.879999">
            <text:p>16.879999</text:p>
          </table:table-cell>
          <table:table-cell office:value-type="float" office:value="16.709999">
            <text:p>16.709999</text:p>
          </table:table-cell>
          <table:table-cell table:number-columns-repeated="2" office:value-type="float" office:value="16.860001">
            <text:p>16.860001</text:p>
          </table:table-cell>
          <table:table-cell office:value-type="float" office:value="5400">
            <text:p>5400</text:p>
          </table:table-cell>
          <table:table-cell/>
        </table:table-row>
        <table:table-row table:style-name="ro1">
          <table:table-cell office:value-type="string">
            <text:p>2019-04-25</text:p>
          </table:table-cell>
          <table:table-cell table:number-columns-repeated="2" office:value-type="float" office:value="16.82">
            <text:p>16.82</text:p>
          </table:table-cell>
          <table:table-cell table:number-columns-repeated="3" office:value-type="float" office:value="16.68">
            <text:p>16.68</text:p>
          </table:table-cell>
          <table:table-cell office:value-type="float" office:value="9200">
            <text:p>9200</text:p>
          </table:table-cell>
          <table:table-cell/>
        </table:table-row>
        <table:table-row table:style-name="ro1">
          <table:table-cell office:value-type="string">
            <text:p>2019-04-26</text:p>
          </table:table-cell>
          <table:table-cell office:value-type="float" office:value="16.6">
            <text:p>16.6</text:p>
          </table:table-cell>
          <table:table-cell office:value-type="float" office:value="16.75">
            <text:p>16.75</text:p>
          </table:table-cell>
          <table:table-cell office:value-type="float" office:value="16.6">
            <text:p>16.6</text:p>
          </table:table-cell>
          <table:table-cell table:number-columns-repeated="2" office:value-type="float" office:value="16.690001">
            <text:p>16.690001</text:p>
          </table:table-cell>
          <table:table-cell office:value-type="float" office:value="6200">
            <text:p>6200</text:p>
          </table:table-cell>
          <table:table-cell/>
        </table:table-row>
        <table:table-row table:style-name="ro1">
          <table:table-cell office:value-type="string">
            <text:p>2019-04-29</text:p>
          </table:table-cell>
          <table:table-cell office:value-type="float" office:value="16.639999">
            <text:p>16.639999</text:p>
          </table:table-cell>
          <table:table-cell office:value-type="float" office:value="16.690001">
            <text:p>16.690001</text:p>
          </table:table-cell>
          <table:table-cell office:value-type="float" office:value="16.4">
            <text:p>16.4</text:p>
          </table:table-cell>
          <table:table-cell table:number-columns-repeated="2" office:value-type="float" office:value="16.5">
            <text:p>16.5</text:p>
          </table:table-cell>
          <table:table-cell office:value-type="float" office:value="16700">
            <text:p>16700</text:p>
          </table:table-cell>
          <table:table-cell/>
        </table:table-row>
        <table:table-row table:style-name="ro1">
          <table:table-cell office:value-type="string">
            <text:p>2019-04-30</text:p>
          </table:table-cell>
          <table:table-cell office:value-type="float" office:value="16.139999">
            <text:p>16.139999</text:p>
          </table:table-cell>
          <table:table-cell office:value-type="float" office:value="16.450001">
            <text:p>16.450001</text:p>
          </table:table-cell>
          <table:table-cell office:value-type="float" office:value="16.139999">
            <text:p>16.139999</text:p>
          </table:table-cell>
          <table:table-cell table:number-columns-repeated="2" office:value-type="float" office:value="16.25">
            <text:p>16.25</text:p>
          </table:table-cell>
          <table:table-cell office:value-type="float" office:value="20600">
            <text:p>20600</text:p>
          </table:table-cell>
          <table:table-cell/>
        </table:table-row>
        <table:table-row table:style-name="ro1">
          <table:table-cell office:value-type="string">
            <text:p>2019-05-01</text:p>
          </table:table-cell>
          <table:table-cell office:value-type="float" office:value="16.17">
            <text:p>16.17</text:p>
          </table:table-cell>
          <table:table-cell office:value-type="float" office:value="16.25">
            <text:p>16.25</text:p>
          </table:table-cell>
          <table:table-cell office:value-type="float" office:value="16.15">
            <text:p>16.15</text:p>
          </table:table-cell>
          <table:table-cell table:number-columns-repeated="2" office:value-type="float" office:value="16.209999">
            <text:p>16.209999</text:p>
          </table:table-cell>
          <table:table-cell office:value-type="float" office:value="10200">
            <text:p>10200</text:p>
          </table:table-cell>
          <table:table-cell/>
        </table:table-row>
        <table:table-row table:style-name="ro1">
          <table:table-cell office:value-type="string">
            <text:p>2019-05-02</text:p>
          </table:table-cell>
          <table:table-cell office:value-type="float" office:value="16.16">
            <text:p>16.16</text:p>
          </table:table-cell>
          <table:table-cell office:value-type="float" office:value="16.23">
            <text:p>16.23</text:p>
          </table:table-cell>
          <table:table-cell office:value-type="float" office:value="16">
            <text:p>16</text:p>
          </table:table-cell>
          <table:table-cell table:number-columns-repeated="2" office:value-type="float" office:value="16.030001">
            <text:p>16.030001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">
          <table:table-cell office:value-type="string">
            <text:p>2019-05-03</text:p>
          </table:table-cell>
          <table:table-cell office:value-type="float" office:value="16.09">
            <text:p>16.09</text:p>
          </table:table-cell>
          <table:table-cell office:value-type="float" office:value="16.49">
            <text:p>16.49</text:p>
          </table:table-cell>
          <table:table-cell table:number-columns-repeated="3" office:value-type="float" office:value="16">
            <text:p>16</text:p>
          </table:table-cell>
          <table:table-cell office:value-type="float" office:value="29400">
            <text:p>29400</text:p>
          </table:table-cell>
          <table:table-cell/>
        </table:table-row>
        <table:table-row table:style-name="ro1">
          <table:table-cell office:value-type="string">
            <text:p>2019-05-06</text:p>
          </table:table-cell>
          <table:table-cell office:value-type="float" office:value="15.99">
            <text:p>15.99</text:p>
          </table:table-cell>
          <table:table-cell office:value-type="float" office:value="16.219999">
            <text:p>16.219999</text:p>
          </table:table-cell>
          <table:table-cell office:value-type="float" office:value="15.86">
            <text:p>15.86</text:p>
          </table:table-cell>
          <table:table-cell table:number-columns-repeated="2" office:value-type="float" office:value="16.129999">
            <text:p>16.129999</text:p>
          </table:table-cell>
          <table:table-cell office:value-type="float" office:value="11400">
            <text:p>11400</text:p>
          </table:table-cell>
          <table:table-cell/>
        </table:table-row>
        <table:table-row table:style-name="ro1">
          <table:table-cell office:value-type="string">
            <text:p>2019-05-07</text:p>
          </table:table-cell>
          <table:table-cell office:value-type="float" office:value="16.09">
            <text:p>16.09</text:p>
          </table:table-cell>
          <table:table-cell office:value-type="float" office:value="16.139999">
            <text:p>16.139999</text:p>
          </table:table-cell>
          <table:table-cell table:number-columns-repeated="3" office:value-type="float" office:value="15.93">
            <text:p>15.93</text:p>
          </table:table-cell>
          <table:table-cell office:value-type="float" office:value="5700">
            <text:p>5700</text:p>
          </table:table-cell>
          <table:table-cell/>
        </table:table-row>
        <table:table-row table:style-name="ro1">
          <table:table-cell office:value-type="string">
            <text:p>2019-05-08</text:p>
          </table:table-cell>
          <table:table-cell table:number-columns-repeated="2" office:value-type="float" office:value="16.18">
            <text:p>16.18</text:p>
          </table:table-cell>
          <table:table-cell office:value-type="float" office:value="15.98">
            <text:p>15.98</text:p>
          </table:table-cell>
          <table:table-cell table:number-columns-repeated="2" office:value-type="float" office:value="15.99">
            <text:p>15.99</text:p>
          </table:table-cell>
          <table:table-cell office:value-type="float" office:value="4200">
            <text:p>4200</text:p>
          </table:table-cell>
          <table:table-cell/>
        </table:table-row>
        <table:table-row table:style-name="ro1">
          <table:table-cell office:value-type="string">
            <text:p>2019-05-09</text:p>
          </table:table-cell>
          <table:table-cell office:value-type="float" office:value="16.110001">
            <text:p>16.110001</text:p>
          </table:table-cell>
          <table:table-cell office:value-type="float" office:value="16.16">
            <text:p>16.16</text:p>
          </table:table-cell>
          <table:table-cell office:value-type="float" office:value="15.96">
            <text:p>15.96</text:p>
          </table:table-cell>
          <table:table-cell table:number-columns-repeated="2" office:value-type="float" office:value="16.040001">
            <text:p>16.040001</text:p>
          </table:table-cell>
          <table:table-cell office:value-type="float" office:value="34400">
            <text:p>34400</text:p>
          </table:table-cell>
          <table:table-cell/>
        </table:table-row>
        <table:table-row table:style-name="ro1">
          <table:table-cell office:value-type="string">
            <text:p>2019-05-10</text:p>
          </table:table-cell>
          <table:table-cell office:value-type="float" office:value="16.030001">
            <text:p>16.030001</text:p>
          </table:table-cell>
          <table:table-cell office:value-type="float" office:value="16.15">
            <text:p>16.15</text:p>
          </table:table-cell>
          <table:table-cell office:value-type="float" office:value="15.9">
            <text:p>15.9</text:p>
          </table:table-cell>
          <table:table-cell table:number-columns-repeated="2" office:value-type="float" office:value="16.110001">
            <text:p>16.110001</text:p>
          </table:table-cell>
          <table:table-cell office:value-type="float" office:value="5400">
            <text:p>5400</text:p>
          </table:table-cell>
          <table:table-cell/>
        </table:table-row>
        <table:table-row table:style-name="ro1">
          <table:table-cell office:value-type="string">
            <text:p>2019-05-13</text:p>
          </table:table-cell>
          <table:table-cell office:value-type="float" office:value="15.95">
            <text:p>15.95</text:p>
          </table:table-cell>
          <table:table-cell office:value-type="float" office:value="16.1">
            <text:p>16.1</text:p>
          </table:table-cell>
          <table:table-cell office:value-type="float" office:value="15.72">
            <text:p>15.72</text:p>
          </table:table-cell>
          <table:table-cell table:number-columns-repeated="2" office:value-type="float" office:value="15.9">
            <text:p>15.9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string">
            <text:p>2019-05-14</text:p>
          </table:table-cell>
          <table:table-cell office:value-type="float" office:value="15.87">
            <text:p>15.87</text:p>
          </table:table-cell>
          <table:table-cell office:value-type="float" office:value="16.1">
            <text:p>16.1</text:p>
          </table:table-cell>
          <table:table-cell office:value-type="float" office:value="15.73">
            <text:p>15.73</text:p>
          </table:table-cell>
          <table:table-cell table:number-columns-repeated="2" office:value-type="float" office:value="15.91">
            <text:p>15.91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1">
          <table:table-cell office:value-type="string">
            <text:p>2019-05-15</text:p>
          </table:table-cell>
          <table:table-cell office:value-type="float" office:value="15.71">
            <text:p>15.71</text:p>
          </table:table-cell>
          <table:table-cell office:value-type="float" office:value="16.059999">
            <text:p>16.059999</text:p>
          </table:table-cell>
          <table:table-cell office:value-type="float" office:value="15.71">
            <text:p>15.71</text:p>
          </table:table-cell>
          <table:table-cell table:number-columns-repeated="2" office:value-type="float" office:value="15.85">
            <text:p>15.85</text:p>
          </table:table-cell>
          <table:table-cell office:value-type="float" office:value="11900">
            <text:p>11900</text:p>
          </table:table-cell>
          <table:table-cell/>
        </table:table-row>
        <table:table-row table:style-name="ro1">
          <table:table-cell office:value-type="string">
            <text:p>2019-05-16</text:p>
          </table:table-cell>
          <table:table-cell office:value-type="float" office:value="15.7">
            <text:p>15.7</text:p>
          </table:table-cell>
          <table:table-cell office:value-type="float" office:value="15.72">
            <text:p>15.72</text:p>
          </table:table-cell>
          <table:table-cell office:value-type="float" office:value="15.53">
            <text:p>15.53</text:p>
          </table:table-cell>
          <table:table-cell table:number-columns-repeated="2" office:value-type="float" office:value="15.54">
            <text:p>15.54</text:p>
          </table:table-cell>
          <table:table-cell office:value-type="float" office:value="8700">
            <text:p>8700</text:p>
          </table:table-cell>
          <table:table-cell/>
        </table:table-row>
        <table:table-row table:style-name="ro1">
          <table:table-cell office:value-type="string">
            <text:p>2019-05-17</text:p>
          </table:table-cell>
          <table:table-cell office:value-type="float" office:value="15.57">
            <text:p>15.57</text:p>
          </table:table-cell>
          <table:table-cell office:value-type="float" office:value="15.61">
            <text:p>15.61</text:p>
          </table:table-cell>
          <table:table-cell table:number-columns-repeated="3" office:value-type="float" office:value="15.54">
            <text:p>15.54</text:p>
          </table:table-cell>
          <table:table-cell office:value-type="float" office:value="18400">
            <text:p>18400</text:p>
          </table:table-cell>
          <table:table-cell/>
        </table:table-row>
        <table:table-row table:style-name="ro1">
          <table:table-cell office:value-type="string">
            <text:p>2019-05-20</text:p>
          </table:table-cell>
          <table:table-cell office:value-type="float" office:value="15.51">
            <text:p>15.51</text:p>
          </table:table-cell>
          <table:table-cell office:value-type="float" office:value="15.57">
            <text:p>15.57</text:p>
          </table:table-cell>
          <table:table-cell office:value-type="float" office:value="15.45">
            <text:p>15.45</text:p>
          </table:table-cell>
          <table:table-cell table:number-columns-repeated="2" office:value-type="float" office:value="15.47">
            <text:p>15.47</text:p>
          </table:table-cell>
          <table:table-cell office:value-type="float" office:value="6200">
            <text:p>6200</text:p>
          </table:table-cell>
          <table:table-cell/>
        </table:table-row>
        <table:table-row table:style-name="ro1">
          <table:table-cell office:value-type="string">
            <text:p>2019-05-21</text:p>
          </table:table-cell>
          <table:table-cell office:value-type="float" office:value="15.55">
            <text:p>15.55</text:p>
          </table:table-cell>
          <table:table-cell office:value-type="float" office:value="16.01">
            <text:p>16.01</text:p>
          </table:table-cell>
          <table:table-cell office:value-type="float" office:value="15.55">
            <text:p>15.55</text:p>
          </table:table-cell>
          <table:table-cell table:number-columns-repeated="2" office:value-type="float" office:value="15.88">
            <text:p>15.88</text:p>
          </table:table-cell>
          <table:table-cell office:value-type="float" office:value="14400">
            <text:p>14400</text:p>
          </table:table-cell>
          <table:table-cell/>
        </table:table-row>
        <table:table-row table:style-name="ro1">
          <table:table-cell office:value-type="string">
            <text:p>2019-05-22</text:p>
          </table:table-cell>
          <table:table-cell office:value-type="float" office:value="15.63">
            <text:p>15.63</text:p>
          </table:table-cell>
          <table:table-cell office:value-type="float" office:value="15.65">
            <text:p>15.65</text:p>
          </table:table-cell>
          <table:table-cell table:number-columns-repeated="3" office:value-type="float" office:value="15.45">
            <text:p>15.45</text:p>
          </table:table-cell>
          <table:table-cell office:value-type="float" office:value="15300">
            <text:p>15300</text:p>
          </table:table-cell>
          <table:table-cell/>
        </table:table-row>
        <table:table-row table:style-name="ro1">
          <table:table-cell office:value-type="string">
            <text:p>2019-05-23</text:p>
          </table:table-cell>
          <table:table-cell office:value-type="float" office:value="15.51">
            <text:p>15.51</text:p>
          </table:table-cell>
          <table:table-cell office:value-type="float" office:value="15.54">
            <text:p>15.54</text:p>
          </table:table-cell>
          <table:table-cell office:value-type="float" office:value="15.25">
            <text:p>15.25</text:p>
          </table:table-cell>
          <table:table-cell table:number-columns-repeated="2" office:value-type="float" office:value="15.29">
            <text:p>15.29</text:p>
          </table:table-cell>
          <table:table-cell office:value-type="float" office:value="14400">
            <text:p>14400</text:p>
          </table:table-cell>
          <table:table-cell/>
        </table:table-row>
        <table:table-row table:style-name="ro1">
          <table:table-cell office:value-type="string">
            <text:p>2019-05-24</text:p>
          </table:table-cell>
          <table:table-cell office:value-type="float" office:value="15.41">
            <text:p>15.41</text:p>
          </table:table-cell>
          <table:table-cell office:value-type="float" office:value="15.46">
            <text:p>15.46</text:p>
          </table:table-cell>
          <table:table-cell table:number-columns-repeated="3" office:value-type="float" office:value="15.25">
            <text:p>15.25</text:p>
          </table:table-cell>
          <table:table-cell office:value-type="float" office:value="1400">
            <text:p>1400</text:p>
          </table:table-cell>
          <table:table-cell/>
        </table:table-row>
        <table:table-row table:style-name="ro1">
          <table:table-cell office:value-type="string">
            <text:p>2019-05-28</text:p>
          </table:table-cell>
          <table:table-cell office:value-type="float" office:value="15.54">
            <text:p>15.54</text:p>
          </table:table-cell>
          <table:table-cell office:value-type="float" office:value="15.95">
            <text:p>15.95</text:p>
          </table:table-cell>
          <table:table-cell office:value-type="float" office:value="15.45">
            <text:p>15.45</text:p>
          </table:table-cell>
          <table:table-cell table:number-columns-repeated="2" office:value-type="float" office:value="15.57">
            <text:p>15.57</text:p>
          </table:table-cell>
          <table:table-cell office:value-type="float" office:value="26000">
            <text:p>26000</text:p>
          </table:table-cell>
          <table:table-cell/>
        </table:table-row>
        <table:table-row table:style-name="ro1">
          <table:table-cell office:value-type="string">
            <text:p>2019-05-29</text:p>
          </table:table-cell>
          <table:table-cell office:value-type="float" office:value="15.53">
            <text:p>15.53</text:p>
          </table:table-cell>
          <table:table-cell office:value-type="float" office:value="15.91">
            <text:p>15.91</text:p>
          </table:table-cell>
          <table:table-cell office:value-type="float" office:value="15.49">
            <text:p>15.49</text:p>
          </table:table-cell>
          <table:table-cell table:number-columns-repeated="2" office:value-type="float" office:value="15.7">
            <text:p>15.7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">
          <table:table-cell office:value-type="string">
            <text:p>2019-05-30</text:p>
          </table:table-cell>
          <table:table-cell office:value-type="float" office:value="15.67">
            <text:p>15.67</text:p>
          </table:table-cell>
          <table:table-cell office:value-type="float" office:value="15.8">
            <text:p>15.8</text:p>
          </table:table-cell>
          <table:table-cell office:value-type="float" office:value="15.6">
            <text:p>15.6</text:p>
          </table:table-cell>
          <table:table-cell table:number-columns-repeated="2" office:value-type="float" office:value="15.71">
            <text:p>15.71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1">
          <table:table-cell office:value-type="string">
            <text:p>2019-05-31</text:p>
          </table:table-cell>
          <table:table-cell office:value-type="float" office:value="15.61">
            <text:p>15.61</text:p>
          </table:table-cell>
          <table:table-cell office:value-type="float" office:value="15.88">
            <text:p>15.88</text:p>
          </table:table-cell>
          <table:table-cell office:value-type="float" office:value="15.5">
            <text:p>15.5</text:p>
          </table:table-cell>
          <table:table-cell table:number-columns-repeated="2" office:value-type="float" office:value="15.53">
            <text:p>15.53</text:p>
          </table:table-cell>
          <table:table-cell office:value-type="float" office:value="14100">
            <text:p>14100</text:p>
          </table:table-cell>
          <table:table-cell/>
        </table:table-row>
        <table:table-row table:style-name="ro1">
          <table:table-cell office:value-type="string">
            <text:p>2019-06-03</text:p>
          </table:table-cell>
          <table:table-cell table:number-columns-repeated="2" office:value-type="float" office:value="15.82">
            <text:p>15.82</text:p>
          </table:table-cell>
          <table:table-cell office:value-type="float" office:value="15.25">
            <text:p>15.25</text:p>
          </table:table-cell>
          <table:table-cell table:number-columns-repeated="2" office:value-type="float" office:value="15.27">
            <text:p>15.27</text:p>
          </table:table-cell>
          <table:table-cell office:value-type="float" office:value="27800">
            <text:p>27800</text:p>
          </table:table-cell>
          <table:table-cell/>
        </table:table-row>
        <table:table-row table:style-name="ro1">
          <table:table-cell office:value-type="string">
            <text:p>2019-06-04</text:p>
          </table:table-cell>
          <table:table-cell table:number-columns-repeated="2" office:value-type="float" office:value="15.64">
            <text:p>15.64</text:p>
          </table:table-cell>
          <table:table-cell table:number-columns-repeated="3" office:value-type="float" office:value="15.57">
            <text:p>15.57</text:p>
          </table:table-cell>
          <table:table-cell office:value-type="float" office:value="3300">
            <text:p>3300</text:p>
          </table:table-cell>
          <table:table-cell/>
        </table:table-row>
        <table:table-row table:style-name="ro1">
          <table:table-cell office:value-type="string">
            <text:p>2019-06-05</text:p>
          </table:table-cell>
          <table:table-cell table:number-columns-repeated="2" office:value-type="float" office:value="15.79">
            <text:p>15.79</text:p>
          </table:table-cell>
          <table:table-cell office:value-type="float" office:value="15.51">
            <text:p>15.51</text:p>
          </table:table-cell>
          <table:table-cell table:number-columns-repeated="2" office:value-type="float" office:value="15.6">
            <text:p>15.6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 office:value-type="string">
            <text:p>2019-06-06</text:p>
          </table:table-cell>
          <table:table-cell office:value-type="float" office:value="15.39">
            <text:p>15.39</text:p>
          </table:table-cell>
          <table:table-cell office:value-type="float" office:value="15.57">
            <text:p>15.57</text:p>
          </table:table-cell>
          <table:table-cell office:value-type="float" office:value="15.39">
            <text:p>15.39</text:p>
          </table:table-cell>
          <table:table-cell table:number-columns-repeated="2" office:value-type="float" office:value="15.49">
            <text:p>15.49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1">
          <table:table-cell office:value-type="string">
            <text:p>2019-06-07</text:p>
          </table:table-cell>
          <table:table-cell office:value-type="float" office:value="15.6">
            <text:p>15.6</text:p>
          </table:table-cell>
          <table:table-cell office:value-type="float" office:value="15.7">
            <text:p>15.7</text:p>
          </table:table-cell>
          <table:table-cell table:number-columns-repeated="3" office:value-type="float" office:value="15.6">
            <text:p>15.6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string">
            <text:p>2019-06-10</text:p>
          </table:table-cell>
          <table:table-cell office:value-type="float" office:value="15.43">
            <text:p>15.43</text:p>
          </table:table-cell>
          <table:table-cell office:value-type="float" office:value="15.7">
            <text:p>15.7</text:p>
          </table:table-cell>
          <table:table-cell office:value-type="float" office:value="15.43">
            <text:p>15.43</text:p>
          </table:table-cell>
          <table:table-cell table:number-columns-repeated="2" office:value-type="float" office:value="15.56">
            <text:p>15.56</text:p>
          </table:table-cell>
          <table:table-cell office:value-type="float" office:value="4800">
            <text:p>4800</text:p>
          </table:table-cell>
          <table:table-cell/>
        </table:table-row>
        <table:table-row table:style-name="ro1">
          <table:table-cell office:value-type="string">
            <text:p>2019-06-11</text:p>
          </table:table-cell>
          <table:table-cell office:value-type="float" office:value="15.4">
            <text:p>15.4</text:p>
          </table:table-cell>
          <table:table-cell office:value-type="float" office:value="15.43">
            <text:p>15.43</text:p>
          </table:table-cell>
          <table:table-cell office:value-type="float" office:value="15.01">
            <text:p>15.01</text:p>
          </table:table-cell>
          <table:table-cell table:number-columns-repeated="2" office:value-type="float" office:value="15.11">
            <text:p>15.11</text:p>
          </table:table-cell>
          <table:table-cell office:value-type="float" office:value="11700">
            <text:p>11700</text:p>
          </table:table-cell>
          <table:table-cell/>
        </table:table-row>
        <table:table-row table:style-name="ro1">
          <table:table-cell office:value-type="string">
            <text:p>2019-06-12</text:p>
          </table:table-cell>
          <table:table-cell office:value-type="float" office:value="15.12">
            <text:p>15.12</text:p>
          </table:table-cell>
          <table:table-cell office:value-type="float" office:value="15.55">
            <text:p>15.55</text:p>
          </table:table-cell>
          <table:table-cell office:value-type="float" office:value="15">
            <text:p>15</text:p>
          </table:table-cell>
          <table:table-cell table:number-columns-repeated="2" office:value-type="float" office:value="15.29">
            <text:p>15.29</text:p>
          </table:table-cell>
          <table:table-cell office:value-type="float" office:value="11100">
            <text:p>11100</text:p>
          </table:table-cell>
          <table:table-cell/>
        </table:table-row>
        <table:table-row table:style-name="ro1">
          <table:table-cell office:value-type="string">
            <text:p>2019-06-13</text:p>
          </table:table-cell>
          <table:table-cell office:value-type="float" office:value="15.06">
            <text:p>15.06</text:p>
          </table:table-cell>
          <table:table-cell office:value-type="float" office:value="15.52">
            <text:p>15.52</text:p>
          </table:table-cell>
          <table:table-cell office:value-type="float" office:value="15">
            <text:p>15</text:p>
          </table:table-cell>
          <table:table-cell table:number-columns-repeated="2" office:value-type="float" office:value="15.12">
            <text:p>15.12</text:p>
          </table:table-cell>
          <table:table-cell office:value-type="float" office:value="14200">
            <text:p>14200</text:p>
          </table:table-cell>
          <table:table-cell/>
        </table:table-row>
        <table:table-row table:style-name="ro1">
          <table:table-cell office:value-type="string">
            <text:p>2019-06-14</text:p>
          </table:table-cell>
          <table:table-cell table:number-columns-repeated="5" office:value-type="float" office:value="15.29">
            <text:p>15.29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2019-06-17</text:p>
          </table:table-cell>
          <table:table-cell office:value-type="float" office:value="15.29">
            <text:p>15.29</text:p>
          </table:table-cell>
          <table:table-cell office:value-type="float" office:value="15.49">
            <text:p>15.49</text:p>
          </table:table-cell>
          <table:table-cell office:value-type="float" office:value="15.27">
            <text:p>15.27</text:p>
          </table:table-cell>
          <table:table-cell table:number-columns-repeated="2" office:value-type="float" office:value="15.3">
            <text:p>15.3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">
          <table:table-cell office:value-type="string">
            <text:p>2019-06-18</text:p>
          </table:table-cell>
          <table:table-cell office:value-type="float" office:value="15.29">
            <text:p>15.29</text:p>
          </table:table-cell>
          <table:table-cell office:value-type="float" office:value="15.54">
            <text:p>15.54</text:p>
          </table:table-cell>
          <table:table-cell office:value-type="float" office:value="15.29">
            <text:p>15.29</text:p>
          </table:table-cell>
          <table:table-cell table:number-columns-repeated="2" office:value-type="float" office:value="15.42">
            <text:p>15.42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">
          <table:table-cell office:value-type="string">
            <text:p>2019-06-19</text:p>
          </table:table-cell>
          <table:table-cell office:value-type="float" office:value="15.28">
            <text:p>15.28</text:p>
          </table:table-cell>
          <table:table-cell office:value-type="float" office:value="15.49">
            <text:p>15.49</text:p>
          </table:table-cell>
          <table:table-cell office:value-type="float" office:value="15.25">
            <text:p>15.25</text:p>
          </table:table-cell>
          <table:table-cell table:number-columns-repeated="2" office:value-type="float" office:value="15.47">
            <text:p>15.47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1">
          <table:table-cell office:value-type="string">
            <text:p>2019-06-20</text:p>
          </table:table-cell>
          <table:table-cell office:value-type="float" office:value="15.12">
            <text:p>15.12</text:p>
          </table:table-cell>
          <table:table-cell office:value-type="float" office:value="15.54">
            <text:p>15.54</text:p>
          </table:table-cell>
          <table:table-cell office:value-type="float" office:value="15.12">
            <text:p>15.12</text:p>
          </table:table-cell>
          <table:table-cell table:number-columns-repeated="2" office:value-type="float" office:value="15.34">
            <text:p>15.34</text:p>
          </table:table-cell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string">
            <text:p>2019-06-21</text:p>
          </table:table-cell>
          <table:table-cell office:value-type="float" office:value="15.32">
            <text:p>15.32</text:p>
          </table:table-cell>
          <table:table-cell office:value-type="float" office:value="15.54">
            <text:p>15.54</text:p>
          </table:table-cell>
          <table:table-cell office:value-type="float" office:value="15.32">
            <text:p>15.32</text:p>
          </table:table-cell>
          <table:table-cell table:number-columns-repeated="2" office:value-type="float" office:value="15.51">
            <text:p>15.51</text:p>
          </table:table-cell>
          <table:table-cell office:value-type="float" office:value="2500">
            <text:p>2500</text:p>
          </table:table-cell>
          <table:table-cell/>
        </table:table-row>
      </table:table>
      <table:table table:name="BTC" table:style-name="ta1" table:print="false">
        <table:table-column table:style-name="co1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Adj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</table:table-row>
        <table:table-row table:style-name="ro1">
          <table:table-cell office:value-type="string">
            <text:p>2018-12-21</text:p>
          </table:table-cell>
          <table:table-cell office:value-type="float" office:value="4137.660156">
            <text:p>4137.660156</text:p>
          </table:table-cell>
          <table:table-cell office:value-type="float" office:value="4247.709961">
            <text:p>4247.709961</text:p>
          </table:table-cell>
          <table:table-cell office:value-type="float" office:value="3831.199951">
            <text:p>3831.199951</text:p>
          </table:table-cell>
          <table:table-cell table:number-columns-repeated="2" office:value-type="float" office:value="3898.810059">
            <text:p>3898.810059</text:p>
          </table:table-cell>
          <table:table-cell office:value-type="float" office:value="516656937">
            <text:p>516656937</text:p>
          </table:table-cell>
          <table:table-cell/>
        </table:table-row>
        <table:table-row table:style-name="ro1">
          <table:table-cell office:value-type="string">
            <text:p>2018-12-22</text:p>
          </table:table-cell>
          <table:table-cell office:value-type="float" office:value="3898.810059">
            <text:p>3898.810059</text:p>
          </table:table-cell>
          <table:table-cell office:value-type="float" office:value="4060.340088">
            <text:p>4060.340088</text:p>
          </table:table-cell>
          <table:table-cell office:value-type="float" office:value="3849.22998">
            <text:p>3849.22998</text:p>
          </table:table-cell>
          <table:table-cell table:number-columns-repeated="2" office:value-type="float" office:value="4045.23999">
            <text:p>4045.23999</text:p>
          </table:table-cell>
          <table:table-cell office:value-type="float" office:value="250085915">
            <text:p>250085915</text:p>
          </table:table-cell>
          <table:table-cell/>
        </table:table-row>
        <table:table-row table:style-name="ro1">
          <table:table-cell office:value-type="string">
            <text:p>2018-12-23</text:p>
          </table:table-cell>
          <table:table-cell office:value-type="float" office:value="4045.23999">
            <text:p>4045.23999</text:p>
          </table:table-cell>
          <table:table-cell office:value-type="float" office:value="4117.649902">
            <text:p>4117.649902</text:p>
          </table:table-cell>
          <table:table-cell office:value-type="float" office:value="3972.389893">
            <text:p>3972.389893</text:p>
          </table:table-cell>
          <table:table-cell table:number-columns-repeated="2" office:value-type="float" office:value="4007.629883">
            <text:p>4007.629883</text:p>
          </table:table-cell>
          <table:table-cell office:value-type="float" office:value="235997621">
            <text:p>235997621</text:p>
          </table:table-cell>
          <table:table-cell/>
        </table:table-row>
        <table:table-row table:style-name="ro1">
          <table:table-cell office:value-type="string">
            <text:p>2018-12-24</text:p>
          </table:table-cell>
          <table:table-cell office:value-type="float" office:value="4007.629883">
            <text:p>4007.629883</text:p>
          </table:table-cell>
          <table:table-cell office:value-type="float" office:value="4303.370117">
            <text:p>4303.370117</text:p>
          </table:table-cell>
          <table:table-cell office:value-type="float" office:value="4006.600098">
            <text:p>4006.600098</text:p>
          </table:table-cell>
          <table:table-cell table:number-columns-repeated="2" office:value-type="float" office:value="4081.949951">
            <text:p>4081.949951</text:p>
          </table:table-cell>
          <table:table-cell office:value-type="float" office:value="459290147">
            <text:p>459290147</text:p>
          </table:table-cell>
          <table:table-cell/>
        </table:table-row>
        <table:table-row table:style-name="ro1">
          <table:table-cell office:value-type="string">
            <text:p>2018-12-25</text:p>
          </table:table-cell>
          <table:table-cell office:value-type="float" office:value="4081.949951">
            <text:p>4081.949951</text:p>
          </table:table-cell>
          <table:table-cell office:value-type="float" office:value="4094.610107">
            <text:p>4094.610107</text:p>
          </table:table-cell>
          <table:table-cell office:value-type="float" office:value="3734.850098">
            <text:p>3734.850098</text:p>
          </table:table-cell>
          <table:table-cell table:number-columns-repeated="2" office:value-type="float" office:value="3834.72998">
            <text:p>3834.72998</text:p>
          </table:table-cell>
          <table:table-cell office:value-type="float" office:value="367200910">
            <text:p>367200910</text:p>
          </table:table-cell>
          <table:table-cell/>
        </table:table-row>
        <table:table-row table:style-name="ro1">
          <table:table-cell office:value-type="string">
            <text:p>2018-12-26</text:p>
          </table:table-cell>
          <table:table-cell office:value-type="float" office:value="3834.72998">
            <text:p>3834.72998</text:p>
          </table:table-cell>
          <table:table-cell office:value-type="float" office:value="3923.929932">
            <text:p>3923.929932</text:p>
          </table:table-cell>
          <table:table-cell office:value-type="float" office:value="3746.860107">
            <text:p>3746.860107</text:p>
          </table:table-cell>
          <table:table-cell table:number-columns-repeated="2" office:value-type="float" office:value="3848.780029">
            <text:p>3848.780029</text:p>
          </table:table-cell>
          <table:table-cell office:value-type="float" office:value="263439573">
            <text:p>263439573</text:p>
          </table:table-cell>
          <table:table-cell/>
        </table:table-row>
        <table:table-row table:style-name="ro1">
          <table:table-cell office:value-type="string">
            <text:p>2018-12-27</text:p>
          </table:table-cell>
          <table:table-cell office:value-type="float" office:value="3848.780029">
            <text:p>3848.780029</text:p>
          </table:table-cell>
          <table:table-cell office:value-type="float" office:value="3888.919922">
            <text:p>3888.919922</text:p>
          </table:table-cell>
          <table:table-cell office:value-type="float" office:value="3622.389893">
            <text:p>3622.389893</text:p>
          </table:table-cell>
          <table:table-cell table:number-columns-repeated="2" office:value-type="float" office:value="3646.090088">
            <text:p>3646.090088</text:p>
          </table:table-cell>
          <table:table-cell office:value-type="float" office:value="305729129">
            <text:p>305729129</text:p>
          </table:table-cell>
          <table:table-cell/>
        </table:table-row>
        <table:table-row table:style-name="ro1">
          <table:table-cell office:value-type="string">
            <text:p>2018-12-28</text:p>
          </table:table-cell>
          <table:table-cell office:value-type="float" office:value="3646.090088">
            <text:p>3646.090088</text:p>
          </table:table-cell>
          <table:table-cell office:value-type="float" office:value="4007.709961">
            <text:p>4007.709961</text:p>
          </table:table-cell>
          <table:table-cell office:value-type="float" office:value="3628.429932">
            <text:p>3628.429932</text:p>
          </table:table-cell>
          <table:table-cell table:number-columns-repeated="2" office:value-type="float" office:value="3947.860107">
            <text:p>3947.860107</text:p>
          </table:table-cell>
          <table:table-cell office:value-type="float" office:value="353705007">
            <text:p>353705007</text:p>
          </table:table-cell>
          <table:table-cell/>
        </table:table-row>
        <table:table-row table:style-name="ro1">
          <table:table-cell office:value-type="string">
            <text:p>2018-12-29</text:p>
          </table:table-cell>
          <table:table-cell office:value-type="float" office:value="3947.860107">
            <text:p>3947.860107</text:p>
          </table:table-cell>
          <table:table-cell office:value-type="float" office:value="4004.139893">
            <text:p>4004.139893</text:p>
          </table:table-cell>
          <table:table-cell office:value-type="float" office:value="3774.379883">
            <text:p>3774.379883</text:p>
          </table:table-cell>
          <table:table-cell table:number-columns-repeated="2" office:value-type="float" office:value="3797.060059">
            <text:p>3797.060059</text:p>
          </table:table-cell>
          <table:table-cell office:value-type="float" office:value="214891355">
            <text:p>214891355</text:p>
          </table:table-cell>
          <table:table-cell/>
        </table:table-row>
        <table:table-row table:style-name="ro1">
          <table:table-cell office:value-type="string">
            <text:p>2018-12-30</text:p>
          </table:table-cell>
          <table:table-cell office:value-type="float" office:value="3797.060059">
            <text:p>3797.060059</text:p>
          </table:table-cell>
          <table:table-cell office:value-type="float" office:value="3925.179932">
            <text:p>3925.179932</text:p>
          </table:table-cell>
          <table:table-cell office:value-type="float" office:value="3760.800049">
            <text:p>3760.800049</text:p>
          </table:table-cell>
          <table:table-cell table:number-columns-repeated="2" office:value-type="float" office:value="3896.209961">
            <text:p>3896.209961</text:p>
          </table:table-cell>
          <table:table-cell office:value-type="float" office:value="191958416">
            <text:p>191958416</text:p>
          </table:table-cell>
          <table:table-cell/>
        </table:table-row>
        <table:table-row table:style-name="ro1">
          <table:table-cell office:value-type="string">
            <text:p>2018-12-31</text:p>
          </table:table-cell>
          <table:table-cell office:value-type="float" office:value="3896.209961">
            <text:p>3896.209961</text:p>
          </table:table-cell>
          <table:table-cell office:value-type="float" office:value="3904.280029">
            <text:p>3904.280029</text:p>
          </table:table-cell>
          <table:table-cell office:value-type="float" office:value="3701.47998">
            <text:p>3701.47998</text:p>
          </table:table-cell>
          <table:table-cell table:number-columns-repeated="2" office:value-type="float" office:value="3747.389893">
            <text:p>3747.389893</text:p>
          </table:table-cell>
          <table:table-cell office:value-type="float" office:value="206190463">
            <text:p>206190463</text:p>
          </table:table-cell>
          <table:table-cell/>
        </table:table-row>
        <table:table-row table:style-name="ro1">
          <table:table-cell office:value-type="string">
            <text:p>2019-01-01</text:p>
          </table:table-cell>
          <table:table-cell office:value-type="float" office:value="3747.389893">
            <text:p>3747.389893</text:p>
          </table:table-cell>
          <table:table-cell office:value-type="float" office:value="3938.75">
            <text:p>3938.75</text:p>
          </table:table-cell>
          <table:table-cell office:value-type="float" office:value="3696.939941">
            <text:p>3696.939941</text:p>
          </table:table-cell>
          <table:table-cell table:number-columns-repeated="2" office:value-type="float" office:value="3880.149902">
            <text:p>3880.149902</text:p>
          </table:table-cell>
          <table:table-cell office:value-type="float" office:value="170598307">
            <text:p>170598307</text:p>
          </table:table-cell>
          <table:table-cell/>
        </table:table-row>
        <table:table-row table:style-name="ro1">
          <table:table-cell office:value-type="string">
            <text:p>2019-01-02</text:p>
          </table:table-cell>
          <table:table-cell office:value-type="float" office:value="3880.149902">
            <text:p>3880.149902</text:p>
          </table:table-cell>
          <table:table-cell office:value-type="float" office:value="3989.590088">
            <text:p>3989.590088</text:p>
          </table:table-cell>
          <table:table-cell office:value-type="float" office:value="3826.290039">
            <text:p>3826.290039</text:p>
          </table:table-cell>
          <table:table-cell table:number-columns-repeated="2" office:value-type="float" office:value="3961.01001">
            <text:p>3961.01001</text:p>
          </table:table-cell>
          <table:table-cell office:value-type="float" office:value="210854603">
            <text:p>210854603</text:p>
          </table:table-cell>
          <table:table-cell/>
        </table:table-row>
        <table:table-row table:style-name="ro1">
          <table:table-cell office:value-type="string">
            <text:p>2019-01-03</text:p>
          </table:table-cell>
          <table:table-cell office:value-type="float" office:value="3961.01001">
            <text:p>3961.01001</text:p>
          </table:table-cell>
          <table:table-cell office:value-type="float" office:value="3965.52002">
            <text:p>3965.52002</text:p>
          </table:table-cell>
          <table:table-cell office:value-type="float" office:value="3778.76001">
            <text:p>3778.76001</text:p>
          </table:table-cell>
          <table:table-cell table:number-columns-repeated="2" office:value-type="float" office:value="3835.860107">
            <text:p>3835.860107</text:p>
          </table:table-cell>
          <table:table-cell office:value-type="float" office:value="176488072">
            <text:p>176488072</text:p>
          </table:table-cell>
          <table:table-cell/>
        </table:table-row>
        <table:table-row table:style-name="ro1">
          <table:table-cell office:value-type="string">
            <text:p>2019-01-04</text:p>
          </table:table-cell>
          <table:table-cell office:value-type="float" office:value="3835.860107">
            <text:p>3835.860107</text:p>
          </table:table-cell>
          <table:table-cell office:value-type="float" office:value="3901.649902">
            <text:p>3901.649902</text:p>
          </table:table-cell>
          <table:table-cell office:value-type="float" office:value="3783.879883">
            <text:p>3783.879883</text:p>
          </table:table-cell>
          <table:table-cell table:number-columns-repeated="2" office:value-type="float" office:value="3874.060059">
            <text:p>3874.060059</text:p>
          </table:table-cell>
          <table:table-cell office:value-type="float" office:value="170507611">
            <text:p>170507611</text:p>
          </table:table-cell>
          <table:table-cell/>
        </table:table-row>
        <table:table-row table:style-name="ro1">
          <table:table-cell office:value-type="string">
            <text:p>2019-01-05</text:p>
          </table:table-cell>
          <table:table-cell office:value-type="float" office:value="3874.060059">
            <text:p>3874.060059</text:p>
          </table:table-cell>
          <table:table-cell office:value-type="float" office:value="3926.919922">
            <text:p>3926.919922</text:p>
          </table:table-cell>
          <table:table-cell office:value-type="float" office:value="3841.129883">
            <text:p>3841.129883</text:p>
          </table:table-cell>
          <table:table-cell table:number-columns-repeated="2" office:value-type="float" office:value="3855.389893">
            <text:p>3855.389893</text:p>
          </table:table-cell>
          <table:table-cell office:value-type="float" office:value="139438510">
            <text:p>139438510</text:p>
          </table:table-cell>
          <table:table-cell/>
        </table:table-row>
        <table:table-row table:style-name="ro1">
          <table:table-cell office:value-type="string">
            <text:p>2019-01-06</text:p>
          </table:table-cell>
          <table:table-cell office:value-type="float" office:value="3855.389893">
            <text:p>3855.389893</text:p>
          </table:table-cell>
          <table:table-cell office:value-type="float" office:value="4145.160156">
            <text:p>4145.160156</text:p>
          </table:table-cell>
          <table:table-cell office:value-type="float" office:value="3829.090088">
            <text:p>3829.090088</text:p>
          </table:table-cell>
          <table:table-cell table:number-columns-repeated="2" office:value-type="float" office:value="4102.850098">
            <text:p>4102.850098</text:p>
          </table:table-cell>
          <table:table-cell office:value-type="float" office:value="236298043">
            <text:p>236298043</text:p>
          </table:table-cell>
          <table:table-cell/>
        </table:table-row>
        <table:table-row table:style-name="ro1">
          <table:table-cell office:value-type="string">
            <text:p>2019-01-07</text:p>
          </table:table-cell>
          <table:table-cell office:value-type="float" office:value="4102.850098">
            <text:p>4102.850098</text:p>
          </table:table-cell>
          <table:table-cell office:value-type="float" office:value="4132.620117">
            <text:p>4132.620117</text:p>
          </table:table-cell>
          <table:table-cell office:value-type="float" office:value="4001.350098">
            <text:p>4001.350098</text:p>
          </table:table-cell>
          <table:table-cell table:number-columns-repeated="2" office:value-type="float" office:value="4050.399902">
            <text:p>4050.399902</text:p>
          </table:table-cell>
          <table:table-cell office:value-type="float" office:value="209289368">
            <text:p>209289368</text:p>
          </table:table-cell>
          <table:table-cell/>
        </table:table-row>
        <table:table-row table:style-name="ro1">
          <table:table-cell office:value-type="string">
            <text:p>2019-01-08</text:p>
          </table:table-cell>
          <table:table-cell office:value-type="float" office:value="4050.399902">
            <text:p>4050.399902</text:p>
          </table:table-cell>
          <table:table-cell office:value-type="float" office:value="4156.160156">
            <text:p>4156.160156</text:p>
          </table:table-cell>
          <table:table-cell office:value-type="float" office:value="3990.340088">
            <text:p>3990.340088</text:p>
          </table:table-cell>
          <table:table-cell table:number-columns-repeated="2" office:value-type="float" office:value="4040.75">
            <text:p>4040.75</text:p>
          </table:table-cell>
          <table:table-cell office:value-type="float" office:value="268091045">
            <text:p>268091045</text:p>
          </table:table-cell>
          <table:table-cell/>
        </table:table-row>
        <table:table-row table:style-name="ro1">
          <table:table-cell office:value-type="string">
            <text:p>2019-01-09</text:p>
          </table:table-cell>
          <table:table-cell office:value-type="float" office:value="4040.75">
            <text:p>4040.75</text:p>
          </table:table-cell>
          <table:table-cell office:value-type="float" office:value="4092.909912">
            <text:p>4092.909912</text:p>
          </table:table-cell>
          <table:table-cell office:value-type="float" office:value="4013">
            <text:p>4013</text:p>
          </table:table-cell>
          <table:table-cell table:number-columns-repeated="2" office:value-type="float" office:value="4048.340088">
            <text:p>4048.340088</text:p>
          </table:table-cell>
          <table:table-cell office:value-type="float" office:value="223639028">
            <text:p>223639028</text:p>
          </table:table-cell>
          <table:table-cell/>
        </table:table-row>
        <table:table-row table:style-name="ro1">
          <table:table-cell office:value-type="string">
            <text:p>2019-01-10</text:p>
          </table:table-cell>
          <table:table-cell office:value-type="float" office:value="4048.340088">
            <text:p>4048.340088</text:p>
          </table:table-cell>
          <table:table-cell office:value-type="float" office:value="4085.090088">
            <text:p>4085.090088</text:p>
          </table:table-cell>
          <table:table-cell office:value-type="float" office:value="3631.070068">
            <text:p>3631.070068</text:p>
          </table:table-cell>
          <table:table-cell table:number-columns-repeated="2" office:value-type="float" office:value="3668.149902">
            <text:p>3668.149902</text:p>
          </table:table-cell>
          <table:table-cell office:value-type="float" office:value="412522198">
            <text:p>412522198</text:p>
          </table:table-cell>
          <table:table-cell/>
        </table:table-row>
        <table:table-row table:style-name="ro1">
          <table:table-cell office:value-type="string">
            <text:p>2019-01-11</text:p>
          </table:table-cell>
          <table:table-cell office:value-type="float" office:value="3668.149902">
            <text:p>3668.149902</text:p>
          </table:table-cell>
          <table:table-cell office:value-type="float" office:value="3729.689941">
            <text:p>3729.689941</text:p>
          </table:table-cell>
          <table:table-cell office:value-type="float" office:value="3616.409912">
            <text:p>3616.409912</text:p>
          </table:table-cell>
          <table:table-cell table:number-columns-repeated="2" office:value-type="float" office:value="3669.199951">
            <text:p>3669.199951</text:p>
          </table:table-cell>
          <table:table-cell office:value-type="float" office:value="231465488">
            <text:p>231465488</text:p>
          </table:table-cell>
          <table:table-cell/>
        </table:table-row>
        <table:table-row table:style-name="ro1">
          <table:table-cell office:value-type="string">
            <text:p>2019-01-12</text:p>
          </table:table-cell>
          <table:table-cell office:value-type="float" office:value="3669.199951">
            <text:p>3669.199951</text:p>
          </table:table-cell>
          <table:table-cell office:value-type="float" office:value="3692.120117">
            <text:p>3692.120117</text:p>
          </table:table-cell>
          <table:table-cell office:value-type="float" office:value="3611.199951">
            <text:p>3611.199951</text:p>
          </table:table-cell>
          <table:table-cell table:number-columns-repeated="2" office:value-type="float" office:value="3664.379883">
            <text:p>3664.379883</text:p>
          </table:table-cell>
          <table:table-cell office:value-type="float" office:value="103912541">
            <text:p>103912541</text:p>
          </table:table-cell>
          <table:table-cell/>
        </table:table-row>
        <table:table-row table:style-name="ro1">
          <table:table-cell office:value-type="string">
            <text:p>2019-01-13</text:p>
          </table:table-cell>
          <table:table-cell office:value-type="float" office:value="3664.379883">
            <text:p>3664.379883</text:p>
          </table:table-cell>
          <table:table-cell office:value-type="float" office:value="3675.199951">
            <text:p>3675.199951</text:p>
          </table:table-cell>
          <table:table-cell office:value-type="float" office:value="3528.23999">
            <text:p>3528.23999</text:p>
          </table:table-cell>
          <table:table-cell table:number-columns-repeated="2" office:value-type="float" office:value="3551.23999">
            <text:p>3551.23999</text:p>
          </table:table-cell>
          <table:table-cell office:value-type="float" office:value="164125048">
            <text:p>164125048</text:p>
          </table:table-cell>
          <table:table-cell/>
        </table:table-row>
        <table:table-row table:style-name="ro1">
          <table:table-cell office:value-type="string">
            <text:p>2019-01-14</text:p>
          </table:table-cell>
          <table:table-cell office:value-type="float" office:value="3551.23999">
            <text:p>3551.23999</text:p>
          </table:table-cell>
          <table:table-cell office:value-type="float" office:value="3748.879883">
            <text:p>3748.879883</text:p>
          </table:table-cell>
          <table:table-cell office:value-type="float" office:value="3544.530029">
            <text:p>3544.530029</text:p>
          </table:table-cell>
          <table:table-cell table:number-columns-repeated="2" office:value-type="float" office:value="3703.899902">
            <text:p>3703.899902</text:p>
          </table:table-cell>
          <table:table-cell office:value-type="float" office:value="204793029">
            <text:p>204793029</text:p>
          </table:table-cell>
          <table:table-cell/>
        </table:table-row>
        <table:table-row table:style-name="ro1">
          <table:table-cell office:value-type="string">
            <text:p>2019-01-15</text:p>
          </table:table-cell>
          <table:table-cell office:value-type="float" office:value="3703.899902">
            <text:p>3703.899902</text:p>
          </table:table-cell>
          <table:table-cell office:value-type="float" office:value="3724.300049">
            <text:p>3724.300049</text:p>
          </table:table-cell>
          <table:table-cell office:value-type="float" office:value="3590.48999">
            <text:p>3590.48999</text:p>
          </table:table-cell>
          <table:table-cell table:number-columns-repeated="2" office:value-type="float" office:value="3621.23999">
            <text:p>3621.23999</text:p>
          </table:table-cell>
          <table:table-cell office:value-type="float" office:value="198582447">
            <text:p>198582447</text:p>
          </table:table-cell>
          <table:table-cell/>
        </table:table-row>
        <table:table-row table:style-name="ro1">
          <table:table-cell office:value-type="string">
            <text:p>2019-01-16</text:p>
          </table:table-cell>
          <table:table-cell office:value-type="float" office:value="3621.23999">
            <text:p>3621.23999</text:p>
          </table:table-cell>
          <table:table-cell office:value-type="float" office:value="3704.370117">
            <text:p>3704.370117</text:p>
          </table:table-cell>
          <table:table-cell office:value-type="float" office:value="3611.379883">
            <text:p>3611.379883</text:p>
          </table:table-cell>
          <table:table-cell table:number-columns-repeated="2" office:value-type="float" office:value="3643.98999">
            <text:p>3643.98999</text:p>
          </table:table-cell>
          <table:table-cell office:value-type="float" office:value="196211595">
            <text:p>196211595</text:p>
          </table:table-cell>
          <table:table-cell/>
        </table:table-row>
        <table:table-row table:style-name="ro1">
          <table:table-cell office:value-type="string">
            <text:p>2019-01-17</text:p>
          </table:table-cell>
          <table:table-cell office:value-type="float" office:value="3643.98999">
            <text:p>3643.98999</text:p>
          </table:table-cell>
          <table:table-cell office:value-type="float" office:value="3695.280029">
            <text:p>3695.280029</text:p>
          </table:table-cell>
          <table:table-cell office:value-type="float" office:value="3586.919922">
            <text:p>3586.919922</text:p>
          </table:table-cell>
          <table:table-cell table:number-columns-repeated="2" office:value-type="float" office:value="3685.300049">
            <text:p>3685.300049</text:p>
          </table:table-cell>
          <table:table-cell office:value-type="float" office:value="168287506">
            <text:p>168287506</text:p>
          </table:table-cell>
          <table:table-cell/>
        </table:table-row>
        <table:table-row table:style-name="ro1">
          <table:table-cell office:value-type="string">
            <text:p>2019-01-18</text:p>
          </table:table-cell>
          <table:table-cell office:value-type="float" office:value="3685.300049">
            <text:p>3685.300049</text:p>
          </table:table-cell>
          <table:table-cell office:value-type="float" office:value="3685.389893">
            <text:p>3685.389893</text:p>
          </table:table-cell>
          <table:table-cell office:value-type="float" office:value="3620.439941">
            <text:p>3620.439941</text:p>
          </table:table-cell>
          <table:table-cell table:number-columns-repeated="2" office:value-type="float" office:value="3648.050049">
            <text:p>3648.050049</text:p>
          </table:table-cell>
          <table:table-cell office:value-type="float" office:value="118317804">
            <text:p>118317804</text:p>
          </table:table-cell>
          <table:table-cell/>
        </table:table-row>
        <table:table-row table:style-name="ro1">
          <table:table-cell office:value-type="string">
            <text:p>2019-01-19</text:p>
          </table:table-cell>
          <table:table-cell office:value-type="float" office:value="3648.050049">
            <text:p>3648.050049</text:p>
          </table:table-cell>
          <table:table-cell office:value-type="float" office:value="3799.620117">
            <text:p>3799.620117</text:p>
          </table:table-cell>
          <table:table-cell office:value-type="float" office:value="3643.01001">
            <text:p>3643.01001</text:p>
          </table:table-cell>
          <table:table-cell table:number-columns-repeated="2" office:value-type="float" office:value="3729.780029">
            <text:p>3729.780029</text:p>
          </table:table-cell>
          <table:table-cell office:value-type="float" office:value="143238228">
            <text:p>143238228</text:p>
          </table:table-cell>
          <table:table-cell/>
        </table:table-row>
        <table:table-row table:style-name="ro1">
          <table:table-cell office:value-type="string">
            <text:p>2019-01-20</text:p>
          </table:table-cell>
          <table:table-cell office:value-type="float" office:value="3729.780029">
            <text:p>3729.780029</text:p>
          </table:table-cell>
          <table:table-cell office:value-type="float" office:value="3754.649902">
            <text:p>3754.649902</text:p>
          </table:table-cell>
          <table:table-cell office:value-type="float" office:value="3529.25">
            <text:p>3529.25</text:p>
          </table:table-cell>
          <table:table-cell table:number-columns-repeated="2" office:value-type="float" office:value="3567.72998">
            <text:p>3567.72998</text:p>
          </table:table-cell>
          <table:table-cell office:value-type="float" office:value="177628515">
            <text:p>177628515</text:p>
          </table:table-cell>
          <table:table-cell/>
        </table:table-row>
        <table:table-row table:style-name="ro1">
          <table:table-cell office:value-type="string">
            <text:p>2019-01-21</text:p>
          </table:table-cell>
          <table:table-cell office:value-type="float" office:value="3567.72998">
            <text:p>3567.72998</text:p>
          </table:table-cell>
          <table:table-cell office:value-type="float" office:value="3599.830078">
            <text:p>3599.830078</text:p>
          </table:table-cell>
          <table:table-cell office:value-type="float" office:value="3535.189941">
            <text:p>3535.189941</text:p>
          </table:table-cell>
          <table:table-cell table:number-columns-repeated="2" office:value-type="float" office:value="3571.919922">
            <text:p>3571.919922</text:p>
          </table:table-cell>
          <table:table-cell office:value-type="float" office:value="129000924">
            <text:p>129000924</text:p>
          </table:table-cell>
          <table:table-cell/>
        </table:table-row>
        <table:table-row table:style-name="ro1">
          <table:table-cell office:value-type="string">
            <text:p>2019-01-22</text:p>
          </table:table-cell>
          <table:table-cell office:value-type="float" office:value="3571.919922">
            <text:p>3571.919922</text:p>
          </table:table-cell>
          <table:table-cell office:value-type="float" office:value="3635.689941">
            <text:p>3635.689941</text:p>
          </table:table-cell>
          <table:table-cell office:value-type="float" office:value="3473.77002">
            <text:p>3473.77002</text:p>
          </table:table-cell>
          <table:table-cell table:number-columns-repeated="2" office:value-type="float" office:value="3602.040039">
            <text:p>3602.040039</text:p>
          </table:table-cell>
          <table:table-cell office:value-type="float" office:value="191355241">
            <text:p>191355241</text:p>
          </table:table-cell>
          <table:table-cell/>
        </table:table-row>
        <table:table-row table:style-name="ro1">
          <table:table-cell office:value-type="string">
            <text:p>2019-01-23</text:p>
          </table:table-cell>
          <table:table-cell office:value-type="float" office:value="3602.040039">
            <text:p>3602.040039</text:p>
          </table:table-cell>
          <table:table-cell office:value-type="float" office:value="3631.149902">
            <text:p>3631.149902</text:p>
          </table:table-cell>
          <table:table-cell office:value-type="float" office:value="3543.959961">
            <text:p>3543.959961</text:p>
          </table:table-cell>
          <table:table-cell table:number-columns-repeated="2" office:value-type="float" office:value="3572.050049">
            <text:p>3572.050049</text:p>
          </table:table-cell>
          <table:table-cell office:value-type="float" office:value="135864247">
            <text:p>135864247</text:p>
          </table:table-cell>
          <table:table-cell/>
        </table:table-row>
        <table:table-row table:style-name="ro1">
          <table:table-cell office:value-type="string">
            <text:p>2019-01-24</text:p>
          </table:table-cell>
          <table:table-cell office:value-type="float" office:value="3572.050049">
            <text:p>3572.050049</text:p>
          </table:table-cell>
          <table:table-cell office:value-type="float" office:value="3616.330078">
            <text:p>3616.330078</text:p>
          </table:table-cell>
          <table:table-cell office:value-type="float" office:value="3546.5">
            <text:p>3546.5</text:p>
          </table:table-cell>
          <table:table-cell table:number-columns-repeated="2" office:value-type="float" office:value="3598.52002">
            <text:p>3598.52002</text:p>
          </table:table-cell>
          <table:table-cell office:value-type="float" office:value="113155246">
            <text:p>113155246</text:p>
          </table:table-cell>
          <table:table-cell/>
        </table:table-row>
        <table:table-row table:style-name="ro1">
          <table:table-cell office:value-type="string">
            <text:p>2019-01-25</text:p>
          </table:table-cell>
          <table:table-cell office:value-type="float" office:value="3598.52002">
            <text:p>3598.52002</text:p>
          </table:table-cell>
          <table:table-cell office:value-type="float" office:value="3607.429932">
            <text:p>3607.429932</text:p>
          </table:table-cell>
          <table:table-cell office:value-type="float" office:value="3539.409912">
            <text:p>3539.409912</text:p>
          </table:table-cell>
          <table:table-cell table:number-columns-repeated="2" office:value-type="float" office:value="3582.889893">
            <text:p>3582.889893</text:p>
          </table:table-cell>
          <table:table-cell office:value-type="float" office:value="116674680">
            <text:p>116674680</text:p>
          </table:table-cell>
          <table:table-cell/>
        </table:table-row>
        <table:table-row table:style-name="ro1">
          <table:table-cell office:value-type="string">
            <text:p>2019-01-26</text:p>
          </table:table-cell>
          <table:table-cell office:value-type="float" office:value="3582.889893">
            <text:p>3582.889893</text:p>
          </table:table-cell>
          <table:table-cell office:value-type="float" office:value="3676.399902">
            <text:p>3676.399902</text:p>
          </table:table-cell>
          <table:table-cell office:value-type="float" office:value="3578.620117">
            <text:p>3578.620117</text:p>
          </table:table-cell>
          <table:table-cell table:number-columns-repeated="2" office:value-type="float" office:value="3596.5">
            <text:p>3596.5</text:p>
          </table:table-cell>
          <table:table-cell office:value-type="float" office:value="105927045">
            <text:p>105927045</text:p>
          </table:table-cell>
          <table:table-cell/>
        </table:table-row>
        <table:table-row table:style-name="ro1">
          <table:table-cell office:value-type="string">
            <text:p>2019-01-27</text:p>
          </table:table-cell>
          <table:table-cell office:value-type="float" office:value="3596.5">
            <text:p>3596.5</text:p>
          </table:table-cell>
          <table:table-cell office:value-type="float" office:value="3605.98999">
            <text:p>3605.98999</text:p>
          </table:table-cell>
          <table:table-cell office:value-type="float" office:value="3511.290039">
            <text:p>3511.290039</text:p>
          </table:table-cell>
          <table:table-cell table:number-columns-repeated="2" office:value-type="float" office:value="3565.080078">
            <text:p>3565.080078</text:p>
          </table:table-cell>
          <table:table-cell office:value-type="float" office:value="93766117">
            <text:p>93766117</text:p>
          </table:table-cell>
          <table:table-cell/>
        </table:table-row>
        <table:table-row table:style-name="ro1">
          <table:table-cell office:value-type="string">
            <text:p>2019-01-28</text:p>
          </table:table-cell>
          <table:table-cell office:value-type="float" office:value="3565.080078">
            <text:p>3565.080078</text:p>
          </table:table-cell>
          <table:table-cell office:value-type="float" office:value="3567.560059">
            <text:p>3567.560059</text:p>
          </table:table-cell>
          <table:table-cell office:value-type="float" office:value="3402.560059">
            <text:p>3402.560059</text:p>
          </table:table-cell>
          <table:table-cell table:number-columns-repeated="2" office:value-type="float" office:value="3453.419922">
            <text:p>3453.419922</text:p>
          </table:table-cell>
          <table:table-cell office:value-type="float" office:value="206309738">
            <text:p>206309738</text:p>
          </table:table-cell>
          <table:table-cell/>
        </table:table-row>
        <table:table-row table:style-name="ro1">
          <table:table-cell office:value-type="string">
            <text:p>2019-01-29</text:p>
          </table:table-cell>
          <table:table-cell office:value-type="float" office:value="3453.419922">
            <text:p>3453.419922</text:p>
          </table:table-cell>
          <table:table-cell office:value-type="float" office:value="3463.199951">
            <text:p>3463.199951</text:p>
          </table:table-cell>
          <table:table-cell office:value-type="float" office:value="3369.189941">
            <text:p>3369.189941</text:p>
          </table:table-cell>
          <table:table-cell table:number-columns-repeated="2" office:value-type="float" office:value="3418.25">
            <text:p>3418.25</text:p>
          </table:table-cell>
          <table:table-cell office:value-type="float" office:value="158106687">
            <text:p>158106687</text:p>
          </table:table-cell>
          <table:table-cell/>
        </table:table-row>
        <table:table-row table:style-name="ro1">
          <table:table-cell office:value-type="string">
            <text:p>2019-01-30</text:p>
          </table:table-cell>
          <table:table-cell office:value-type="float" office:value="3418.25">
            <text:p>3418.25</text:p>
          </table:table-cell>
          <table:table-cell office:value-type="float" office:value="3488.909912">
            <text:p>3488.909912</text:p>
          </table:table-cell>
          <table:table-cell office:value-type="float" office:value="3395.939941">
            <text:p>3395.939941</text:p>
          </table:table-cell>
          <table:table-cell table:number-columns-repeated="2" office:value-type="float" office:value="3467.209961">
            <text:p>3467.209961</text:p>
          </table:table-cell>
          <table:table-cell office:value-type="float" office:value="146422486">
            <text:p>146422486</text:p>
          </table:table-cell>
          <table:table-cell/>
        </table:table-row>
        <table:table-row table:style-name="ro1">
          <table:table-cell office:value-type="string">
            <text:p>2019-01-31</text:p>
          </table:table-cell>
          <table:table-cell office:value-type="float" office:value="3467.209961">
            <text:p>3467.209961</text:p>
          </table:table-cell>
          <table:table-cell office:value-type="float" office:value="3499.780029">
            <text:p>3499.780029</text:p>
          </table:table-cell>
          <table:table-cell office:value-type="float" office:value="3422.830078">
            <text:p>3422.830078</text:p>
          </table:table-cell>
          <table:table-cell table:number-columns-repeated="2" office:value-type="float" office:value="3434.129883">
            <text:p>3434.129883</text:p>
          </table:table-cell>
          <table:table-cell office:value-type="float" office:value="128773893">
            <text:p>128773893</text:p>
          </table:table-cell>
          <table:table-cell/>
        </table:table-row>
        <table:table-row table:style-name="ro1">
          <table:table-cell office:value-type="string">
            <text:p>2019-02-01</text:p>
          </table:table-cell>
          <table:table-cell office:value-type="float" office:value="3434.129883">
            <text:p>3434.129883</text:p>
          </table:table-cell>
          <table:table-cell office:value-type="float" office:value="3478.550049">
            <text:p>3478.550049</text:p>
          </table:table-cell>
          <table:table-cell office:value-type="float" office:value="3398.959961">
            <text:p>3398.959961</text:p>
          </table:table-cell>
          <table:table-cell table:number-columns-repeated="2" office:value-type="float" office:value="3461.629883">
            <text:p>3461.629883</text:p>
          </table:table-cell>
          <table:table-cell office:value-type="float" office:value="144476056">
            <text:p>144476056</text:p>
          </table:table-cell>
          <table:table-cell/>
        </table:table-row>
        <table:table-row table:style-name="ro1">
          <table:table-cell office:value-type="string">
            <text:p>2019-02-02</text:p>
          </table:table-cell>
          <table:table-cell office:value-type="float" office:value="3461.629883">
            <text:p>3461.629883</text:p>
          </table:table-cell>
          <table:table-cell office:value-type="float" office:value="3519.139893">
            <text:p>3519.139893</text:p>
          </table:table-cell>
          <table:table-cell office:value-type="float" office:value="3441.209961">
            <text:p>3441.209961</text:p>
          </table:table-cell>
          <table:table-cell table:number-columns-repeated="2" office:value-type="float" office:value="3508.679932">
            <text:p>3508.679932</text:p>
          </table:table-cell>
          <table:table-cell office:value-type="float" office:value="94144187">
            <text:p>94144187</text:p>
          </table:table-cell>
          <table:table-cell/>
        </table:table-row>
        <table:table-row table:style-name="ro1">
          <table:table-cell office:value-type="string">
            <text:p>2019-02-03</text:p>
          </table:table-cell>
          <table:table-cell office:value-type="float" office:value="3508.679932">
            <text:p>3508.679932</text:p>
          </table:table-cell>
          <table:table-cell office:value-type="float" office:value="3514.429932">
            <text:p>3514.429932</text:p>
          </table:table-cell>
          <table:table-cell office:value-type="float" office:value="3424.419922">
            <text:p>3424.419922</text:p>
          </table:table-cell>
          <table:table-cell table:number-columns-repeated="2" office:value-type="float" office:value="3449.620117">
            <text:p>3449.620117</text:p>
          </table:table-cell>
          <table:table-cell office:value-type="float" office:value="79591219">
            <text:p>79591219</text:p>
          </table:table-cell>
          <table:table-cell/>
        </table:table-row>
        <table:table-row table:style-name="ro1">
          <table:table-cell office:value-type="string">
            <text:p>2019-02-04</text:p>
          </table:table-cell>
          <table:table-cell office:value-type="float" office:value="3449.620117">
            <text:p>3449.620117</text:p>
          </table:table-cell>
          <table:table-cell office:value-type="float" office:value="3470.800049">
            <text:p>3470.800049</text:p>
          </table:table-cell>
          <table:table-cell office:value-type="float" office:value="3429.209961">
            <text:p>3429.209961</text:p>
          </table:table-cell>
          <table:table-cell table:number-columns-repeated="2" office:value-type="float" office:value="3431.23999">
            <text:p>3431.23999</text:p>
          </table:table-cell>
          <table:table-cell office:value-type="float" office:value="82280894">
            <text:p>82280894</text:p>
          </table:table-cell>
          <table:table-cell/>
        </table:table-row>
        <table:table-row table:style-name="ro1">
          <table:table-cell office:value-type="string">
            <text:p>2019-02-05</text:p>
          </table:table-cell>
          <table:table-cell office:value-type="float" office:value="3431.23999">
            <text:p>3431.23999</text:p>
          </table:table-cell>
          <table:table-cell office:value-type="float" office:value="3447.879883">
            <text:p>3447.879883</text:p>
          </table:table-cell>
          <table:table-cell office:value-type="float" office:value="3415.669922">
            <text:p>3415.669922</text:p>
          </table:table-cell>
          <table:table-cell table:number-columns-repeated="2" office:value-type="float" office:value="3447.659912">
            <text:p>3447.659912</text:p>
          </table:table-cell>
          <table:table-cell office:value-type="float" office:value="84042727">
            <text:p>84042727</text:p>
          </table:table-cell>
          <table:table-cell/>
        </table:table-row>
        <table:table-row table:style-name="ro1">
          <table:table-cell office:value-type="string">
            <text:p>2019-02-06</text:p>
          </table:table-cell>
          <table:table-cell office:value-type="float" office:value="3447.659912">
            <text:p>3447.659912</text:p>
          </table:table-cell>
          <table:table-cell office:value-type="float" office:value="3459.330078">
            <text:p>3459.330078</text:p>
          </table:table-cell>
          <table:table-cell office:value-type="float" office:value="3362.23999">
            <text:p>3362.23999</text:p>
          </table:table-cell>
          <table:table-cell table:number-columns-repeated="2" office:value-type="float" office:value="3394.889893">
            <text:p>3394.889893</text:p>
          </table:table-cell>
          <table:table-cell office:value-type="float" office:value="150408587">
            <text:p>150408587</text:p>
          </table:table-cell>
          <table:table-cell/>
        </table:table-row>
        <table:table-row table:style-name="ro1">
          <table:table-cell office:value-type="string">
            <text:p>2019-02-07</text:p>
          </table:table-cell>
          <table:table-cell office:value-type="float" office:value="3394.889893">
            <text:p>3394.889893</text:p>
          </table:table-cell>
          <table:table-cell office:value-type="float" office:value="3406.540039">
            <text:p>3406.540039</text:p>
          </table:table-cell>
          <table:table-cell office:value-type="float" office:value="3369.100098">
            <text:p>3369.100098</text:p>
          </table:table-cell>
          <table:table-cell table:number-columns-repeated="2" office:value-type="float" office:value="3375.330078">
            <text:p>3375.330078</text:p>
          </table:table-cell>
          <table:table-cell office:value-type="float" office:value="97390901">
            <text:p>97390901</text:p>
          </table:table-cell>
          <table:table-cell/>
        </table:table-row>
        <table:table-row table:style-name="ro1">
          <table:table-cell office:value-type="string">
            <text:p>2019-02-08</text:p>
          </table:table-cell>
          <table:table-cell office:value-type="float" office:value="3375.330078">
            <text:p>3375.330078</text:p>
          </table:table-cell>
          <table:table-cell office:value-type="float" office:value="3735.100098">
            <text:p>3735.100098</text:p>
          </table:table-cell>
          <table:table-cell office:value-type="float" office:value="3363.320068">
            <text:p>3363.320068</text:p>
          </table:table-cell>
          <table:table-cell table:number-columns-repeated="2" office:value-type="float" office:value="3660.030029">
            <text:p>3660.030029</text:p>
          </table:table-cell>
          <table:table-cell office:value-type="float" office:value="317023029">
            <text:p>317023029</text:p>
          </table:table-cell>
          <table:table-cell/>
        </table:table-row>
        <table:table-row table:style-name="ro1">
          <table:table-cell office:value-type="string">
            <text:p>2019-02-09</text:p>
          </table:table-cell>
          <table:table-cell office:value-type="float" office:value="3660.030029">
            <text:p>3660.030029</text:p>
          </table:table-cell>
          <table:table-cell office:value-type="float" office:value="3673.709961">
            <text:p>3673.709961</text:p>
          </table:table-cell>
          <table:table-cell office:value-type="float" office:value="3616.110107">
            <text:p>3616.110107</text:p>
          </table:table-cell>
          <table:table-cell table:number-columns-repeated="2" office:value-type="float" office:value="3652.26001">
            <text:p>3652.26001</text:p>
          </table:table-cell>
          <table:table-cell office:value-type="float" office:value="94200588">
            <text:p>94200588</text:p>
          </table:table-cell>
          <table:table-cell/>
        </table:table-row>
        <table:table-row table:style-name="ro1">
          <table:table-cell office:value-type="string">
            <text:p>2019-02-10</text:p>
          </table:table-cell>
          <table:table-cell office:value-type="float" office:value="3652.26001">
            <text:p>3652.26001</text:p>
          </table:table-cell>
          <table:table-cell office:value-type="float" office:value="3689.320068">
            <text:p>3689.320068</text:p>
          </table:table-cell>
          <table:table-cell office:value-type="float" office:value="3611.459961">
            <text:p>3611.459961</text:p>
          </table:table-cell>
          <table:table-cell table:number-columns-repeated="2" office:value-type="float" office:value="3685.139893">
            <text:p>3685.139893</text:p>
          </table:table-cell>
          <table:table-cell office:value-type="float" office:value="109365095">
            <text:p>109365095</text:p>
          </table:table-cell>
          <table:table-cell/>
        </table:table-row>
        <table:table-row table:style-name="ro1">
          <table:table-cell office:value-type="string">
            <text:p>2019-02-11</text:p>
          </table:table-cell>
          <table:table-cell office:value-type="float" office:value="3685.139893">
            <text:p>3685.139893</text:p>
          </table:table-cell>
          <table:table-cell office:value-type="float" office:value="3688.590088">
            <text:p>3688.590088</text:p>
          </table:table-cell>
          <table:table-cell office:value-type="float" office:value="3608.179932">
            <text:p>3608.179932</text:p>
          </table:table-cell>
          <table:table-cell table:number-columns-repeated="2" office:value-type="float" office:value="3611.340088">
            <text:p>3611.340088</text:p>
          </table:table-cell>
          <table:table-cell office:value-type="float" office:value="146354074">
            <text:p>146354074</text:p>
          </table:table-cell>
          <table:table-cell/>
        </table:table-row>
        <table:table-row table:style-name="ro1">
          <table:table-cell office:value-type="string">
            <text:p>2019-02-12</text:p>
          </table:table-cell>
          <table:table-cell office:value-type="float" office:value="3611.340088">
            <text:p>3611.340088</text:p>
          </table:table-cell>
          <table:table-cell office:value-type="float" office:value="3648.669922">
            <text:p>3648.669922</text:p>
          </table:table-cell>
          <table:table-cell office:value-type="float" office:value="3574.219971">
            <text:p>3574.219971</text:p>
          </table:table-cell>
          <table:table-cell table:number-columns-repeated="2" office:value-type="float" office:value="3617.409912">
            <text:p>3617.409912</text:p>
          </table:table-cell>
          <table:table-cell office:value-type="float" office:value="164816438">
            <text:p>164816438</text:p>
          </table:table-cell>
          <table:table-cell/>
        </table:table-row>
        <table:table-row table:style-name="ro1">
          <table:table-cell office:value-type="string">
            <text:p>2019-02-13</text:p>
          </table:table-cell>
          <table:table-cell office:value-type="float" office:value="3617.409912">
            <text:p>3617.409912</text:p>
          </table:table-cell>
          <table:table-cell office:value-type="float" office:value="3655.889893">
            <text:p>3655.889893</text:p>
          </table:table-cell>
          <table:table-cell office:value-type="float" office:value="3590.01001">
            <text:p>3590.01001</text:p>
          </table:table-cell>
          <table:table-cell table:number-columns-repeated="2" office:value-type="float" office:value="3605.870117">
            <text:p>3605.870117</text:p>
          </table:table-cell>
          <table:table-cell office:value-type="float" office:value="146822348">
            <text:p>146822348</text:p>
          </table:table-cell>
          <table:table-cell/>
        </table:table-row>
        <table:table-row table:style-name="ro1">
          <table:table-cell office:value-type="string">
            <text:p>2019-02-14</text:p>
          </table:table-cell>
          <table:table-cell office:value-type="float" office:value="3605.870117">
            <text:p>3605.870117</text:p>
          </table:table-cell>
          <table:table-cell office:value-type="float" office:value="3619.699951">
            <text:p>3619.699951</text:p>
          </table:table-cell>
          <table:table-cell office:value-type="float" office:value="3567.389893">
            <text:p>3567.389893</text:p>
          </table:table-cell>
          <table:table-cell table:number-columns-repeated="2" office:value-type="float" office:value="3588.719971">
            <text:p>3588.719971</text:p>
          </table:table-cell>
          <table:table-cell office:value-type="float" office:value="117804856">
            <text:p>117804856</text:p>
          </table:table-cell>
          <table:table-cell/>
        </table:table-row>
        <table:table-row table:style-name="ro1">
          <table:table-cell office:value-type="string">
            <text:p>2019-02-15</text:p>
          </table:table-cell>
          <table:table-cell office:value-type="float" office:value="3588.719971">
            <text:p>3588.719971</text:p>
          </table:table-cell>
          <table:table-cell office:value-type="float" office:value="3640.649902">
            <text:p>3640.649902</text:p>
          </table:table-cell>
          <table:table-cell office:value-type="float" office:value="3575.949951">
            <text:p>3575.949951</text:p>
          </table:table-cell>
          <table:table-cell table:number-columns-repeated="2" office:value-type="float" office:value="3593.48999">
            <text:p>3593.48999</text:p>
          </table:table-cell>
          <table:table-cell office:value-type="float" office:value="130398989">
            <text:p>130398989</text:p>
          </table:table-cell>
          <table:table-cell/>
        </table:table-row>
        <table:table-row table:style-name="ro1">
          <table:table-cell office:value-type="string">
            <text:p>2019-02-16</text:p>
          </table:table-cell>
          <table:table-cell office:value-type="float" office:value="3593.48999">
            <text:p>3593.48999</text:p>
          </table:table-cell>
          <table:table-cell office:value-type="float" office:value="3639.75">
            <text:p>3639.75</text:p>
          </table:table-cell>
          <table:table-cell office:value-type="float" office:value="3592.040039">
            <text:p>3592.040039</text:p>
          </table:table-cell>
          <table:table-cell table:number-columns-repeated="2" office:value-type="float" office:value="3617.23999">
            <text:p>3617.23999</text:p>
          </table:table-cell>
          <table:table-cell office:value-type="float" office:value="86973822">
            <text:p>86973822</text:p>
          </table:table-cell>
          <table:table-cell/>
        </table:table-row>
        <table:table-row table:style-name="ro1">
          <table:table-cell office:value-type="string">
            <text:p>2019-02-17</text:p>
          </table:table-cell>
          <table:table-cell office:value-type="float" office:value="3617.23999">
            <text:p>3617.23999</text:p>
          </table:table-cell>
          <table:table-cell office:value-type="float" office:value="3706.169922">
            <text:p>3706.169922</text:p>
          </table:table-cell>
          <table:table-cell office:value-type="float" office:value="3608.179932">
            <text:p>3608.179932</text:p>
          </table:table-cell>
          <table:table-cell table:number-columns-repeated="2" office:value-type="float" office:value="3670.919922">
            <text:p>3670.919922</text:p>
          </table:table-cell>
          <table:table-cell office:value-type="float" office:value="134218331">
            <text:p>134218331</text:p>
          </table:table-cell>
          <table:table-cell/>
        </table:table-row>
        <table:table-row table:style-name="ro1">
          <table:table-cell office:value-type="string">
            <text:p>2019-02-18</text:p>
          </table:table-cell>
          <table:table-cell office:value-type="float" office:value="3670.919922">
            <text:p>3670.919922</text:p>
          </table:table-cell>
          <table:table-cell office:value-type="float" office:value="3952.439941">
            <text:p>3952.439941</text:p>
          </table:table-cell>
          <table:table-cell office:value-type="float" office:value="3661.419922">
            <text:p>3661.419922</text:p>
          </table:table-cell>
          <table:table-cell table:number-columns-repeated="2" office:value-type="float" office:value="3912.570068">
            <text:p>3912.570068</text:p>
          </table:table-cell>
          <table:table-cell office:value-type="float" office:value="376203280">
            <text:p>376203280</text:p>
          </table:table-cell>
          <table:table-cell/>
        </table:table-row>
        <table:table-row table:style-name="ro1">
          <table:table-cell office:value-type="string">
            <text:p>2019-02-19</text:p>
          </table:table-cell>
          <table:table-cell office:value-type="float" office:value="3912.570068">
            <text:p>3912.570068</text:p>
          </table:table-cell>
          <table:table-cell office:value-type="float" office:value="4010.909912">
            <text:p>4010.909912</text:p>
          </table:table-cell>
          <table:table-cell office:value-type="float" office:value="3882.52002">
            <text:p>3882.52002</text:p>
          </table:table-cell>
          <table:table-cell table:number-columns-repeated="2" office:value-type="float" office:value="3924.23999">
            <text:p>3924.23999</text:p>
          </table:table-cell>
          <table:table-cell office:value-type="float" office:value="292137057">
            <text:p>292137057</text:p>
          </table:table-cell>
          <table:table-cell/>
        </table:table-row>
        <table:table-row table:style-name="ro1">
          <table:table-cell office:value-type="string">
            <text:p>2019-02-20</text:p>
          </table:table-cell>
          <table:table-cell office:value-type="float" office:value="3924.23999">
            <text:p>3924.23999</text:p>
          </table:table-cell>
          <table:table-cell office:value-type="float" office:value="3992.310059">
            <text:p>3992.310059</text:p>
          </table:table-cell>
          <table:table-cell office:value-type="float" office:value="3898.909912">
            <text:p>3898.909912</text:p>
          </table:table-cell>
          <table:table-cell table:number-columns-repeated="2" office:value-type="float" office:value="3974.050049">
            <text:p>3974.050049</text:p>
          </table:table-cell>
          <table:table-cell office:value-type="float" office:value="209282292">
            <text:p>209282292</text:p>
          </table:table-cell>
          <table:table-cell/>
        </table:table-row>
        <table:table-row table:style-name="ro1">
          <table:table-cell office:value-type="string">
            <text:p>2019-02-21</text:p>
          </table:table-cell>
          <table:table-cell office:value-type="float" office:value="3974.050049">
            <text:p>3974.050049</text:p>
          </table:table-cell>
          <table:table-cell office:value-type="float" office:value="4026.540039">
            <text:p>4026.540039</text:p>
          </table:table-cell>
          <table:table-cell office:value-type="float" office:value="3900.280029">
            <text:p>3900.280029</text:p>
          </table:table-cell>
          <table:table-cell table:number-columns-repeated="2" office:value-type="float" office:value="3937.040039">
            <text:p>3937.040039</text:p>
          </table:table-cell>
          <table:table-cell office:value-type="float" office:value="187314178">
            <text:p>187314178</text:p>
          </table:table-cell>
          <table:table-cell/>
        </table:table-row>
        <table:table-row table:style-name="ro1">
          <table:table-cell office:value-type="string">
            <text:p>2019-02-22</text:p>
          </table:table-cell>
          <table:table-cell office:value-type="float" office:value="3937.040039">
            <text:p>3937.040039</text:p>
          </table:table-cell>
          <table:table-cell office:value-type="float" office:value="3996.149902">
            <text:p>3996.149902</text:p>
          </table:table-cell>
          <table:table-cell office:value-type="float" office:value="3917.659912">
            <text:p>3917.659912</text:p>
          </table:table-cell>
          <table:table-cell table:number-columns-repeated="2" office:value-type="float" office:value="3983.530029">
            <text:p>3983.530029</text:p>
          </table:table-cell>
          <table:table-cell office:value-type="float" office:value="170405341">
            <text:p>170405341</text:p>
          </table:table-cell>
          <table:table-cell/>
        </table:table-row>
        <table:table-row table:style-name="ro1">
          <table:table-cell office:value-type="string">
            <text:p>2019-02-23</text:p>
          </table:table-cell>
          <table:table-cell office:value-type="float" office:value="3983.530029">
            <text:p>3983.530029</text:p>
          </table:table-cell>
          <table:table-cell office:value-type="float" office:value="4192.390137">
            <text:p>4192.390137</text:p>
          </table:table-cell>
          <table:table-cell office:value-type="float" office:value="3948.47998">
            <text:p>3948.47998</text:p>
          </table:table-cell>
          <table:table-cell table:number-columns-repeated="2" office:value-type="float" office:value="4149.089844">
            <text:p>4149.089844</text:p>
          </table:table-cell>
          <table:table-cell office:value-type="float" office:value="231174632">
            <text:p>231174632</text:p>
          </table:table-cell>
          <table:table-cell/>
        </table:table-row>
        <table:table-row table:style-name="ro1">
          <table:table-cell office:value-type="string">
            <text:p>2019-02-24</text:p>
          </table:table-cell>
          <table:table-cell office:value-type="float" office:value="4149.089844">
            <text:p>4149.089844</text:p>
          </table:table-cell>
          <table:table-cell office:value-type="float" office:value="4221.620117">
            <text:p>4221.620117</text:p>
          </table:table-cell>
          <table:table-cell office:value-type="float" office:value="3755.379883">
            <text:p>3755.379883</text:p>
          </table:table-cell>
          <table:table-cell table:number-columns-repeated="2" office:value-type="float" office:value="3771.620117">
            <text:p>3771.620117</text:p>
          </table:table-cell>
          <table:table-cell office:value-type="float" office:value="319071544">
            <text:p>319071544</text:p>
          </table:table-cell>
          <table:table-cell/>
        </table:table-row>
        <table:table-row table:style-name="ro1">
          <table:table-cell office:value-type="string">
            <text:p>2019-02-25</text:p>
          </table:table-cell>
          <table:table-cell office:value-type="float" office:value="3771.620117">
            <text:p>3771.620117</text:p>
          </table:table-cell>
          <table:table-cell office:value-type="float" office:value="3885.060059">
            <text:p>3885.060059</text:p>
          </table:table-cell>
          <table:table-cell office:value-type="float" office:value="3771.530029">
            <text:p>3771.530029</text:p>
          </table:table-cell>
          <table:table-cell table:number-columns-repeated="2" office:value-type="float" office:value="3845.51001">
            <text:p>3845.51001</text:p>
          </table:table-cell>
          <table:table-cell office:value-type="float" office:value="185036583">
            <text:p>185036583</text:p>
          </table:table-cell>
          <table:table-cell/>
        </table:table-row>
        <table:table-row table:style-name="ro1">
          <table:table-cell office:value-type="string">
            <text:p>2019-02-26</text:p>
          </table:table-cell>
          <table:table-cell office:value-type="float" office:value="3845.51001">
            <text:p>3845.51001</text:p>
          </table:table-cell>
          <table:table-cell office:value-type="float" office:value="3852.659912">
            <text:p>3852.659912</text:p>
          </table:table-cell>
          <table:table-cell office:value-type="float" office:value="3791.899902">
            <text:p>3791.899902</text:p>
          </table:table-cell>
          <table:table-cell table:number-columns-repeated="2" office:value-type="float" office:value="3817.879883">
            <text:p>3817.879883</text:p>
          </table:table-cell>
          <table:table-cell office:value-type="float" office:value="126868886">
            <text:p>126868886</text:p>
          </table:table-cell>
          <table:table-cell/>
        </table:table-row>
        <table:table-row table:style-name="ro1">
          <table:table-cell office:value-type="string">
            <text:p>2019-02-27</text:p>
          </table:table-cell>
          <table:table-cell office:value-type="float" office:value="3817.879883">
            <text:p>3817.879883</text:p>
          </table:table-cell>
          <table:table-cell office:value-type="float" office:value="3851.840088">
            <text:p>3851.840088</text:p>
          </table:table-cell>
          <table:table-cell office:value-type="float" office:value="3699.530029">
            <text:p>3699.530029</text:p>
          </table:table-cell>
          <table:table-cell table:number-columns-repeated="2" office:value-type="float" office:value="3830.719971">
            <text:p>3830.719971</text:p>
          </table:table-cell>
          <table:table-cell office:value-type="float" office:value="175069054">
            <text:p>175069054</text:p>
          </table:table-cell>
          <table:table-cell/>
        </table:table-row>
        <table:table-row table:style-name="ro1">
          <table:table-cell office:value-type="string">
            <text:p>2019-02-28</text:p>
          </table:table-cell>
          <table:table-cell office:value-type="float" office:value="3830.719971">
            <text:p>3830.719971</text:p>
          </table:table-cell>
          <table:table-cell office:value-type="float" office:value="3909.860107">
            <text:p>3909.860107</text:p>
          </table:table-cell>
          <table:table-cell office:value-type="float" office:value="3798">
            <text:p>3798</text:p>
          </table:table-cell>
          <table:table-cell table:number-columns-repeated="2" office:value-type="float" office:value="3823.370117">
            <text:p>3823.370117</text:p>
          </table:table-cell>
          <table:table-cell office:value-type="float" office:value="170646670">
            <text:p>170646670</text:p>
          </table:table-cell>
          <table:table-cell/>
        </table:table-row>
        <table:table-row table:style-name="ro1">
          <table:table-cell office:value-type="string">
            <text:p>2019-03-01</text:p>
          </table:table-cell>
          <table:table-cell office:value-type="float" office:value="3823.370117">
            <text:p>3823.370117</text:p>
          </table:table-cell>
          <table:table-cell office:value-type="float" office:value="3866.120117">
            <text:p>3866.120117</text:p>
          </table:table-cell>
          <table:table-cell office:value-type="float" office:value="3822.669922">
            <text:p>3822.669922</text:p>
          </table:table-cell>
          <table:table-cell table:number-columns-repeated="2" office:value-type="float" office:value="3831.47998">
            <text:p>3831.47998</text:p>
          </table:table-cell>
          <table:table-cell office:value-type="float" office:value="101774924">
            <text:p>101774924</text:p>
          </table:table-cell>
          <table:table-cell/>
        </table:table-row>
        <table:table-row table:style-name="ro1">
          <table:table-cell office:value-type="string">
            <text:p>2019-03-02</text:p>
          </table:table-cell>
          <table:table-cell office:value-type="float" office:value="3831.47998">
            <text:p>3831.47998</text:p>
          </table:table-cell>
          <table:table-cell office:value-type="float" office:value="3846.379883">
            <text:p>3846.379883</text:p>
          </table:table-cell>
          <table:table-cell office:value-type="float" office:value="3790.73999">
            <text:p>3790.73999</text:p>
          </table:table-cell>
          <table:table-cell table:number-columns-repeated="2" office:value-type="float" office:value="3842.939941">
            <text:p>3842.939941</text:p>
          </table:table-cell>
          <table:table-cell office:value-type="float" office:value="73894412">
            <text:p>73894412</text:p>
          </table:table-cell>
          <table:table-cell/>
        </table:table-row>
        <table:table-row table:style-name="ro1">
          <table:table-cell office:value-type="string">
            <text:p>2019-03-03</text:p>
          </table:table-cell>
          <table:table-cell office:value-type="float" office:value="3842.939941">
            <text:p>3842.939941</text:p>
          </table:table-cell>
          <table:table-cell office:value-type="float" office:value="3853.280029">
            <text:p>3853.280029</text:p>
          </table:table-cell>
          <table:table-cell office:value-type="float" office:value="3788.040039">
            <text:p>3788.040039</text:p>
          </table:table-cell>
          <table:table-cell table:number-columns-repeated="2" office:value-type="float" office:value="3812.310059">
            <text:p>3812.310059</text:p>
          </table:table-cell>
          <table:table-cell office:value-type="float" office:value="64065044">
            <text:p>64065044</text:p>
          </table:table-cell>
          <table:table-cell/>
        </table:table-row>
        <table:table-row table:style-name="ro1">
          <table:table-cell office:value-type="string">
            <text:p>2019-03-04</text:p>
          </table:table-cell>
          <table:table-cell office:value-type="float" office:value="3812.310059">
            <text:p>3812.310059</text:p>
          </table:table-cell>
          <table:table-cell office:value-type="float" office:value="3831.01001">
            <text:p>3831.01001</text:p>
          </table:table-cell>
          <table:table-cell office:value-type="float" office:value="3705.139893">
            <text:p>3705.139893</text:p>
          </table:table-cell>
          <table:table-cell table:number-columns-repeated="2" office:value-type="float" office:value="3731.280029">
            <text:p>3731.280029</text:p>
          </table:table-cell>
          <table:table-cell office:value-type="float" office:value="147245676">
            <text:p>147245676</text:p>
          </table:table-cell>
          <table:table-cell/>
        </table:table-row>
        <table:table-row table:style-name="ro1">
          <table:table-cell office:value-type="string">
            <text:p>2019-03-05</text:p>
          </table:table-cell>
          <table:table-cell office:value-type="float" office:value="3731.280029">
            <text:p>3731.280029</text:p>
          </table:table-cell>
          <table:table-cell office:value-type="float" office:value="3893.52002">
            <text:p>3893.52002</text:p>
          </table:table-cell>
          <table:table-cell office:value-type="float" office:value="3720.48999">
            <text:p>3720.48999</text:p>
          </table:table-cell>
          <table:table-cell table:number-columns-repeated="2" office:value-type="float" office:value="3874.179932">
            <text:p>3874.179932</text:p>
          </table:table-cell>
          <table:table-cell office:value-type="float" office:value="165062256">
            <text:p>165062256</text:p>
          </table:table-cell>
          <table:table-cell/>
        </table:table-row>
        <table:table-row table:style-name="ro1">
          <table:table-cell office:value-type="string">
            <text:p>2019-03-06</text:p>
          </table:table-cell>
          <table:table-cell office:value-type="float" office:value="3874.179932">
            <text:p>3874.179932</text:p>
          </table:table-cell>
          <table:table-cell office:value-type="float" office:value="3916.290039">
            <text:p>3916.290039</text:p>
          </table:table-cell>
          <table:table-cell office:value-type="float" office:value="3839.389893">
            <text:p>3839.389893</text:p>
          </table:table-cell>
          <table:table-cell table:number-columns-repeated="2" office:value-type="float" office:value="3874.97998">
            <text:p>3874.97998</text:p>
          </table:table-cell>
          <table:table-cell office:value-type="float" office:value="129520549">
            <text:p>129520549</text:p>
          </table:table-cell>
          <table:table-cell/>
        </table:table-row>
        <table:table-row table:style-name="ro1">
          <table:table-cell office:value-type="string">
            <text:p>2019-03-07</text:p>
          </table:table-cell>
          <table:table-cell office:value-type="float" office:value="3874.97998">
            <text:p>3874.97998</text:p>
          </table:table-cell>
          <table:table-cell office:value-type="float" office:value="3911.76001">
            <text:p>3911.76001</text:p>
          </table:table-cell>
          <table:table-cell office:value-type="float" office:value="3853.199951">
            <text:p>3853.199951</text:p>
          </table:table-cell>
          <table:table-cell table:number-columns-repeated="2" office:value-type="float" office:value="3882.610107">
            <text:p>3882.610107</text:p>
          </table:table-cell>
          <table:table-cell office:value-type="float" office:value="146201726">
            <text:p>146201726</text:p>
          </table:table-cell>
          <table:table-cell/>
        </table:table-row>
        <table:table-row table:style-name="ro1">
          <table:table-cell office:value-type="string">
            <text:p>2019-03-08</text:p>
          </table:table-cell>
          <table:table-cell office:value-type="float" office:value="3882.610107">
            <text:p>3882.610107</text:p>
          </table:table-cell>
          <table:table-cell office:value-type="float" office:value="3932.02002">
            <text:p>3932.02002</text:p>
          </table:table-cell>
          <table:table-cell office:value-type="float" office:value="3804.97998">
            <text:p>3804.97998</text:p>
          </table:table-cell>
          <table:table-cell table:number-columns-repeated="2" office:value-type="float" office:value="3868.02002">
            <text:p>3868.02002</text:p>
          </table:table-cell>
          <table:table-cell office:value-type="float" office:value="153405087">
            <text:p>153405087</text:p>
          </table:table-cell>
          <table:table-cell/>
        </table:table-row>
        <table:table-row table:style-name="ro1">
          <table:table-cell office:value-type="string">
            <text:p>2019-03-09</text:p>
          </table:table-cell>
          <table:table-cell office:value-type="float" office:value="3868.02002">
            <text:p>3868.02002</text:p>
          </table:table-cell>
          <table:table-cell office:value-type="float" office:value="3975.25">
            <text:p>3975.25</text:p>
          </table:table-cell>
          <table:table-cell office:value-type="float" office:value="3860.659912">
            <text:p>3860.659912</text:p>
          </table:table-cell>
          <table:table-cell table:number-columns-repeated="2" office:value-type="float" office:value="3947.73999">
            <text:p>3947.73999</text:p>
          </table:table-cell>
          <table:table-cell office:value-type="float" office:value="108370246">
            <text:p>108370246</text:p>
          </table:table-cell>
          <table:table-cell/>
        </table:table-row>
        <table:table-row table:style-name="ro1">
          <table:table-cell office:value-type="string">
            <text:p>2019-03-10</text:p>
          </table:table-cell>
          <table:table-cell office:value-type="float" office:value="3947.73999">
            <text:p>3947.73999</text:p>
          </table:table-cell>
          <table:table-cell office:value-type="float" office:value="3948.209961">
            <text:p>3948.209961</text:p>
          </table:table-cell>
          <table:table-cell office:value-type="float" office:value="3897.820068">
            <text:p>3897.820068</text:p>
          </table:table-cell>
          <table:table-cell table:number-columns-repeated="2" office:value-type="float" office:value="3929.840088">
            <text:p>3929.840088</text:p>
          </table:table-cell>
          <table:table-cell office:value-type="float" office:value="68252920">
            <text:p>68252920</text:p>
          </table:table-cell>
          <table:table-cell/>
        </table:table-row>
        <table:table-row table:style-name="ro1">
          <table:table-cell office:value-type="string">
            <text:p>2019-03-11</text:p>
          </table:table-cell>
          <table:table-cell office:value-type="float" office:value="3929.840088">
            <text:p>3929.840088</text:p>
          </table:table-cell>
          <table:table-cell office:value-type="float" office:value="3941.98999">
            <text:p>3941.98999</text:p>
          </table:table-cell>
          <table:table-cell office:value-type="float" office:value="3849.449951">
            <text:p>3849.449951</text:p>
          </table:table-cell>
          <table:table-cell table:number-columns-repeated="2" office:value-type="float" office:value="3874.889893">
            <text:p>3874.889893</text:p>
          </table:table-cell>
          <table:table-cell office:value-type="float" office:value="126998648">
            <text:p>126998648</text:p>
          </table:table-cell>
          <table:table-cell/>
        </table:table-row>
        <table:table-row table:style-name="ro1">
          <table:table-cell office:value-type="string">
            <text:p>2019-03-12</text:p>
          </table:table-cell>
          <table:table-cell office:value-type="float" office:value="3874.889893">
            <text:p>3874.889893</text:p>
          </table:table-cell>
          <table:table-cell office:value-type="float" office:value="3904.699951">
            <text:p>3904.699951</text:p>
          </table:table-cell>
          <table:table-cell office:value-type="float" office:value="3827.22998">
            <text:p>3827.22998</text:p>
          </table:table-cell>
          <table:table-cell table:number-columns-repeated="2" office:value-type="float" office:value="3888.570068">
            <text:p>3888.570068</text:p>
          </table:table-cell>
          <table:table-cell office:value-type="float" office:value="130291591">
            <text:p>130291591</text:p>
          </table:table-cell>
          <table:table-cell/>
        </table:table-row>
        <table:table-row table:style-name="ro1">
          <table:table-cell office:value-type="string">
            <text:p>2019-03-13</text:p>
          </table:table-cell>
          <table:table-cell office:value-type="float" office:value="3888.570068">
            <text:p>3888.570068</text:p>
          </table:table-cell>
          <table:table-cell office:value-type="float" office:value="3898.25">
            <text:p>3898.25</text:p>
          </table:table-cell>
          <table:table-cell office:value-type="float" office:value="3853.060059">
            <text:p>3853.060059</text:p>
          </table:table-cell>
          <table:table-cell table:number-columns-repeated="2" office:value-type="float" office:value="3878.439941">
            <text:p>3878.439941</text:p>
          </table:table-cell>
          <table:table-cell office:value-type="float" office:value="108286926">
            <text:p>108286926</text:p>
          </table:table-cell>
          <table:table-cell/>
        </table:table-row>
        <table:table-row table:style-name="ro1">
          <table:table-cell office:value-type="string">
            <text:p>2019-03-14</text:p>
          </table:table-cell>
          <table:table-cell office:value-type="float" office:value="3878.439941">
            <text:p>3878.439941</text:p>
          </table:table-cell>
          <table:table-cell office:value-type="float" office:value="3922.209961">
            <text:p>3922.209961</text:p>
          </table:table-cell>
          <table:table-cell office:value-type="float" office:value="3825.030029">
            <text:p>3825.030029</text:p>
          </table:table-cell>
          <table:table-cell table:number-columns-repeated="2" office:value-type="float" office:value="3881.439941">
            <text:p>3881.439941</text:p>
          </table:table-cell>
          <table:table-cell office:value-type="float" office:value="133931876">
            <text:p>133931876</text:p>
          </table:table-cell>
          <table:table-cell/>
        </table:table-row>
        <table:table-row table:style-name="ro1">
          <table:table-cell office:value-type="string">
            <text:p>2019-03-15</text:p>
          </table:table-cell>
          <table:table-cell office:value-type="float" office:value="3881.439941">
            <text:p>3881.439941</text:p>
          </table:table-cell>
          <table:table-cell office:value-type="float" office:value="3935.100098">
            <text:p>3935.100098</text:p>
          </table:table-cell>
          <table:table-cell office:value-type="float" office:value="3876.169922">
            <text:p>3876.169922</text:p>
          </table:table-cell>
          <table:table-cell table:number-columns-repeated="2" office:value-type="float" office:value="3927.080078">
            <text:p>3927.080078</text:p>
          </table:table-cell>
          <table:table-cell office:value-type="float" office:value="125588541">
            <text:p>125588541</text:p>
          </table:table-cell>
          <table:table-cell/>
        </table:table-row>
        <table:table-row table:style-name="ro1">
          <table:table-cell office:value-type="string">
            <text:p>2019-03-16</text:p>
          </table:table-cell>
          <table:table-cell office:value-type="float" office:value="3927.080078">
            <text:p>3927.080078</text:p>
          </table:table-cell>
          <table:table-cell office:value-type="float" office:value="4069.110107">
            <text:p>4069.110107</text:p>
          </table:table-cell>
          <table:table-cell office:value-type="float" office:value="3924.97998">
            <text:p>3924.97998</text:p>
          </table:table-cell>
          <table:table-cell table:number-columns-repeated="2" office:value-type="float" office:value="4027.01001">
            <text:p>4027.01001</text:p>
          </table:table-cell>
          <table:table-cell office:value-type="float" office:value="166216280">
            <text:p>166216280</text:p>
          </table:table-cell>
          <table:table-cell/>
        </table:table-row>
        <table:table-row table:style-name="ro1">
          <table:table-cell office:value-type="string">
            <text:p>2019-03-17</text:p>
          </table:table-cell>
          <table:table-cell office:value-type="float" office:value="4027.01001">
            <text:p>4027.01001</text:p>
          </table:table-cell>
          <table:table-cell office:value-type="float" office:value="4030.379883">
            <text:p>4030.379883</text:p>
          </table:table-cell>
          <table:table-cell office:value-type="float" office:value="3970.969971">
            <text:p>3970.969971</text:p>
          </table:table-cell>
          <table:table-cell table:number-columns-repeated="2" office:value-type="float" office:value="3998">
            <text:p>3998</text:p>
          </table:table-cell>
          <table:table-cell office:value-type="float" office:value="68146133">
            <text:p>68146133</text:p>
          </table:table-cell>
          <table:table-cell/>
        </table:table-row>
        <table:table-row table:style-name="ro1">
          <table:table-cell office:value-type="string">
            <text:p>2019-03-18</text:p>
          </table:table-cell>
          <table:table-cell office:value-type="float" office:value="3998">
            <text:p>3998</text:p>
          </table:table-cell>
          <table:table-cell office:value-type="float" office:value="4038.98999">
            <text:p>4038.98999</text:p>
          </table:table-cell>
          <table:table-cell office:value-type="float" office:value="3964.310059">
            <text:p>3964.310059</text:p>
          </table:table-cell>
          <table:table-cell table:number-columns-repeated="2" office:value-type="float" office:value="3988.850098">
            <text:p>3988.850098</text:p>
          </table:table-cell>
          <table:table-cell office:value-type="float" office:value="109428478">
            <text:p>109428478</text:p>
          </table:table-cell>
          <table:table-cell/>
        </table:table-row>
        <table:table-row table:style-name="ro1">
          <table:table-cell office:value-type="string">
            <text:p>2019-03-19</text:p>
          </table:table-cell>
          <table:table-cell office:value-type="float" office:value="3988.850098">
            <text:p>3988.850098</text:p>
          </table:table-cell>
          <table:table-cell office:value-type="float" office:value="4032.040039">
            <text:p>4032.040039</text:p>
          </table:table-cell>
          <table:table-cell office:value-type="float" office:value="3972.469971">
            <text:p>3972.469971</text:p>
          </table:table-cell>
          <table:table-cell table:number-columns-repeated="2" office:value-type="float" office:value="4024.139893">
            <text:p>4024.139893</text:p>
          </table:table-cell>
          <table:table-cell office:value-type="float" office:value="118919147">
            <text:p>118919147</text:p>
          </table:table-cell>
          <table:table-cell/>
        </table:table-row>
        <table:table-row table:style-name="ro1">
          <table:table-cell office:value-type="string">
            <text:p>2019-03-20</text:p>
          </table:table-cell>
          <table:table-cell office:value-type="float" office:value="4024.139893">
            <text:p>4024.139893</text:p>
          </table:table-cell>
          <table:table-cell office:value-type="float" office:value="4064.949951">
            <text:p>4064.949951</text:p>
          </table:table-cell>
          <table:table-cell office:value-type="float" office:value="3995.48999">
            <text:p>3995.48999</text:p>
          </table:table-cell>
          <table:table-cell table:number-columns-repeated="2" office:value-type="float" office:value="4056.75">
            <text:p>4056.75</text:p>
          </table:table-cell>
          <table:table-cell office:value-type="float" office:value="148490744">
            <text:p>148490744</text:p>
          </table:table-cell>
          <table:table-cell/>
        </table:table-row>
        <table:table-row table:style-name="ro1">
          <table:table-cell office:value-type="string">
            <text:p>2019-03-21</text:p>
          </table:table-cell>
          <table:table-cell office:value-type="float" office:value="4056.75">
            <text:p>4056.75</text:p>
          </table:table-cell>
          <table:table-cell office:value-type="float" office:value="4082.290039">
            <text:p>4082.290039</text:p>
          </table:table-cell>
          <table:table-cell office:value-type="float" office:value="3953.530029">
            <text:p>3953.530029</text:p>
          </table:table-cell>
          <table:table-cell table:number-columns-repeated="2" office:value-type="float" office:value="3996.929932">
            <text:p>3996.929932</text:p>
          </table:table-cell>
          <table:table-cell office:value-type="float" office:value="178077036">
            <text:p>178077036</text:p>
          </table:table-cell>
          <table:table-cell/>
        </table:table-row>
        <table:table-row table:style-name="ro1">
          <table:table-cell office:value-type="string">
            <text:p>2019-03-22</text:p>
          </table:table-cell>
          <table:table-cell office:value-type="float" office:value="3996.929932">
            <text:p>3996.929932</text:p>
          </table:table-cell>
          <table:table-cell office:value-type="float" office:value="4018.209961">
            <text:p>4018.209961</text:p>
          </table:table-cell>
          <table:table-cell office:value-type="float" office:value="3984">
            <text:p>3984</text:p>
          </table:table-cell>
          <table:table-cell table:number-columns-repeated="2" office:value-type="float" office:value="4000.840088">
            <text:p>4000.840088</text:p>
          </table:table-cell>
          <table:table-cell office:value-type="float" office:value="90726555">
            <text:p>90726555</text:p>
          </table:table-cell>
          <table:table-cell/>
        </table:table-row>
        <table:table-row table:style-name="ro1">
          <table:table-cell office:value-type="string">
            <text:p>2019-03-23</text:p>
          </table:table-cell>
          <table:table-cell office:value-type="float" office:value="4000.840088">
            <text:p>4000.840088</text:p>
          </table:table-cell>
          <table:table-cell office:value-type="float" office:value="4019.360107">
            <text:p>4019.360107</text:p>
          </table:table-cell>
          <table:table-cell office:value-type="float" office:value="3982.469971">
            <text:p>3982.469971</text:p>
          </table:table-cell>
          <table:table-cell table:number-columns-repeated="2" office:value-type="float" office:value="4007.209961">
            <text:p>4007.209961</text:p>
          </table:table-cell>
          <table:table-cell office:value-type="float" office:value="74094017">
            <text:p>74094017</text:p>
          </table:table-cell>
          <table:table-cell/>
        </table:table-row>
        <table:table-row table:style-name="ro1">
          <table:table-cell office:value-type="string">
            <text:p>2019-03-24</text:p>
          </table:table-cell>
          <table:table-cell office:value-type="float" office:value="4007.209961">
            <text:p>4007.209961</text:p>
          </table:table-cell>
          <table:table-cell office:value-type="float" office:value="4010.300049">
            <text:p>4010.300049</text:p>
          </table:table-cell>
          <table:table-cell office:value-type="float" office:value="3970.350098">
            <text:p>3970.350098</text:p>
          </table:table-cell>
          <table:table-cell table:number-columns-repeated="2" office:value-type="float" office:value="3994.110107">
            <text:p>3994.110107</text:p>
          </table:table-cell>
          <table:table-cell office:value-type="float" office:value="64375076">
            <text:p>64375076</text:p>
          </table:table-cell>
          <table:table-cell/>
        </table:table-row>
        <table:table-row table:style-name="ro1">
          <table:table-cell office:value-type="string">
            <text:p>2019-03-25</text:p>
          </table:table-cell>
          <table:table-cell office:value-type="float" office:value="3994.110107">
            <text:p>3994.110107</text:p>
          </table:table-cell>
          <table:table-cell office:value-type="float" office:value="4005.290039">
            <text:p>4005.290039</text:p>
          </table:table-cell>
          <table:table-cell office:value-type="float" office:value="3887.679932">
            <text:p>3887.679932</text:p>
          </table:table-cell>
          <table:table-cell table:number-columns-repeated="2" office:value-type="float" office:value="3924.550049">
            <text:p>3924.550049</text:p>
          </table:table-cell>
          <table:table-cell office:value-type="float" office:value="136398998">
            <text:p>136398998</text:p>
          </table:table-cell>
          <table:table-cell/>
        </table:table-row>
        <table:table-row table:style-name="ro1">
          <table:table-cell office:value-type="string">
            <text:p>2019-03-26</text:p>
          </table:table-cell>
          <table:table-cell office:value-type="float" office:value="3924.550049">
            <text:p>3924.550049</text:p>
          </table:table-cell>
          <table:table-cell office:value-type="float" office:value="3943.199951">
            <text:p>3943.199951</text:p>
          </table:table-cell>
          <table:table-cell office:value-type="float" office:value="3902.52002">
            <text:p>3902.52002</text:p>
          </table:table-cell>
          <table:table-cell table:number-columns-repeated="2" office:value-type="float" office:value="3942.219971">
            <text:p>3942.219971</text:p>
          </table:table-cell>
          <table:table-cell office:value-type="float" office:value="93805733">
            <text:p>93805733</text:p>
          </table:table-cell>
          <table:table-cell/>
        </table:table-row>
        <table:table-row table:style-name="ro1">
          <table:table-cell office:value-type="string">
            <text:p>2019-03-27</text:p>
          </table:table-cell>
          <table:table-cell office:value-type="float" office:value="3942.219971">
            <text:p>3942.219971</text:p>
          </table:table-cell>
          <table:table-cell office:value-type="float" office:value="4054.320068">
            <text:p>4054.320068</text:p>
          </table:table-cell>
          <table:table-cell office:value-type="float" office:value="3932.790039">
            <text:p>3932.790039</text:p>
          </table:table-cell>
          <table:table-cell table:number-columns-repeated="2" office:value-type="float" office:value="4045.97998">
            <text:p>4045.97998</text:p>
          </table:table-cell>
          <table:table-cell office:value-type="float" office:value="149005782">
            <text:p>149005782</text:p>
          </table:table-cell>
          <table:table-cell/>
        </table:table-row>
        <table:table-row table:style-name="ro1">
          <table:table-cell office:value-type="string">
            <text:p>2019-03-28</text:p>
          </table:table-cell>
          <table:table-cell office:value-type="float" office:value="4045.97998">
            <text:p>4045.97998</text:p>
          </table:table-cell>
          <table:table-cell office:value-type="float" office:value="4046.439941">
            <text:p>4046.439941</text:p>
          </table:table-cell>
          <table:table-cell office:value-type="float" office:value="4014.689941">
            <text:p>4014.689941</text:p>
          </table:table-cell>
          <table:table-cell table:number-columns-repeated="2" office:value-type="float" office:value="4036.449951">
            <text:p>4036.449951</text:p>
          </table:table-cell>
          <table:table-cell office:value-type="float" office:value="102296341">
            <text:p>102296341</text:p>
          </table:table-cell>
          <table:table-cell/>
        </table:table-row>
        <table:table-row table:style-name="ro1">
          <table:table-cell office:value-type="string">
            <text:p>2019-03-29</text:p>
          </table:table-cell>
          <table:table-cell office:value-type="float" office:value="4036.449951">
            <text:p>4036.449951</text:p>
          </table:table-cell>
          <table:table-cell office:value-type="float" office:value="4122.890137">
            <text:p>4122.890137</text:p>
          </table:table-cell>
          <table:table-cell office:value-type="float" office:value="4031.219971">
            <text:p>4031.219971</text:p>
          </table:table-cell>
          <table:table-cell table:number-columns-repeated="2" office:value-type="float" office:value="4111.379883">
            <text:p>4111.379883</text:p>
          </table:table-cell>
          <table:table-cell office:value-type="float" office:value="170915132">
            <text:p>170915132</text:p>
          </table:table-cell>
          <table:table-cell/>
        </table:table-row>
        <table:table-row table:style-name="ro1">
          <table:table-cell office:value-type="string">
            <text:p>2019-03-30</text:p>
          </table:table-cell>
          <table:table-cell office:value-type="float" office:value="4111.379883">
            <text:p>4111.379883</text:p>
          </table:table-cell>
          <table:table-cell office:value-type="float" office:value="4146.879883">
            <text:p>4146.879883</text:p>
          </table:table-cell>
          <table:table-cell office:value-type="float" office:value="4066.870117">
            <text:p>4066.870117</text:p>
          </table:table-cell>
          <table:table-cell table:number-columns-repeated="2" office:value-type="float" office:value="4118.129883">
            <text:p>4118.129883</text:p>
          </table:table-cell>
          <table:table-cell office:value-type="float" office:value="102400533">
            <text:p>102400533</text:p>
          </table:table-cell>
          <table:table-cell/>
        </table:table-row>
        <table:table-row table:style-name="ro1">
          <table:table-cell office:value-type="string">
            <text:p>2019-03-31</text:p>
          </table:table-cell>
          <table:table-cell office:value-type="float" office:value="4118.129883">
            <text:p>4118.129883</text:p>
          </table:table-cell>
          <table:table-cell office:value-type="float" office:value="4129.430176">
            <text:p>4129.430176</text:p>
          </table:table-cell>
          <table:table-cell office:value-type="float" office:value="4098.790039">
            <text:p>4098.790039</text:p>
          </table:table-cell>
          <table:table-cell table:number-columns-repeated="2" office:value-type="float" office:value="4112.689941">
            <text:p>4112.689941</text:p>
          </table:table-cell>
          <table:table-cell office:value-type="float" office:value="56727425">
            <text:p>56727425</text:p>
          </table:table-cell>
          <table:table-cell/>
        </table:table-row>
        <table:table-row table:style-name="ro1">
          <table:table-cell office:value-type="string">
            <text:p>2019-03-31</text:p>
          </table:table-cell>
          <table:table-cell office:value-type="float" office:value="4112.689941">
            <text:p>4112.689941</text:p>
          </table:table-cell>
          <table:table-cell office:value-type="float" office:value="4164.330078">
            <text:p>4164.330078</text:p>
          </table:table-cell>
          <table:table-cell office:value-type="float" office:value="4082.199951">
            <text:p>4082.199951</text:p>
          </table:table-cell>
          <table:table-cell table:number-columns-repeated="2" office:value-type="float" office:value="4151.319824">
            <text:p>4151.319824</text:p>
          </table:table-cell>
          <table:table-cell office:value-type="float" office:value="152826759">
            <text:p>152826759</text:p>
          </table:table-cell>
          <table:table-cell/>
        </table:table-row>
        <table:table-row table:style-name="ro1">
          <table:table-cell office:value-type="string">
            <text:p>2019-04-01</text:p>
          </table:table-cell>
          <table:table-cell office:value-type="float" office:value="4151.319824">
            <text:p>4151.319824</text:p>
          </table:table-cell>
          <table:table-cell office:value-type="float" office:value="5104.419922">
            <text:p>5104.419922</text:p>
          </table:table-cell>
          <table:table-cell office:value-type="float" office:value="4147.700195">
            <text:p>4147.700195</text:p>
          </table:table-cell>
          <table:table-cell table:number-columns-repeated="2" office:value-type="float" office:value="4906.930176">
            <text:p>4906.930176</text:p>
          </table:table-cell>
          <table:table-cell office:value-type="float" office:value="814748125">
            <text:p>814748125</text:p>
          </table:table-cell>
          <table:table-cell/>
        </table:table-row>
        <table:table-row table:style-name="ro1">
          <table:table-cell office:value-type="string">
            <text:p>2019-04-02</text:p>
          </table:table-cell>
          <table:table-cell office:value-type="float" office:value="4906.930176">
            <text:p>4906.930176</text:p>
          </table:table-cell>
          <table:table-cell office:value-type="float" office:value="5335.700195">
            <text:p>5335.700195</text:p>
          </table:table-cell>
          <table:table-cell office:value-type="float" office:value="4831.589844">
            <text:p>4831.589844</text:p>
          </table:table-cell>
          <table:table-cell table:number-columns-repeated="2" office:value-type="float" office:value="4976.589844">
            <text:p>4976.589844</text:p>
          </table:table-cell>
          <table:table-cell office:value-type="float" office:value="809158339">
            <text:p>809158339</text:p>
          </table:table-cell>
          <table:table-cell/>
        </table:table-row>
        <table:table-row table:style-name="ro1">
          <table:table-cell office:value-type="string">
            <text:p>2019-04-03</text:p>
          </table:table-cell>
          <table:table-cell office:value-type="float" office:value="4976.589844">
            <text:p>4976.589844</text:p>
          </table:table-cell>
          <table:table-cell office:value-type="float" office:value="5071.97998">
            <text:p>5071.97998</text:p>
          </table:table-cell>
          <table:table-cell office:value-type="float" office:value="4799.77002">
            <text:p>4799.77002</text:p>
          </table:table-cell>
          <table:table-cell table:number-columns-repeated="2" office:value-type="float" office:value="4913.359863">
            <text:p>4913.359863</text:p>
          </table:table-cell>
          <table:table-cell office:value-type="float" office:value="370109007">
            <text:p>370109007</text:p>
          </table:table-cell>
          <table:table-cell/>
        </table:table-row>
        <table:table-row table:style-name="ro1">
          <table:table-cell office:value-type="string">
            <text:p>2019-04-04</text:p>
          </table:table-cell>
          <table:table-cell office:value-type="float" office:value="4913.359863">
            <text:p>4913.359863</text:p>
          </table:table-cell>
          <table:table-cell office:value-type="float" office:value="5074.129883">
            <text:p>5074.129883</text:p>
          </table:table-cell>
          <table:table-cell office:value-type="float" office:value="4897.609863">
            <text:p>4897.609863</text:p>
          </table:table-cell>
          <table:table-cell table:number-columns-repeated="2" office:value-type="float" office:value="5047.22998">
            <text:p>5047.22998</text:p>
          </table:table-cell>
          <table:table-cell office:value-type="float" office:value="280722247">
            <text:p>280722247</text:p>
          </table:table-cell>
          <table:table-cell/>
        </table:table-row>
        <table:table-row table:style-name="ro1">
          <table:table-cell office:value-type="string">
            <text:p>2019-04-05</text:p>
          </table:table-cell>
          <table:table-cell office:value-type="float" office:value="5047.22998">
            <text:p>5047.22998</text:p>
          </table:table-cell>
          <table:table-cell office:value-type="float" office:value="5240.189941">
            <text:p>5240.189941</text:p>
          </table:table-cell>
          <table:table-cell office:value-type="float" office:value="4938">
            <text:p>4938</text:p>
          </table:table-cell>
          <table:table-cell table:number-columns-repeated="2" office:value-type="float" office:value="5057.25">
            <text:p>5057.25</text:p>
          </table:table-cell>
          <table:table-cell office:value-type="float" office:value="275839573">
            <text:p>275839573</text:p>
          </table:table-cell>
          <table:table-cell/>
        </table:table-row>
        <table:table-row table:style-name="ro1">
          <table:table-cell office:value-type="string">
            <text:p>2019-04-06</text:p>
          </table:table-cell>
          <table:table-cell office:value-type="float" office:value="5057.25">
            <text:p>5057.25</text:p>
          </table:table-cell>
          <table:table-cell office:value-type="float" office:value="5266.040039">
            <text:p>5266.040039</text:p>
          </table:table-cell>
          <table:table-cell office:value-type="float" office:value="5044.279785">
            <text:p>5044.279785</text:p>
          </table:table-cell>
          <table:table-cell table:number-columns-repeated="2" office:value-type="float" office:value="5201.160156">
            <text:p>5201.160156</text:p>
          </table:table-cell>
          <table:table-cell office:value-type="float" office:value="243329883">
            <text:p>243329883</text:p>
          </table:table-cell>
          <table:table-cell/>
        </table:table-row>
        <table:table-row table:style-name="ro1">
          <table:table-cell office:value-type="string">
            <text:p>2019-04-07</text:p>
          </table:table-cell>
          <table:table-cell office:value-type="float" office:value="5201.160156">
            <text:p>5201.160156</text:p>
          </table:table-cell>
          <table:table-cell office:value-type="float" office:value="5347.879883">
            <text:p>5347.879883</text:p>
          </table:table-cell>
          <table:table-cell office:value-type="float" office:value="5141.22998">
            <text:p>5141.22998</text:p>
          </table:table-cell>
          <table:table-cell table:number-columns-repeated="2" office:value-type="float" office:value="5294.089844">
            <text:p>5294.089844</text:p>
          </table:table-cell>
          <table:table-cell office:value-type="float" office:value="366577921">
            <text:p>366577921</text:p>
          </table:table-cell>
          <table:table-cell/>
        </table:table-row>
        <table:table-row table:style-name="ro1">
          <table:table-cell office:value-type="string">
            <text:p>2019-04-08</text:p>
          </table:table-cell>
          <table:table-cell table:number-columns-repeated="2" office:value-type="float" office:value="5294.089844">
            <text:p>5294.089844</text:p>
          </table:table-cell>
          <table:table-cell office:value-type="float" office:value="5159.129883">
            <text:p>5159.129883</text:p>
          </table:table-cell>
          <table:table-cell table:number-columns-repeated="2" office:value-type="float" office:value="5201.299805">
            <text:p>5201.299805</text:p>
          </table:table-cell>
          <table:table-cell office:value-type="float" office:value="253577595">
            <text:p>253577595</text:p>
          </table:table-cell>
          <table:table-cell/>
        </table:table-row>
        <table:table-row table:style-name="ro1">
          <table:table-cell office:value-type="string">
            <text:p>2019-04-09</text:p>
          </table:table-cell>
          <table:table-cell office:value-type="float" office:value="5201.299805">
            <text:p>5201.299805</text:p>
          </table:table-cell>
          <table:table-cell office:value-type="float" office:value="5460.939941">
            <text:p>5460.939941</text:p>
          </table:table-cell>
          <table:table-cell office:value-type="float" office:value="5178.609863">
            <text:p>5178.609863</text:p>
          </table:table-cell>
          <table:table-cell table:number-columns-repeated="2" office:value-type="float" office:value="5318.600098">
            <text:p>5318.600098</text:p>
          </table:table-cell>
          <table:table-cell office:value-type="float" office:value="349643837">
            <text:p>349643837</text:p>
          </table:table-cell>
          <table:table-cell/>
        </table:table-row>
        <table:table-row table:style-name="ro1">
          <table:table-cell office:value-type="string">
            <text:p>2019-04-10</text:p>
          </table:table-cell>
          <table:table-cell office:value-type="float" office:value="5318.600098">
            <text:p>5318.600098</text:p>
          </table:table-cell>
          <table:table-cell office:value-type="float" office:value="5343.660156">
            <text:p>5343.660156</text:p>
          </table:table-cell>
          <table:table-cell office:value-type="float" office:value="4987.649902">
            <text:p>4987.649902</text:p>
          </table:table-cell>
          <table:table-cell table:number-columns-repeated="2" office:value-type="float" office:value="5048.560059">
            <text:p>5048.560059</text:p>
          </table:table-cell>
          <table:table-cell office:value-type="float" office:value="356811374">
            <text:p>356811374</text:p>
          </table:table-cell>
          <table:table-cell/>
        </table:table-row>
        <table:table-row table:style-name="ro1">
          <table:table-cell office:value-type="string">
            <text:p>2019-04-11</text:p>
          </table:table-cell>
          <table:table-cell office:value-type="float" office:value="5048.560059">
            <text:p>5048.560059</text:p>
          </table:table-cell>
          <table:table-cell office:value-type="float" office:value="5118.609863">
            <text:p>5118.609863</text:p>
          </table:table-cell>
          <table:table-cell office:value-type="float" office:value="4927.620117">
            <text:p>4927.620117</text:p>
          </table:table-cell>
          <table:table-cell table:number-columns-repeated="2" office:value-type="float" office:value="5081.5">
            <text:p>5081.5</text:p>
          </table:table-cell>
          <table:table-cell office:value-type="float" office:value="220667543">
            <text:p>220667543</text:p>
          </table:table-cell>
          <table:table-cell/>
        </table:table-row>
        <table:table-row table:style-name="ro1">
          <table:table-cell office:value-type="string">
            <text:p>2019-04-12</text:p>
          </table:table-cell>
          <table:table-cell office:value-type="float" office:value="5081.5">
            <text:p>5081.5</text:p>
          </table:table-cell>
          <table:table-cell office:value-type="float" office:value="5128.959961">
            <text:p>5128.959961</text:p>
          </table:table-cell>
          <table:table-cell office:value-type="float" office:value="5056.189941">
            <text:p>5056.189941</text:p>
          </table:table-cell>
          <table:table-cell table:number-columns-repeated="2" office:value-type="float" office:value="5080.660156">
            <text:p>5080.660156</text:p>
          </table:table-cell>
          <table:table-cell office:value-type="float" office:value="118956124">
            <text:p>118956124</text:p>
          </table:table-cell>
          <table:table-cell/>
        </table:table-row>
        <table:table-row table:style-name="ro1">
          <table:table-cell office:value-type="string">
            <text:p>2019-04-13</text:p>
          </table:table-cell>
          <table:table-cell office:value-type="float" office:value="5080.660156">
            <text:p>5080.660156</text:p>
          </table:table-cell>
          <table:table-cell office:value-type="float" office:value="5186.819824">
            <text:p>5186.819824</text:p>
          </table:table-cell>
          <table:table-cell office:value-type="float" office:value="5031.200195">
            <text:p>5031.200195</text:p>
          </table:table-cell>
          <table:table-cell table:number-columns-repeated="2" office:value-type="float" office:value="5165.589844">
            <text:p>5165.589844</text:p>
          </table:table-cell>
          <table:table-cell office:value-type="float" office:value="108148233">
            <text:p>108148233</text:p>
          </table:table-cell>
          <table:table-cell/>
        </table:table-row>
        <table:table-row table:style-name="ro1">
          <table:table-cell office:value-type="string">
            <text:p>2019-04-14</text:p>
          </table:table-cell>
          <table:table-cell office:value-type="float" office:value="5165.589844">
            <text:p>5165.589844</text:p>
          </table:table-cell>
          <table:table-cell office:value-type="float" office:value="5195.310059">
            <text:p>5195.310059</text:p>
          </table:table-cell>
          <table:table-cell office:value-type="float" office:value="4969.310059">
            <text:p>4969.310059</text:p>
          </table:table-cell>
          <table:table-cell table:number-columns-repeated="2" office:value-type="float" office:value="5037.27002">
            <text:p>5037.27002</text:p>
          </table:table-cell>
          <table:table-cell office:value-type="float" office:value="205867031">
            <text:p>205867031</text:p>
          </table:table-cell>
          <table:table-cell/>
        </table:table-row>
        <table:table-row table:style-name="ro1">
          <table:table-cell office:value-type="string">
            <text:p>2019-04-15</text:p>
          </table:table-cell>
          <table:table-cell office:value-type="float" office:value="5037.27002">
            <text:p>5037.27002</text:p>
          </table:table-cell>
          <table:table-cell office:value-type="float" office:value="5232.029785">
            <text:p>5232.029785</text:p>
          </table:table-cell>
          <table:table-cell office:value-type="float" office:value="5029.160156">
            <text:p>5029.160156</text:p>
          </table:table-cell>
          <table:table-cell table:number-columns-repeated="2" office:value-type="float" office:value="5212.810059">
            <text:p>5212.810059</text:p>
          </table:table-cell>
          <table:table-cell office:value-type="float" office:value="207311534">
            <text:p>207311534</text:p>
          </table:table-cell>
          <table:table-cell/>
        </table:table-row>
        <table:table-row table:style-name="ro1">
          <table:table-cell office:value-type="string">
            <text:p>2019-04-16</text:p>
          </table:table-cell>
          <table:table-cell office:value-type="float" office:value="5212.810059">
            <text:p>5212.810059</text:p>
          </table:table-cell>
          <table:table-cell office:value-type="float" office:value="5270.759766">
            <text:p>5270.759766</text:p>
          </table:table-cell>
          <table:table-cell office:value-type="float" office:value="5190.810059">
            <text:p>5190.810059</text:p>
          </table:table-cell>
          <table:table-cell table:number-columns-repeated="2" office:value-type="float" office:value="5236.259766">
            <text:p>5236.259766</text:p>
          </table:table-cell>
          <table:table-cell office:value-type="float" office:value="194699629">
            <text:p>194699629</text:p>
          </table:table-cell>
          <table:table-cell/>
        </table:table-row>
        <table:table-row table:style-name="ro1">
          <table:table-cell office:value-type="string">
            <text:p>2019-04-17</text:p>
          </table:table-cell>
          <table:table-cell office:value-type="float" office:value="5236.259766">
            <text:p>5236.259766</text:p>
          </table:table-cell>
          <table:table-cell office:value-type="float" office:value="5317.779785">
            <text:p>5317.779785</text:p>
          </table:table-cell>
          <table:table-cell office:value-type="float" office:value="5232.990234">
            <text:p>5232.990234</text:p>
          </table:table-cell>
          <table:table-cell table:number-columns-repeated="2" office:value-type="float" office:value="5289.75">
            <text:p>5289.75</text:p>
          </table:table-cell>
          <table:table-cell office:value-type="float" office:value="187312150">
            <text:p>187312150</text:p>
          </table:table-cell>
          <table:table-cell/>
        </table:table-row>
        <table:table-row table:style-name="ro1">
          <table:table-cell office:value-type="string">
            <text:p>2019-04-18</text:p>
          </table:table-cell>
          <table:table-cell office:value-type="float" office:value="5289.75">
            <text:p>5289.75</text:p>
          </table:table-cell>
          <table:table-cell office:value-type="float" office:value="5353.009766">
            <text:p>5353.009766</text:p>
          </table:table-cell>
          <table:table-cell office:value-type="float" office:value="5212.180176">
            <text:p>5212.180176</text:p>
          </table:table-cell>
          <table:table-cell table:number-columns-repeated="2" office:value-type="float" office:value="5295.529785">
            <text:p>5295.529785</text:p>
          </table:table-cell>
          <table:table-cell office:value-type="float" office:value="158699049">
            <text:p>158699049</text:p>
          </table:table-cell>
          <table:table-cell/>
        </table:table-row>
        <table:table-row table:style-name="ro1">
          <table:table-cell office:value-type="string">
            <text:p>2019-04-19</text:p>
          </table:table-cell>
          <table:table-cell office:value-type="float" office:value="5295.529785">
            <text:p>5295.529785</text:p>
          </table:table-cell>
          <table:table-cell office:value-type="float" office:value="5366.600098">
            <text:p>5366.600098</text:p>
          </table:table-cell>
          <table:table-cell office:value-type="float" office:value="5274.450195">
            <text:p>5274.450195</text:p>
          </table:table-cell>
          <table:table-cell table:number-columns-repeated="2" office:value-type="float" office:value="5326.180176">
            <text:p>5326.180176</text:p>
          </table:table-cell>
          <table:table-cell office:value-type="float" office:value="123577001">
            <text:p>123577001</text:p>
          </table:table-cell>
          <table:table-cell/>
        </table:table-row>
        <table:table-row table:style-name="ro1">
          <table:table-cell office:value-type="string">
            <text:p>2019-04-20</text:p>
          </table:table-cell>
          <table:table-cell office:value-type="float" office:value="5326.180176">
            <text:p>5326.180176</text:p>
          </table:table-cell>
          <table:table-cell office:value-type="float" office:value="5348.589844">
            <text:p>5348.589844</text:p>
          </table:table-cell>
          <table:table-cell office:value-type="float" office:value="5232.77002">
            <text:p>5232.77002</text:p>
          </table:table-cell>
          <table:table-cell table:number-columns-repeated="2" office:value-type="float" office:value="5305.740234">
            <text:p>5305.740234</text:p>
          </table:table-cell>
          <table:table-cell office:value-type="float" office:value="134681237">
            <text:p>134681237</text:p>
          </table:table-cell>
          <table:table-cell/>
        </table:table-row>
        <table:table-row table:style-name="ro1">
          <table:table-cell office:value-type="string">
            <text:p>2019-04-21</text:p>
          </table:table-cell>
          <table:table-cell office:value-type="float" office:value="5305.740234">
            <text:p>5305.740234</text:p>
          </table:table-cell>
          <table:table-cell office:value-type="float" office:value="5444.759766">
            <text:p>5444.759766</text:p>
          </table:table-cell>
          <table:table-cell office:value-type="float" office:value="5265.72998">
            <text:p>5265.72998</text:p>
          </table:table-cell>
          <table:table-cell table:number-columns-repeated="2" office:value-type="float" office:value="5394.669922">
            <text:p>5394.669922</text:p>
          </table:table-cell>
          <table:table-cell office:value-type="float" office:value="242498187">
            <text:p>242498187</text:p>
          </table:table-cell>
          <table:table-cell/>
        </table:table-row>
        <table:table-row table:style-name="ro1">
          <table:table-cell office:value-type="string">
            <text:p>2019-04-22</text:p>
          </table:table-cell>
          <table:table-cell office:value-type="float" office:value="5394.669922">
            <text:p>5394.669922</text:p>
          </table:table-cell>
          <table:table-cell office:value-type="float" office:value="5626.830078">
            <text:p>5626.830078</text:p>
          </table:table-cell>
          <table:table-cell office:value-type="float" office:value="5371.310059">
            <text:p>5371.310059</text:p>
          </table:table-cell>
          <table:table-cell table:number-columns-repeated="2" office:value-type="float" office:value="5539.100098">
            <text:p>5539.100098</text:p>
          </table:table-cell>
          <table:table-cell office:value-type="float" office:value="368556751">
            <text:p>368556751</text:p>
          </table:table-cell>
          <table:table-cell/>
        </table:table-row>
        <table:table-row table:style-name="ro1">
          <table:table-cell office:value-type="string">
            <text:p>2019-04-23</text:p>
          </table:table-cell>
          <table:table-cell office:value-type="float" office:value="5539.100098">
            <text:p>5539.100098</text:p>
          </table:table-cell>
          <table:table-cell office:value-type="float" office:value="5633">
            <text:p>5633</text:p>
          </table:table-cell>
          <table:table-cell office:value-type="float" office:value="5390.97998">
            <text:p>5390.97998</text:p>
          </table:table-cell>
          <table:table-cell table:number-columns-repeated="2" office:value-type="float" office:value="5454.580078">
            <text:p>5454.580078</text:p>
          </table:table-cell>
          <table:table-cell office:value-type="float" office:value="339093001">
            <text:p>339093001</text:p>
          </table:table-cell>
          <table:table-cell/>
        </table:table-row>
        <table:table-row table:style-name="ro1">
          <table:table-cell office:value-type="string">
            <text:p>2019-04-24</text:p>
          </table:table-cell>
          <table:table-cell office:value-type="float" office:value="5454.580078">
            <text:p>5454.580078</text:p>
          </table:table-cell>
          <table:table-cell office:value-type="float" office:value="5521.609863">
            <text:p>5521.609863</text:p>
          </table:table-cell>
          <table:table-cell office:value-type="float" office:value="5031.689941">
            <text:p>5031.689941</text:p>
          </table:table-cell>
          <table:table-cell table:number-columns-repeated="2" office:value-type="float" office:value="5162.669922">
            <text:p>5162.669922</text:p>
          </table:table-cell>
          <table:table-cell office:value-type="float" office:value="374798664">
            <text:p>374798664</text:p>
          </table:table-cell>
          <table:table-cell/>
        </table:table-row>
        <table:table-row table:style-name="ro1">
          <table:table-cell office:value-type="string">
            <text:p>2019-04-25</text:p>
          </table:table-cell>
          <table:table-cell office:value-type="float" office:value="5162.669922">
            <text:p>5162.669922</text:p>
          </table:table-cell>
          <table:table-cell office:value-type="float" office:value="5361.939941">
            <text:p>5361.939941</text:p>
          </table:table-cell>
          <table:table-cell office:value-type="float" office:value="5104.180176">
            <text:p>5104.180176</text:p>
          </table:table-cell>
          <table:table-cell table:number-columns-repeated="2" office:value-type="float" office:value="5234.089844">
            <text:p>5234.089844</text:p>
          </table:table-cell>
          <table:table-cell office:value-type="float" office:value="366773360">
            <text:p>366773360</text:p>
          </table:table-cell>
          <table:table-cell/>
        </table:table-row>
        <table:table-row table:style-name="ro1">
          <table:table-cell office:value-type="string">
            <text:p>2019-04-26</text:p>
          </table:table-cell>
          <table:table-cell office:value-type="float" office:value="5234.089844">
            <text:p>5234.089844</text:p>
          </table:table-cell>
          <table:table-cell office:value-type="float" office:value="5282.970215">
            <text:p>5282.970215</text:p>
          </table:table-cell>
          <table:table-cell office:value-type="float" office:value="5192.450195">
            <text:p>5192.450195</text:p>
          </table:table-cell>
          <table:table-cell table:number-columns-repeated="2" office:value-type="float" office:value="5229.47998">
            <text:p>5229.47998</text:p>
          </table:table-cell>
          <table:table-cell office:value-type="float" office:value="113430273">
            <text:p>113430273</text:p>
          </table:table-cell>
          <table:table-cell/>
        </table:table-row>
        <table:table-row table:style-name="ro1">
          <table:table-cell office:value-type="string">
            <text:p>2019-04-27</text:p>
          </table:table-cell>
          <table:table-cell office:value-type="float" office:value="5233.470215">
            <text:p>5233.470215</text:p>
          </table:table-cell>
          <table:table-cell office:value-type="float" office:value="5313.700195">
            <text:p>5313.700195</text:p>
          </table:table-cell>
          <table:table-cell office:value-type="float" office:value="5218.419922">
            <text:p>5218.419922</text:p>
          </table:table-cell>
          <table:table-cell table:number-columns-repeated="2" office:value-type="float" office:value="5272.450195">
            <text:p>5272.450195</text:p>
          </table:table-cell>
          <table:table-cell office:value-type="float" office:value="133564683">
            <text:p>133564683</text:p>
          </table:table-cell>
          <table:table-cell/>
        </table:table-row>
        <table:table-row table:style-name="ro1">
          <table:table-cell office:value-type="string">
            <text:p>2019-04-28</text:p>
          </table:table-cell>
          <table:table-cell office:value-type="float" office:value="5272.450195">
            <text:p>5272.450195</text:p>
          </table:table-cell>
          <table:table-cell office:value-type="float" office:value="5299.509766">
            <text:p>5299.509766</text:p>
          </table:table-cell>
          <table:table-cell office:value-type="float" office:value="5162.810059">
            <text:p>5162.810059</text:p>
          </table:table-cell>
          <table:table-cell table:number-columns-repeated="2" office:value-type="float" office:value="5237.959961">
            <text:p>5237.959961</text:p>
          </table:table-cell>
          <table:table-cell office:value-type="float" office:value="167206787">
            <text:p>167206787</text:p>
          </table:table-cell>
          <table:table-cell/>
        </table:table-row>
        <table:table-row table:style-name="ro1">
          <table:table-cell office:value-type="string">
            <text:p>2019-04-29</text:p>
          </table:table-cell>
          <table:table-cell office:value-type="float" office:value="5237.959961">
            <text:p>5237.959961</text:p>
          </table:table-cell>
          <table:table-cell office:value-type="float" office:value="5372.22998">
            <text:p>5372.22998</text:p>
          </table:table-cell>
          <table:table-cell office:value-type="float" office:value="5224.640137">
            <text:p>5224.640137</text:p>
          </table:table-cell>
          <table:table-cell table:number-columns-repeated="2" office:value-type="float" office:value="5350.640137">
            <text:p>5350.640137</text:p>
          </table:table-cell>
          <table:table-cell office:value-type="float" office:value="172540196">
            <text:p>172540196</text:p>
          </table:table-cell>
          <table:table-cell/>
        </table:table-row>
        <table:table-row table:style-name="ro1">
          <table:table-cell office:value-type="string">
            <text:p>2019-04-30</text:p>
          </table:table-cell>
          <table:table-cell office:value-type="float" office:value="5350.640137">
            <text:p>5350.640137</text:p>
          </table:table-cell>
          <table:table-cell office:value-type="float" office:value="5417.169922">
            <text:p>5417.169922</text:p>
          </table:table-cell>
          <table:table-cell office:value-type="float" office:value="5346.700195">
            <text:p>5346.700195</text:p>
          </table:table-cell>
          <table:table-cell table:number-columns-repeated="2" office:value-type="float" office:value="5389.540039">
            <text:p>5389.540039</text:p>
          </table:table-cell>
          <table:table-cell office:value-type="float" office:value="147345369">
            <text:p>147345369</text:p>
          </table:table-cell>
          <table:table-cell/>
        </table:table-row>
        <table:table-row table:style-name="ro1">
          <table:table-cell office:value-type="string">
            <text:p>2019-05-01</text:p>
          </table:table-cell>
          <table:table-cell office:value-type="float" office:value="5389.540039">
            <text:p>5389.540039</text:p>
          </table:table-cell>
          <table:table-cell office:value-type="float" office:value="5531.149902">
            <text:p>5531.149902</text:p>
          </table:table-cell>
          <table:table-cell office:value-type="float" office:value="5387.290039">
            <text:p>5387.290039</text:p>
          </table:table-cell>
          <table:table-cell table:number-columns-repeated="2" office:value-type="float" office:value="5500.720215">
            <text:p>5500.720215</text:p>
          </table:table-cell>
          <table:table-cell office:value-type="float" office:value="192256639">
            <text:p>192256639</text:p>
          </table:table-cell>
          <table:table-cell/>
        </table:table-row>
        <table:table-row table:style-name="ro1">
          <table:table-cell office:value-type="string">
            <text:p>2019-05-02</text:p>
          </table:table-cell>
          <table:table-cell office:value-type="float" office:value="5500.720215">
            <text:p>5500.720215</text:p>
          </table:table-cell>
          <table:table-cell office:value-type="float" office:value="5891.899902">
            <text:p>5891.899902</text:p>
          </table:table-cell>
          <table:table-cell office:value-type="float" office:value="5484.779785">
            <text:p>5484.779785</text:p>
          </table:table-cell>
          <table:table-cell table:number-columns-repeated="2" office:value-type="float" office:value="5753.379883">
            <text:p>5753.379883</text:p>
          </table:table-cell>
          <table:table-cell office:value-type="float" office:value="432335283">
            <text:p>432335283</text:p>
          </table:table-cell>
          <table:table-cell/>
        </table:table-row>
        <table:table-row table:style-name="ro1">
          <table:table-cell office:value-type="string">
            <text:p>2019-05-03</text:p>
          </table:table-cell>
          <table:table-cell office:value-type="float" office:value="5753.379883">
            <text:p>5753.379883</text:p>
          </table:table-cell>
          <table:table-cell office:value-type="float" office:value="5901.359863">
            <text:p>5901.359863</text:p>
          </table:table-cell>
          <table:table-cell office:value-type="float" office:value="5596.149902">
            <text:p>5596.149902</text:p>
          </table:table-cell>
          <table:table-cell table:number-columns-repeated="2" office:value-type="float" office:value="5840.080078">
            <text:p>5840.080078</text:p>
          </table:table-cell>
          <table:table-cell office:value-type="float" office:value="263390273">
            <text:p>263390273</text:p>
          </table:table-cell>
          <table:table-cell/>
        </table:table-row>
        <table:table-row table:style-name="ro1">
          <table:table-cell office:value-type="string">
            <text:p>2019-05-04</text:p>
          </table:table-cell>
          <table:table-cell office:value-type="float" office:value="5840.080078">
            <text:p>5840.080078</text:p>
          </table:table-cell>
          <table:table-cell office:value-type="float" office:value="5849.5">
            <text:p>5849.5</text:p>
          </table:table-cell>
          <table:table-cell office:value-type="float" office:value="5709.740234">
            <text:p>5709.740234</text:p>
          </table:table-cell>
          <table:table-cell table:number-columns-repeated="2" office:value-type="float" office:value="5794.140137">
            <text:p>5794.140137</text:p>
          </table:table-cell>
          <table:table-cell office:value-type="float" office:value="147662500">
            <text:p>147662500</text:p>
          </table:table-cell>
          <table:table-cell/>
        </table:table-row>
        <table:table-row table:style-name="ro1">
          <table:table-cell office:value-type="string">
            <text:p>2019-05-05</text:p>
          </table:table-cell>
          <table:table-cell office:value-type="float" office:value="5794.140137">
            <text:p>5794.140137</text:p>
          </table:table-cell>
          <table:table-cell office:value-type="float" office:value="5823.669922">
            <text:p>5823.669922</text:p>
          </table:table-cell>
          <table:table-cell office:value-type="float" office:value="5644.149902">
            <text:p>5644.149902</text:p>
          </table:table-cell>
          <table:table-cell table:number-columns-repeated="2" office:value-type="float" office:value="5748.169922">
            <text:p>5748.169922</text:p>
          </table:table-cell>
          <table:table-cell office:value-type="float" office:value="200316185">
            <text:p>200316185</text:p>
          </table:table-cell>
          <table:table-cell/>
        </table:table-row>
        <table:table-row table:style-name="ro1">
          <table:table-cell office:value-type="string">
            <text:p>2019-05-06</text:p>
          </table:table-cell>
          <table:table-cell office:value-type="float" office:value="5748.169922">
            <text:p>5748.169922</text:p>
          </table:table-cell>
          <table:table-cell office:value-type="float" office:value="6031.540039">
            <text:p>6031.540039</text:p>
          </table:table-cell>
          <table:table-cell office:value-type="float" office:value="5748.169922">
            <text:p>5748.169922</text:p>
          </table:table-cell>
          <table:table-cell table:number-columns-repeated="2" office:value-type="float" office:value="5819.569824">
            <text:p>5819.569824</text:p>
          </table:table-cell>
          <table:table-cell office:value-type="float" office:value="353043890">
            <text:p>353043890</text:p>
          </table:table-cell>
          <table:table-cell/>
        </table:table-row>
        <table:table-row table:style-name="ro1">
          <table:table-cell office:value-type="string">
            <text:p>2019-05-07</text:p>
          </table:table-cell>
          <table:table-cell office:value-type="float" office:value="5819.569824">
            <text:p>5819.569824</text:p>
          </table:table-cell>
          <table:table-cell office:value-type="float" office:value="6032.25">
            <text:p>6032.25</text:p>
          </table:table-cell>
          <table:table-cell office:value-type="float" office:value="5753.080078">
            <text:p>5753.080078</text:p>
          </table:table-cell>
          <table:table-cell table:number-columns-repeated="2" office:value-type="float" office:value="5998.709961">
            <text:p>5998.709961</text:p>
          </table:table-cell>
          <table:table-cell office:value-type="float" office:value="241917027">
            <text:p>241917027</text:p>
          </table:table-cell>
          <table:table-cell/>
        </table:table-row>
        <table:table-row table:style-name="ro1">
          <table:table-cell office:value-type="string">
            <text:p>2019-05-08</text:p>
          </table:table-cell>
          <table:table-cell office:value-type="float" office:value="5998.709961">
            <text:p>5998.709961</text:p>
          </table:table-cell>
          <table:table-cell office:value-type="float" office:value="6194.910156">
            <text:p>6194.910156</text:p>
          </table:table-cell>
          <table:table-cell office:value-type="float" office:value="5988.649902">
            <text:p>5988.649902</text:p>
          </table:table-cell>
          <table:table-cell table:number-columns-repeated="2" office:value-type="float" office:value="6171.959961">
            <text:p>6171.959961</text:p>
          </table:table-cell>
          <table:table-cell office:value-type="float" office:value="310336580">
            <text:p>310336580</text:p>
          </table:table-cell>
          <table:table-cell/>
        </table:table-row>
        <table:table-row table:style-name="ro1">
          <table:table-cell office:value-type="string">
            <text:p>2019-05-09</text:p>
          </table:table-cell>
          <table:table-cell office:value-type="float" office:value="6171.959961">
            <text:p>6171.959961</text:p>
          </table:table-cell>
          <table:table-cell office:value-type="float" office:value="6444.569824">
            <text:p>6444.569824</text:p>
          </table:table-cell>
          <table:table-cell office:value-type="float" office:value="6133.209961">
            <text:p>6133.209961</text:p>
          </table:table-cell>
          <table:table-cell table:number-columns-repeated="2" office:value-type="float" office:value="6358.290039">
            <text:p>6358.290039</text:p>
          </table:table-cell>
          <table:table-cell office:value-type="float" office:value="430403405">
            <text:p>430403405</text:p>
          </table:table-cell>
          <table:table-cell/>
        </table:table-row>
        <table:table-row table:style-name="ro1">
          <table:table-cell office:value-type="string">
            <text:p>2019-05-10</text:p>
          </table:table-cell>
          <table:table-cell office:value-type="float" office:value="6358.290039">
            <text:p>6358.290039</text:p>
          </table:table-cell>
          <table:table-cell office:value-type="float" office:value="7394.939941">
            <text:p>7394.939941</text:p>
          </table:table-cell>
          <table:table-cell office:value-type="float" office:value="6357.02002">
            <text:p>6357.02002</text:p>
          </table:table-cell>
          <table:table-cell table:number-columns-repeated="2" office:value-type="float" office:value="7191.359863">
            <text:p>7191.359863</text:p>
          </table:table-cell>
          <table:table-cell office:value-type="float" office:value="933141315">
            <text:p>933141315</text:p>
          </table:table-cell>
          <table:table-cell/>
        </table:table-row>
        <table:table-row table:style-name="ro1">
          <table:table-cell office:value-type="string">
            <text:p>2019-05-11</text:p>
          </table:table-cell>
          <table:table-cell office:value-type="float" office:value="7191.359863">
            <text:p>7191.359863</text:p>
          </table:table-cell>
          <table:table-cell office:value-type="float" office:value="7541.609863">
            <text:p>7541.609863</text:p>
          </table:table-cell>
          <table:table-cell office:value-type="float" office:value="6793.209961">
            <text:p>6793.209961</text:p>
          </table:table-cell>
          <table:table-cell table:number-columns-repeated="2" office:value-type="float" office:value="6977.629883">
            <text:p>6977.629883</text:p>
          </table:table-cell>
          <table:table-cell office:value-type="float" office:value="1023203366">
            <text:p>1023203366</text:p>
          </table:table-cell>
          <table:table-cell/>
        </table:table-row>
        <table:table-row table:style-name="ro1">
          <table:table-cell office:value-type="string">
            <text:p>2019-05-12</text:p>
          </table:table-cell>
          <table:table-cell office:value-type="float" office:value="6977.629883">
            <text:p>6977.629883</text:p>
          </table:table-cell>
          <table:table-cell office:value-type="float" office:value="8127.75">
            <text:p>8127.75</text:p>
          </table:table-cell>
          <table:table-cell office:value-type="float" office:value="6873.419922">
            <text:p>6873.419922</text:p>
          </table:table-cell>
          <table:table-cell table:number-columns-repeated="2" office:value-type="float" office:value="7806.359863">
            <text:p>7806.359863</text:p>
          </table:table-cell>
          <table:table-cell office:value-type="float" office:value="1140302646">
            <text:p>1140302646</text:p>
          </table:table-cell>
          <table:table-cell/>
        </table:table-row>
        <table:table-row table:style-name="ro1">
          <table:table-cell office:value-type="string">
            <text:p>2019-05-13</text:p>
          </table:table-cell>
          <table:table-cell office:value-type="float" office:value="7806.359863">
            <text:p>7806.359863</text:p>
          </table:table-cell>
          <table:table-cell office:value-type="float" office:value="8297.019531">
            <text:p>8297.019531</text:p>
          </table:table-cell>
          <table:table-cell office:value-type="float" office:value="7631.339844">
            <text:p>7631.339844</text:p>
          </table:table-cell>
          <table:table-cell table:number-columns-repeated="2" office:value-type="float" office:value="7980.129883">
            <text:p>7980.129883</text:p>
          </table:table-cell>
          <table:table-cell office:value-type="float" office:value="976094121">
            <text:p>976094121</text:p>
          </table:table-cell>
          <table:table-cell/>
        </table:table-row>
        <table:table-row table:style-name="ro1">
          <table:table-cell office:value-type="string">
            <text:p>2019-05-14</text:p>
          </table:table-cell>
          <table:table-cell office:value-type="float" office:value="7980.129883">
            <text:p>7980.129883</text:p>
          </table:table-cell>
          <table:table-cell office:value-type="float" office:value="8263.290039">
            <text:p>8263.290039</text:p>
          </table:table-cell>
          <table:table-cell office:value-type="float" office:value="7849.919922">
            <text:p>7849.919922</text:p>
          </table:table-cell>
          <table:table-cell table:number-columns-repeated="2" office:value-type="float" office:value="8183.830078">
            <text:p>8183.830078</text:p>
          </table:table-cell>
          <table:table-cell office:value-type="float" office:value="694202804">
            <text:p>694202804</text:p>
          </table:table-cell>
          <table:table-cell/>
        </table:table-row>
        <table:table-row table:style-name="ro1">
          <table:table-cell office:value-type="string">
            <text:p>2019-05-15</text:p>
          </table:table-cell>
          <table:table-cell office:value-type="float" office:value="8183.830078">
            <text:p>8183.830078</text:p>
          </table:table-cell>
          <table:table-cell office:value-type="float" office:value="8352.25">
            <text:p>8352.25</text:p>
          </table:table-cell>
          <table:table-cell office:value-type="float" office:value="7679.049805">
            <text:p>7679.049805</text:p>
          </table:table-cell>
          <table:table-cell table:number-columns-repeated="2" office:value-type="float" office:value="7874.109863">
            <text:p>7874.109863</text:p>
          </table:table-cell>
          <table:table-cell office:value-type="float" office:value="762104107">
            <text:p>762104107</text:p>
          </table:table-cell>
          <table:table-cell/>
        </table:table-row>
        <table:table-row table:style-name="ro1">
          <table:table-cell office:value-type="string">
            <text:p>2019-05-16</text:p>
          </table:table-cell>
          <table:table-cell office:value-type="float" office:value="7874.109863">
            <text:p>7874.109863</text:p>
          </table:table-cell>
          <table:table-cell office:value-type="float" office:value="7930.97998">
            <text:p>7930.97998</text:p>
          </table:table-cell>
          <table:table-cell office:value-type="float" office:value="6668.669922">
            <text:p>6668.669922</text:p>
          </table:table-cell>
          <table:table-cell table:number-columns-repeated="2" office:value-type="float" office:value="7371.959961">
            <text:p>7371.959961</text:p>
          </table:table-cell>
          <table:table-cell office:value-type="float" office:value="1023961962">
            <text:p>1023961962</text:p>
          </table:table-cell>
          <table:table-cell/>
        </table:table-row>
        <table:table-row table:style-name="ro1">
          <table:table-cell office:value-type="string">
            <text:p>2019-05-17</text:p>
          </table:table-cell>
          <table:table-cell office:value-type="float" office:value="7371.959961">
            <text:p>7371.959961</text:p>
          </table:table-cell>
          <table:table-cell office:value-type="float" office:value="7491.669922">
            <text:p>7491.669922</text:p>
          </table:table-cell>
          <table:table-cell office:value-type="float" office:value="7213.720215">
            <text:p>7213.720215</text:p>
          </table:table-cell>
          <table:table-cell table:number-columns-repeated="2" office:value-type="float" office:value="7266.080078">
            <text:p>7266.080078</text:p>
          </table:table-cell>
          <table:table-cell office:value-type="float" office:value="303317486">
            <text:p>303317486</text:p>
          </table:table-cell>
          <table:table-cell/>
        </table:table-row>
        <table:table-row table:style-name="ro1">
          <table:table-cell office:value-type="string">
            <text:p>2019-05-18</text:p>
          </table:table-cell>
          <table:table-cell office:value-type="float" office:value="7266.080078">
            <text:p>7266.080078</text:p>
          </table:table-cell>
          <table:table-cell office:value-type="float" office:value="8281.660156">
            <text:p>8281.660156</text:p>
          </table:table-cell>
          <table:table-cell office:value-type="float" office:value="7257.259766">
            <text:p>7257.259766</text:p>
          </table:table-cell>
          <table:table-cell table:number-columns-repeated="2" office:value-type="float" office:value="8193.139648">
            <text:p>8193.139648</text:p>
          </table:table-cell>
          <table:table-cell office:value-type="float" office:value="723011166">
            <text:p>723011166</text:p>
          </table:table-cell>
          <table:table-cell/>
        </table:table-row>
        <table:table-row table:style-name="ro1">
          <table:table-cell office:value-type="string">
            <text:p>2019-05-19</text:p>
          </table:table-cell>
          <table:table-cell table:number-columns-repeated="2" office:value-type="float" office:value="8193.139648">
            <text:p>8193.139648</text:p>
          </table:table-cell>
          <table:table-cell office:value-type="float" office:value="7591.850098">
            <text:p>7591.850098</text:p>
          </table:table-cell>
          <table:table-cell table:number-columns-repeated="2" office:value-type="float" office:value="7998.290039">
            <text:p>7998.290039</text:p>
          </table:table-cell>
          <table:table-cell office:value-type="float" office:value="637617163">
            <text:p>637617163</text:p>
          </table:table-cell>
          <table:table-cell/>
        </table:table-row>
        <table:table-row table:style-name="ro1">
          <table:table-cell office:value-type="string">
            <text:p>2019-05-20</text:p>
          </table:table-cell>
          <table:table-cell office:value-type="float" office:value="7998.290039">
            <text:p>7998.290039</text:p>
          </table:table-cell>
          <table:table-cell office:value-type="float" office:value="8102.319824">
            <text:p>8102.319824</text:p>
          </table:table-cell>
          <table:table-cell office:value-type="float" office:value="7807.77002">
            <text:p>7807.77002</text:p>
          </table:table-cell>
          <table:table-cell table:number-columns-repeated="2" office:value-type="float" office:value="7947.930176">
            <text:p>7947.930176</text:p>
          </table:table-cell>
          <table:table-cell office:value-type="float" office:value="357803946">
            <text:p>357803946</text:p>
          </table:table-cell>
          <table:table-cell/>
        </table:table-row>
        <table:table-row table:style-name="ro1">
          <table:table-cell office:value-type="string">
            <text:p>2019-05-21</text:p>
          </table:table-cell>
          <table:table-cell office:value-type="float" office:value="7947.930176">
            <text:p>7947.930176</text:p>
          </table:table-cell>
          <table:table-cell office:value-type="float" office:value="8033.759766">
            <text:p>8033.759766</text:p>
          </table:table-cell>
          <table:table-cell office:value-type="float" office:value="7533.660156">
            <text:p>7533.660156</text:p>
          </table:table-cell>
          <table:table-cell table:number-columns-repeated="2" office:value-type="float" office:value="7626.890137">
            <text:p>7626.890137</text:p>
          </table:table-cell>
          <table:table-cell office:value-type="float" office:value="424501866">
            <text:p>424501866</text:p>
          </table:table-cell>
          <table:table-cell/>
        </table:table-row>
        <table:table-row table:style-name="ro1">
          <table:table-cell office:value-type="string">
            <text:p>2019-05-22</text:p>
          </table:table-cell>
          <table:table-cell office:value-type="float" office:value="7626.890137">
            <text:p>7626.890137</text:p>
          </table:table-cell>
          <table:table-cell office:value-type="float" office:value="7971.259766">
            <text:p>7971.259766</text:p>
          </table:table-cell>
          <table:table-cell office:value-type="float" office:value="7478.740234">
            <text:p>7478.740234</text:p>
          </table:table-cell>
          <table:table-cell table:number-columns-repeated="2" office:value-type="float" office:value="7876.5">
            <text:p>7876.5</text:p>
          </table:table-cell>
          <table:table-cell office:value-type="float" office:value="386766321">
            <text:p>386766321</text:p>
          </table:table-cell>
          <table:table-cell/>
        </table:table-row>
        <table:table-row table:style-name="ro1">
          <table:table-cell office:value-type="string">
            <text:p>2019-05-23</text:p>
          </table:table-cell>
          <table:table-cell office:value-type="float" office:value="7876.5">
            <text:p>7876.5</text:p>
          </table:table-cell>
          <table:table-cell office:value-type="float" office:value="8165.450195">
            <text:p>8165.450195</text:p>
          </table:table-cell>
          <table:table-cell office:value-type="float" office:value="7801.569824">
            <text:p>7801.569824</text:p>
          </table:table-cell>
          <table:table-cell table:number-columns-repeated="2" office:value-type="float" office:value="7996.399902">
            <text:p>7996.399902</text:p>
          </table:table-cell>
          <table:table-cell office:value-type="float" office:value="413162746">
            <text:p>413162746</text:p>
          </table:table-cell>
          <table:table-cell/>
        </table:table-row>
        <table:table-row table:style-name="ro1">
          <table:table-cell office:value-type="string">
            <text:p>2019-05-24</text:p>
          </table:table-cell>
          <table:table-cell office:value-type="float" office:value="7996.399902">
            <text:p>7996.399902</text:p>
          </table:table-cell>
          <table:table-cell office:value-type="float" office:value="8140.819824">
            <text:p>8140.819824</text:p>
          </table:table-cell>
          <table:table-cell office:value-type="float" office:value="7948.680176">
            <text:p>7948.680176</text:p>
          </table:table-cell>
          <table:table-cell table:number-columns-repeated="2" office:value-type="float" office:value="8059.129883">
            <text:p>8059.129883</text:p>
          </table:table-cell>
          <table:table-cell office:value-type="float" office:value="179206342">
            <text:p>179206342</text:p>
          </table:table-cell>
          <table:table-cell/>
        </table:table-row>
        <table:table-row table:style-name="ro1">
          <table:table-cell office:value-type="string">
            <text:p>2019-05-25</text:p>
          </table:table-cell>
          <table:table-cell office:value-type="float" office:value="8059.129883">
            <text:p>8059.129883</text:p>
          </table:table-cell>
          <table:table-cell office:value-type="float" office:value="8779">
            <text:p>8779</text:p>
          </table:table-cell>
          <table:table-cell office:value-type="float" office:value="7894.529785">
            <text:p>7894.529785</text:p>
          </table:table-cell>
          <table:table-cell table:number-columns-repeated="2" office:value-type="float" office:value="8726.230469">
            <text:p>8726.230469</text:p>
          </table:table-cell>
          <table:table-cell office:value-type="float" office:value="483663699">
            <text:p>483663699</text:p>
          </table:table-cell>
          <table:table-cell/>
        </table:table-row>
        <table:table-row table:style-name="ro1">
          <table:table-cell office:value-type="string">
            <text:p>2019-05-26</text:p>
          </table:table-cell>
          <table:table-cell office:value-type="float" office:value="8726.230469">
            <text:p>8726.230469</text:p>
          </table:table-cell>
          <table:table-cell office:value-type="float" office:value="8931.530273">
            <text:p>8931.530273</text:p>
          </table:table-cell>
          <table:table-cell office:value-type="float" office:value="8668.459961">
            <text:p>8668.459961</text:p>
          </table:table-cell>
          <table:table-cell table:number-columns-repeated="2" office:value-type="float" office:value="8785.169922">
            <text:p>8785.169922</text:p>
          </table:table-cell>
          <table:table-cell office:value-type="float" office:value="507164714">
            <text:p>507164714</text:p>
          </table:table-cell>
          <table:table-cell/>
        </table:table-row>
        <table:table-row table:style-name="ro1">
          <table:table-cell office:value-type="string">
            <text:p>2019-05-27</text:p>
          </table:table-cell>
          <table:table-cell office:value-type="float" office:value="8785.169922">
            <text:p>8785.169922</text:p>
          </table:table-cell>
          <table:table-cell office:value-type="float" office:value="8818.709961">
            <text:p>8818.709961</text:p>
          </table:table-cell>
          <table:table-cell office:value-type="float" office:value="8562.200195">
            <text:p>8562.200195</text:p>
          </table:table-cell>
          <table:table-cell table:number-columns-repeated="2" office:value-type="float" office:value="8718.849609">
            <text:p>8718.849609</text:p>
          </table:table-cell>
          <table:table-cell office:value-type="float" office:value="360752199">
            <text:p>360752199</text:p>
          </table:table-cell>
          <table:table-cell/>
        </table:table-row>
        <table:table-row table:style-name="ro1">
          <table:table-cell office:value-type="string">
            <text:p>2019-05-28</text:p>
          </table:table-cell>
          <table:table-cell office:value-type="float" office:value="8718.849609">
            <text:p>8718.849609</text:p>
          </table:table-cell>
          <table:table-cell office:value-type="float" office:value="8760.480469">
            <text:p>8760.480469</text:p>
          </table:table-cell>
          <table:table-cell office:value-type="float" office:value="8444.099609">
            <text:p>8444.099609</text:p>
          </table:table-cell>
          <table:table-cell table:number-columns-repeated="2" office:value-type="float" office:value="8664.55957">
            <text:p>8664.55957</text:p>
          </table:table-cell>
          <table:table-cell office:value-type="float" office:value="380343928">
            <text:p>380343928</text:p>
          </table:table-cell>
          <table:table-cell/>
        </table:table-row>
        <table:table-row table:style-name="ro1">
          <table:table-cell office:value-type="string">
            <text:p>2019-05-29</text:p>
          </table:table-cell>
          <table:table-cell office:value-type="float" office:value="8664.55957">
            <text:p>8664.55957</text:p>
          </table:table-cell>
          <table:table-cell office:value-type="float" office:value="9065.889648">
            <text:p>9065.889648</text:p>
          </table:table-cell>
          <table:table-cell office:value-type="float" office:value="8027.209961">
            <text:p>8027.209961</text:p>
          </table:table-cell>
          <table:table-cell table:number-columns-repeated="2" office:value-type="float" office:value="8276.25">
            <text:p>8276.25</text:p>
          </table:table-cell>
          <table:table-cell office:value-type="float" office:value="815525590">
            <text:p>815525590</text:p>
          </table:table-cell>
          <table:table-cell/>
        </table:table-row>
        <table:table-row table:style-name="ro1">
          <table:table-cell office:value-type="string">
            <text:p>2019-05-30</text:p>
          </table:table-cell>
          <table:table-cell office:value-type="float" office:value="8276.25">
            <text:p>8276.25</text:p>
          </table:table-cell>
          <table:table-cell office:value-type="float" office:value="8570.780273">
            <text:p>8570.780273</text:p>
          </table:table-cell>
          <table:table-cell office:value-type="float" office:value="8116">
            <text:p>8116</text:p>
          </table:table-cell>
          <table:table-cell table:number-columns-repeated="2" office:value-type="float" office:value="8550.669922">
            <text:p>8550.669922</text:p>
          </table:table-cell>
          <table:table-cell office:value-type="float" office:value="502056527">
            <text:p>502056527</text:p>
          </table:table-cell>
          <table:table-cell/>
        </table:table-row>
        <table:table-row table:style-name="ro1">
          <table:table-cell office:value-type="string">
            <text:p>2019-05-31</text:p>
          </table:table-cell>
          <table:table-cell office:value-type="float" office:value="8550.669922">
            <text:p>8550.669922</text:p>
          </table:table-cell>
          <table:table-cell office:value-type="float" office:value="8619.209961">
            <text:p>8619.209961</text:p>
          </table:table-cell>
          <table:table-cell office:value-type="float" office:value="8459.650391">
            <text:p>8459.650391</text:p>
          </table:table-cell>
          <table:table-cell table:number-columns-repeated="2" office:value-type="float" office:value="8555.870117">
            <text:p>8555.870117</text:p>
          </table:table-cell>
          <table:table-cell office:value-type="float" office:value="229736992">
            <text:p>229736992</text:p>
          </table:table-cell>
          <table:table-cell/>
        </table:table-row>
        <table:table-row table:style-name="ro1">
          <table:table-cell office:value-type="string">
            <text:p>2019-06-01</text:p>
          </table:table-cell>
          <table:table-cell office:value-type="float" office:value="8555.870117">
            <text:p>8555.870117</text:p>
          </table:table-cell>
          <table:table-cell office:value-type="float" office:value="8819.900391">
            <text:p>8819.900391</text:p>
          </table:table-cell>
          <table:table-cell office:value-type="float" office:value="8547.480469">
            <text:p>8547.480469</text:p>
          </table:table-cell>
          <table:table-cell table:number-columns-repeated="2" office:value-type="float" office:value="8737.910156">
            <text:p>8737.910156</text:p>
          </table:table-cell>
          <table:table-cell office:value-type="float" office:value="221708083">
            <text:p>221708083</text:p>
          </table:table-cell>
          <table:table-cell/>
        </table:table-row>
        <table:table-row table:style-name="ro1">
          <table:table-cell office:value-type="string">
            <text:p>2019-06-02</text:p>
          </table:table-cell>
          <table:table-cell office:value-type="float" office:value="8737.910156">
            <text:p>8737.910156</text:p>
          </table:table-cell>
          <table:table-cell office:value-type="float" office:value="8740.240234">
            <text:p>8740.240234</text:p>
          </table:table-cell>
          <table:table-cell office:value-type="float" office:value="8073.180176">
            <text:p>8073.180176</text:p>
          </table:table-cell>
          <table:table-cell table:number-columns-repeated="2" office:value-type="float" office:value="8114.490234">
            <text:p>8114.490234</text:p>
          </table:table-cell>
          <table:table-cell office:value-type="float" office:value="534972187">
            <text:p>534972187</text:p>
          </table:table-cell>
          <table:table-cell/>
        </table:table-row>
        <table:table-row table:style-name="ro1">
          <table:table-cell office:value-type="string">
            <text:p>2019-06-03</text:p>
          </table:table-cell>
          <table:table-cell table:number-columns-repeated="2" office:value-type="float" office:value="8114.490234">
            <text:p>8114.490234</text:p>
          </table:table-cell>
          <table:table-cell office:value-type="float" office:value="7463.939941">
            <text:p>7463.939941</text:p>
          </table:table-cell>
          <table:table-cell table:number-columns-repeated="2" office:value-type="float" office:value="7677.470215">
            <text:p>7677.470215</text:p>
          </table:table-cell>
          <table:table-cell office:value-type="float" office:value="809220381">
            <text:p>809220381</text:p>
          </table:table-cell>
          <table:table-cell/>
        </table:table-row>
        <table:table-row table:style-name="ro1">
          <table:table-cell office:value-type="string">
            <text:p>2019-06-04</text:p>
          </table:table-cell>
          <table:table-cell office:value-type="float" office:value="7677.470215">
            <text:p>7677.470215</text:p>
          </table:table-cell>
          <table:table-cell office:value-type="float" office:value="7917.140137">
            <text:p>7917.140137</text:p>
          </table:table-cell>
          <table:table-cell office:value-type="float" office:value="7591.879883">
            <text:p>7591.879883</text:p>
          </table:table-cell>
          <table:table-cell table:number-columns-repeated="2" office:value-type="float" office:value="7791.290039">
            <text:p>7791.290039</text:p>
          </table:table-cell>
          <table:table-cell office:value-type="float" office:value="387021977">
            <text:p>387021977</text:p>
          </table:table-cell>
          <table:table-cell/>
        </table:table-row>
        <table:table-row table:style-name="ro1">
          <table:table-cell office:value-type="string">
            <text:p>2019-06-05</text:p>
          </table:table-cell>
          <table:table-cell office:value-type="float" office:value="7791.290039">
            <text:p>7791.290039</text:p>
          </table:table-cell>
          <table:table-cell office:value-type="float" office:value="7872.100098">
            <text:p>7872.100098</text:p>
          </table:table-cell>
          <table:table-cell office:value-type="float" office:value="7467.52002">
            <text:p>7467.52002</text:p>
          </table:table-cell>
          <table:table-cell table:number-columns-repeated="2" office:value-type="float" office:value="7807.359863">
            <text:p>7807.359863</text:p>
          </table:table-cell>
          <table:table-cell office:value-type="float" office:value="342084400">
            <text:p>342084400</text:p>
          </table:table-cell>
          <table:table-cell/>
        </table:table-row>
        <table:table-row table:style-name="ro1">
          <table:table-cell office:value-type="string">
            <text:p>2019-06-06</text:p>
          </table:table-cell>
          <table:table-cell office:value-type="float" office:value="7807.359863">
            <text:p>7807.359863</text:p>
          </table:table-cell>
          <table:table-cell office:value-type="float" office:value="8127.629883">
            <text:p>8127.629883</text:p>
          </table:table-cell>
          <table:table-cell office:value-type="float" office:value="7767.370117">
            <text:p>7767.370117</text:p>
          </table:table-cell>
          <table:table-cell table:number-columns-repeated="2" office:value-type="float" office:value="8002.629883">
            <text:p>8002.629883</text:p>
          </table:table-cell>
          <table:table-cell office:value-type="float" office:value="407241297">
            <text:p>407241297</text:p>
          </table:table-cell>
          <table:table-cell/>
        </table:table-row>
        <table:table-row table:style-name="ro1">
          <table:table-cell office:value-type="string">
            <text:p>2019-06-07</text:p>
          </table:table-cell>
          <table:table-cell office:value-type="float" office:value="8002.629883">
            <text:p>8002.629883</text:p>
          </table:table-cell>
          <table:table-cell office:value-type="float" office:value="8058.910156">
            <text:p>8058.910156</text:p>
          </table:table-cell>
          <table:table-cell office:value-type="float" office:value="7796.459961">
            <text:p>7796.459961</text:p>
          </table:table-cell>
          <table:table-cell table:number-columns-repeated="2" office:value-type="float" office:value="7933.779785">
            <text:p>7933.779785</text:p>
          </table:table-cell>
          <table:table-cell office:value-type="float" office:value="186055499">
            <text:p>186055499</text:p>
          </table:table-cell>
          <table:table-cell/>
        </table:table-row>
        <table:table-row table:style-name="ro1">
          <table:table-cell office:value-type="string">
            <text:p>2019-06-08</text:p>
          </table:table-cell>
          <table:table-cell office:value-type="float" office:value="7933.779785">
            <text:p>7933.779785</text:p>
          </table:table-cell>
          <table:table-cell office:value-type="float" office:value="7964.75">
            <text:p>7964.75</text:p>
          </table:table-cell>
          <table:table-cell office:value-type="float" office:value="7535.899902">
            <text:p>7535.899902</text:p>
          </table:table-cell>
          <table:table-cell table:number-columns-repeated="2" office:value-type="float" office:value="7643.439941">
            <text:p>7643.439941</text:p>
          </table:table-cell>
          <table:table-cell office:value-type="float" office:value="234551796">
            <text:p>234551796</text:p>
          </table:table-cell>
          <table:table-cell/>
        </table:table-row>
        <table:table-row table:style-name="ro1">
          <table:table-cell office:value-type="string">
            <text:p>2019-06-09</text:p>
          </table:table-cell>
          <table:table-cell office:value-type="float" office:value="7643.439941">
            <text:p>7643.439941</text:p>
          </table:table-cell>
          <table:table-cell office:value-type="float" office:value="8061.5">
            <text:p>8061.5</text:p>
          </table:table-cell>
          <table:table-cell office:value-type="float" office:value="7533.529785">
            <text:p>7533.529785</text:p>
          </table:table-cell>
          <table:table-cell table:number-columns-repeated="2" office:value-type="float" office:value="8021">
            <text:p>8021</text:p>
          </table:table-cell>
          <table:table-cell office:value-type="float" office:value="339520552">
            <text:p>339520552</text:p>
          </table:table-cell>
          <table:table-cell/>
        </table:table-row>
        <table:table-row table:style-name="ro1">
          <table:table-cell office:value-type="string">
            <text:p>2019-06-10</text:p>
          </table:table-cell>
          <table:table-cell office:value-type="float" office:value="8021">
            <text:p>8021</text:p>
          </table:table-cell>
          <table:table-cell office:value-type="float" office:value="8049.779785">
            <text:p>8049.779785</text:p>
          </table:table-cell>
          <table:table-cell office:value-type="float" office:value="7724.580078">
            <text:p>7724.580078</text:p>
          </table:table-cell>
          <table:table-cell table:number-columns-repeated="2" office:value-type="float" office:value="7917.319824">
            <text:p>7917.319824</text:p>
          </table:table-cell>
          <table:table-cell office:value-type="float" office:value="282632009">
            <text:p>282632009</text:p>
          </table:table-cell>
          <table:table-cell/>
        </table:table-row>
        <table:table-row table:style-name="ro1">
          <table:table-cell office:value-type="string">
            <text:p>2019-06-11</text:p>
          </table:table-cell>
          <table:table-cell office:value-type="float" office:value="7917.319824">
            <text:p>7917.319824</text:p>
          </table:table-cell>
          <table:table-cell office:value-type="float" office:value="8250">
            <text:p>8250</text:p>
          </table:table-cell>
          <table:table-cell office:value-type="float" office:value="7834.569824">
            <text:p>7834.569824</text:p>
          </table:table-cell>
          <table:table-cell table:number-columns-repeated="2" office:value-type="float" office:value="8174.140137">
            <text:p>8174.140137</text:p>
          </table:table-cell>
          <table:table-cell office:value-type="float" office:value="399065678">
            <text:p>399065678</text:p>
          </table:table-cell>
          <table:table-cell/>
        </table:table-row>
        <table:table-row table:style-name="ro1">
          <table:table-cell office:value-type="string">
            <text:p>2019-06-12</text:p>
          </table:table-cell>
          <table:table-cell office:value-type="float" office:value="8174.140137">
            <text:p>8174.140137</text:p>
          </table:table-cell>
          <table:table-cell office:value-type="float" office:value="8326.200195">
            <text:p>8326.200195</text:p>
          </table:table-cell>
          <table:table-cell office:value-type="float" office:value="8053.649902">
            <text:p>8053.649902</text:p>
          </table:table-cell>
          <table:table-cell table:number-columns-repeated="2" office:value-type="float" office:value="8235.570313">
            <text:p>8235.570313</text:p>
          </table:table-cell>
          <table:table-cell office:value-type="float" office:value="315594036">
            <text:p>315594036</text:p>
          </table:table-cell>
          <table:table-cell/>
        </table:table-row>
        <table:table-row table:style-name="ro1">
          <table:table-cell office:value-type="string">
            <text:p>2019-06-13</text:p>
          </table:table-cell>
          <table:table-cell office:value-type="float" office:value="8235.570313">
            <text:p>8235.570313</text:p>
          </table:table-cell>
          <table:table-cell office:value-type="float" office:value="8724.419922">
            <text:p>8724.419922</text:p>
          </table:table-cell>
          <table:table-cell office:value-type="float" office:value="8180.390137">
            <text:p>8180.390137</text:p>
          </table:table-cell>
          <table:table-cell table:number-columns-repeated="2" office:value-type="float" office:value="8693.959961">
            <text:p>8693.959961</text:p>
          </table:table-cell>
          <table:table-cell office:value-type="float" office:value="424131990">
            <text:p>424131990</text:p>
          </table:table-cell>
          <table:table-cell/>
        </table:table-row>
        <table:table-row table:style-name="ro1">
          <table:table-cell office:value-type="string">
            <text:p>2019-06-14</text:p>
          </table:table-cell>
          <table:table-cell office:value-type="float" office:value="8693.959961">
            <text:p>8693.959961</text:p>
          </table:table-cell>
          <table:table-cell office:value-type="float" office:value="8905.139648">
            <text:p>8905.139648</text:p>
          </table:table-cell>
          <table:table-cell office:value-type="float" office:value="8621.480469">
            <text:p>8621.480469</text:p>
          </table:table-cell>
          <table:table-cell table:number-columns-repeated="2" office:value-type="float" office:value="8853.55957">
            <text:p>8853.55957</text:p>
          </table:table-cell>
          <table:table-cell office:value-type="float" office:value="333656492">
            <text:p>333656492</text:p>
          </table:table-cell>
          <table:table-cell/>
        </table:table-row>
        <table:table-row table:style-name="ro1">
          <table:table-cell office:value-type="string">
            <text:p>2019-06-15</text:p>
          </table:table-cell>
          <table:table-cell office:value-type="float" office:value="8853.55957">
            <text:p>8853.55957</text:p>
          </table:table-cell>
          <table:table-cell office:value-type="float" office:value="9372.889648">
            <text:p>9372.889648</text:p>
          </table:table-cell>
          <table:table-cell office:value-type="float" office:value="8800.959961">
            <text:p>8800.959961</text:p>
          </table:table-cell>
          <table:table-cell table:number-columns-repeated="2" office:value-type="float" office:value="8979.179688">
            <text:p>8979.179688</text:p>
          </table:table-cell>
          <table:table-cell office:value-type="float" office:value="767025702">
            <text:p>767025702</text:p>
          </table:table-cell>
          <table:table-cell/>
        </table:table-row>
        <table:table-row table:style-name="ro1">
          <table:table-cell office:value-type="string">
            <text:p>2019-06-16</text:p>
          </table:table-cell>
          <table:table-cell office:value-type="float" office:value="8979.179688">
            <text:p>8979.179688</text:p>
          </table:table-cell>
          <table:table-cell office:value-type="float" office:value="9468.849609">
            <text:p>9468.849609</text:p>
          </table:table-cell>
          <table:table-cell office:value-type="float" office:value="8976.990234">
            <text:p>8976.990234</text:p>
          </table:table-cell>
          <table:table-cell table:number-columns-repeated="2" office:value-type="float" office:value="9336.009766">
            <text:p>9336.009766</text:p>
          </table:table-cell>
          <table:table-cell office:value-type="float" office:value="606269265">
            <text:p>606269265</text:p>
          </table:table-cell>
          <table:table-cell/>
        </table:table-row>
        <table:table-row table:style-name="ro1">
          <table:table-cell office:value-type="string">
            <text:p>2019-06-17</text:p>
          </table:table-cell>
          <table:table-cell office:value-type="float" office:value="9336.009766">
            <text:p>9336.009766</text:p>
          </table:table-cell>
          <table:table-cell office:value-type="float" office:value="9357.219727">
            <text:p>9357.219727</text:p>
          </table:table-cell>
          <table:table-cell office:value-type="float" office:value="8941.830078">
            <text:p>8941.830078</text:p>
          </table:table-cell>
          <table:table-cell table:number-columns-repeated="2" office:value-type="float" office:value="9081.709961">
            <text:p>9081.709961</text:p>
          </table:table-cell>
          <table:table-cell office:value-type="float" office:value="473016555">
            <text:p>473016555</text:p>
          </table:table-cell>
          <table:table-cell/>
        </table:table-row>
        <table:table-row table:style-name="ro1">
          <table:table-cell office:value-type="string">
            <text:p>2019-06-18</text:p>
          </table:table-cell>
          <table:table-cell office:value-type="float" office:value="9081.709961">
            <text:p>9081.709961</text:p>
          </table:table-cell>
          <table:table-cell office:value-type="float" office:value="9313.179688">
            <text:p>9313.179688</text:p>
          </table:table-cell>
          <table:table-cell office:value-type="float" office:value="9045.469727">
            <text:p>9045.469727</text:p>
          </table:table-cell>
          <table:table-cell table:number-columns-repeated="2" office:value-type="float" office:value="9280.540039">
            <text:p>9280.540039</text:p>
          </table:table-cell>
          <table:table-cell office:value-type="float" office:value="293070485">
            <text:p>293070485</text:p>
          </table:table-cell>
          <table:table-cell/>
        </table:table-row>
        <table:table-row table:style-name="ro1">
          <table:table-cell office:value-type="string">
            <text:p>2019-06-19</text:p>
          </table:table-cell>
          <table:table-cell office:value-type="float" office:value="9280.540039">
            <text:p>9280.540039</text:p>
          </table:table-cell>
          <table:table-cell office:value-type="float" office:value="9600.280273">
            <text:p>9600.280273</text:p>
          </table:table-cell>
          <table:table-cell office:value-type="float" office:value="9219.80957">
            <text:p>9219.80957</text:p>
          </table:table-cell>
          <table:table-cell table:number-columns-repeated="2" office:value-type="float" office:value="9536.849609">
            <text:p>9536.849609</text:p>
          </table:table-cell>
          <table:table-cell office:value-type="float" office:value="424436854">
            <text:p>424436854</text:p>
          </table:table-cell>
          <table:table-cell/>
        </table:table-row>
        <table:table-row table:style-name="ro1">
          <table:table-cell office:value-type="string">
            <text:p>2019-06-20</text:p>
          </table:table-cell>
          <table:table-cell office:value-type="float" office:value="9536.849609">
            <text:p>9536.849609</text:p>
          </table:table-cell>
          <table:table-cell office:value-type="float" office:value="10158.349609">
            <text:p>10158.349609</text:p>
          </table:table-cell>
          <table:table-cell office:value-type="float" office:value="9536.849609">
            <text:p>9536.849609</text:p>
          </table:table-cell>
          <table:table-cell table:number-columns-repeated="2" office:value-type="float" office:value="10146.400391">
            <text:p>10146.400391</text:p>
          </table:table-cell>
          <table:table-cell office:value-type="float" office:value="742235201">
            <text:p>742235201</text:p>
          </table:table-cell>
          <table:table-cell/>
        </table:table-row>
        <table:table-row table:style-name="ro1">
          <table:table-cell office:value-type="string">
            <text:p>2019-06-22</text:p>
          </table:table-cell>
          <table:table-cell office:value-type="float" office:value="10218.820313">
            <text:p>10218.820313</text:p>
          </table:table-cell>
          <table:table-cell office:value-type="float" office:value="10820.799805">
            <text:p>10820.799805</text:p>
          </table:table-cell>
          <table:table-cell office:value-type="float" office:value="10086.320313">
            <text:p>10086.320313</text:p>
          </table:table-cell>
          <table:table-cell table:number-columns-repeated="2" office:value-type="float" office:value="10726.589844">
            <text:p>10726.589844</text:p>
          </table:table-cell>
          <table:table-cell office:value-type="float" office:value="209204880">
            <text:p>20920488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month number:textual="true"/>
      <number:text> </number:text>
      <number:day number:style="long"/>
      <number:text>, </number:text>
      <number:year number:style="long"/>
    </number:date-style>
    <number:date-style style:name="N129">
      <number:month number:textual="true"/>
      <number:text>-</number:text>
      <number:year number:style="long"/>
    </number:dat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6/22/2019</text:date>, <text:time>04:1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t-I Ibadan</meta:initial-creator>
    <meta:creation-date>2019-06-22T03:24:16.39</meta:creation-date>
    <dc:date>2019-06-22T04:18:05.26</dc:date>
    <dc:creator>Alt-I Ibadan</dc:creator>
    <meta:editing-duration>PT53M48S</meta:editing-duration>
    <meta:editing-cycles>2</meta:editing-cycles>
    <meta:generator>OpenOffice/4.1.6$Win32 OpenOffice.org_project/416m1$Build-9790</meta:generator>
    <meta:document-statistic meta:table-count="4" meta:cell-count="4834" meta:object-count="0"/>
  </office:meta>
</office:document-meta>
</file>